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02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5098in"/>
    </style:style>
    <style:style style:name="co5" style:family="table-column">
      <style:table-column-properties fo:break-before="auto" style:column-width="1.8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/>
          <table:table-cell table:style-name="Default" office:value-type="string">
            <text:p>Label</text:p>
          </table:table-cell>
          <table:table-cell table:style-name="Default" office:value-type="string">
            <text:p># Samples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Min</text:p>
          </table:table-cell>
          <table:table-cell table:style-name="Default" office:value-type="string">
            <text:p>Max</text:p>
          </table:table-cell>
          <table:table-cell table:style-name="Default" office:value-type="string">
            <text:p>Std. Dev.</text:p>
          </table:table-cell>
          <table:table-cell table:style-name="Default" office:value-type="string">
            <text:p>Error %</text:p>
          </table:table-cell>
          <table:table-cell table:style-name="Default" office:value-type="string">
            <text:p>Throughput</text:p>
          </table:table-cell>
          <table:table-cell table:style-name="Default" office:value-type="string">
            <text:p>KB/sec</text:p>
          </table:table-cell>
          <table:table-cell table:style-name="Default" office:value-type="string">
            <text:p>Avg. Bytes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VWMS (direkt)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22">
            <text:p>22</text:p>
          </table:table-cell>
          <table:table-cell office:value-type="float" office:value="2522">
            <text:p>2522</text:p>
          </table:table-cell>
          <table:table-cell office:value-type="float" office:value="349.411757672806">
            <text:p>349.411757672806</text:p>
          </table:table-cell>
          <table:table-cell office:value-type="float" office:value="0">
            <text:p>0</text:p>
          </table:table-cell>
          <table:table-cell office:value-type="float" office:value="5.27732334160114">
            <text:p>5.27732334160114</text:p>
          </table:table-cell>
          <table:table-cell office:value-type="float" office:value="886.142109659481">
            <text:p>886.142109659481</text:p>
          </table:table-cell>
          <table:table-cell office:value-type="float" office:value="171945.03">
            <text:p>171945.0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22">
            <text:p>22</text:p>
          </table:table-cell>
          <table:table-cell office:value-type="float" office:value="2522">
            <text:p>2522</text:p>
          </table:table-cell>
          <table:table-cell office:value-type="float" office:value="349.411757672806">
            <text:p>349.411757672806</text:p>
          </table:table-cell>
          <table:table-cell office:value-type="float" office:value="0">
            <text:p>0</text:p>
          </table:table-cell>
          <table:table-cell office:value-type="float" office:value="5.27732334160114">
            <text:p>5.27732334160114</text:p>
          </table:table-cell>
          <table:table-cell office:value-type="float" office:value="886.142109659481">
            <text:p>886.142109659481</text:p>
          </table:table-cell>
          <table:table-cell office:value-type="float" office:value="171945.03">
            <text:p>171945.0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direkt)</text:p>
          </table:table-cell>
          <table:table-cell office:value-type="float" office:value="100">
            <text:p>10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2420">
            <text:p>2420</text:p>
          </table:table-cell>
          <table:table-cell office:value-type="float" office:value="334.437808119836">
            <text:p>334.437808119836</text:p>
          </table:table-cell>
          <table:table-cell office:value-type="float" office:value="0">
            <text:p>0</text:p>
          </table:table-cell>
          <table:table-cell office:value-type="float" office:value="5.57227237267358">
            <text:p>5.57227237267358</text:p>
          </table:table-cell>
          <table:table-cell office:value-type="float" office:value="935.699785989914">
            <text:p>935.699785989914</text:p>
          </table:table-cell>
          <table:table-cell office:value-type="float" office:value="171950.78">
            <text:p>171950.7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2420">
            <text:p>2420</text:p>
          </table:table-cell>
          <table:table-cell office:value-type="float" office:value="334.437808119836">
            <text:p>334.437808119836</text:p>
          </table:table-cell>
          <table:table-cell office:value-type="float" office:value="0">
            <text:p>0</text:p>
          </table:table-cell>
          <table:table-cell office:value-type="float" office:value="5.57227237267358">
            <text:p>5.57227237267358</text:p>
          </table:table-cell>
          <table:table-cell office:value-type="float" office:value="935.699785989914">
            <text:p>935.699785989914</text:p>
          </table:table-cell>
          <table:table-cell office:value-type="float" office:value="171950.78">
            <text:p>171950.78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direkt)</text:p>
          </table:table-cell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office:value-type="float" office:value="16">
            <text:p>16</text:p>
          </table:table-cell>
          <table:table-cell office:value-type="float" office:value="2526">
            <text:p>2526</text:p>
          </table:table-cell>
          <table:table-cell office:value-type="float" office:value="350.751264573629">
            <text:p>350.751264573629</text:p>
          </table:table-cell>
          <table:table-cell office:value-type="float" office:value="0">
            <text:p>0</text:p>
          </table:table-cell>
          <table:table-cell office:value-type="float" office:value="5.66540139368874">
            <text:p>5.66540139368874</text:p>
          </table:table-cell>
          <table:table-cell office:value-type="float" office:value="951.338074861198">
            <text:p>951.338074861198</text:p>
          </table:table-cell>
          <table:table-cell office:value-type="float" office:value="171950.78">
            <text:p>171950.7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office:value-type="float" office:value="16">
            <text:p>16</text:p>
          </table:table-cell>
          <table:table-cell office:value-type="float" office:value="2526">
            <text:p>2526</text:p>
          </table:table-cell>
          <table:table-cell office:value-type="float" office:value="350.751264573629">
            <text:p>350.751264573629</text:p>
          </table:table-cell>
          <table:table-cell office:value-type="float" office:value="0">
            <text:p>0</text:p>
          </table:table-cell>
          <table:table-cell office:value-type="float" office:value="5.66540139368874">
            <text:p>5.66540139368874</text:p>
          </table:table-cell>
          <table:table-cell office:value-type="float" office:value="951.338074861198">
            <text:p>951.338074861198</text:p>
          </table:table-cell>
          <table:table-cell office:value-type="float" office:value="171950.78">
            <text:p>171950.78</text:p>
          </table:table-cell>
        </table:table-row>
        <table:table-row table:style-name="ro1" table:number-rows-repeated="6">
          <table:table-cell/>
          <table:table-cell table:style-name="Default" table:number-columns-repeated="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VWMS (direkt)</text:p>
          </table:table-cell>
          <table:table-cell office:value-type="float" office:value="100">
            <text:p>100</text:p>
          </table:table-cell>
          <table:table-cell office:value-type="float" office:value="169">
            <text:p>169</text:p>
          </table:table-cell>
          <table:table-cell office:value-type="float" office:value="17">
            <text:p>17</text:p>
          </table:table-cell>
          <table:table-cell office:value-type="float" office:value="2601">
            <text:p>2601</text:p>
          </table:table-cell>
          <table:table-cell office:value-type="float" office:value="352.665039945839">
            <text:p>352.665039945839</text:p>
          </table:table-cell>
          <table:table-cell office:value-type="float" office:value="0">
            <text:p>0</text:p>
          </table:table-cell>
          <table:table-cell office:value-type="float" office:value="8.75886835420864">
            <text:p>8.75886835420864</text:p>
          </table:table-cell>
          <table:table-cell office:value-type="float" office:value="1470.79516154638">
            <text:p>1470.79516154638</text:p>
          </table:table-cell>
          <table:table-cell office:value-type="float" office:value="171950.78">
            <text:p>171950.7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69">
            <text:p>169</text:p>
          </table:table-cell>
          <table:table-cell office:value-type="float" office:value="17">
            <text:p>17</text:p>
          </table:table-cell>
          <table:table-cell office:value-type="float" office:value="2601">
            <text:p>2601</text:p>
          </table:table-cell>
          <table:table-cell office:value-type="float" office:value="352.665039945839">
            <text:p>352.665039945839</text:p>
          </table:table-cell>
          <table:table-cell office:value-type="float" office:value="0">
            <text:p>0</text:p>
          </table:table-cell>
          <table:table-cell office:value-type="float" office:value="8.75886835420864">
            <text:p>8.75886835420864</text:p>
          </table:table-cell>
          <table:table-cell office:value-type="float" office:value="1470.79516154638">
            <text:p>1470.79516154638</text:p>
          </table:table-cell>
          <table:table-cell office:value-type="float" office:value="171950.78">
            <text:p>171950.78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direkt)</text:p>
          </table:table-cell>
          <table:table-cell office:value-type="float" office:value="100">
            <text:p>100</text:p>
          </table:table-cell>
          <table:table-cell office:value-type="float" office:value="166">
            <text:p>166</text:p>
          </table:table-cell>
          <table:table-cell office:value-type="float" office:value="16">
            <text:p>16</text:p>
          </table:table-cell>
          <table:table-cell office:value-type="float" office:value="2454">
            <text:p>2454</text:p>
          </table:table-cell>
          <table:table-cell office:value-type="float" office:value="344.36508011121">
            <text:p>344.36508011121</text:p>
          </table:table-cell>
          <table:table-cell office:value-type="float" office:value="0">
            <text:p>0</text:p>
          </table:table-cell>
          <table:table-cell office:value-type="float" office:value="8.83470271225373">
            <text:p>8.83470271225373</text:p>
          </table:table-cell>
          <table:table-cell office:value-type="float" office:value="1483.5293187892">
            <text:p>1483.5293187892</text:p>
          </table:table-cell>
          <table:table-cell office:value-type="float" office:value="171950.78">
            <text:p>171950.7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66">
            <text:p>166</text:p>
          </table:table-cell>
          <table:table-cell office:value-type="float" office:value="16">
            <text:p>16</text:p>
          </table:table-cell>
          <table:table-cell office:value-type="float" office:value="2454">
            <text:p>2454</text:p>
          </table:table-cell>
          <table:table-cell office:value-type="float" office:value="344.36508011121">
            <text:p>344.36508011121</text:p>
          </table:table-cell>
          <table:table-cell office:value-type="float" office:value="0">
            <text:p>0</text:p>
          </table:table-cell>
          <table:table-cell office:value-type="float" office:value="8.83470271225373">
            <text:p>8.83470271225373</text:p>
          </table:table-cell>
          <table:table-cell office:value-type="float" office:value="1483.5293187892">
            <text:p>1483.5293187892</text:p>
          </table:table-cell>
          <table:table-cell office:value-type="float" office:value="171950.78">
            <text:p>171950.78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direkt)</text:p>
          </table:table-cell>
          <table:table-cell office:value-type="float" office:value="100">
            <text:p>100</text:p>
          </table:table-cell>
          <table:table-cell office:value-type="float" office:value="159">
            <text:p>159</text:p>
          </table:table-cell>
          <table:table-cell office:value-type="float" office:value="16">
            <text:p>16</text:p>
          </table:table-cell>
          <table:table-cell office:value-type="float" office:value="2443">
            <text:p>2443</text:p>
          </table:table-cell>
          <table:table-cell office:value-type="float" office:value="340.561768112629">
            <text:p>340.561768112629</text:p>
          </table:table-cell>
          <table:table-cell office:value-type="float" office:value="0">
            <text:p>0</text:p>
          </table:table-cell>
          <table:table-cell office:value-type="float" office:value="10.9075043630017">
            <text:p>10.9075043630017</text:p>
          </table:table-cell>
          <table:table-cell office:value-type="float" office:value="1831.59558893706">
            <text:p>1831.59558893706</text:p>
          </table:table-cell>
          <table:table-cell office:value-type="float" office:value="171950.78">
            <text:p>171950.7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59">
            <text:p>159</text:p>
          </table:table-cell>
          <table:table-cell office:value-type="float" office:value="16">
            <text:p>16</text:p>
          </table:table-cell>
          <table:table-cell office:value-type="float" office:value="2443">
            <text:p>2443</text:p>
          </table:table-cell>
          <table:table-cell office:value-type="float" office:value="340.561768112629">
            <text:p>340.561768112629</text:p>
          </table:table-cell>
          <table:table-cell office:value-type="float" office:value="0">
            <text:p>0</text:p>
          </table:table-cell>
          <table:table-cell office:value-type="float" office:value="10.9075043630017">
            <text:p>10.9075043630017</text:p>
          </table:table-cell>
          <table:table-cell office:value-type="float" office:value="1831.59558893706">
            <text:p>1831.59558893706</text:p>
          </table:table-cell>
          <table:table-cell office:value-type="float" office:value="171950.78">
            <text:p>171950.78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direkt)</text:p>
          </table:table-cell>
          <table:table-cell office:value-type="float" office:value="100">
            <text:p>100</text:p>
          </table:table-cell>
          <table:table-cell office:value-type="float" office:value="161">
            <text:p>161</text:p>
          </table:table-cell>
          <table:table-cell office:value-type="float" office:value="15">
            <text:p>15</text:p>
          </table:table-cell>
          <table:table-cell office:value-type="float" office:value="2691">
            <text:p>2691</text:p>
          </table:table-cell>
          <table:table-cell office:value-type="float" office:value="354.222760985231">
            <text:p>354.222760985231</text:p>
          </table:table-cell>
          <table:table-cell office:value-type="float" office:value="0">
            <text:p>0</text:p>
          </table:table-cell>
          <table:table-cell office:value-type="float" office:value="11.0791048083315">
            <text:p>11.0791048083315</text:p>
          </table:table-cell>
          <table:table-cell office:value-type="float" office:value="1860.41085302183">
            <text:p>1860.41085302183</text:p>
          </table:table-cell>
          <table:table-cell office:value-type="float" office:value="171950.78">
            <text:p>171950.7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61">
            <text:p>161</text:p>
          </table:table-cell>
          <table:table-cell office:value-type="float" office:value="15">
            <text:p>15</text:p>
          </table:table-cell>
          <table:table-cell office:value-type="float" office:value="2691">
            <text:p>2691</text:p>
          </table:table-cell>
          <table:table-cell office:value-type="float" office:value="354.222760985231">
            <text:p>354.222760985231</text:p>
          </table:table-cell>
          <table:table-cell office:value-type="float" office:value="0">
            <text:p>0</text:p>
          </table:table-cell>
          <table:table-cell office:value-type="float" office:value="11.0791048083315">
            <text:p>11.0791048083315</text:p>
          </table:table-cell>
          <table:table-cell office:value-type="float" office:value="1860.41085302183">
            <text:p>1860.41085302183</text:p>
          </table:table-cell>
          <table:table-cell office:value-type="float" office:value="171950.78">
            <text:p>171950.78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VWMS (direkt)</text:p>
          </table:table-cell>
          <table:table-cell office:value-type="float" office:value="200">
            <text:p>200</text:p>
          </table:table-cell>
          <table:table-cell office:value-type="float" office:value="196">
            <text:p>196</text:p>
          </table:table-cell>
          <table:table-cell office:value-type="float" office:value="16">
            <text:p>16</text:p>
          </table:table-cell>
          <table:table-cell office:value-type="float" office:value="2982">
            <text:p>2982</text:p>
          </table:table-cell>
          <table:table-cell office:value-type="float" office:value="421.437794668442">
            <text:p>421.437794668442</text:p>
          </table:table-cell>
          <table:table-cell office:value-type="float" office:value="0">
            <text:p>0</text:p>
          </table:table-cell>
          <table:table-cell office:value-type="float" office:value="13.7873983179374">
            <text:p>13.7873983179374</text:p>
          </table:table-cell>
          <table:table-cell office:value-type="float" office:value="2329.86067726286">
            <text:p>2329.86067726286</text:p>
          </table:table-cell>
          <table:table-cell office:value-type="float" office:value="173040.43">
            <text:p>173040.4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96">
            <text:p>196</text:p>
          </table:table-cell>
          <table:table-cell office:value-type="float" office:value="16">
            <text:p>16</text:p>
          </table:table-cell>
          <table:table-cell office:value-type="float" office:value="2982">
            <text:p>2982</text:p>
          </table:table-cell>
          <table:table-cell office:value-type="float" office:value="421.437794668442">
            <text:p>421.437794668442</text:p>
          </table:table-cell>
          <table:table-cell office:value-type="float" office:value="0">
            <text:p>0</text:p>
          </table:table-cell>
          <table:table-cell office:value-type="float" office:value="13.7873983179374">
            <text:p>13.7873983179374</text:p>
          </table:table-cell>
          <table:table-cell office:value-type="float" office:value="2329.86067726286">
            <text:p>2329.86067726286</text:p>
          </table:table-cell>
          <table:table-cell office:value-type="float" office:value="173040.43">
            <text:p>173040.4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direkt)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office:value-type="float" office:value="18">
            <text:p>18</text:p>
          </table:table-cell>
          <table:table-cell office:value-type="float" office:value="2972">
            <text:p>2972</text:p>
          </table:table-cell>
          <table:table-cell office:value-type="float" office:value="408.429768626137">
            <text:p>408.429768626137</text:p>
          </table:table-cell>
          <table:table-cell office:value-type="float" office:value="0">
            <text:p>0</text:p>
          </table:table-cell>
          <table:table-cell office:value-type="float" office:value="16.8762129778078">
            <text:p>16.8762129778078</text:p>
          </table:table-cell>
          <table:table-cell office:value-type="float" office:value="2851.82338911273">
            <text:p>2851.82338911273</text:p>
          </table:table-cell>
          <table:table-cell office:value-type="float" office:value="173040.43">
            <text:p>173040.4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office:value-type="float" office:value="18">
            <text:p>18</text:p>
          </table:table-cell>
          <table:table-cell office:value-type="float" office:value="2972">
            <text:p>2972</text:p>
          </table:table-cell>
          <table:table-cell office:value-type="float" office:value="408.429768626137">
            <text:p>408.429768626137</text:p>
          </table:table-cell>
          <table:table-cell office:value-type="float" office:value="0">
            <text:p>0</text:p>
          </table:table-cell>
          <table:table-cell office:value-type="float" office:value="16.8762129778078">
            <text:p>16.8762129778078</text:p>
          </table:table-cell>
          <table:table-cell office:value-type="float" office:value="2851.82338911273">
            <text:p>2851.82338911273</text:p>
          </table:table-cell>
          <table:table-cell office:value-type="float" office:value="173040.43">
            <text:p>173040.4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direkt)</text:p>
          </table:table-cell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16">
            <text:p>16</text:p>
          </table:table-cell>
          <table:table-cell office:value-type="float" office:value="2856">
            <text:p>2856</text:p>
          </table:table-cell>
          <table:table-cell office:value-type="float" office:value="395.201923072244">
            <text:p>395.201923072244</text:p>
          </table:table-cell>
          <table:table-cell office:value-type="float" office:value="0">
            <text:p>0</text:p>
          </table:table-cell>
          <table:table-cell office:value-type="float" office:value="13.6184120931499">
            <text:p>13.6184120931499</text:p>
          </table:table-cell>
          <table:table-cell office:value-type="float" office:value="2301.30457472252">
            <text:p>2301.30457472252</text:p>
          </table:table-cell>
          <table:table-cell office:value-type="float" office:value="173040.43">
            <text:p>173040.4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16">
            <text:p>16</text:p>
          </table:table-cell>
          <table:table-cell office:value-type="float" office:value="2856">
            <text:p>2856</text:p>
          </table:table-cell>
          <table:table-cell office:value-type="float" office:value="395.201923072244">
            <text:p>395.201923072244</text:p>
          </table:table-cell>
          <table:table-cell office:value-type="float" office:value="0">
            <text:p>0</text:p>
          </table:table-cell>
          <table:table-cell office:value-type="float" office:value="13.6184120931499">
            <text:p>13.6184120931499</text:p>
          </table:table-cell>
          <table:table-cell office:value-type="float" office:value="2301.30457472252">
            <text:p>2301.30457472252</text:p>
          </table:table-cell>
          <table:table-cell office:value-type="float" office:value="173040.43">
            <text:p>173040.43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VWMS (direkt)</text:p>
          </table:table-cell>
          <table:table-cell office:value-type="float" office:value="200">
            <text:p>200</text:p>
          </table:table-cell>
          <table:table-cell office:value-type="float" office:value="248">
            <text:p>248</text:p>
          </table:table-cell>
          <table:table-cell office:value-type="float" office:value="20">
            <text:p>20</text:p>
          </table:table-cell>
          <table:table-cell office:value-type="float" office:value="4124">
            <text:p>4124</text:p>
          </table:table-cell>
          <table:table-cell office:value-type="float" office:value="546.301190827917">
            <text:p>546.301190827917</text:p>
          </table:table-cell>
          <table:table-cell office:value-type="float" office:value="0">
            <text:p>0</text:p>
          </table:table-cell>
          <table:table-cell office:value-type="float" office:value="21.4155691187493">
            <text:p>21.4155691187493</text:p>
          </table:table-cell>
          <table:table-cell office:value-type="float" office:value="3618.90607850814">
            <text:p>3618.90607850814</text:p>
          </table:table-cell>
          <table:table-cell office:value-type="float" office:value="173040.455">
            <text:p>173040.45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248">
            <text:p>248</text:p>
          </table:table-cell>
          <table:table-cell office:value-type="float" office:value="20">
            <text:p>20</text:p>
          </table:table-cell>
          <table:table-cell office:value-type="float" office:value="4124">
            <text:p>4124</text:p>
          </table:table-cell>
          <table:table-cell office:value-type="float" office:value="546.301190827917">
            <text:p>546.301190827917</text:p>
          </table:table-cell>
          <table:table-cell office:value-type="float" office:value="0">
            <text:p>0</text:p>
          </table:table-cell>
          <table:table-cell office:value-type="float" office:value="21.4155691187493">
            <text:p>21.4155691187493</text:p>
          </table:table-cell>
          <table:table-cell office:value-type="float" office:value="3618.90607850814">
            <text:p>3618.90607850814</text:p>
          </table:table-cell>
          <table:table-cell office:value-type="float" office:value="173040.455">
            <text:p>173040.45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direkt)</text:p>
          </table:table-cell>
          <table:table-cell office:value-type="float" office:value="200">
            <text:p>200</text:p>
          </table:table-cell>
          <table:table-cell office:value-type="float" office:value="243">
            <text:p>243</text:p>
          </table:table-cell>
          <table:table-cell office:value-type="float" office:value="13">
            <text:p>13</text:p>
          </table:table-cell>
          <table:table-cell office:value-type="float" office:value="4612">
            <text:p>4612</text:p>
          </table:table-cell>
          <table:table-cell office:value-type="float" office:value="597.900502571289">
            <text:p>597.900502571289</text:p>
          </table:table-cell>
          <table:table-cell office:value-type="float" office:value="0">
            <text:p>0</text:p>
          </table:table-cell>
          <table:table-cell office:value-type="float" office:value="19.6753566158387">
            <text:p>19.6753566158387</text:p>
          </table:table-cell>
          <table:table-cell office:value-type="float" office:value="3324.75175233645">
            <text:p>3324.75175233645</text:p>
          </table:table-cell>
          <table:table-cell office:value-type="float" office:value="173036.04">
            <text:p>173036.04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243">
            <text:p>243</text:p>
          </table:table-cell>
          <table:table-cell office:value-type="float" office:value="13">
            <text:p>13</text:p>
          </table:table-cell>
          <table:table-cell office:value-type="float" office:value="4612">
            <text:p>4612</text:p>
          </table:table-cell>
          <table:table-cell office:value-type="float" office:value="597.900502571289">
            <text:p>597.900502571289</text:p>
          </table:table-cell>
          <table:table-cell office:value-type="float" office:value="0">
            <text:p>0</text:p>
          </table:table-cell>
          <table:table-cell office:value-type="float" office:value="19.6753566158387">
            <text:p>19.6753566158387</text:p>
          </table:table-cell>
          <table:table-cell office:value-type="float" office:value="3324.75175233645">
            <text:p>3324.75175233645</text:p>
          </table:table-cell>
          <table:table-cell office:value-type="float" office:value="173036.04">
            <text:p>173036.04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direkt)</text:p>
          </table:table-cell>
          <table:table-cell office:value-type="float" office:value="200">
            <text:p>200</text:p>
          </table:table-cell>
          <table:table-cell office:value-type="float" office:value="258">
            <text:p>258</text:p>
          </table:table-cell>
          <table:table-cell office:value-type="float" office:value="17">
            <text:p>17</text:p>
          </table:table-cell>
          <table:table-cell office:value-type="float" office:value="4073">
            <text:p>4073</text:p>
          </table:table-cell>
          <table:table-cell office:value-type="float" office:value="545.335162423074">
            <text:p>545.335162423074</text:p>
          </table:table-cell>
          <table:table-cell office:value-type="float" office:value="0">
            <text:p>0</text:p>
          </table:table-cell>
          <table:table-cell office:value-type="float" office:value="22.10433244916">
            <text:p>22.10433244916</text:p>
          </table:table-cell>
          <table:table-cell office:value-type="float" office:value="3735.38933845878">
            <text:p>3735.38933845878</text:p>
          </table:table-cell>
          <table:table-cell office:value-type="float" office:value="173044.75">
            <text:p>173044.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258">
            <text:p>258</text:p>
          </table:table-cell>
          <table:table-cell office:value-type="float" office:value="17">
            <text:p>17</text:p>
          </table:table-cell>
          <table:table-cell office:value-type="float" office:value="4073">
            <text:p>4073</text:p>
          </table:table-cell>
          <table:table-cell office:value-type="float" office:value="545.335162423074">
            <text:p>545.335162423074</text:p>
          </table:table-cell>
          <table:table-cell office:value-type="float" office:value="0">
            <text:p>0</text:p>
          </table:table-cell>
          <table:table-cell office:value-type="float" office:value="22.10433244916">
            <text:p>22.10433244916</text:p>
          </table:table-cell>
          <table:table-cell office:value-type="float" office:value="3735.38933845878">
            <text:p>3735.38933845878</text:p>
          </table:table-cell>
          <table:table-cell office:value-type="float" office:value="173044.75">
            <text:p>173044.75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VWMS (direkt)</text:p>
          </table:table-cell>
          <table:table-cell office:value-type="float" office:value="384">
            <text:p>384</text:p>
          </table:table-cell>
          <table:table-cell office:value-type="float" office:value="496">
            <text:p>496</text:p>
          </table:table-cell>
          <table:table-cell office:value-type="float" office:value="18">
            <text:p>18</text:p>
          </table:table-cell>
          <table:table-cell office:value-type="float" office:value="7679">
            <text:p>7679</text:p>
          </table:table-cell>
          <table:table-cell office:value-type="float" office:value="974.335409399956">
            <text:p>974.335409399956</text:p>
          </table:table-cell>
          <table:table-cell office:value-type="float" office:value="0">
            <text:p>0</text:p>
          </table:table-cell>
          <table:table-cell office:value-type="float" office:value="20.2799049379456">
            <text:p>20.2799049379456</text:p>
          </table:table-cell>
          <table:table-cell office:value-type="float" office:value="3405.24522626749">
            <text:p>3405.24522626749</text:p>
          </table:table-cell>
          <table:table-cell office:value-type="float" office:value="171942.182291667">
            <text:p>171942.1822916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496">
            <text:p>496</text:p>
          </table:table-cell>
          <table:table-cell office:value-type="float" office:value="18">
            <text:p>18</text:p>
          </table:table-cell>
          <table:table-cell office:value-type="float" office:value="7679">
            <text:p>7679</text:p>
          </table:table-cell>
          <table:table-cell office:value-type="float" office:value="974.335409399956">
            <text:p>974.335409399956</text:p>
          </table:table-cell>
          <table:table-cell office:value-type="float" office:value="0">
            <text:p>0</text:p>
          </table:table-cell>
          <table:table-cell office:value-type="float" office:value="20.2799049379456">
            <text:p>20.2799049379456</text:p>
          </table:table-cell>
          <table:table-cell office:value-type="float" office:value="3405.24522626749">
            <text:p>3405.24522626749</text:p>
          </table:table-cell>
          <table:table-cell office:value-type="float" office:value="171942.182291667">
            <text:p>171942.18229166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direkt)</text:p>
          </table:table-cell>
          <table:table-cell office:value-type="float" office:value="384">
            <text:p>384</text:p>
          </table:table-cell>
          <table:table-cell office:value-type="float" office:value="440">
            <text:p>440</text:p>
          </table:table-cell>
          <table:table-cell office:value-type="float" office:value="14">
            <text:p>14</text:p>
          </table:table-cell>
          <table:table-cell office:value-type="float" office:value="8390">
            <text:p>8390</text:p>
          </table:table-cell>
          <table:table-cell office:value-type="float" office:value="941.78281383159">
            <text:p>941.78281383159</text:p>
          </table:table-cell>
          <table:table-cell office:value-type="float" office:value="0">
            <text:p>0</text:p>
          </table:table-cell>
          <table:table-cell office:value-type="float" office:value="24.5964642582629">
            <text:p>24.5964642582629</text:p>
          </table:table-cell>
          <table:table-cell office:value-type="float" office:value="4130.05157791282">
            <text:p>4130.05157791282</text:p>
          </table:table-cell>
          <table:table-cell office:value-type="float" office:value="171942.307291667">
            <text:p>171942.3072916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440">
            <text:p>440</text:p>
          </table:table-cell>
          <table:table-cell office:value-type="float" office:value="14">
            <text:p>14</text:p>
          </table:table-cell>
          <table:table-cell office:value-type="float" office:value="8390">
            <text:p>8390</text:p>
          </table:table-cell>
          <table:table-cell office:value-type="float" office:value="941.78281383159">
            <text:p>941.78281383159</text:p>
          </table:table-cell>
          <table:table-cell office:value-type="float" office:value="0">
            <text:p>0</text:p>
          </table:table-cell>
          <table:table-cell office:value-type="float" office:value="24.5964642582629">
            <text:p>24.5964642582629</text:p>
          </table:table-cell>
          <table:table-cell office:value-type="float" office:value="4130.05157791282">
            <text:p>4130.05157791282</text:p>
          </table:table-cell>
          <table:table-cell office:value-type="float" office:value="171942.307291667">
            <text:p>171942.30729166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direkt)</text:p>
          </table:table-cell>
          <table:table-cell office:value-type="float" office:value="384">
            <text:p>384</text:p>
          </table:table-cell>
          <table:table-cell office:value-type="float" office:value="433">
            <text:p>433</text:p>
          </table:table-cell>
          <table:table-cell office:value-type="float" office:value="15">
            <text:p>15</text:p>
          </table:table-cell>
          <table:table-cell office:value-type="float" office:value="8644">
            <text:p>8644</text:p>
          </table:table-cell>
          <table:table-cell office:value-type="float" office:value="885.857588192459">
            <text:p>885.857588192459</text:p>
          </table:table-cell>
          <table:table-cell office:value-type="float" office:value="0">
            <text:p>0</text:p>
          </table:table-cell>
          <table:table-cell office:value-type="float" office:value="22.8340369863828">
            <text:p>22.8340369863828</text:p>
          </table:table-cell>
          <table:table-cell office:value-type="float" office:value="3834.12205887272">
            <text:p>3834.12205887272</text:p>
          </table:table-cell>
          <table:table-cell office:value-type="float" office:value="171942.481770833">
            <text:p>171942.4817708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433">
            <text:p>433</text:p>
          </table:table-cell>
          <table:table-cell office:value-type="float" office:value="15">
            <text:p>15</text:p>
          </table:table-cell>
          <table:table-cell office:value-type="float" office:value="8644">
            <text:p>8644</text:p>
          </table:table-cell>
          <table:table-cell office:value-type="float" office:value="885.857588192459">
            <text:p>885.857588192459</text:p>
          </table:table-cell>
          <table:table-cell office:value-type="float" office:value="0">
            <text:p>0</text:p>
          </table:table-cell>
          <table:table-cell office:value-type="float" office:value="22.8340369863828">
            <text:p>22.8340369863828</text:p>
          </table:table-cell>
          <table:table-cell office:value-type="float" office:value="3834.12205887272">
            <text:p>3834.12205887272</text:p>
          </table:table-cell>
          <table:table-cell office:value-type="float" office:value="171942.481770833">
            <text:p>171942.481770833</text:p>
          </table:table-cell>
        </table:table-row>
        <table:table-row table:style-name="ro1" table:number-rows-repeated="4">
          <table:table-cell/>
          <table:table-cell table:style-name="Default"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AVWMS (direkt)</text:p>
          </table:table-cell>
          <table:table-cell office:value-type="float" office:value="768">
            <text:p>768</text:p>
          </table:table-cell>
          <table:table-cell office:value-type="float" office:value="753">
            <text:p>753</text:p>
          </table:table-cell>
          <table:table-cell office:value-type="float" office:value="27">
            <text:p>27</text:p>
          </table:table-cell>
          <table:table-cell office:value-type="float" office:value="16290">
            <text:p>16290</text:p>
          </table:table-cell>
          <table:table-cell office:value-type="float" office:value="1748.55590428413">
            <text:p>1748.55590428413</text:p>
          </table:table-cell>
          <table:table-cell office:value-type="float" office:value="0">
            <text:p>0</text:p>
          </table:table-cell>
          <table:table-cell office:value-type="float" office:value="31.8051931917008">
            <text:p>31.8051931917008</text:p>
          </table:table-cell>
          <table:table-cell office:value-type="float" office:value="4751.42749519868">
            <text:p>4751.42749519868</text:p>
          </table:table-cell>
          <table:table-cell office:value-type="float" office:value="152976.959635417">
            <text:p>152976.95963541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753">
            <text:p>753</text:p>
          </table:table-cell>
          <table:table-cell office:value-type="float" office:value="27">
            <text:p>27</text:p>
          </table:table-cell>
          <table:table-cell office:value-type="float" office:value="16290">
            <text:p>16290</text:p>
          </table:table-cell>
          <table:table-cell office:value-type="float" office:value="1748.55590428413">
            <text:p>1748.55590428413</text:p>
          </table:table-cell>
          <table:table-cell office:value-type="float" office:value="0">
            <text:p>0</text:p>
          </table:table-cell>
          <table:table-cell office:value-type="float" office:value="31.8051931917008">
            <text:p>31.8051931917008</text:p>
          </table:table-cell>
          <table:table-cell office:value-type="float" office:value="4751.42749519868">
            <text:p>4751.42749519868</text:p>
          </table:table-cell>
          <table:table-cell office:value-type="float" office:value="152976.959635417">
            <text:p>152976.95963541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direkt)</text:p>
          </table:table-cell>
          <table:table-cell office:value-type="float" office:value="768">
            <text:p>768</text:p>
          </table:table-cell>
          <table:table-cell office:value-type="float" office:value="751">
            <text:p>751</text:p>
          </table:table-cell>
          <table:table-cell office:value-type="float" office:value="31">
            <text:p>31</text:p>
          </table:table-cell>
          <table:table-cell office:value-type="float" office:value="15685">
            <text:p>15685</text:p>
          </table:table-cell>
          <table:table-cell office:value-type="float" office:value="1727.94205580015">
            <text:p>1727.94205580015</text:p>
          </table:table-cell>
          <table:table-cell office:value-type="float" office:value="0">
            <text:p>0</text:p>
          </table:table-cell>
          <table:table-cell office:value-type="float" office:value="29.9193579804433">
            <text:p>29.9193579804433</text:p>
          </table:table-cell>
          <table:table-cell office:value-type="float" office:value="4469.66325656677">
            <text:p>4469.66325656677</text:p>
          </table:table-cell>
          <table:table-cell office:value-type="float" office:value="152975.71484375">
            <text:p>152975.714843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751">
            <text:p>751</text:p>
          </table:table-cell>
          <table:table-cell office:value-type="float" office:value="31">
            <text:p>31</text:p>
          </table:table-cell>
          <table:table-cell office:value-type="float" office:value="15685">
            <text:p>15685</text:p>
          </table:table-cell>
          <table:table-cell office:value-type="float" office:value="1727.94205580015">
            <text:p>1727.94205580015</text:p>
          </table:table-cell>
          <table:table-cell office:value-type="float" office:value="0">
            <text:p>0</text:p>
          </table:table-cell>
          <table:table-cell office:value-type="float" office:value="29.9193579804433">
            <text:p>29.9193579804433</text:p>
          </table:table-cell>
          <table:table-cell office:value-type="float" office:value="4469.66325656677">
            <text:p>4469.66325656677</text:p>
          </table:table-cell>
          <table:table-cell office:value-type="float" office:value="152975.71484375">
            <text:p>152975.714843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direkt)</text:p>
          </table:table-cell>
          <table:table-cell office:value-type="float" office:value="768">
            <text:p>768</text:p>
          </table:table-cell>
          <table:table-cell office:value-type="float" office:value="747">
            <text:p>747</text:p>
          </table:table-cell>
          <table:table-cell office:value-type="float" office:value="19">
            <text:p>19</text:p>
          </table:table-cell>
          <table:table-cell office:value-type="float" office:value="15290">
            <text:p>15290</text:p>
          </table:table-cell>
          <table:table-cell office:value-type="float" office:value="1748.88939376144">
            <text:p>1748.88939376144</text:p>
          </table:table-cell>
          <table:table-cell office:value-type="float" office:value="0">
            <text:p>0</text:p>
          </table:table-cell>
          <table:table-cell office:value-type="float" office:value="29.6731319063442">
            <text:p>29.6731319063442</text:p>
          </table:table-cell>
          <table:table-cell office:value-type="float" office:value="4432.9106241186">
            <text:p>4432.9106241186</text:p>
          </table:table-cell>
          <table:table-cell office:value-type="float" office:value="152976.790364583">
            <text:p>152976.79036458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747">
            <text:p>747</text:p>
          </table:table-cell>
          <table:table-cell office:value-type="float" office:value="19">
            <text:p>19</text:p>
          </table:table-cell>
          <table:table-cell office:value-type="float" office:value="15290">
            <text:p>15290</text:p>
          </table:table-cell>
          <table:table-cell office:value-type="float" office:value="1748.88939376144">
            <text:p>1748.88939376144</text:p>
          </table:table-cell>
          <table:table-cell office:value-type="float" office:value="0">
            <text:p>0</text:p>
          </table:table-cell>
          <table:table-cell office:value-type="float" office:value="29.6731319063442">
            <text:p>29.6731319063442</text:p>
          </table:table-cell>
          <table:table-cell office:value-type="float" office:value="4432.9106241186">
            <text:p>4432.9106241186</text:p>
          </table:table-cell>
          <table:table-cell office:value-type="float" office:value="152976.790364583">
            <text:p>152976.790364583</text:p>
          </table:table-cell>
        </table:table-row>
        <table:table-row table:style-name="ro1" table:number-rows-repeated="4">
          <table:table-cell/>
          <table:table-cell table:style-name="Default"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s</text:p>
          </table:table-cell>
          <table:table-cell office:value-type="float" office:value="768">
            <text:p>768</text:p>
          </table:table-cell>
          <table:table-cell office:value-type="float" office:value="1369">
            <text:p>1369</text:p>
          </table:table-cell>
          <table:table-cell office:value-type="float" office:value="30">
            <text:p>30</text:p>
          </table:table-cell>
          <table:table-cell office:value-type="float" office:value="17283">
            <text:p>17283</text:p>
          </table:table-cell>
          <table:table-cell office:value-type="float" office:value="2852.6742893562">
            <text:p>2852.6742893562</text:p>
          </table:table-cell>
          <table:table-cell office:value-type="float" office:value="0">
            <text:p>0</text:p>
          </table:table-cell>
          <table:table-cell office:value-type="float" office:value="31.7854482244847">
            <text:p>31.7854482244847</text:p>
          </table:table-cell>
          <table:table-cell office:value-type="float" office:value="4748.42505955891">
            <text:p>4748.42505955891</text:p>
          </table:table-cell>
          <table:table-cell office:value-type="float" office:value="152975.26171875">
            <text:p>152975.261718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369">
            <text:p>1369</text:p>
          </table:table-cell>
          <table:table-cell office:value-type="float" office:value="30">
            <text:p>30</text:p>
          </table:table-cell>
          <table:table-cell office:value-type="float" office:value="17283">
            <text:p>17283</text:p>
          </table:table-cell>
          <table:table-cell office:value-type="float" office:value="2852.6742893562">
            <text:p>2852.6742893562</text:p>
          </table:table-cell>
          <table:table-cell office:value-type="float" office:value="0">
            <text:p>0</text:p>
          </table:table-cell>
          <table:table-cell office:value-type="float" office:value="31.7854482244847">
            <text:p>31.7854482244847</text:p>
          </table:table-cell>
          <table:table-cell office:value-type="float" office:value="4748.42505955891">
            <text:p>4748.42505955891</text:p>
          </table:table-cell>
          <table:table-cell office:value-type="float" office:value="152975.26171875">
            <text:p>152975.261718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direkt)</text:p>
          </table:table-cell>
          <table:table-cell office:value-type="float" office:value="768">
            <text:p>768</text:p>
          </table:table-cell>
          <table:table-cell office:value-type="float" office:value="1287">
            <text:p>1287</text:p>
          </table:table-cell>
          <table:table-cell office:value-type="float" office:value="32">
            <text:p>32</text:p>
          </table:table-cell>
          <table:table-cell office:value-type="float" office:value="19819">
            <text:p>19819</text:p>
          </table:table-cell>
          <table:table-cell office:value-type="float" office:value="2915.87136726384">
            <text:p>2915.87136726384</text:p>
          </table:table-cell>
          <table:table-cell office:value-type="float" office:value="0">
            <text:p>0</text:p>
          </table:table-cell>
          <table:table-cell office:value-type="float" office:value="31.425181063055">
            <text:p>31.425181063055</text:p>
          </table:table-cell>
          <table:table-cell office:value-type="float" office:value="4694.63007705409">
            <text:p>4694.63007705409</text:p>
          </table:table-cell>
          <table:table-cell office:value-type="float" office:value="152976.0859375">
            <text:p>152976.08593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287">
            <text:p>1287</text:p>
          </table:table-cell>
          <table:table-cell office:value-type="float" office:value="32">
            <text:p>32</text:p>
          </table:table-cell>
          <table:table-cell office:value-type="float" office:value="19819">
            <text:p>19819</text:p>
          </table:table-cell>
          <table:table-cell office:value-type="float" office:value="2915.87136726384">
            <text:p>2915.87136726384</text:p>
          </table:table-cell>
          <table:table-cell office:value-type="float" office:value="0">
            <text:p>0</text:p>
          </table:table-cell>
          <table:table-cell office:value-type="float" office:value="31.425181063055">
            <text:p>31.425181063055</text:p>
          </table:table-cell>
          <table:table-cell office:value-type="float" office:value="4694.63007705409">
            <text:p>4694.63007705409</text:p>
          </table:table-cell>
          <table:table-cell office:value-type="float" office:value="152976.0859375">
            <text:p>152976.08593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direkt)</text:p>
          </table:table-cell>
          <table:table-cell office:value-type="float" office:value="768">
            <text:p>768</text:p>
          </table:table-cell>
          <table:table-cell office:value-type="float" office:value="1306">
            <text:p>1306</text:p>
          </table:table-cell>
          <table:table-cell office:value-type="float" office:value="31">
            <text:p>31</text:p>
          </table:table-cell>
          <table:table-cell office:value-type="float" office:value="20425">
            <text:p>20425</text:p>
          </table:table-cell>
          <table:table-cell office:value-type="float" office:value="2915.43899811864">
            <text:p>2915.43899811864</text:p>
          </table:table-cell>
          <table:table-cell office:value-type="float" office:value="0">
            <text:p>0</text:p>
          </table:table-cell>
          <table:table-cell office:value-type="float" office:value="31.5387458420599">
            <text:p>31.5387458420599</text:p>
          </table:table-cell>
          <table:table-cell office:value-type="float" office:value="4711.60229719775">
            <text:p>4711.60229719775</text:p>
          </table:table-cell>
          <table:table-cell office:value-type="float" office:value="152976.303385417">
            <text:p>152976.30338541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306">
            <text:p>1306</text:p>
          </table:table-cell>
          <table:table-cell office:value-type="float" office:value="31">
            <text:p>31</text:p>
          </table:table-cell>
          <table:table-cell office:value-type="float" office:value="20425">
            <text:p>20425</text:p>
          </table:table-cell>
          <table:table-cell office:value-type="float" office:value="2915.43899811864">
            <text:p>2915.43899811864</text:p>
          </table:table-cell>
          <table:table-cell office:value-type="float" office:value="0">
            <text:p>0</text:p>
          </table:table-cell>
          <table:table-cell office:value-type="float" office:value="31.5387458420599">
            <text:p>31.5387458420599</text:p>
          </table:table-cell>
          <table:table-cell office:value-type="float" office:value="4711.60229719775">
            <text:p>4711.60229719775</text:p>
          </table:table-cell>
          <table:table-cell office:value-type="float" office:value="152976.303385417">
            <text:p>152976.303385417</text:p>
          </table:table-cell>
        </table:table-row>
      </table:table>
      <table:table table:name="Sheet2" table:style-name="ta1" table:print="false">
        <table:table-column table:style-name="co1" table:number-columns-repeated="11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string">
            <text:p>AVWMS (wms)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199">
            <text:p>3199</text:p>
          </table:table-cell>
          <table:table-cell table:style-name="ce1" office:value-type="float" office:value="425.204813119513">
            <text:p>425.2048131195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09987290393998">
            <text:p>4.09987290393998</text:p>
          </table:table-cell>
          <table:table-cell table:style-name="ce1" office:value-type="float" office:value="689.28120259522">
            <text:p>689.28120259522</text:p>
          </table:table-cell>
          <table:table-cell table:style-name="ce1" office:value-type="float" office:value="172157.52">
            <text:p>172157.52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199">
            <text:p>3199</text:p>
          </table:table-cell>
          <table:table-cell table:style-name="ce1" office:value-type="float" office:value="425.204813119513">
            <text:p>425.2048131195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09987290393998">
            <text:p>4.09987290393998</text:p>
          </table:table-cell>
          <table:table-cell table:style-name="ce1" office:value-type="float" office:value="689.28120259522">
            <text:p>689.28120259522</text:p>
          </table:table-cell>
          <table:table-cell table:style-name="ce1" office:value-type="float" office:value="172157.52">
            <text:p>172157.52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AVWMS (wms)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228">
            <text:p>3228</text:p>
          </table:table-cell>
          <table:table-cell table:style-name="ce1" office:value-type="float" office:value="427.165670320076">
            <text:p>427.1656703200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97345730520126">
            <text:p>3.97345730520126</text:p>
          </table:table-cell>
          <table:table-cell table:style-name="ce1" office:value-type="float" office:value="668.02788622005">
            <text:p>668.02788622005</text:p>
          </table:table-cell>
          <table:table-cell table:style-name="ce1" office:value-type="float" office:value="172157.52">
            <text:p>172157.52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228">
            <text:p>3228</text:p>
          </table:table-cell>
          <table:table-cell table:style-name="ce1" office:value-type="float" office:value="427.165670320076">
            <text:p>427.1656703200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97345730520126">
            <text:p>3.97345730520126</text:p>
          </table:table-cell>
          <table:table-cell table:style-name="ce1" office:value-type="float" office:value="668.02788622005">
            <text:p>668.02788622005</text:p>
          </table:table-cell>
          <table:table-cell table:style-name="ce1" office:value-type="float" office:value="172157.52">
            <text:p>172157.52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AVWMS (wms)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007">
            <text:p>4007</text:p>
          </table:table-cell>
          <table:table-cell table:style-name="ce1" office:value-type="float" office:value="512.634577842736">
            <text:p>512.6345778427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78300673375199">
            <text:p>3.78300673375199</text:p>
          </table:table-cell>
          <table:table-cell table:style-name="ce1" office:value-type="float" office:value="636.008845142619">
            <text:p>636.008845142619</text:p>
          </table:table-cell>
          <table:table-cell table:style-name="ce1" office:value-type="float" office:value="172157.52">
            <text:p>172157.52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007">
            <text:p>4007</text:p>
          </table:table-cell>
          <table:table-cell table:style-name="ce1" office:value-type="float" office:value="512.634577842736">
            <text:p>512.6345778427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78300673375199">
            <text:p>3.78300673375199</text:p>
          </table:table-cell>
          <table:table-cell table:style-name="ce1" office:value-type="float" office:value="636.008845142619">
            <text:p>636.008845142619</text:p>
          </table:table-cell>
          <table:table-cell table:style-name="ce1" office:value-type="float" office:value="172157.52">
            <text:p>172157.5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string">
            <text:p>AVWMS (wms)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483.019781789525">
            <text:p>483.0197817895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31273278202134">
            <text:p>6.31273278202134</text:p>
          </table:table-cell>
          <table:table-cell table:style-name="ce1" office:value-type="float" office:value="1061.31291032763">
            <text:p>1061.31291032763</text:p>
          </table:table-cell>
          <table:table-cell table:style-name="ce1" office:value-type="float" office:value="172157.52">
            <text:p>172157.52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483.019781789525">
            <text:p>483.0197817895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31273278202134">
            <text:p>6.31273278202134</text:p>
          </table:table-cell>
          <table:table-cell table:style-name="ce1" office:value-type="float" office:value="1061.31291032763">
            <text:p>1061.31291032763</text:p>
          </table:table-cell>
          <table:table-cell table:style-name="ce1" office:value-type="float" office:value="172157.52">
            <text:p>172157.52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AVWMS (wms)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88">
            <text:p>288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378">
            <text:p>3378</text:p>
          </table:table-cell>
          <table:table-cell table:style-name="ce1" office:value-type="float" office:value="472.327853402697">
            <text:p>472.32785340269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63729635266926">
            <text:p>5.63729635266926</text:p>
          </table:table-cell>
          <table:table-cell table:style-name="ce1" office:value-type="float" office:value="947.756796465415">
            <text:p>947.756796465415</text:p>
          </table:table-cell>
          <table:table-cell table:style-name="ce1" office:value-type="float" office:value="172157.52">
            <text:p>172157.52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88">
            <text:p>288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378">
            <text:p>3378</text:p>
          </table:table-cell>
          <table:table-cell table:style-name="ce1" office:value-type="float" office:value="472.327853402697">
            <text:p>472.32785340269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63729635266926">
            <text:p>5.63729635266926</text:p>
          </table:table-cell>
          <table:table-cell table:style-name="ce1" office:value-type="float" office:value="947.756796465415">
            <text:p>947.756796465415</text:p>
          </table:table-cell>
          <table:table-cell table:style-name="ce1" office:value-type="float" office:value="172157.52">
            <text:p>172157.52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AVWMS (wms)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816">
            <text:p>3816</text:p>
          </table:table-cell>
          <table:table-cell table:style-name="ce1" office:value-type="float" office:value="526.767982607144">
            <text:p>526.76798260714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67697984672154">
            <text:p>5.67697984672154</text:p>
          </table:table-cell>
          <table:table-cell table:style-name="ce1" office:value-type="float" office:value="954.428487794493">
            <text:p>954.428487794493</text:p>
          </table:table-cell>
          <table:table-cell table:style-name="ce1" office:value-type="float" office:value="172157.52">
            <text:p>172157.52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816">
            <text:p>3816</text:p>
          </table:table-cell>
          <table:table-cell table:style-name="ce1" office:value-type="float" office:value="526.767982607144">
            <text:p>526.76798260714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67697984672154">
            <text:p>5.67697984672154</text:p>
          </table:table-cell>
          <table:table-cell table:style-name="ce1" office:value-type="float" office:value="954.428487794493">
            <text:p>954.428487794493</text:p>
          </table:table-cell>
          <table:table-cell table:style-name="ce1" office:value-type="float" office:value="172157.52">
            <text:p>172157.5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AVWMS (wms)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5224">
            <text:p>5224</text:p>
          </table:table-cell>
          <table:table-cell table:style-name="ce1" office:value-type="float" office:value="675.485118340885">
            <text:p>675.4851183408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60696303309377">
            <text:p>8.60696303309377</text:p>
          </table:table-cell>
          <table:table-cell table:style-name="ce1" office:value-type="float" office:value="1456.08465217111">
            <text:p>1456.08465217111</text:p>
          </table:table-cell>
          <table:table-cell table:style-name="ce1" office:value-type="float" office:value="173235.4">
            <text:p>173235.4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5224">
            <text:p>5224</text:p>
          </table:table-cell>
          <table:table-cell table:style-name="ce1" office:value-type="float" office:value="675.485118340885">
            <text:p>675.4851183408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60696303309377">
            <text:p>8.60696303309377</text:p>
          </table:table-cell>
          <table:table-cell table:style-name="ce1" office:value-type="float" office:value="1456.08465217111">
            <text:p>1456.08465217111</text:p>
          </table:table-cell>
          <table:table-cell table:style-name="ce1" office:value-type="float" office:value="173235.4">
            <text:p>173235.4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AVWMS (wms)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68">
            <text:p>36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816">
            <text:p>4816</text:p>
          </table:table-cell>
          <table:table-cell table:style-name="ce1" office:value-type="float" office:value="634.542983551942">
            <text:p>634.5429835519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10912734560029">
            <text:p>9.10912734560029</text:p>
          </table:table-cell>
          <table:table-cell table:style-name="ce1" office:value-type="float" office:value="1541.03839781836">
            <text:p>1541.03839781836</text:p>
          </table:table-cell>
          <table:table-cell table:style-name="ce1" office:value-type="float" office:value="173235.4">
            <text:p>173235.4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68">
            <text:p>36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816">
            <text:p>4816</text:p>
          </table:table-cell>
          <table:table-cell table:style-name="ce1" office:value-type="float" office:value="634.542983551942">
            <text:p>634.5429835519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10912734560029">
            <text:p>9.10912734560029</text:p>
          </table:table-cell>
          <table:table-cell table:style-name="ce1" office:value-type="float" office:value="1541.03839781836">
            <text:p>1541.03839781836</text:p>
          </table:table-cell>
          <table:table-cell table:style-name="ce1" office:value-type="float" office:value="173235.4">
            <text:p>173235.4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AVWMS (wms)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399">
            <text:p>5399</text:p>
          </table:table-cell>
          <table:table-cell table:style-name="ce1" office:value-type="float" office:value="664.334387921474">
            <text:p>664.3343879214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61437739587371">
            <text:p>8.61437739587371</text:p>
          </table:table-cell>
          <table:table-cell table:style-name="ce1" office:value-type="float" office:value="1457.33897844252">
            <text:p>1457.33897844252</text:p>
          </table:table-cell>
          <table:table-cell table:style-name="ce1" office:value-type="float" office:value="173235.4">
            <text:p>173235.4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399">
            <text:p>5399</text:p>
          </table:table-cell>
          <table:table-cell table:style-name="ce1" office:value-type="float" office:value="664.334387921474">
            <text:p>664.3343879214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61437739587371">
            <text:p>8.61437739587371</text:p>
          </table:table-cell>
          <table:table-cell table:style-name="ce1" office:value-type="float" office:value="1457.33897844252">
            <text:p>1457.33897844252</text:p>
          </table:table-cell>
          <table:table-cell table:style-name="ce1" office:value-type="float" office:value="173235.4">
            <text:p>173235.4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string">
            <text:p>AVWMS (wms)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82">
            <text:p>68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960">
            <text:p>8960</text:p>
          </table:table-cell>
          <table:table-cell table:style-name="ce1" office:value-type="float" office:value="1037.97739378081">
            <text:p>1037.9773937808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3869124902623">
            <text:p>10.3869124902623</text:p>
          </table:table-cell>
          <table:table-cell table:style-name="ce1" office:value-type="float" office:value="1757.20794923397">
            <text:p>1757.20794923397</text:p>
          </table:table-cell>
          <table:table-cell table:style-name="ce1" office:value-type="float" office:value="173235.4">
            <text:p>173235.4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82">
            <text:p>68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960">
            <text:p>8960</text:p>
          </table:table-cell>
          <table:table-cell table:style-name="ce1" office:value-type="float" office:value="1037.97739378081">
            <text:p>1037.9773937808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3869124902623">
            <text:p>10.3869124902623</text:p>
          </table:table-cell>
          <table:table-cell table:style-name="ce1" office:value-type="float" office:value="1757.20794923397">
            <text:p>1757.20794923397</text:p>
          </table:table-cell>
          <table:table-cell table:style-name="ce1" office:value-type="float" office:value="173235.4">
            <text:p>173235.4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AVWMS (wms)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69">
            <text:p>66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9120">
            <text:p>9120</text:p>
          </table:table-cell>
          <table:table-cell table:style-name="ce1" office:value-type="float" office:value="1062.51677709107">
            <text:p>1062.516777091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6969696969697">
            <text:p>9.6969696969697</text:p>
          </table:table-cell>
          <table:table-cell table:style-name="ce1" office:value-type="float" office:value="1640.48674242424">
            <text:p>1640.48674242424</text:p>
          </table:table-cell>
          <table:table-cell table:style-name="ce1" office:value-type="float" office:value="173235.4">
            <text:p>173235.4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69">
            <text:p>66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9120">
            <text:p>9120</text:p>
          </table:table-cell>
          <table:table-cell table:style-name="ce1" office:value-type="float" office:value="1062.51677709107">
            <text:p>1062.516777091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6969696969697">
            <text:p>9.6969696969697</text:p>
          </table:table-cell>
          <table:table-cell table:style-name="ce1" office:value-type="float" office:value="1640.48674242424">
            <text:p>1640.48674242424</text:p>
          </table:table-cell>
          <table:table-cell table:style-name="ce1" office:value-type="float" office:value="173235.4">
            <text:p>173235.4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AVWMS (wms)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704">
            <text:p>70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1800">
            <text:p>11800</text:p>
          </table:table-cell>
          <table:table-cell table:style-name="ce1" office:value-type="float" office:value="1226.9531568483">
            <text:p>1226.95315684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58772770853308">
            <text:p>9.58772770853308</text:p>
          </table:table-cell>
          <table:table-cell table:style-name="ce1" office:value-type="float" office:value="1622.00392872124">
            <text:p>1622.00392872124</text:p>
          </table:table-cell>
          <table:table-cell table:style-name="ce1" office:value-type="float" office:value="173235.21">
            <text:p>173235.21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704">
            <text:p>70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1800">
            <text:p>11800</text:p>
          </table:table-cell>
          <table:table-cell table:style-name="ce1" office:value-type="float" office:value="1226.9531568483">
            <text:p>1226.95315684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58772770853308">
            <text:p>9.58772770853308</text:p>
          </table:table-cell>
          <table:table-cell table:style-name="ce1" office:value-type="float" office:value="1622.00392872124">
            <text:p>1622.00392872124</text:p>
          </table:table-cell>
          <table:table-cell table:style-name="ce1" office:value-type="float" office:value="173235.21">
            <text:p>173235.21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office:value-type="float" office:value="16">
            <text:p>16</text:p>
          </table:table-cell>
          <table:table-cell table:style-name="ce1" office:value-type="string">
            <text:p>AVWMS (wms)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2587">
            <text:p>2587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8341">
            <text:p>18341</text:p>
          </table:table-cell>
          <table:table-cell table:style-name="ce1" office:value-type="float" office:value="3308.37430534148">
            <text:p>3308.374305341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66530443634647">
            <text:p>5.66530443634647</text:p>
          </table:table-cell>
          <table:table-cell table:style-name="ce1" office:value-type="float" office:value="952.514131564339">
            <text:p>952.514131564339</text:p>
          </table:table-cell>
          <table:table-cell table:style-name="ce1" office:value-type="float" office:value="172166.294270833">
            <text:p>172166.294270833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2587">
            <text:p>2587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8341">
            <text:p>18341</text:p>
          </table:table-cell>
          <table:table-cell table:style-name="ce1" office:value-type="float" office:value="3308.37430534148">
            <text:p>3308.374305341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66530443634647">
            <text:p>5.66530443634647</text:p>
          </table:table-cell>
          <table:table-cell table:style-name="ce1" office:value-type="float" office:value="952.514131564339">
            <text:p>952.514131564339</text:p>
          </table:table-cell>
          <table:table-cell table:style-name="ce1" office:value-type="float" office:value="172166.294270833">
            <text:p>172166.294270833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AVWMS (wms)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2496">
            <text:p>2496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20080">
            <text:p>20080</text:p>
          </table:table-cell>
          <table:table-cell table:style-name="ce1" office:value-type="float" office:value="3439.55272197408">
            <text:p>3439.5527219740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84875485492346">
            <text:p>5.84875485492346</text:p>
          </table:table-cell>
          <table:table-cell table:style-name="ce1" office:value-type="float" office:value="972.695339273475">
            <text:p>972.695339273475</text:p>
          </table:table-cell>
          <table:table-cell table:style-name="ce1" office:value-type="float" office:value="170299.5">
            <text:p>170299.5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2496">
            <text:p>2496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20080">
            <text:p>20080</text:p>
          </table:table-cell>
          <table:table-cell table:style-name="ce1" office:value-type="float" office:value="3439.55272197408">
            <text:p>3439.5527219740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84875485492346">
            <text:p>5.84875485492346</text:p>
          </table:table-cell>
          <table:table-cell table:style-name="ce1" office:value-type="float" office:value="972.695339273475">
            <text:p>972.695339273475</text:p>
          </table:table-cell>
          <table:table-cell table:style-name="ce1" office:value-type="float" office:value="170299.5">
            <text:p>170299.5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AVWMS (wms)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2209">
            <text:p>2209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20204">
            <text:p>20204</text:p>
          </table:table-cell>
          <table:table-cell table:style-name="ce1" office:value-type="float" office:value="2968.26111376162">
            <text:p>2968.261113761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46540838145909">
            <text:p>6.46540838145909</text:p>
          </table:table-cell>
          <table:table-cell table:style-name="ce1" office:value-type="float" office:value="1064.05240766483">
            <text:p>1064.05240766483</text:p>
          </table:table-cell>
          <table:table-cell table:style-name="ce1" office:value-type="float" office:value="168526.0390625">
            <text:p>168526.0390625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2209">
            <text:p>2209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20204">
            <text:p>20204</text:p>
          </table:table-cell>
          <table:table-cell table:style-name="ce1" office:value-type="float" office:value="2968.26111376162">
            <text:p>2968.261113761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46540838145909">
            <text:p>6.46540838145909</text:p>
          </table:table-cell>
          <table:table-cell table:style-name="ce1" office:value-type="float" office:value="1064.05240766483">
            <text:p>1064.05240766483</text:p>
          </table:table-cell>
          <table:table-cell table:style-name="ce1" office:value-type="float" office:value="168526.0390625">
            <text:p>168526.039062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office:value-type="float" office:value="32">
            <text:p>32</text:p>
          </table:table-cell>
          <table:table-cell table:style-name="ce1" office:value-type="string">
            <text:p>AVWMS (wms)</text:p>
          </table:table-cell>
          <table:table-cell table:style-name="ce1" office:value-type="float" office:value="768">
            <text:p>768</text:p>
          </table:table-cell>
          <table:table-cell table:style-name="ce1" office:value-type="float" office:value="15978">
            <text:p>1597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7292">
            <text:p>77292</text:p>
          </table:table-cell>
          <table:table-cell table:style-name="ce1" office:value-type="float" office:value="17648.5413492956">
            <text:p>17648.5413492956</text:p>
          </table:table-cell>
          <table:table-cell table:style-name="ce2" office:value-type="float" office:value="0.0625">
            <text:p>0.0625</text:p>
          </table:table-cell>
          <table:table-cell table:style-name="ce1" office:value-type="float" office:value="1.86030738672835">
            <text:p>1.86030738672835</text:p>
          </table:table-cell>
          <table:table-cell table:style-name="ce1" office:value-type="float" office:value="157.385926448369">
            <text:p>157.385926448369</text:p>
          </table:table-cell>
          <table:table-cell table:style-name="ce1" office:value-type="float" office:value="86632.55859375">
            <text:p>86632.55859375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768">
            <text:p>768</text:p>
          </table:table-cell>
          <table:table-cell table:style-name="ce1" office:value-type="float" office:value="15978">
            <text:p>1597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7292">
            <text:p>77292</text:p>
          </table:table-cell>
          <table:table-cell table:style-name="ce1" office:value-type="float" office:value="17648.5413492956">
            <text:p>17648.5413492956</text:p>
          </table:table-cell>
          <table:table-cell table:style-name="ce2" office:value-type="float" office:value="0.0625">
            <text:p>0.0625</text:p>
          </table:table-cell>
          <table:table-cell table:style-name="ce1" office:value-type="float" office:value="1.86030738672835">
            <text:p>1.86030738672835</text:p>
          </table:table-cell>
          <table:table-cell table:style-name="ce1" office:value-type="float" office:value="157.385926448369">
            <text:p>157.385926448369</text:p>
          </table:table-cell>
          <table:table-cell table:style-name="ce1" office:value-type="float" office:value="86632.55859375">
            <text:p>86632.5585937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Abbruch der Übung</text:p>
          </table:table-cell>
          <table:table-cell table:number-columns-repeated="9"/>
        </table:table-row>
      </table:table>
      <table:table table:name="Sheet3" table:style-name="ta1" table:print="false">
        <table:table-column table:style-name="co1" table:default-cell-style-name="Default"/>
        <table:table-column table:style-name="co1" table:number-columns-repeated="10" table:default-cell-style-name="ce1"/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VWMS (embedded)</text:p>
          </table:table-cell>
          <table:table-cell office:value-type="float" office:value="100">
            <text:p>100</text:p>
          </table:table-cell>
          <table:table-cell office:value-type="float" office:value="186">
            <text:p>186</text:p>
          </table:table-cell>
          <table:table-cell office:value-type="float" office:value="21">
            <text:p>21</text:p>
          </table:table-cell>
          <table:table-cell office:value-type="float" office:value="3184">
            <text:p>3184</text:p>
          </table:table-cell>
          <table:table-cell office:value-type="float" office:value="420.154720430462">
            <text:p>420.154720430462</text:p>
          </table:table-cell>
          <table:table-cell office:value-type="float" office:value="0">
            <text:p>0</text:p>
          </table:table-cell>
          <table:table-cell office:value-type="float" office:value="5.32907007727152">
            <text:p>5.32907007727152</text:p>
          </table:table-cell>
          <table:table-cell office:value-type="float" office:value="894.791822791767">
            <text:p>894.791822791767</text:p>
          </table:table-cell>
          <table:table-cell office:value-type="float" office:value="171937.47">
            <text:p>171937.4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86">
            <text:p>186</text:p>
          </table:table-cell>
          <table:table-cell office:value-type="float" office:value="21">
            <text:p>21</text:p>
          </table:table-cell>
          <table:table-cell office:value-type="float" office:value="3184">
            <text:p>3184</text:p>
          </table:table-cell>
          <table:table-cell office:value-type="float" office:value="420.154720430462">
            <text:p>420.154720430462</text:p>
          </table:table-cell>
          <table:table-cell office:value-type="float" office:value="0">
            <text:p>0</text:p>
          </table:table-cell>
          <table:table-cell office:value-type="float" office:value="5.32907007727152">
            <text:p>5.32907007727152</text:p>
          </table:table-cell>
          <table:table-cell office:value-type="float" office:value="894.791822791767">
            <text:p>894.791822791767</text:p>
          </table:table-cell>
          <table:table-cell office:value-type="float" office:value="171937.47">
            <text:p>171937.4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table:style-name="ce3" office:value-type="string">
            <text:p>AVWMS (embedded)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85">
            <text:p>185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168">
            <text:p>3168</text:p>
          </table:table-cell>
          <table:table-cell table:style-name="ce3" office:value-type="float" office:value="418.673759746178">
            <text:p>418.67375974617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3668223045135">
            <text:p>5.3668223045135</text:p>
          </table:table-cell>
          <table:table-cell table:style-name="ce3" office:value-type="float" office:value="901.130711892207">
            <text:p>901.130711892207</text:p>
          </table:table-cell>
          <table:table-cell table:style-name="ce3" office:value-type="float" office:value="171937.47">
            <text:p>171937.47</text:p>
          </table:table-cell>
        </table:table-row>
        <table:table-row table:style-name="ro2">
          <table:table-cell/>
          <table:table-cell table:style-name="ce3" office:value-type="string">
            <text:p>TOTAL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85">
            <text:p>185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168">
            <text:p>3168</text:p>
          </table:table-cell>
          <table:table-cell table:style-name="ce3" office:value-type="float" office:value="418.673759746178">
            <text:p>418.67375974617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3668223045135">
            <text:p>5.3668223045135</text:p>
          </table:table-cell>
          <table:table-cell table:style-name="ce3" office:value-type="float" office:value="901.130711892207">
            <text:p>901.130711892207</text:p>
          </table:table-cell>
          <table:table-cell table:style-name="ce3" office:value-type="float" office:value="171937.47">
            <text:p>171937.4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100">
            <text:p>100</text:p>
          </table:table-cell>
          <table:table-cell office:value-type="float" office:value="188">
            <text:p>188</text:p>
          </table:table-cell>
          <table:table-cell office:value-type="float" office:value="22">
            <text:p>22</text:p>
          </table:table-cell>
          <table:table-cell office:value-type="float" office:value="3147">
            <text:p>3147</text:p>
          </table:table-cell>
          <table:table-cell office:value-type="float" office:value="417.285602315728">
            <text:p>417.285602315728</text:p>
          </table:table-cell>
          <table:table-cell office:value-type="float" office:value="0">
            <text:p>0</text:p>
          </table:table-cell>
          <table:table-cell office:value-type="float" office:value="5.29296564865294">
            <text:p>5.29296564865294</text:p>
          </table:table-cell>
          <table:table-cell office:value-type="float" office:value="888.729611744429">
            <text:p>888.729611744429</text:p>
          </table:table-cell>
          <table:table-cell office:value-type="float" office:value="171937.47">
            <text:p>171937.4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88">
            <text:p>188</text:p>
          </table:table-cell>
          <table:table-cell office:value-type="float" office:value="22">
            <text:p>22</text:p>
          </table:table-cell>
          <table:table-cell office:value-type="float" office:value="3147">
            <text:p>3147</text:p>
          </table:table-cell>
          <table:table-cell office:value-type="float" office:value="417.285602315728">
            <text:p>417.285602315728</text:p>
          </table:table-cell>
          <table:table-cell office:value-type="float" office:value="0">
            <text:p>0</text:p>
          </table:table-cell>
          <table:table-cell office:value-type="float" office:value="5.29296564865294">
            <text:p>5.29296564865294</text:p>
          </table:table-cell>
          <table:table-cell office:value-type="float" office:value="888.729611744429">
            <text:p>888.729611744429</text:p>
          </table:table-cell>
          <table:table-cell office:value-type="float" office:value="171937.47">
            <text:p>171937.47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VWMS (embedded)</text:p>
          </table:table-cell>
          <table:table-cell office:value-type="float" office:value="100">
            <text:p>100</text:p>
          </table:table-cell>
          <table:table-cell office:value-type="float" office:value="173">
            <text:p>173</text:p>
          </table:table-cell>
          <table:table-cell office:value-type="float" office:value="21">
            <text:p>21</text:p>
          </table:table-cell>
          <table:table-cell office:value-type="float" office:value="3151">
            <text:p>3151</text:p>
          </table:table-cell>
          <table:table-cell office:value-type="float" office:value="431.205452075922">
            <text:p>431.205452075922</text:p>
          </table:table-cell>
          <table:table-cell office:value-type="float" office:value="0">
            <text:p>0</text:p>
          </table:table-cell>
          <table:table-cell office:value-type="float" office:value="10.4210087536474">
            <text:p>10.4210087536474</text:p>
          </table:table-cell>
          <table:table-cell office:value-type="float" office:value="1749.76746088865">
            <text:p>1749.76746088865</text:p>
          </table:table-cell>
          <table:table-cell office:value-type="float" office:value="171937.47">
            <text:p>171937.4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73">
            <text:p>173</text:p>
          </table:table-cell>
          <table:table-cell office:value-type="float" office:value="21">
            <text:p>21</text:p>
          </table:table-cell>
          <table:table-cell office:value-type="float" office:value="3151">
            <text:p>3151</text:p>
          </table:table-cell>
          <table:table-cell office:value-type="float" office:value="431.205452075922">
            <text:p>431.205452075922</text:p>
          </table:table-cell>
          <table:table-cell office:value-type="float" office:value="0">
            <text:p>0</text:p>
          </table:table-cell>
          <table:table-cell office:value-type="float" office:value="10.4210087536474">
            <text:p>10.4210087536474</text:p>
          </table:table-cell>
          <table:table-cell office:value-type="float" office:value="1749.76746088865">
            <text:p>1749.76746088865</text:p>
          </table:table-cell>
          <table:table-cell office:value-type="float" office:value="171937.47">
            <text:p>171937.4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100">
            <text:p>100</text:p>
          </table:table-cell>
          <table:table-cell office:value-type="float" office:value="176">
            <text:p>176</text:p>
          </table:table-cell>
          <table:table-cell office:value-type="float" office:value="15">
            <text:p>15</text:p>
          </table:table-cell>
          <table:table-cell office:value-type="float" office:value="3385">
            <text:p>3385</text:p>
          </table:table-cell>
          <table:table-cell office:value-type="float" office:value="442.946761586537">
            <text:p>442.946761586537</text:p>
          </table:table-cell>
          <table:table-cell office:value-type="float" office:value="0">
            <text:p>0</text:p>
          </table:table-cell>
          <table:table-cell office:value-type="float" office:value="9.78090766823161">
            <text:p>9.78090766823161</text:p>
          </table:table-cell>
          <table:table-cell office:value-type="float" office:value="1642.28956912045">
            <text:p>1642.28956912045</text:p>
          </table:table-cell>
          <table:table-cell office:value-type="float" office:value="171937.47">
            <text:p>171937.4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76">
            <text:p>176</text:p>
          </table:table-cell>
          <table:table-cell office:value-type="float" office:value="15">
            <text:p>15</text:p>
          </table:table-cell>
          <table:table-cell office:value-type="float" office:value="3385">
            <text:p>3385</text:p>
          </table:table-cell>
          <table:table-cell office:value-type="float" office:value="442.946761586537">
            <text:p>442.946761586537</text:p>
          </table:table-cell>
          <table:table-cell office:value-type="float" office:value="0">
            <text:p>0</text:p>
          </table:table-cell>
          <table:table-cell office:value-type="float" office:value="9.78090766823161">
            <text:p>9.78090766823161</text:p>
          </table:table-cell>
          <table:table-cell office:value-type="float" office:value="1642.28956912045">
            <text:p>1642.28956912045</text:p>
          </table:table-cell>
          <table:table-cell office:value-type="float" office:value="171937.47">
            <text:p>171937.4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100">
            <text:p>100</text:p>
          </table:table-cell>
          <table:table-cell office:value-type="float" office:value="164">
            <text:p>164</text:p>
          </table:table-cell>
          <table:table-cell office:value-type="float" office:value="16">
            <text:p>16</text:p>
          </table:table-cell>
          <table:table-cell office:value-type="float" office:value="3035">
            <text:p>3035</text:p>
          </table:table-cell>
          <table:table-cell office:value-type="float" office:value="401.852202183838">
            <text:p>401.852202183838</text:p>
          </table:table-cell>
          <table:table-cell office:value-type="float" office:value="0">
            <text:p>0</text:p>
          </table:table-cell>
          <table:table-cell office:value-type="float" office:value="11.3571834185122">
            <text:p>11.3571834185122</text:p>
          </table:table-cell>
          <table:table-cell office:value-type="float" office:value="1906.95838213373">
            <text:p>1906.95838213373</text:p>
          </table:table-cell>
          <table:table-cell office:value-type="float" office:value="171937.47">
            <text:p>171937.4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64">
            <text:p>164</text:p>
          </table:table-cell>
          <table:table-cell office:value-type="float" office:value="16">
            <text:p>16</text:p>
          </table:table-cell>
          <table:table-cell office:value-type="float" office:value="3035">
            <text:p>3035</text:p>
          </table:table-cell>
          <table:table-cell office:value-type="float" office:value="401.852202183838">
            <text:p>401.852202183838</text:p>
          </table:table-cell>
          <table:table-cell office:value-type="float" office:value="0">
            <text:p>0</text:p>
          </table:table-cell>
          <table:table-cell office:value-type="float" office:value="11.3571834185122">
            <text:p>11.3571834185122</text:p>
          </table:table-cell>
          <table:table-cell office:value-type="float" office:value="1906.95838213373">
            <text:p>1906.95838213373</text:p>
          </table:table-cell>
          <table:table-cell office:value-type="float" office:value="171937.47">
            <text:p>171937.47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VWMS (embedded)</text:p>
          </table:table-cell>
          <table:table-cell office:value-type="float" office:value="200">
            <text:p>200</text:p>
          </table:table-cell>
          <table:table-cell office:value-type="float" office:value="196">
            <text:p>196</text:p>
          </table:table-cell>
          <table:table-cell office:value-type="float" office:value="15">
            <text:p>15</text:p>
          </table:table-cell>
          <table:table-cell office:value-type="float" office:value="3704">
            <text:p>3704</text:p>
          </table:table-cell>
          <table:table-cell office:value-type="float" office:value="454.410527799478">
            <text:p>454.410527799478</text:p>
          </table:table-cell>
          <table:table-cell office:value-type="float" office:value="0">
            <text:p>0</text:p>
          </table:table-cell>
          <table:table-cell office:value-type="float" office:value="15.4344806297268">
            <text:p>15.4344806297268</text:p>
          </table:table-cell>
          <table:table-cell office:value-type="float" office:value="2608.09223488868">
            <text:p>2608.09223488868</text:p>
          </table:table-cell>
          <table:table-cell office:value-type="float" office:value="173033.775">
            <text:p>173033.7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96">
            <text:p>196</text:p>
          </table:table-cell>
          <table:table-cell office:value-type="float" office:value="15">
            <text:p>15</text:p>
          </table:table-cell>
          <table:table-cell office:value-type="float" office:value="3704">
            <text:p>3704</text:p>
          </table:table-cell>
          <table:table-cell office:value-type="float" office:value="454.410527799478">
            <text:p>454.410527799478</text:p>
          </table:table-cell>
          <table:table-cell office:value-type="float" office:value="0">
            <text:p>0</text:p>
          </table:table-cell>
          <table:table-cell office:value-type="float" office:value="15.4344806297268">
            <text:p>15.4344806297268</text:p>
          </table:table-cell>
          <table:table-cell office:value-type="float" office:value="2608.09223488868">
            <text:p>2608.09223488868</text:p>
          </table:table-cell>
          <table:table-cell office:value-type="float" office:value="173033.775">
            <text:p>173033.7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200">
            <text:p>200</text:p>
          </table:table-cell>
          <table:table-cell office:value-type="float" office:value="187">
            <text:p>187</text:p>
          </table:table-cell>
          <table:table-cell office:value-type="float" office:value="13">
            <text:p>13</text:p>
          </table:table-cell>
          <table:table-cell office:value-type="float" office:value="3720">
            <text:p>3720</text:p>
          </table:table-cell>
          <table:table-cell office:value-type="float" office:value="436.425379188699">
            <text:p>436.425379188699</text:p>
          </table:table-cell>
          <table:table-cell office:value-type="float" office:value="0">
            <text:p>0</text:p>
          </table:table-cell>
          <table:table-cell office:value-type="float" office:value="14.9992500374981">
            <text:p>14.9992500374981</text:p>
          </table:table-cell>
          <table:table-cell office:value-type="float" office:value="2534.54756461396">
            <text:p>2534.54756461396</text:p>
          </table:table-cell>
          <table:table-cell office:value-type="float" office:value="173033.765">
            <text:p>173033.76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87">
            <text:p>187</text:p>
          </table:table-cell>
          <table:table-cell office:value-type="float" office:value="13">
            <text:p>13</text:p>
          </table:table-cell>
          <table:table-cell office:value-type="float" office:value="3720">
            <text:p>3720</text:p>
          </table:table-cell>
          <table:table-cell office:value-type="float" office:value="436.425379188699">
            <text:p>436.425379188699</text:p>
          </table:table-cell>
          <table:table-cell office:value-type="float" office:value="0">
            <text:p>0</text:p>
          </table:table-cell>
          <table:table-cell office:value-type="float" office:value="14.9992500374981">
            <text:p>14.9992500374981</text:p>
          </table:table-cell>
          <table:table-cell office:value-type="float" office:value="2534.54756461396">
            <text:p>2534.54756461396</text:p>
          </table:table-cell>
          <table:table-cell office:value-type="float" office:value="173033.765">
            <text:p>173033.76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18">
            <text:p>18</text:p>
          </table:table-cell>
          <table:table-cell office:value-type="float" office:value="2770">
            <text:p>2770</text:p>
          </table:table-cell>
          <table:table-cell office:value-type="float" office:value="411.983789001461">
            <text:p>411.983789001461</text:p>
          </table:table-cell>
          <table:table-cell office:value-type="float" office:value="0">
            <text:p>0</text:p>
          </table:table-cell>
          <table:table-cell office:value-type="float" office:value="15.3586238673015">
            <text:p>15.3586238673015</text:p>
          </table:table-cell>
          <table:table-cell office:value-type="float" office:value="2595.5140669396">
            <text:p>2595.5140669396</text:p>
          </table:table-cell>
          <table:table-cell office:value-type="float" office:value="173049.775">
            <text:p>173049.7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18">
            <text:p>18</text:p>
          </table:table-cell>
          <table:table-cell office:value-type="float" office:value="2770">
            <text:p>2770</text:p>
          </table:table-cell>
          <table:table-cell office:value-type="float" office:value="411.983789001461">
            <text:p>411.983789001461</text:p>
          </table:table-cell>
          <table:table-cell office:value-type="float" office:value="0">
            <text:p>0</text:p>
          </table:table-cell>
          <table:table-cell office:value-type="float" office:value="15.3586238673015">
            <text:p>15.3586238673015</text:p>
          </table:table-cell>
          <table:table-cell office:value-type="float" office:value="2595.5140669396">
            <text:p>2595.5140669396</text:p>
          </table:table-cell>
          <table:table-cell office:value-type="float" office:value="173049.775">
            <text:p>173049.775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VWMS (embedded)</text:p>
          </table:table-cell>
          <table:table-cell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4206">
            <text:p>4206</text:p>
          </table:table-cell>
          <table:table-cell office:value-type="float" office:value="553.924570316212">
            <text:p>553.924570316212</text:p>
          </table:table-cell>
          <table:table-cell office:value-type="float" office:value="0">
            <text:p>0</text:p>
          </table:table-cell>
          <table:table-cell office:value-type="float" office:value="23.0229077932543">
            <text:p>23.0229077932543</text:p>
          </table:table-cell>
          <table:table-cell office:value-type="float" office:value="3890.73179571486">
            <text:p>3890.73179571486</text:p>
          </table:table-cell>
          <table:table-cell office:value-type="float" office:value="173049.79">
            <text:p>173049.79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4206">
            <text:p>4206</text:p>
          </table:table-cell>
          <table:table-cell office:value-type="float" office:value="553.924570316212">
            <text:p>553.924570316212</text:p>
          </table:table-cell>
          <table:table-cell office:value-type="float" office:value="0">
            <text:p>0</text:p>
          </table:table-cell>
          <table:table-cell office:value-type="float" office:value="23.0229077932543">
            <text:p>23.0229077932543</text:p>
          </table:table-cell>
          <table:table-cell office:value-type="float" office:value="3890.73179571486">
            <text:p>3890.73179571486</text:p>
          </table:table-cell>
          <table:table-cell office:value-type="float" office:value="173049.79">
            <text:p>173049.79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200">
            <text:p>200</text:p>
          </table:table-cell>
          <table:table-cell office:value-type="float" office:value="259">
            <text:p>259</text:p>
          </table:table-cell>
          <table:table-cell office:value-type="float" office:value="19">
            <text:p>19</text:p>
          </table:table-cell>
          <table:table-cell office:value-type="float" office:value="5144">
            <text:p>5144</text:p>
          </table:table-cell>
          <table:table-cell office:value-type="float" office:value="610.894131580915">
            <text:p>610.894131580915</text:p>
          </table:table-cell>
          <table:table-cell office:value-type="float" office:value="0">
            <text:p>0</text:p>
          </table:table-cell>
          <table:table-cell office:value-type="float" office:value="19.7413878195637">
            <text:p>19.7413878195637</text:p>
          </table:table-cell>
          <table:table-cell office:value-type="float" office:value="3335.93055966834">
            <text:p>3335.93055966834</text:p>
          </table:table-cell>
          <table:table-cell office:value-type="float" office:value="173037.12">
            <text:p>173037.12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259">
            <text:p>259</text:p>
          </table:table-cell>
          <table:table-cell office:value-type="float" office:value="19">
            <text:p>19</text:p>
          </table:table-cell>
          <table:table-cell office:value-type="float" office:value="5144">
            <text:p>5144</text:p>
          </table:table-cell>
          <table:table-cell office:value-type="float" office:value="610.894131580915">
            <text:p>610.894131580915</text:p>
          </table:table-cell>
          <table:table-cell office:value-type="float" office:value="0">
            <text:p>0</text:p>
          </table:table-cell>
          <table:table-cell office:value-type="float" office:value="19.7413878195637">
            <text:p>19.7413878195637</text:p>
          </table:table-cell>
          <table:table-cell office:value-type="float" office:value="3335.93055966834">
            <text:p>3335.93055966834</text:p>
          </table:table-cell>
          <table:table-cell office:value-type="float" office:value="173037.12">
            <text:p>173037.12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200">
            <text:p>200</text:p>
          </table:table-cell>
          <table:table-cell office:value-type="float" office:value="246">
            <text:p>246</text:p>
          </table:table-cell>
          <table:table-cell office:value-type="float" office:value="16">
            <text:p>16</text:p>
          </table:table-cell>
          <table:table-cell office:value-type="float" office:value="5009">
            <text:p>5009</text:p>
          </table:table-cell>
          <table:table-cell office:value-type="float" office:value="572.415206624527">
            <text:p>572.415206624527</text:p>
          </table:table-cell>
          <table:table-cell office:value-type="float" office:value="0">
            <text:p>0</text:p>
          </table:table-cell>
          <table:table-cell office:value-type="float" office:value="19.780437147661">
            <text:p>19.780437147661</text:p>
          </table:table-cell>
          <table:table-cell office:value-type="float" office:value="3342.42476866161">
            <text:p>3342.42476866161</text:p>
          </table:table-cell>
          <table:table-cell office:value-type="float" office:value="173031.715">
            <text:p>173031.71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246">
            <text:p>246</text:p>
          </table:table-cell>
          <table:table-cell office:value-type="float" office:value="16">
            <text:p>16</text:p>
          </table:table-cell>
          <table:table-cell office:value-type="float" office:value="5009">
            <text:p>5009</text:p>
          </table:table-cell>
          <table:table-cell office:value-type="float" office:value="572.415206624527">
            <text:p>572.415206624527</text:p>
          </table:table-cell>
          <table:table-cell office:value-type="float" office:value="0">
            <text:p>0</text:p>
          </table:table-cell>
          <table:table-cell office:value-type="float" office:value="19.780437147661">
            <text:p>19.780437147661</text:p>
          </table:table-cell>
          <table:table-cell office:value-type="float" office:value="3342.42476866161">
            <text:p>3342.42476866161</text:p>
          </table:table-cell>
          <table:table-cell office:value-type="float" office:value="173031.715">
            <text:p>173031.715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VWMS (embedded)</text:p>
          </table:table-cell>
          <table:table-cell office:value-type="float" office:value="384">
            <text:p>384</text:p>
          </table:table-cell>
          <table:table-cell office:value-type="float" office:value="434">
            <text:p>434</text:p>
          </table:table-cell>
          <table:table-cell office:value-type="float" office:value="22">
            <text:p>22</text:p>
          </table:table-cell>
          <table:table-cell office:value-type="float" office:value="7825">
            <text:p>7825</text:p>
          </table:table-cell>
          <table:table-cell office:value-type="float" office:value="895.400776257999">
            <text:p>895.400776257999</text:p>
          </table:table-cell>
          <table:table-cell office:value-type="float" office:value="0">
            <text:p>0</text:p>
          </table:table-cell>
          <table:table-cell office:value-type="float" office:value="21.2836714333222">
            <text:p>21.2836714333222</text:p>
          </table:table-cell>
          <table:table-cell office:value-type="float" office:value="3573.8181006471">
            <text:p>3573.8181006471</text:p>
          </table:table-cell>
          <table:table-cell office:value-type="float" office:value="171943.536458333">
            <text:p>171943.5364583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434">
            <text:p>434</text:p>
          </table:table-cell>
          <table:table-cell office:value-type="float" office:value="22">
            <text:p>22</text:p>
          </table:table-cell>
          <table:table-cell office:value-type="float" office:value="7825">
            <text:p>7825</text:p>
          </table:table-cell>
          <table:table-cell office:value-type="float" office:value="895.400776257999">
            <text:p>895.400776257999</text:p>
          </table:table-cell>
          <table:table-cell office:value-type="float" office:value="0">
            <text:p>0</text:p>
          </table:table-cell>
          <table:table-cell office:value-type="float" office:value="21.2836714333222">
            <text:p>21.2836714333222</text:p>
          </table:table-cell>
          <table:table-cell office:value-type="float" office:value="3573.8181006471">
            <text:p>3573.8181006471</text:p>
          </table:table-cell>
          <table:table-cell office:value-type="float" office:value="171943.536458333">
            <text:p>171943.53645833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384">
            <text:p>384</text:p>
          </table:table-cell>
          <table:table-cell office:value-type="float" office:value="437">
            <text:p>437</text:p>
          </table:table-cell>
          <table:table-cell office:value-type="float" office:value="27">
            <text:p>27</text:p>
          </table:table-cell>
          <table:table-cell office:value-type="float" office:value="8257">
            <text:p>8257</text:p>
          </table:table-cell>
          <table:table-cell office:value-type="float" office:value="930.125310063537">
            <text:p>930.125310063537</text:p>
          </table:table-cell>
          <table:table-cell office:value-type="float" office:value="0">
            <text:p>0</text:p>
          </table:table-cell>
          <table:table-cell office:value-type="float" office:value="23.4532461980089">
            <text:p>23.4532461980089</text:p>
          </table:table-cell>
          <table:table-cell office:value-type="float" office:value="3938.10127811412">
            <text:p>3938.10127811412</text:p>
          </table:table-cell>
          <table:table-cell office:value-type="float" office:value="171942.752604167">
            <text:p>171942.7526041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437">
            <text:p>437</text:p>
          </table:table-cell>
          <table:table-cell office:value-type="float" office:value="27">
            <text:p>27</text:p>
          </table:table-cell>
          <table:table-cell office:value-type="float" office:value="8257">
            <text:p>8257</text:p>
          </table:table-cell>
          <table:table-cell office:value-type="float" office:value="930.125310063537">
            <text:p>930.125310063537</text:p>
          </table:table-cell>
          <table:table-cell office:value-type="float" office:value="0">
            <text:p>0</text:p>
          </table:table-cell>
          <table:table-cell office:value-type="float" office:value="23.4532461980089">
            <text:p>23.4532461980089</text:p>
          </table:table-cell>
          <table:table-cell office:value-type="float" office:value="3938.10127811412">
            <text:p>3938.10127811412</text:p>
          </table:table-cell>
          <table:table-cell office:value-type="float" office:value="171942.752604167">
            <text:p>171942.75260416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384">
            <text:p>384</text:p>
          </table:table-cell>
          <table:table-cell office:value-type="float" office:value="427">
            <text:p>427</text:p>
          </table:table-cell>
          <table:table-cell office:value-type="float" office:value="20">
            <text:p>20</text:p>
          </table:table-cell>
          <table:table-cell office:value-type="float" office:value="8346">
            <text:p>8346</text:p>
          </table:table-cell>
          <table:table-cell office:value-type="float" office:value="909.553423158306">
            <text:p>909.553423158306</text:p>
          </table:table-cell>
          <table:table-cell office:value-type="float" office:value="0">
            <text:p>0</text:p>
          </table:table-cell>
          <table:table-cell office:value-type="float" office:value="21.6033755274262">
            <text:p>21.6033755274262</text:p>
          </table:table-cell>
          <table:table-cell office:value-type="float" office:value="3627.48642976442">
            <text:p>3627.48642976442</text:p>
          </table:table-cell>
          <table:table-cell office:value-type="float" office:value="171942.856770833">
            <text:p>171942.8567708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427">
            <text:p>427</text:p>
          </table:table-cell>
          <table:table-cell office:value-type="float" office:value="20">
            <text:p>20</text:p>
          </table:table-cell>
          <table:table-cell office:value-type="float" office:value="8346">
            <text:p>8346</text:p>
          </table:table-cell>
          <table:table-cell office:value-type="float" office:value="909.553423158306">
            <text:p>909.553423158306</text:p>
          </table:table-cell>
          <table:table-cell office:value-type="float" office:value="0">
            <text:p>0</text:p>
          </table:table-cell>
          <table:table-cell office:value-type="float" office:value="21.6033755274262">
            <text:p>21.6033755274262</text:p>
          </table:table-cell>
          <table:table-cell office:value-type="float" office:value="3627.48642976442">
            <text:p>3627.48642976442</text:p>
          </table:table-cell>
          <table:table-cell office:value-type="float" office:value="171942.856770833">
            <text:p>171942.856770833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AVWMS (embedded)</text:p>
          </table:table-cell>
          <table:table-cell office:value-type="float" office:value="768">
            <text:p>768</text:p>
          </table:table-cell>
          <table:table-cell office:value-type="float" office:value="752">
            <text:p>752</text:p>
          </table:table-cell>
          <table:table-cell office:value-type="float" office:value="29">
            <text:p>29</text:p>
          </table:table-cell>
          <table:table-cell office:value-type="float" office:value="14543">
            <text:p>14543</text:p>
          </table:table-cell>
          <table:table-cell office:value-type="float" office:value="1585.49851325088">
            <text:p>1585.49851325088</text:p>
          </table:table-cell>
          <table:table-cell office:value-type="float" office:value="0">
            <text:p>0</text:p>
          </table:table-cell>
          <table:table-cell office:value-type="float" office:value="30.379746835443">
            <text:p>30.379746835443</text:p>
          </table:table-cell>
          <table:table-cell office:value-type="float" office:value="4538.49224621737">
            <text:p>4538.49224621737</text:p>
          </table:table-cell>
          <table:table-cell office:value-type="float" office:value="152977.4453125">
            <text:p>152977.445312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752">
            <text:p>752</text:p>
          </table:table-cell>
          <table:table-cell office:value-type="float" office:value="29">
            <text:p>29</text:p>
          </table:table-cell>
          <table:table-cell office:value-type="float" office:value="14543">
            <text:p>14543</text:p>
          </table:table-cell>
          <table:table-cell office:value-type="float" office:value="1585.49851325088">
            <text:p>1585.49851325088</text:p>
          </table:table-cell>
          <table:table-cell office:value-type="float" office:value="0">
            <text:p>0</text:p>
          </table:table-cell>
          <table:table-cell office:value-type="float" office:value="30.379746835443">
            <text:p>30.379746835443</text:p>
          </table:table-cell>
          <table:table-cell office:value-type="float" office:value="4538.49224621737">
            <text:p>4538.49224621737</text:p>
          </table:table-cell>
          <table:table-cell office:value-type="float" office:value="152977.4453125">
            <text:p>152977.445312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768">
            <text:p>768</text:p>
          </table:table-cell>
          <table:table-cell office:value-type="float" office:value="736">
            <text:p>736</text:p>
          </table:table-cell>
          <table:table-cell office:value-type="float" office:value="26">
            <text:p>26</text:p>
          </table:table-cell>
          <table:table-cell office:value-type="float" office:value="14513">
            <text:p>14513</text:p>
          </table:table-cell>
          <table:table-cell office:value-type="float" office:value="1665.46690594692">
            <text:p>1665.46690594692</text:p>
          </table:table-cell>
          <table:table-cell office:value-type="float" office:value="0">
            <text:p>0</text:p>
          </table:table-cell>
          <table:table-cell office:value-type="float" office:value="30.1543052338137">
            <text:p>30.1543052338137</text:p>
          </table:table-cell>
          <table:table-cell office:value-type="float" office:value="4504.79343454297">
            <text:p>4504.79343454297</text:p>
          </table:table-cell>
          <table:table-cell office:value-type="float" office:value="152976.778645833">
            <text:p>152976.7786458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736">
            <text:p>736</text:p>
          </table:table-cell>
          <table:table-cell office:value-type="float" office:value="26">
            <text:p>26</text:p>
          </table:table-cell>
          <table:table-cell office:value-type="float" office:value="14513">
            <text:p>14513</text:p>
          </table:table-cell>
          <table:table-cell office:value-type="float" office:value="1665.46690594692">
            <text:p>1665.46690594692</text:p>
          </table:table-cell>
          <table:table-cell office:value-type="float" office:value="0">
            <text:p>0</text:p>
          </table:table-cell>
          <table:table-cell office:value-type="float" office:value="30.1543052338137">
            <text:p>30.1543052338137</text:p>
          </table:table-cell>
          <table:table-cell office:value-type="float" office:value="4504.79343454297">
            <text:p>4504.79343454297</text:p>
          </table:table-cell>
          <table:table-cell office:value-type="float" office:value="152976.778645833">
            <text:p>152976.77864583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768">
            <text:p>768</text:p>
          </table:table-cell>
          <table:table-cell office:value-type="float" office:value="730">
            <text:p>730</text:p>
          </table:table-cell>
          <table:table-cell office:value-type="float" office:value="18">
            <text:p>18</text:p>
          </table:table-cell>
          <table:table-cell office:value-type="float" office:value="16106">
            <text:p>16106</text:p>
          </table:table-cell>
          <table:table-cell office:value-type="float" office:value="1745.22562886858">
            <text:p>1745.22562886858</text:p>
          </table:table-cell>
          <table:table-cell office:value-type="float" office:value="0">
            <text:p>0</text:p>
          </table:table-cell>
          <table:table-cell office:value-type="float" office:value="30.5222160400604">
            <text:p>30.5222160400604</text:p>
          </table:table-cell>
          <table:table-cell office:value-type="float" office:value="4559.72148136327">
            <text:p>4559.72148136327</text:p>
          </table:table-cell>
          <table:table-cell office:value-type="float" office:value="152975.615885417">
            <text:p>152975.61588541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730">
            <text:p>730</text:p>
          </table:table-cell>
          <table:table-cell office:value-type="float" office:value="18">
            <text:p>18</text:p>
          </table:table-cell>
          <table:table-cell office:value-type="float" office:value="16106">
            <text:p>16106</text:p>
          </table:table-cell>
          <table:table-cell office:value-type="float" office:value="1745.22562886858">
            <text:p>1745.22562886858</text:p>
          </table:table-cell>
          <table:table-cell office:value-type="float" office:value="0">
            <text:p>0</text:p>
          </table:table-cell>
          <table:table-cell office:value-type="float" office:value="30.5222160400604">
            <text:p>30.5222160400604</text:p>
          </table:table-cell>
          <table:table-cell office:value-type="float" office:value="4559.72148136327">
            <text:p>4559.72148136327</text:p>
          </table:table-cell>
          <table:table-cell office:value-type="float" office:value="152975.615885417">
            <text:p>152975.615885417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AVWMS (embedded)</text:p>
          </table:table-cell>
          <table:table-cell office:value-type="float" office:value="768">
            <text:p>768</text:p>
          </table:table-cell>
          <table:table-cell office:value-type="float" office:value="1377">
            <text:p>1377</text:p>
          </table:table-cell>
          <table:table-cell office:value-type="float" office:value="26">
            <text:p>26</text:p>
          </table:table-cell>
          <table:table-cell office:value-type="float" office:value="20708">
            <text:p>20708</text:p>
          </table:table-cell>
          <table:table-cell office:value-type="float" office:value="2895.60376441283">
            <text:p>2895.60376441283</text:p>
          </table:table-cell>
          <table:table-cell office:value-type="float" office:value="0">
            <text:p>0</text:p>
          </table:table-cell>
          <table:table-cell office:value-type="float" office:value="29.8658370600817">
            <text:p>29.8658370600817</text:p>
          </table:table-cell>
          <table:table-cell office:value-type="float" office:value="4461.67746967966">
            <text:p>4461.67746967966</text:p>
          </table:table-cell>
          <table:table-cell office:value-type="float" office:value="152976.048177083">
            <text:p>152976.04817708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377">
            <text:p>1377</text:p>
          </table:table-cell>
          <table:table-cell office:value-type="float" office:value="26">
            <text:p>26</text:p>
          </table:table-cell>
          <table:table-cell office:value-type="float" office:value="20708">
            <text:p>20708</text:p>
          </table:table-cell>
          <table:table-cell office:value-type="float" office:value="2895.60376441283">
            <text:p>2895.60376441283</text:p>
          </table:table-cell>
          <table:table-cell office:value-type="float" office:value="0">
            <text:p>0</text:p>
          </table:table-cell>
          <table:table-cell office:value-type="float" office:value="29.8658370600817">
            <text:p>29.8658370600817</text:p>
          </table:table-cell>
          <table:table-cell office:value-type="float" office:value="4461.67746967966">
            <text:p>4461.67746967966</text:p>
          </table:table-cell>
          <table:table-cell office:value-type="float" office:value="152976.048177083">
            <text:p>152976.04817708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768">
            <text:p>768</text:p>
          </table:table-cell>
          <table:table-cell office:value-type="float" office:value="1314">
            <text:p>1314</text:p>
          </table:table-cell>
          <table:table-cell office:value-type="float" office:value="32">
            <text:p>32</text:p>
          </table:table-cell>
          <table:table-cell office:value-type="float" office:value="19820">
            <text:p>19820</text:p>
          </table:table-cell>
          <table:table-cell office:value-type="float" office:value="3033.09867817344">
            <text:p>3033.09867817344</text:p>
          </table:table-cell>
          <table:table-cell office:value-type="float" office:value="0">
            <text:p>0</text:p>
          </table:table-cell>
          <table:table-cell office:value-type="float" office:value="32.0815405823134">
            <text:p>32.0815405823134</text:p>
          </table:table-cell>
          <table:table-cell office:value-type="float" office:value="4792.66858930511">
            <text:p>4792.66858930511</text:p>
          </table:table-cell>
          <table:table-cell office:value-type="float" office:value="152975.591145833">
            <text:p>152975.5911458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314">
            <text:p>1314</text:p>
          </table:table-cell>
          <table:table-cell office:value-type="float" office:value="32">
            <text:p>32</text:p>
          </table:table-cell>
          <table:table-cell office:value-type="float" office:value="19820">
            <text:p>19820</text:p>
          </table:table-cell>
          <table:table-cell office:value-type="float" office:value="3033.09867817344">
            <text:p>3033.09867817344</text:p>
          </table:table-cell>
          <table:table-cell office:value-type="float" office:value="0">
            <text:p>0</text:p>
          </table:table-cell>
          <table:table-cell office:value-type="float" office:value="32.0815405823134">
            <text:p>32.0815405823134</text:p>
          </table:table-cell>
          <table:table-cell office:value-type="float" office:value="4792.66858930511">
            <text:p>4792.66858930511</text:p>
          </table:table-cell>
          <table:table-cell office:value-type="float" office:value="152975.591145833">
            <text:p>152975.59114583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AVWMS (embedded)</text:p>
          </table:table-cell>
          <table:table-cell office:value-type="float" office:value="768">
            <text:p>768</text:p>
          </table:table-cell>
          <table:table-cell office:value-type="float" office:value="1340">
            <text:p>1340</text:p>
          </table:table-cell>
          <table:table-cell office:value-type="float" office:value="28">
            <text:p>28</text:p>
          </table:table-cell>
          <table:table-cell office:value-type="float" office:value="19623">
            <text:p>19623</text:p>
          </table:table-cell>
          <table:table-cell office:value-type="float" office:value="2966.93106525275">
            <text:p>2966.93106525275</text:p>
          </table:table-cell>
          <table:table-cell office:value-type="float" office:value="0">
            <text:p>0</text:p>
          </table:table-cell>
          <table:table-cell office:value-type="float" office:value="31.9069380972165">
            <text:p>31.9069380972165</text:p>
          </table:table-cell>
          <table:table-cell office:value-type="float" office:value="4766.58269662703">
            <text:p>4766.58269662703</text:p>
          </table:table-cell>
          <table:table-cell office:value-type="float" office:value="152975.52734375">
            <text:p>152975.527343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340">
            <text:p>1340</text:p>
          </table:table-cell>
          <table:table-cell office:value-type="float" office:value="28">
            <text:p>28</text:p>
          </table:table-cell>
          <table:table-cell office:value-type="float" office:value="19623">
            <text:p>19623</text:p>
          </table:table-cell>
          <table:table-cell office:value-type="float" office:value="2966.93106525275">
            <text:p>2966.93106525275</text:p>
          </table:table-cell>
          <table:table-cell office:value-type="float" office:value="0">
            <text:p>0</text:p>
          </table:table-cell>
          <table:table-cell office:value-type="float" office:value="31.9069380972165">
            <text:p>31.9069380972165</text:p>
          </table:table-cell>
          <table:table-cell office:value-type="float" office:value="4766.58269662703">
            <text:p>4766.58269662703</text:p>
          </table:table-cell>
          <table:table-cell office:value-type="float" office:value="152975.52734375">
            <text:p>152975.52734375</text:p>
          </table:table-cell>
        </table:table-row>
      </table:table>
      <table:table table:name="Sheet4" table:style-name="ta1" table:print="false">
        <table:table-column table:style-name="co1" table:default-cell-style-name="Default"/>
        <table:table-column table:style-name="co1" table:number-columns-repeated="10" table:default-cell-style-name="ce1"/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undbuchplan (direkt)</text:p>
          </table:table-cell>
          <table:table-cell office:value-type="float" office:value="100">
            <text:p>100</text:p>
          </table:table-cell>
          <table:table-cell office:value-type="float" office:value="366">
            <text:p>366</text:p>
          </table:table-cell>
          <table:table-cell office:value-type="float" office:value="24">
            <text:p>24</text:p>
          </table:table-cell>
          <table:table-cell office:value-type="float" office:value="5224">
            <text:p>5224</text:p>
          </table:table-cell>
          <table:table-cell office:value-type="float" office:value="822.988013035427">
            <text:p>822.988013035427</text:p>
          </table:table-cell>
          <table:table-cell office:value-type="float" office:value="0">
            <text:p>0</text:p>
          </table:table-cell>
          <table:table-cell office:value-type="float" office:value="2.62867357131591">
            <text:p>2.62867357131591</text:p>
          </table:table-cell>
          <table:table-cell office:value-type="float" office:value="379.6253103067">
            <text:p>379.6253103067</text:p>
          </table:table-cell>
          <table:table-cell office:value-type="float" office:value="147883.07">
            <text:p>147883.0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66">
            <text:p>366</text:p>
          </table:table-cell>
          <table:table-cell office:value-type="float" office:value="24">
            <text:p>24</text:p>
          </table:table-cell>
          <table:table-cell office:value-type="float" office:value="5224">
            <text:p>5224</text:p>
          </table:table-cell>
          <table:table-cell office:value-type="float" office:value="822.988013035427">
            <text:p>822.988013035427</text:p>
          </table:table-cell>
          <table:table-cell office:value-type="float" office:value="0">
            <text:p>0</text:p>
          </table:table-cell>
          <table:table-cell office:value-type="float" office:value="2.62867357131591">
            <text:p>2.62867357131591</text:p>
          </table:table-cell>
          <table:table-cell office:value-type="float" office:value="379.6253103067">
            <text:p>379.6253103067</text:p>
          </table:table-cell>
          <table:table-cell office:value-type="float" office:value="147883.07">
            <text:p>147883.0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100">
            <text:p>100</text:p>
          </table:table-cell>
          <table:table-cell office:value-type="float" office:value="366">
            <text:p>366</text:p>
          </table:table-cell>
          <table:table-cell office:value-type="float" office:value="20">
            <text:p>20</text:p>
          </table:table-cell>
          <table:table-cell office:value-type="float" office:value="5084">
            <text:p>5084</text:p>
          </table:table-cell>
          <table:table-cell office:value-type="float" office:value="821.670920198591">
            <text:p>821.670920198591</text:p>
          </table:table-cell>
          <table:table-cell office:value-type="float" office:value="0">
            <text:p>0</text:p>
          </table:table-cell>
          <table:table-cell office:value-type="float" office:value="2.72650434877444">
            <text:p>2.72650434877444</text:p>
          </table:table-cell>
          <table:table-cell office:value-type="float" office:value="393.753743618276">
            <text:p>393.753743618276</text:p>
          </table:table-cell>
          <table:table-cell office:value-type="float" office:value="147883.07">
            <text:p>147883.0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66">
            <text:p>366</text:p>
          </table:table-cell>
          <table:table-cell office:value-type="float" office:value="20">
            <text:p>20</text:p>
          </table:table-cell>
          <table:table-cell office:value-type="float" office:value="5084">
            <text:p>5084</text:p>
          </table:table-cell>
          <table:table-cell office:value-type="float" office:value="821.670920198591">
            <text:p>821.670920198591</text:p>
          </table:table-cell>
          <table:table-cell office:value-type="float" office:value="0">
            <text:p>0</text:p>
          </table:table-cell>
          <table:table-cell office:value-type="float" office:value="2.72650434877444">
            <text:p>2.72650434877444</text:p>
          </table:table-cell>
          <table:table-cell office:value-type="float" office:value="393.753743618276">
            <text:p>393.753743618276</text:p>
          </table:table-cell>
          <table:table-cell office:value-type="float" office:value="147883.07">
            <text:p>147883.0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100">
            <text:p>100</text:p>
          </table:table-cell>
          <table:table-cell office:value-type="float" office:value="321">
            <text:p>321</text:p>
          </table:table-cell>
          <table:table-cell office:value-type="float" office:value="24">
            <text:p>24</text:p>
          </table:table-cell>
          <table:table-cell office:value-type="float" office:value="4531">
            <text:p>4531</text:p>
          </table:table-cell>
          <table:table-cell office:value-type="float" office:value="672.109719019149">
            <text:p>672.109719019149</text:p>
          </table:table-cell>
          <table:table-cell office:value-type="float" office:value="0">
            <text:p>0</text:p>
          </table:table-cell>
          <table:table-cell office:value-type="float" office:value="3.10125600868352">
            <text:p>3.10125600868352</text:p>
          </table:table-cell>
          <table:table-cell office:value-type="float" office:value="447.874276777407">
            <text:p>447.874276777407</text:p>
          </table:table-cell>
          <table:table-cell office:value-type="float" office:value="147883.07">
            <text:p>147883.0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21">
            <text:p>321</text:p>
          </table:table-cell>
          <table:table-cell office:value-type="float" office:value="24">
            <text:p>24</text:p>
          </table:table-cell>
          <table:table-cell office:value-type="float" office:value="4531">
            <text:p>4531</text:p>
          </table:table-cell>
          <table:table-cell office:value-type="float" office:value="672.109719019149">
            <text:p>672.109719019149</text:p>
          </table:table-cell>
          <table:table-cell office:value-type="float" office:value="0">
            <text:p>0</text:p>
          </table:table-cell>
          <table:table-cell office:value-type="float" office:value="3.10125600868352">
            <text:p>3.10125600868352</text:p>
          </table:table-cell>
          <table:table-cell office:value-type="float" office:value="447.874276777407">
            <text:p>447.874276777407</text:p>
          </table:table-cell>
          <table:table-cell office:value-type="float" office:value="147883.07">
            <text:p>147883.07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rundbuchplan (direkt)</text:p>
          </table:table-cell>
          <table:table-cell office:value-type="float" office:value="100">
            <text:p>100</text:p>
          </table:table-cell>
          <table:table-cell office:value-type="float" office:value="282">
            <text:p>282</text:p>
          </table:table-cell>
          <table:table-cell office:value-type="float" office:value="14">
            <text:p>14</text:p>
          </table:table-cell>
          <table:table-cell office:value-type="float" office:value="4302">
            <text:p>4302</text:p>
          </table:table-cell>
          <table:table-cell office:value-type="float" office:value="646.212369039776">
            <text:p>646.212369039776</text:p>
          </table:table-cell>
          <table:table-cell office:value-type="float" office:value="0">
            <text:p>0</text:p>
          </table:table-cell>
          <table:table-cell office:value-type="float" office:value="5.84146270226065">
            <text:p>5.84146270226065</text:p>
          </table:table-cell>
          <table:table-cell office:value-type="float" office:value="843.606872754688">
            <text:p>843.606872754688</text:p>
          </table:table-cell>
          <table:table-cell office:value-type="float" office:value="147883.07">
            <text:p>147883.0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282">
            <text:p>282</text:p>
          </table:table-cell>
          <table:table-cell office:value-type="float" office:value="14">
            <text:p>14</text:p>
          </table:table-cell>
          <table:table-cell office:value-type="float" office:value="4302">
            <text:p>4302</text:p>
          </table:table-cell>
          <table:table-cell office:value-type="float" office:value="646.212369039776">
            <text:p>646.212369039776</text:p>
          </table:table-cell>
          <table:table-cell office:value-type="float" office:value="0">
            <text:p>0</text:p>
          </table:table-cell>
          <table:table-cell office:value-type="float" office:value="5.84146270226065">
            <text:p>5.84146270226065</text:p>
          </table:table-cell>
          <table:table-cell office:value-type="float" office:value="843.606872754688">
            <text:p>843.606872754688</text:p>
          </table:table-cell>
          <table:table-cell office:value-type="float" office:value="147883.07">
            <text:p>147883.0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100">
            <text:p>100</text:p>
          </table:table-cell>
          <table:table-cell office:value-type="float" office:value="296">
            <text:p>296</text:p>
          </table:table-cell>
          <table:table-cell office:value-type="float" office:value="16">
            <text:p>16</text:p>
          </table:table-cell>
          <table:table-cell office:value-type="float" office:value="4995">
            <text:p>4995</text:p>
          </table:table-cell>
          <table:table-cell office:value-type="float" office:value="706.507478799765">
            <text:p>706.507478799765</text:p>
          </table:table-cell>
          <table:table-cell office:value-type="float" office:value="0">
            <text:p>0</text:p>
          </table:table-cell>
          <table:table-cell office:value-type="float" office:value="6.11807892321811">
            <text:p>6.11807892321811</text:p>
          </table:table-cell>
          <table:table-cell office:value-type="float" office:value="883.55497428495">
            <text:p>883.55497428495</text:p>
          </table:table-cell>
          <table:table-cell office:value-type="float" office:value="147883.07">
            <text:p>147883.0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296">
            <text:p>296</text:p>
          </table:table-cell>
          <table:table-cell office:value-type="float" office:value="16">
            <text:p>16</text:p>
          </table:table-cell>
          <table:table-cell office:value-type="float" office:value="4995">
            <text:p>4995</text:p>
          </table:table-cell>
          <table:table-cell office:value-type="float" office:value="706.507478799765">
            <text:p>706.507478799765</text:p>
          </table:table-cell>
          <table:table-cell office:value-type="float" office:value="0">
            <text:p>0</text:p>
          </table:table-cell>
          <table:table-cell office:value-type="float" office:value="6.11807892321811">
            <text:p>6.11807892321811</text:p>
          </table:table-cell>
          <table:table-cell office:value-type="float" office:value="883.55497428495">
            <text:p>883.55497428495</text:p>
          </table:table-cell>
          <table:table-cell office:value-type="float" office:value="147883.07">
            <text:p>147883.0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100">
            <text:p>100</text:p>
          </table:table-cell>
          <table:table-cell office:value-type="float" office:value="285">
            <text:p>285</text:p>
          </table:table-cell>
          <table:table-cell office:value-type="float" office:value="14">
            <text:p>14</text:p>
          </table:table-cell>
          <table:table-cell office:value-type="float" office:value="4360">
            <text:p>4360</text:p>
          </table:table-cell>
          <table:table-cell office:value-type="float" office:value="657.310177237505">
            <text:p>657.310177237505</text:p>
          </table:table-cell>
          <table:table-cell office:value-type="float" office:value="0">
            <text:p>0</text:p>
          </table:table-cell>
          <table:table-cell office:value-type="float" office:value="6.22975330176925">
            <text:p>6.22975330176925</text:p>
          </table:table-cell>
          <table:table-cell office:value-type="float" office:value="899.682659773704">
            <text:p>899.682659773704</text:p>
          </table:table-cell>
          <table:table-cell office:value-type="float" office:value="147883.07">
            <text:p>147883.0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285">
            <text:p>285</text:p>
          </table:table-cell>
          <table:table-cell office:value-type="float" office:value="14">
            <text:p>14</text:p>
          </table:table-cell>
          <table:table-cell office:value-type="float" office:value="4360">
            <text:p>4360</text:p>
          </table:table-cell>
          <table:table-cell office:value-type="float" office:value="657.310177237505">
            <text:p>657.310177237505</text:p>
          </table:table-cell>
          <table:table-cell office:value-type="float" office:value="0">
            <text:p>0</text:p>
          </table:table-cell>
          <table:table-cell office:value-type="float" office:value="6.22975330176925">
            <text:p>6.22975330176925</text:p>
          </table:table-cell>
          <table:table-cell office:value-type="float" office:value="899.682659773704">
            <text:p>899.682659773704</text:p>
          </table:table-cell>
          <table:table-cell office:value-type="float" office:value="147883.07">
            <text:p>147883.07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Grundbuchplan (direkt)</text:p>
          </table:table-cell>
          <table:table-cell office:value-type="float" office:value="200">
            <text:p>200</text:p>
          </table:table-cell>
          <table:table-cell office:value-type="float" office:value="170">
            <text:p>170</text:p>
          </table:table-cell>
          <table:table-cell office:value-type="float" office:value="15">
            <text:p>15</text:p>
          </table:table-cell>
          <table:table-cell office:value-type="float" office:value="2331">
            <text:p>2331</text:p>
          </table:table-cell>
          <table:table-cell office:value-type="float" office:value="259.630237838353">
            <text:p>259.630237838353</text:p>
          </table:table-cell>
          <table:table-cell office:value-type="float" office:value="0">
            <text:p>0</text:p>
          </table:table-cell>
          <table:table-cell office:value-type="float" office:value="12.3160293121498">
            <text:p>12.3160293121498</text:p>
          </table:table-cell>
          <table:table-cell office:value-type="float" office:value="1185.74719088691">
            <text:p>1185.74719088691</text:p>
          </table:table-cell>
          <table:table-cell office:value-type="float" office:value="98587.385">
            <text:p>98587.38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70">
            <text:p>170</text:p>
          </table:table-cell>
          <table:table-cell office:value-type="float" office:value="15">
            <text:p>15</text:p>
          </table:table-cell>
          <table:table-cell office:value-type="float" office:value="2331">
            <text:p>2331</text:p>
          </table:table-cell>
          <table:table-cell office:value-type="float" office:value="259.630237838353">
            <text:p>259.630237838353</text:p>
          </table:table-cell>
          <table:table-cell office:value-type="float" office:value="0">
            <text:p>0</text:p>
          </table:table-cell>
          <table:table-cell office:value-type="float" office:value="12.3160293121498">
            <text:p>12.3160293121498</text:p>
          </table:table-cell>
          <table:table-cell office:value-type="float" office:value="1185.74719088691">
            <text:p>1185.74719088691</text:p>
          </table:table-cell>
          <table:table-cell office:value-type="float" office:value="98587.385">
            <text:p>98587.38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15">
            <text:p>15</text:p>
          </table:table-cell>
          <table:table-cell office:value-type="float" office:value="4804">
            <text:p>4804</text:p>
          </table:table-cell>
          <table:table-cell office:value-type="float" office:value="420.402652197866">
            <text:p>420.402652197866</text:p>
          </table:table-cell>
          <table:table-cell office:value-type="float" office:value="0">
            <text:p>0</text:p>
          </table:table-cell>
          <table:table-cell office:value-type="float" office:value="11.8870728083209">
            <text:p>11.8870728083209</text:p>
          </table:table-cell>
          <table:table-cell office:value-type="float" office:value="1220.45818629272">
            <text:p>1220.45818629272</text:p>
          </table:table-cell>
          <table:table-cell office:value-type="float" office:value="105135.15">
            <text:p>105135.1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15">
            <text:p>15</text:p>
          </table:table-cell>
          <table:table-cell office:value-type="float" office:value="4804">
            <text:p>4804</text:p>
          </table:table-cell>
          <table:table-cell office:value-type="float" office:value="420.402652197866">
            <text:p>420.402652197866</text:p>
          </table:table-cell>
          <table:table-cell office:value-type="float" office:value="0">
            <text:p>0</text:p>
          </table:table-cell>
          <table:table-cell office:value-type="float" office:value="11.8870728083209">
            <text:p>11.8870728083209</text:p>
          </table:table-cell>
          <table:table-cell office:value-type="float" office:value="1220.45818629272">
            <text:p>1220.45818629272</text:p>
          </table:table-cell>
          <table:table-cell office:value-type="float" office:value="105135.15">
            <text:p>105135.1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200">
            <text:p>200</text:p>
          </table:table-cell>
          <table:table-cell office:value-type="float" office:value="175">
            <text:p>175</text:p>
          </table:table-cell>
          <table:table-cell office:value-type="float" office:value="14">
            <text:p>14</text:p>
          </table:table-cell>
          <table:table-cell office:value-type="float" office:value="2266">
            <text:p>2266</text:p>
          </table:table-cell>
          <table:table-cell office:value-type="float" office:value="296.661925051059">
            <text:p>296.661925051059</text:p>
          </table:table-cell>
          <table:table-cell office:value-type="float" office:value="0">
            <text:p>0</text:p>
          </table:table-cell>
          <table:table-cell office:value-type="float" office:value="15.2520399603447">
            <text:p>15.2520399603447</text:p>
          </table:table-cell>
          <table:table-cell office:value-type="float" office:value="1473.91573486235">
            <text:p>1473.91573486235</text:p>
          </table:table-cell>
          <table:table-cell office:value-type="float" office:value="98956.58">
            <text:p>98956.5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75">
            <text:p>175</text:p>
          </table:table-cell>
          <table:table-cell office:value-type="float" office:value="14">
            <text:p>14</text:p>
          </table:table-cell>
          <table:table-cell office:value-type="float" office:value="2266">
            <text:p>2266</text:p>
          </table:table-cell>
          <table:table-cell office:value-type="float" office:value="296.661925051059">
            <text:p>296.661925051059</text:p>
          </table:table-cell>
          <table:table-cell office:value-type="float" office:value="0">
            <text:p>0</text:p>
          </table:table-cell>
          <table:table-cell office:value-type="float" office:value="15.2520399603447">
            <text:p>15.2520399603447</text:p>
          </table:table-cell>
          <table:table-cell office:value-type="float" office:value="1473.91573486235">
            <text:p>1473.91573486235</text:p>
          </table:table-cell>
          <table:table-cell office:value-type="float" office:value="98956.58">
            <text:p>98956.58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rundbuchplan (direkt)</text:p>
          </table:table-cell>
          <table:table-cell office:value-type="float" office:value="200">
            <text:p>200</text:p>
          </table:table-cell>
          <table:table-cell office:value-type="float" office:value="264">
            <text:p>264</text:p>
          </table:table-cell>
          <table:table-cell office:value-type="float" office:value="15">
            <text:p>15</text:p>
          </table:table-cell>
          <table:table-cell office:value-type="float" office:value="4987">
            <text:p>4987</text:p>
          </table:table-cell>
          <table:table-cell office:value-type="float" office:value="720.232253356513">
            <text:p>720.232253356513</text:p>
          </table:table-cell>
          <table:table-cell office:value-type="float" office:value="0">
            <text:p>0</text:p>
          </table:table-cell>
          <table:table-cell office:value-type="float" office:value="19.974033756117">
            <text:p>19.974033756117</text:p>
          </table:table-cell>
          <table:table-cell office:value-type="float" office:value="1740.8503710801">
            <text:p>1740.8503710801</text:p>
          </table:table-cell>
          <table:table-cell office:value-type="float" office:value="89247.41">
            <text:p>89247.41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264">
            <text:p>264</text:p>
          </table:table-cell>
          <table:table-cell office:value-type="float" office:value="15">
            <text:p>15</text:p>
          </table:table-cell>
          <table:table-cell office:value-type="float" office:value="4987">
            <text:p>4987</text:p>
          </table:table-cell>
          <table:table-cell office:value-type="float" office:value="720.232253356513">
            <text:p>720.232253356513</text:p>
          </table:table-cell>
          <table:table-cell office:value-type="float" office:value="0">
            <text:p>0</text:p>
          </table:table-cell>
          <table:table-cell office:value-type="float" office:value="19.974033756117">
            <text:p>19.974033756117</text:p>
          </table:table-cell>
          <table:table-cell office:value-type="float" office:value="1740.8503710801">
            <text:p>1740.8503710801</text:p>
          </table:table-cell>
          <table:table-cell office:value-type="float" office:value="89247.41">
            <text:p>89247.41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200">
            <text:p>200</text:p>
          </table:table-cell>
          <table:table-cell office:value-type="float" office:value="198">
            <text:p>198</text:p>
          </table:table-cell>
          <table:table-cell office:value-type="float" office:value="16">
            <text:p>16</text:p>
          </table:table-cell>
          <table:table-cell office:value-type="float" office:value="3235">
            <text:p>3235</text:p>
          </table:table-cell>
          <table:table-cell office:value-type="float" office:value="325.324371051417">
            <text:p>325.324371051417</text:p>
          </table:table-cell>
          <table:table-cell office:value-type="float" office:value="0">
            <text:p>0</text:p>
          </table:table-cell>
          <table:table-cell office:value-type="float" office:value="28.9393720156273">
            <text:p>28.9393720156273</text:p>
          </table:table-cell>
          <table:table-cell office:value-type="float" office:value="2626.86056987954">
            <text:p>2626.86056987954</text:p>
          </table:table-cell>
          <table:table-cell office:value-type="float" office:value="92949.675">
            <text:p>92949.6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98">
            <text:p>198</text:p>
          </table:table-cell>
          <table:table-cell office:value-type="float" office:value="16">
            <text:p>16</text:p>
          </table:table-cell>
          <table:table-cell office:value-type="float" office:value="3235">
            <text:p>3235</text:p>
          </table:table-cell>
          <table:table-cell office:value-type="float" office:value="325.324371051417">
            <text:p>325.324371051417</text:p>
          </table:table-cell>
          <table:table-cell office:value-type="float" office:value="0">
            <text:p>0</text:p>
          </table:table-cell>
          <table:table-cell office:value-type="float" office:value="28.9393720156273">
            <text:p>28.9393720156273</text:p>
          </table:table-cell>
          <table:table-cell office:value-type="float" office:value="2626.86056987954">
            <text:p>2626.86056987954</text:p>
          </table:table-cell>
          <table:table-cell office:value-type="float" office:value="92949.675">
            <text:p>92949.6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200">
            <text:p>200</text:p>
          </table:table-cell>
          <table:table-cell office:value-type="float" office:value="214">
            <text:p>214</text:p>
          </table:table-cell>
          <table:table-cell office:value-type="float" office:value="19">
            <text:p>19</text:p>
          </table:table-cell>
          <table:table-cell office:value-type="float" office:value="5931">
            <text:p>5931</text:p>
          </table:table-cell>
          <table:table-cell office:value-type="float" office:value="486.052710207442">
            <text:p>486.052710207442</text:p>
          </table:table-cell>
          <table:table-cell office:value-type="float" office:value="0">
            <text:p>0</text:p>
          </table:table-cell>
          <table:table-cell office:value-type="float" office:value="16.3786749651953">
            <text:p>16.3786749651953</text:p>
          </table:table-cell>
          <table:table-cell office:value-type="float" office:value="1507.83481274568">
            <text:p>1507.83481274568</text:p>
          </table:table-cell>
          <table:table-cell office:value-type="float" office:value="94270.315">
            <text:p>94270.31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214">
            <text:p>214</text:p>
          </table:table-cell>
          <table:table-cell office:value-type="float" office:value="19">
            <text:p>19</text:p>
          </table:table-cell>
          <table:table-cell office:value-type="float" office:value="5931">
            <text:p>5931</text:p>
          </table:table-cell>
          <table:table-cell office:value-type="float" office:value="486.052710207442">
            <text:p>486.052710207442</text:p>
          </table:table-cell>
          <table:table-cell office:value-type="float" office:value="0">
            <text:p>0</text:p>
          </table:table-cell>
          <table:table-cell office:value-type="float" office:value="16.3786749651953">
            <text:p>16.3786749651953</text:p>
          </table:table-cell>
          <table:table-cell office:value-type="float" office:value="1507.83481274568">
            <text:p>1507.83481274568</text:p>
          </table:table-cell>
          <table:table-cell office:value-type="float" office:value="94270.315">
            <text:p>94270.315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Grundbuchplan (direkt)</text:p>
          </table:table-cell>
          <table:table-cell office:value-type="float" office:value="384">
            <text:p>384</text:p>
          </table:table-cell>
          <table:table-cell office:value-type="float" office:value="494">
            <text:p>494</text:p>
          </table:table-cell>
          <table:table-cell office:value-type="float" office:value="17">
            <text:p>17</text:p>
          </table:table-cell>
          <table:table-cell office:value-type="float" office:value="12648">
            <text:p>12648</text:p>
          </table:table-cell>
          <table:table-cell office:value-type="float" office:value="1469.65484311908">
            <text:p>1469.65484311908</text:p>
          </table:table-cell>
          <table:table-cell office:value-type="float" office:value="0">
            <text:p>0</text:p>
          </table:table-cell>
          <table:table-cell office:value-type="float" office:value="19.5399959291675">
            <text:p>19.5399959291675</text:p>
          </table:table-cell>
          <table:table-cell office:value-type="float" office:value="1919.13031871756">
            <text:p>1919.13031871756</text:p>
          </table:table-cell>
          <table:table-cell office:value-type="float" office:value="100572.6640625">
            <text:p>100572.664062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494">
            <text:p>494</text:p>
          </table:table-cell>
          <table:table-cell office:value-type="float" office:value="17">
            <text:p>17</text:p>
          </table:table-cell>
          <table:table-cell office:value-type="float" office:value="12648">
            <text:p>12648</text:p>
          </table:table-cell>
          <table:table-cell office:value-type="float" office:value="1469.65484311908">
            <text:p>1469.65484311908</text:p>
          </table:table-cell>
          <table:table-cell office:value-type="float" office:value="0">
            <text:p>0</text:p>
          </table:table-cell>
          <table:table-cell office:value-type="float" office:value="19.5399959291675">
            <text:p>19.5399959291675</text:p>
          </table:table-cell>
          <table:table-cell office:value-type="float" office:value="1919.13031871756">
            <text:p>1919.13031871756</text:p>
          </table:table-cell>
          <table:table-cell office:value-type="float" office:value="100572.6640625">
            <text:p>100572.664062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384">
            <text:p>384</text:p>
          </table:table-cell>
          <table:table-cell office:value-type="float" office:value="373">
            <text:p>373</text:p>
          </table:table-cell>
          <table:table-cell office:value-type="float" office:value="20">
            <text:p>20</text:p>
          </table:table-cell>
          <table:table-cell office:value-type="float" office:value="7198">
            <text:p>7198</text:p>
          </table:table-cell>
          <table:table-cell office:value-type="float" office:value="692.368760577711">
            <text:p>692.368760577711</text:p>
          </table:table-cell>
          <table:table-cell office:value-type="float" office:value="0">
            <text:p>0</text:p>
          </table:table-cell>
          <table:table-cell office:value-type="float" office:value="32.3096339924274">
            <text:p>32.3096339924274</text:p>
          </table:table-cell>
          <table:table-cell office:value-type="float" office:value="3036.60601598654">
            <text:p>3036.60601598654</text:p>
          </table:table-cell>
          <table:table-cell office:value-type="float" office:value="96240.1666666667">
            <text:p>96240.16666666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373">
            <text:p>373</text:p>
          </table:table-cell>
          <table:table-cell office:value-type="float" office:value="20">
            <text:p>20</text:p>
          </table:table-cell>
          <table:table-cell office:value-type="float" office:value="7198">
            <text:p>7198</text:p>
          </table:table-cell>
          <table:table-cell office:value-type="float" office:value="692.368760577711">
            <text:p>692.368760577711</text:p>
          </table:table-cell>
          <table:table-cell office:value-type="float" office:value="0">
            <text:p>0</text:p>
          </table:table-cell>
          <table:table-cell office:value-type="float" office:value="32.3096339924274">
            <text:p>32.3096339924274</text:p>
          </table:table-cell>
          <table:table-cell office:value-type="float" office:value="3036.60601598654">
            <text:p>3036.60601598654</text:p>
          </table:table-cell>
          <table:table-cell office:value-type="float" office:value="96240.1666666667">
            <text:p>96240.166666666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384">
            <text:p>384</text:p>
          </table:table-cell>
          <table:table-cell office:value-type="float" office:value="350">
            <text:p>350</text:p>
          </table:table-cell>
          <table:table-cell office:value-type="float" office:value="22">
            <text:p>22</text:p>
          </table:table-cell>
          <table:table-cell office:value-type="float" office:value="7170">
            <text:p>7170</text:p>
          </table:table-cell>
          <table:table-cell office:value-type="float" office:value="649.44939256445">
            <text:p>649.44939256445</text:p>
          </table:table-cell>
          <table:table-cell office:value-type="float" office:value="0">
            <text:p>0</text:p>
          </table:table-cell>
          <table:table-cell office:value-type="float" office:value="31.1107510329742">
            <text:p>31.1107510329742</text:p>
          </table:table-cell>
          <table:table-cell office:value-type="float" office:value="2942.19316490116">
            <text:p>2942.19316490116</text:p>
          </table:table-cell>
          <table:table-cell office:value-type="float" office:value="96841.3072916667">
            <text:p>96841.30729166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350">
            <text:p>350</text:p>
          </table:table-cell>
          <table:table-cell office:value-type="float" office:value="22">
            <text:p>22</text:p>
          </table:table-cell>
          <table:table-cell office:value-type="float" office:value="7170">
            <text:p>7170</text:p>
          </table:table-cell>
          <table:table-cell office:value-type="float" office:value="649.44939256445">
            <text:p>649.44939256445</text:p>
          </table:table-cell>
          <table:table-cell office:value-type="float" office:value="0">
            <text:p>0</text:p>
          </table:table-cell>
          <table:table-cell office:value-type="float" office:value="31.1107510329742">
            <text:p>31.1107510329742</text:p>
          </table:table-cell>
          <table:table-cell office:value-type="float" office:value="2942.19316490116">
            <text:p>2942.19316490116</text:p>
          </table:table-cell>
          <table:table-cell office:value-type="float" office:value="96841.3072916667">
            <text:p>96841.3072916667</text:p>
          </table:table-cell>
        </table:table-row>
        <table:table-row table:style-name="ro1" table:number-rows-repeated="4">
          <table:table-cell/>
          <table:table-cell table:style-name="Default"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Grundbuchplan (direkt)</text:p>
          </table:table-cell>
          <table:table-cell table:number-columns-repeated="2" office:value-type="float" office:value="768">
            <text:p>768</text:p>
          </table:table-cell>
          <table:table-cell office:value-type="float" office:value="26">
            <text:p>26</text:p>
          </table:table-cell>
          <table:table-cell office:value-type="float" office:value="14182">
            <text:p>14182</text:p>
          </table:table-cell>
          <table:table-cell office:value-type="float" office:value="1816.31348069365">
            <text:p>1816.31348069365</text:p>
          </table:table-cell>
          <table:table-cell office:value-type="float" office:value="0">
            <text:p>0</text:p>
          </table:table-cell>
          <table:table-cell office:value-type="float" office:value="30.8198563345239">
            <text:p>30.8198563345239</text:p>
          </table:table-cell>
          <table:table-cell office:value-type="float" office:value="2717.12814362284">
            <text:p>2717.12814362284</text:p>
          </table:table-cell>
          <table:table-cell office:value-type="float" office:value="90277.48828125">
            <text:p>90277.4882812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table:number-columns-repeated="2" office:value-type="float" office:value="768">
            <text:p>768</text:p>
          </table:table-cell>
          <table:table-cell office:value-type="float" office:value="26">
            <text:p>26</text:p>
          </table:table-cell>
          <table:table-cell office:value-type="float" office:value="14182">
            <text:p>14182</text:p>
          </table:table-cell>
          <table:table-cell office:value-type="float" office:value="1816.31348069365">
            <text:p>1816.31348069365</text:p>
          </table:table-cell>
          <table:table-cell office:value-type="float" office:value="0">
            <text:p>0</text:p>
          </table:table-cell>
          <table:table-cell office:value-type="float" office:value="30.8198563345239">
            <text:p>30.8198563345239</text:p>
          </table:table-cell>
          <table:table-cell office:value-type="float" office:value="2717.12814362284">
            <text:p>2717.12814362284</text:p>
          </table:table-cell>
          <table:table-cell office:value-type="float" office:value="90277.48828125">
            <text:p>90277.4882812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768">
            <text:p>768</text:p>
          </table:table-cell>
          <table:table-cell office:value-type="float" office:value="647">
            <text:p>647</text:p>
          </table:table-cell>
          <table:table-cell office:value-type="float" office:value="18">
            <text:p>18</text:p>
          </table:table-cell>
          <table:table-cell office:value-type="float" office:value="14475">
            <text:p>14475</text:p>
          </table:table-cell>
          <table:table-cell office:value-type="float" office:value="1539.72112311327">
            <text:p>1539.72112311327</text:p>
          </table:table-cell>
          <table:table-cell office:value-type="float" office:value="0">
            <text:p>0</text:p>
          </table:table-cell>
          <table:table-cell office:value-type="float" office:value="34.2093541202673">
            <text:p>34.2093541202673</text:p>
          </table:table-cell>
          <table:table-cell office:value-type="float" office:value="2955.84354120267">
            <text:p>2955.84354120267</text:p>
          </table:table-cell>
          <table:table-cell office:value-type="float" office:value="88478.25">
            <text:p>88478.2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647">
            <text:p>647</text:p>
          </table:table-cell>
          <table:table-cell office:value-type="float" office:value="18">
            <text:p>18</text:p>
          </table:table-cell>
          <table:table-cell office:value-type="float" office:value="14475">
            <text:p>14475</text:p>
          </table:table-cell>
          <table:table-cell office:value-type="float" office:value="1539.72112311327">
            <text:p>1539.72112311327</text:p>
          </table:table-cell>
          <table:table-cell office:value-type="float" office:value="0">
            <text:p>0</text:p>
          </table:table-cell>
          <table:table-cell office:value-type="float" office:value="34.2093541202673">
            <text:p>34.2093541202673</text:p>
          </table:table-cell>
          <table:table-cell office:value-type="float" office:value="2955.84354120267">
            <text:p>2955.84354120267</text:p>
          </table:table-cell>
          <table:table-cell office:value-type="float" office:value="88478.25">
            <text:p>88478.2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768">
            <text:p>768</text:p>
          </table:table-cell>
          <table:table-cell office:value-type="float" office:value="672">
            <text:p>672</text:p>
          </table:table-cell>
          <table:table-cell office:value-type="float" office:value="23">
            <text:p>23</text:p>
          </table:table-cell>
          <table:table-cell office:value-type="float" office:value="16410">
            <text:p>16410</text:p>
          </table:table-cell>
          <table:table-cell office:value-type="float" office:value="1544.67092260456">
            <text:p>1544.67092260456</text:p>
          </table:table-cell>
          <table:table-cell office:value-type="float" office:value="0">
            <text:p>0</text:p>
          </table:table-cell>
          <table:table-cell office:value-type="float" office:value="32.006668055845">
            <text:p>32.006668055845</text:p>
          </table:table-cell>
          <table:table-cell office:value-type="float" office:value="2788.51294703324">
            <text:p>2788.51294703324</text:p>
          </table:table-cell>
          <table:table-cell office:value-type="float" office:value="89213.82421875">
            <text:p>89213.824218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672">
            <text:p>672</text:p>
          </table:table-cell>
          <table:table-cell office:value-type="float" office:value="23">
            <text:p>23</text:p>
          </table:table-cell>
          <table:table-cell office:value-type="float" office:value="16410">
            <text:p>16410</text:p>
          </table:table-cell>
          <table:table-cell office:value-type="float" office:value="1544.67092260456">
            <text:p>1544.67092260456</text:p>
          </table:table-cell>
          <table:table-cell office:value-type="float" office:value="0">
            <text:p>0</text:p>
          </table:table-cell>
          <table:table-cell office:value-type="float" office:value="32.006668055845">
            <text:p>32.006668055845</text:p>
          </table:table-cell>
          <table:table-cell office:value-type="float" office:value="2788.51294703324">
            <text:p>2788.51294703324</text:p>
          </table:table-cell>
          <table:table-cell office:value-type="float" office:value="89213.82421875">
            <text:p>89213.82421875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Grundbuchplan (direkt)</text:p>
          </table:table-cell>
          <table:table-cell office:value-type="float" office:value="768">
            <text:p>768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6547">
            <text:p>16547</text:p>
          </table:table-cell>
          <table:table-cell office:value-type="float" office:value="2552.51636030231">
            <text:p>2552.51636030231</text:p>
          </table:table-cell>
          <table:table-cell office:value-type="float" office:value="0">
            <text:p>0</text:p>
          </table:table-cell>
          <table:table-cell office:value-type="float" office:value="28.5639900323576">
            <text:p>28.5639900323576</text:p>
          </table:table-cell>
          <table:table-cell office:value-type="float" office:value="2422.74931890877">
            <text:p>2422.74931890877</text:p>
          </table:table-cell>
          <table:table-cell office:value-type="float" office:value="86853.9479166667">
            <text:p>86853.94791666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6547">
            <text:p>16547</text:p>
          </table:table-cell>
          <table:table-cell office:value-type="float" office:value="2552.51636030231">
            <text:p>2552.51636030231</text:p>
          </table:table-cell>
          <table:table-cell office:value-type="float" office:value="0">
            <text:p>0</text:p>
          </table:table-cell>
          <table:table-cell office:value-type="float" office:value="28.5639900323576">
            <text:p>28.5639900323576</text:p>
          </table:table-cell>
          <table:table-cell office:value-type="float" office:value="2422.74931890877">
            <text:p>2422.74931890877</text:p>
          </table:table-cell>
          <table:table-cell office:value-type="float" office:value="86853.9479166667">
            <text:p>86853.947916666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768">
            <text:p>768</text:p>
          </table:table-cell>
          <table:table-cell office:value-type="float" office:value="1205">
            <text:p>1205</text:p>
          </table:table-cell>
          <table:table-cell office:value-type="float" office:value="25">
            <text:p>25</text:p>
          </table:table-cell>
          <table:table-cell office:value-type="float" office:value="18340">
            <text:p>18340</text:p>
          </table:table-cell>
          <table:table-cell office:value-type="float" office:value="2753.17670346242">
            <text:p>2753.17670346242</text:p>
          </table:table-cell>
          <table:table-cell office:value-type="float" office:value="0">
            <text:p>0</text:p>
          </table:table-cell>
          <table:table-cell office:value-type="float" office:value="31.7237391052914">
            <text:p>31.7237391052914</text:p>
          </table:table-cell>
          <table:table-cell office:value-type="float" office:value="2807.95619494558">
            <text:p>2807.95619494558</text:p>
          </table:table-cell>
          <table:table-cell office:value-type="float" office:value="90637.08203125">
            <text:p>90637.0820312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205">
            <text:p>1205</text:p>
          </table:table-cell>
          <table:table-cell office:value-type="float" office:value="25">
            <text:p>25</text:p>
          </table:table-cell>
          <table:table-cell office:value-type="float" office:value="18340">
            <text:p>18340</text:p>
          </table:table-cell>
          <table:table-cell office:value-type="float" office:value="2753.17670346242">
            <text:p>2753.17670346242</text:p>
          </table:table-cell>
          <table:table-cell office:value-type="float" office:value="0">
            <text:p>0</text:p>
          </table:table-cell>
          <table:table-cell office:value-type="float" office:value="31.7237391052914">
            <text:p>31.7237391052914</text:p>
          </table:table-cell>
          <table:table-cell office:value-type="float" office:value="2807.95619494558">
            <text:p>2807.95619494558</text:p>
          </table:table-cell>
          <table:table-cell office:value-type="float" office:value="90637.08203125">
            <text:p>90637.0820312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direkt)</text:p>
          </table:table-cell>
          <table:table-cell office:value-type="float" office:value="768">
            <text:p>768</text:p>
          </table:table-cell>
          <table:table-cell office:value-type="float" office:value="1200">
            <text:p>1200</text:p>
          </table:table-cell>
          <table:table-cell office:value-type="float" office:value="20">
            <text:p>20</text:p>
          </table:table-cell>
          <table:table-cell office:value-type="float" office:value="17504">
            <text:p>17504</text:p>
          </table:table-cell>
          <table:table-cell office:value-type="float" office:value="2689.07767818313">
            <text:p>2689.07767818313</text:p>
          </table:table-cell>
          <table:table-cell office:value-type="float" office:value="0">
            <text:p>0</text:p>
          </table:table-cell>
          <table:table-cell office:value-type="float" office:value="33.9717786526297">
            <text:p>33.9717786526297</text:p>
          </table:table-cell>
          <table:table-cell office:value-type="float" office:value="2990.35053267517">
            <text:p>2990.35053267517</text:p>
          </table:table-cell>
          <table:table-cell office:value-type="float" office:value="90137.1393229167">
            <text:p>90137.13932291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200">
            <text:p>1200</text:p>
          </table:table-cell>
          <table:table-cell office:value-type="float" office:value="20">
            <text:p>20</text:p>
          </table:table-cell>
          <table:table-cell office:value-type="float" office:value="17504">
            <text:p>17504</text:p>
          </table:table-cell>
          <table:table-cell office:value-type="float" office:value="2689.07767818313">
            <text:p>2689.07767818313</text:p>
          </table:table-cell>
          <table:table-cell office:value-type="float" office:value="0">
            <text:p>0</text:p>
          </table:table-cell>
          <table:table-cell office:value-type="float" office:value="33.9717786526297">
            <text:p>33.9717786526297</text:p>
          </table:table-cell>
          <table:table-cell office:value-type="float" office:value="2990.35053267517">
            <text:p>2990.35053267517</text:p>
          </table:table-cell>
          <table:table-cell office:value-type="float" office:value="90137.1393229167">
            <text:p>90137.1393229167</text:p>
          </table:table-cell>
        </table:table-row>
      </table:table>
      <table:table table:name="Sheet5" table:style-name="ta1" table:print="false">
        <table:table-column table:style-name="co1" table:default-cell-style-name="Default"/>
        <table:table-column table:style-name="co1" table:number-columns-repeated="10" table:default-cell-style-name="ce1"/>
        <table:table-row table:style-name="ro1" table:number-rows-repeated="4">
          <table:table-cell/>
          <table:table-cell table:style-name="Default"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undbuchplan (wms)</text:p>
          </table:table-cell>
          <table:table-cell office:value-type="float" office:value="100">
            <text:p>100</text:p>
          </table:table-cell>
          <table:table-cell office:value-type="float" office:value="206">
            <text:p>206</text:p>
          </table:table-cell>
          <table:table-cell office:value-type="float" office:value="36">
            <text:p>36</text:p>
          </table:table-cell>
          <table:table-cell office:value-type="float" office:value="2432">
            <text:p>2432</text:p>
          </table:table-cell>
          <table:table-cell office:value-type="float" office:value="268.059676005176">
            <text:p>268.059676005176</text:p>
          </table:table-cell>
          <table:table-cell office:value-type="float" office:value="0">
            <text:p>0</text:p>
          </table:table-cell>
          <table:table-cell office:value-type="float" office:value="4.83161810890467">
            <text:p>4.83161810890467</text:p>
          </table:table-cell>
          <table:table-cell office:value-type="float" office:value="425.534714798642">
            <text:p>425.534714798642</text:p>
          </table:table-cell>
          <table:table-cell office:value-type="float" office:value="90186.67">
            <text:p>90186.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206">
            <text:p>206</text:p>
          </table:table-cell>
          <table:table-cell office:value-type="float" office:value="36">
            <text:p>36</text:p>
          </table:table-cell>
          <table:table-cell office:value-type="float" office:value="2432">
            <text:p>2432</text:p>
          </table:table-cell>
          <table:table-cell office:value-type="float" office:value="268.059676005176">
            <text:p>268.059676005176</text:p>
          </table:table-cell>
          <table:table-cell office:value-type="float" office:value="0">
            <text:p>0</text:p>
          </table:table-cell>
          <table:table-cell office:value-type="float" office:value="4.83161810890467">
            <text:p>4.83161810890467</text:p>
          </table:table-cell>
          <table:table-cell office:value-type="float" office:value="425.534714798642">
            <text:p>425.534714798642</text:p>
          </table:table-cell>
          <table:table-cell office:value-type="float" office:value="90186.67">
            <text:p>90186.6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wms)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1">
            <text:p>41</text:p>
          </table:table-cell>
          <table:table-cell office:value-type="float" office:value="2432">
            <text:p>2432</text:p>
          </table:table-cell>
          <table:table-cell office:value-type="float" office:value="262.140150301323">
            <text:p>262.140150301323</text:p>
          </table:table-cell>
          <table:table-cell office:value-type="float" office:value="0">
            <text:p>0</text:p>
          </table:table-cell>
          <table:table-cell office:value-type="float" office:value="4.9825610363727">
            <text:p>4.9825610363727</text:p>
          </table:table-cell>
          <table:table-cell office:value-type="float" office:value="438.828699162307">
            <text:p>438.828699162307</text:p>
          </table:table-cell>
          <table:table-cell office:value-type="float" office:value="90186.67">
            <text:p>90186.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1">
            <text:p>41</text:p>
          </table:table-cell>
          <table:table-cell office:value-type="float" office:value="2432">
            <text:p>2432</text:p>
          </table:table-cell>
          <table:table-cell office:value-type="float" office:value="262.140150301323">
            <text:p>262.140150301323</text:p>
          </table:table-cell>
          <table:table-cell office:value-type="float" office:value="0">
            <text:p>0</text:p>
          </table:table-cell>
          <table:table-cell office:value-type="float" office:value="4.9825610363727">
            <text:p>4.9825610363727</text:p>
          </table:table-cell>
          <table:table-cell office:value-type="float" office:value="438.828699162307">
            <text:p>438.828699162307</text:p>
          </table:table-cell>
          <table:table-cell office:value-type="float" office:value="90186.67">
            <text:p>90186.6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wms)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37">
            <text:p>37</text:p>
          </table:table-cell>
          <table:table-cell office:value-type="float" office:value="5550">
            <text:p>5550</text:p>
          </table:table-cell>
          <table:table-cell office:value-type="float" office:value="593.165172527855">
            <text:p>593.165172527855</text:p>
          </table:table-cell>
          <table:table-cell office:value-type="float" office:value="0">
            <text:p>0</text:p>
          </table:table-cell>
          <table:table-cell office:value-type="float" office:value="3.98708185479048">
            <text:p>3.98708185479048</text:p>
          </table:table-cell>
          <table:table-cell office:value-type="float" office:value="351.153940918923">
            <text:p>351.153940918923</text:p>
          </table:table-cell>
          <table:table-cell office:value-type="float" office:value="90186.67">
            <text:p>90186.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37">
            <text:p>37</text:p>
          </table:table-cell>
          <table:table-cell office:value-type="float" office:value="5550">
            <text:p>5550</text:p>
          </table:table-cell>
          <table:table-cell office:value-type="float" office:value="593.165172527855">
            <text:p>593.165172527855</text:p>
          </table:table-cell>
          <table:table-cell office:value-type="float" office:value="0">
            <text:p>0</text:p>
          </table:table-cell>
          <table:table-cell office:value-type="float" office:value="3.98708185479048">
            <text:p>3.98708185479048</text:p>
          </table:table-cell>
          <table:table-cell office:value-type="float" office:value="351.153940918923">
            <text:p>351.153940918923</text:p>
          </table:table-cell>
          <table:table-cell office:value-type="float" office:value="90186.67">
            <text:p>90186.67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rundbuchplan (wms)</text:p>
          </table:table-cell>
          <table:table-cell office:value-type="float" office:value="100">
            <text:p>100</text:p>
          </table:table-cell>
          <table:table-cell office:value-type="float" office:value="239">
            <text:p>239</text:p>
          </table:table-cell>
          <table:table-cell office:value-type="float" office:value="39">
            <text:p>39</text:p>
          </table:table-cell>
          <table:table-cell office:value-type="float" office:value="2429">
            <text:p>2429</text:p>
          </table:table-cell>
          <table:table-cell office:value-type="float" office:value="284.083688197686">
            <text:p>284.083688197686</text:p>
          </table:table-cell>
          <table:table-cell office:value-type="float" office:value="0">
            <text:p>0</text:p>
          </table:table-cell>
          <table:table-cell office:value-type="float" office:value="7.25584095196633">
            <text:p>7.25584095196633</text:p>
          </table:table-cell>
          <table:table-cell office:value-type="float" office:value="639.043099128392">
            <text:p>639.043099128392</text:p>
          </table:table-cell>
          <table:table-cell office:value-type="float" office:value="90186.67">
            <text:p>90186.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239">
            <text:p>239</text:p>
          </table:table-cell>
          <table:table-cell office:value-type="float" office:value="39">
            <text:p>39</text:p>
          </table:table-cell>
          <table:table-cell office:value-type="float" office:value="2429">
            <text:p>2429</text:p>
          </table:table-cell>
          <table:table-cell office:value-type="float" office:value="284.083688197686">
            <text:p>284.083688197686</text:p>
          </table:table-cell>
          <table:table-cell office:value-type="float" office:value="0">
            <text:p>0</text:p>
          </table:table-cell>
          <table:table-cell office:value-type="float" office:value="7.25584095196633">
            <text:p>7.25584095196633</text:p>
          </table:table-cell>
          <table:table-cell office:value-type="float" office:value="639.043099128392">
            <text:p>639.043099128392</text:p>
          </table:table-cell>
          <table:table-cell office:value-type="float" office:value="90186.67">
            <text:p>90186.6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wms)</text:p>
          </table:table-cell>
          <table:table-cell office:value-type="float" office:value="100">
            <text:p>100</text:p>
          </table:table-cell>
          <table:table-cell office:value-type="float" office:value="217">
            <text:p>217</text:p>
          </table:table-cell>
          <table:table-cell office:value-type="float" office:value="38">
            <text:p>38</text:p>
          </table:table-cell>
          <table:table-cell office:value-type="float" office:value="2422">
            <text:p>2422</text:p>
          </table:table-cell>
          <table:table-cell office:value-type="float" office:value="265.261399189554">
            <text:p>265.261399189554</text:p>
          </table:table-cell>
          <table:table-cell office:value-type="float" office:value="0">
            <text:p>0</text:p>
          </table:table-cell>
          <table:table-cell office:value-type="float" office:value="8.03600128576021">
            <text:p>8.03600128576021</text:p>
          </table:table-cell>
          <table:table-cell office:value-type="float" office:value="707.754097732843">
            <text:p>707.754097732843</text:p>
          </table:table-cell>
          <table:table-cell office:value-type="float" office:value="90186.67">
            <text:p>90186.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217">
            <text:p>217</text:p>
          </table:table-cell>
          <table:table-cell office:value-type="float" office:value="38">
            <text:p>38</text:p>
          </table:table-cell>
          <table:table-cell office:value-type="float" office:value="2422">
            <text:p>2422</text:p>
          </table:table-cell>
          <table:table-cell office:value-type="float" office:value="265.261399189554">
            <text:p>265.261399189554</text:p>
          </table:table-cell>
          <table:table-cell office:value-type="float" office:value="0">
            <text:p>0</text:p>
          </table:table-cell>
          <table:table-cell office:value-type="float" office:value="8.03600128576021">
            <text:p>8.03600128576021</text:p>
          </table:table-cell>
          <table:table-cell office:value-type="float" office:value="707.754097732843">
            <text:p>707.754097732843</text:p>
          </table:table-cell>
          <table:table-cell office:value-type="float" office:value="90186.67">
            <text:p>90186.6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wms)</text:p>
          </table:table-cell>
          <table:table-cell office:value-type="float" office:value="100">
            <text:p>100</text:p>
          </table:table-cell>
          <table:table-cell office:value-type="float" office:value="304">
            <text:p>304</text:p>
          </table:table-cell>
          <table:table-cell office:value-type="float" office:value="37">
            <text:p>37</text:p>
          </table:table-cell>
          <table:table-cell office:value-type="float" office:value="5458">
            <text:p>5458</text:p>
          </table:table-cell>
          <table:table-cell office:value-type="float" office:value="606.474424440141">
            <text:p>606.474424440141</text:p>
          </table:table-cell>
          <table:table-cell office:value-type="float" office:value="0">
            <text:p>0</text:p>
          </table:table-cell>
          <table:table-cell office:value-type="float" office:value="5.13531556514148">
            <text:p>5.13531556514148</text:p>
          </table:table-cell>
          <table:table-cell office:value-type="float" office:value="522.345292600652">
            <text:p>522.345292600652</text:p>
          </table:table-cell>
          <table:table-cell office:value-type="float" office:value="104157.49">
            <text:p>104157.49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04">
            <text:p>304</text:p>
          </table:table-cell>
          <table:table-cell office:value-type="float" office:value="37">
            <text:p>37</text:p>
          </table:table-cell>
          <table:table-cell office:value-type="float" office:value="5458">
            <text:p>5458</text:p>
          </table:table-cell>
          <table:table-cell office:value-type="float" office:value="606.474424440141">
            <text:p>606.474424440141</text:p>
          </table:table-cell>
          <table:table-cell office:value-type="float" office:value="0">
            <text:p>0</text:p>
          </table:table-cell>
          <table:table-cell office:value-type="float" office:value="5.13531556514148">
            <text:p>5.13531556514148</text:p>
          </table:table-cell>
          <table:table-cell office:value-type="float" office:value="522.345292600652">
            <text:p>522.345292600652</text:p>
          </table:table-cell>
          <table:table-cell office:value-type="float" office:value="104157.49">
            <text:p>104157.49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Grundbuchplan (wms)</text:p>
          </table:table-cell>
          <table:table-cell office:value-type="float" office:value="200">
            <text:p>200</text:p>
          </table:table-cell>
          <table:table-cell office:value-type="float" office:value="301">
            <text:p>301</text:p>
          </table:table-cell>
          <table:table-cell office:value-type="float" office:value="31">
            <text:p>31</text:p>
          </table:table-cell>
          <table:table-cell office:value-type="float" office:value="10082">
            <text:p>10082</text:p>
          </table:table-cell>
          <table:table-cell office:value-type="float" office:value="746.41523296353">
            <text:p>746.41523296353</text:p>
          </table:table-cell>
          <table:table-cell office:value-type="float" office:value="0">
            <text:p>0</text:p>
          </table:table-cell>
          <table:table-cell office:value-type="float" office:value="9.30535523193598">
            <text:p>9.30535523193598</text:p>
          </table:table-cell>
          <table:table-cell office:value-type="float" office:value="773.139892203276">
            <text:p>773.139892203276</text:p>
          </table:table-cell>
          <table:table-cell office:value-type="float" office:value="85079.53">
            <text:p>85079.5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301">
            <text:p>301</text:p>
          </table:table-cell>
          <table:table-cell office:value-type="float" office:value="31">
            <text:p>31</text:p>
          </table:table-cell>
          <table:table-cell office:value-type="float" office:value="10082">
            <text:p>10082</text:p>
          </table:table-cell>
          <table:table-cell office:value-type="float" office:value="746.41523296353">
            <text:p>746.41523296353</text:p>
          </table:table-cell>
          <table:table-cell office:value-type="float" office:value="0">
            <text:p>0</text:p>
          </table:table-cell>
          <table:table-cell office:value-type="float" office:value="9.30535523193598">
            <text:p>9.30535523193598</text:p>
          </table:table-cell>
          <table:table-cell office:value-type="float" office:value="773.139892203276">
            <text:p>773.139892203276</text:p>
          </table:table-cell>
          <table:table-cell office:value-type="float" office:value="85079.53">
            <text:p>85079.5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wms)</text:p>
          </table:table-cell>
          <table:table-cell office:value-type="float" office:value="200">
            <text:p>200</text:p>
          </table:table-cell>
          <table:table-cell office:value-type="float" office:value="345">
            <text:p>345</text:p>
          </table:table-cell>
          <table:table-cell office:value-type="float" office:value="35">
            <text:p>35</text:p>
          </table:table-cell>
          <table:table-cell office:value-type="float" office:value="6357">
            <text:p>6357</text:p>
          </table:table-cell>
          <table:table-cell office:value-type="float" office:value="571.456975086489">
            <text:p>571.456975086489</text:p>
          </table:table-cell>
          <table:table-cell office:value-type="float" office:value="0">
            <text:p>0</text:p>
          </table:table-cell>
          <table:table-cell office:value-type="float" office:value="8.6884747382597">
            <text:p>8.6884747382597</text:p>
          </table:table-cell>
          <table:table-cell office:value-type="float" office:value="889.062601818063">
            <text:p>889.062601818063</text:p>
          </table:table-cell>
          <table:table-cell office:value-type="float" office:value="104782.5">
            <text:p>104782.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345">
            <text:p>345</text:p>
          </table:table-cell>
          <table:table-cell office:value-type="float" office:value="35">
            <text:p>35</text:p>
          </table:table-cell>
          <table:table-cell office:value-type="float" office:value="6357">
            <text:p>6357</text:p>
          </table:table-cell>
          <table:table-cell office:value-type="float" office:value="571.456975086489">
            <text:p>571.456975086489</text:p>
          </table:table-cell>
          <table:table-cell office:value-type="float" office:value="0">
            <text:p>0</text:p>
          </table:table-cell>
          <table:table-cell office:value-type="float" office:value="8.6884747382597">
            <text:p>8.6884747382597</text:p>
          </table:table-cell>
          <table:table-cell office:value-type="float" office:value="889.062601818063">
            <text:p>889.062601818063</text:p>
          </table:table-cell>
          <table:table-cell office:value-type="float" office:value="104782.5">
            <text:p>104782.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wms)</text:p>
          </table:table-cell>
          <table:table-cell office:value-type="float" office:value="200">
            <text:p>200</text:p>
          </table:table-cell>
          <table:table-cell office:value-type="float" office:value="281">
            <text:p>281</text:p>
          </table:table-cell>
          <table:table-cell office:value-type="float" office:value="36">
            <text:p>36</text:p>
          </table:table-cell>
          <table:table-cell office:value-type="float" office:value="3639">
            <text:p>3639</text:p>
          </table:table-cell>
          <table:table-cell office:value-type="float" office:value="317.7903489724">
            <text:p>317.7903489724</text:p>
          </table:table-cell>
          <table:table-cell office:value-type="float" office:value="0">
            <text:p>0</text:p>
          </table:table-cell>
          <table:table-cell office:value-type="float" office:value="11.685655857435">
            <text:p>11.685655857435</text:p>
          </table:table-cell>
          <table:table-cell office:value-type="float" office:value="980.213696866784">
            <text:p>980.213696866784</text:p>
          </table:table-cell>
          <table:table-cell office:value-type="float" office:value="85894.95">
            <text:p>85894.9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281">
            <text:p>281</text:p>
          </table:table-cell>
          <table:table-cell office:value-type="float" office:value="36">
            <text:p>36</text:p>
          </table:table-cell>
          <table:table-cell office:value-type="float" office:value="3639">
            <text:p>3639</text:p>
          </table:table-cell>
          <table:table-cell office:value-type="float" office:value="317.7903489724">
            <text:p>317.7903489724</text:p>
          </table:table-cell>
          <table:table-cell office:value-type="float" office:value="0">
            <text:p>0</text:p>
          </table:table-cell>
          <table:table-cell office:value-type="float" office:value="11.685655857435">
            <text:p>11.685655857435</text:p>
          </table:table-cell>
          <table:table-cell office:value-type="float" office:value="980.213696866784">
            <text:p>980.213696866784</text:p>
          </table:table-cell>
          <table:table-cell office:value-type="float" office:value="85894.95">
            <text:p>85894.95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rundbuchplan (wms)</text:p>
          </table:table-cell>
          <table:table-cell office:value-type="float" office:value="200">
            <text:p>200</text:p>
          </table:table-cell>
          <table:table-cell office:value-type="float" office:value="547">
            <text:p>547</text:p>
          </table:table-cell>
          <table:table-cell office:value-type="float" office:value="34">
            <text:p>34</text:p>
          </table:table-cell>
          <table:table-cell office:value-type="float" office:value="5896">
            <text:p>5896</text:p>
          </table:table-cell>
          <table:table-cell office:value-type="float" office:value="682.686652205827">
            <text:p>682.686652205827</text:p>
          </table:table-cell>
          <table:table-cell office:value-type="float" office:value="0">
            <text:p>0</text:p>
          </table:table-cell>
          <table:table-cell office:value-type="float" office:value="11.8525542254356">
            <text:p>11.8525542254356</text:p>
          </table:table-cell>
          <table:table-cell office:value-type="float" office:value="1026.39525629297">
            <text:p>1026.39525629297</text:p>
          </table:table-cell>
          <table:table-cell office:value-type="float" office:value="88675.295">
            <text:p>88675.29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547">
            <text:p>547</text:p>
          </table:table-cell>
          <table:table-cell office:value-type="float" office:value="34">
            <text:p>34</text:p>
          </table:table-cell>
          <table:table-cell office:value-type="float" office:value="5896">
            <text:p>5896</text:p>
          </table:table-cell>
          <table:table-cell office:value-type="float" office:value="682.686652205827">
            <text:p>682.686652205827</text:p>
          </table:table-cell>
          <table:table-cell office:value-type="float" office:value="0">
            <text:p>0</text:p>
          </table:table-cell>
          <table:table-cell office:value-type="float" office:value="11.8525542254356">
            <text:p>11.8525542254356</text:p>
          </table:table-cell>
          <table:table-cell office:value-type="float" office:value="1026.39525629297">
            <text:p>1026.39525629297</text:p>
          </table:table-cell>
          <table:table-cell office:value-type="float" office:value="88675.295">
            <text:p>88675.29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wms)</text:p>
          </table:table-cell>
          <table:table-cell office:value-type="float" office:value="200">
            <text:p>200</text:p>
          </table:table-cell>
          <table:table-cell office:value-type="float" office:value="548">
            <text:p>548</text:p>
          </table:table-cell>
          <table:table-cell office:value-type="float" office:value="31">
            <text:p>31</text:p>
          </table:table-cell>
          <table:table-cell office:value-type="float" office:value="6168">
            <text:p>6168</text:p>
          </table:table-cell>
          <table:table-cell office:value-type="float" office:value="642.727858117259">
            <text:p>642.727858117259</text:p>
          </table:table-cell>
          <table:table-cell office:value-type="float" office:value="0">
            <text:p>0</text:p>
          </table:table-cell>
          <table:table-cell office:value-type="float" office:value="12.7567291746396">
            <text:p>12.7567291746396</text:p>
          </table:table-cell>
          <table:table-cell office:value-type="float" office:value="1059.89894776917">
            <text:p>1059.89894776917</text:p>
          </table:table-cell>
          <table:table-cell office:value-type="float" office:value="85079.53">
            <text:p>85079.5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548">
            <text:p>548</text:p>
          </table:table-cell>
          <table:table-cell office:value-type="float" office:value="31">
            <text:p>31</text:p>
          </table:table-cell>
          <table:table-cell office:value-type="float" office:value="6168">
            <text:p>6168</text:p>
          </table:table-cell>
          <table:table-cell office:value-type="float" office:value="642.727858117259">
            <text:p>642.727858117259</text:p>
          </table:table-cell>
          <table:table-cell office:value-type="float" office:value="0">
            <text:p>0</text:p>
          </table:table-cell>
          <table:table-cell office:value-type="float" office:value="12.7567291746396">
            <text:p>12.7567291746396</text:p>
          </table:table-cell>
          <table:table-cell office:value-type="float" office:value="1059.89894776917">
            <text:p>1059.89894776917</text:p>
          </table:table-cell>
          <table:table-cell office:value-type="float" office:value="85079.53">
            <text:p>85079.5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wms)</text:p>
          </table:table-cell>
          <table:table-cell office:value-type="float" office:value="200">
            <text:p>200</text:p>
          </table:table-cell>
          <table:table-cell office:value-type="float" office:value="459">
            <text:p>459</text:p>
          </table:table-cell>
          <table:table-cell office:value-type="float" office:value="32">
            <text:p>32</text:p>
          </table:table-cell>
          <table:table-cell office:value-type="float" office:value="5159">
            <text:p>5159</text:p>
          </table:table-cell>
          <table:table-cell office:value-type="float" office:value="468.831299189805">
            <text:p>468.831299189805</text:p>
          </table:table-cell>
          <table:table-cell office:value-type="float" office:value="0">
            <text:p>0</text:p>
          </table:table-cell>
          <table:table-cell office:value-type="float" office:value="13.1053010942926">
            <text:p>13.1053010942926</text:p>
          </table:table-cell>
          <table:table-cell office:value-type="float" office:value="1105.25687669959">
            <text:p>1105.25687669959</text:p>
          </table:table-cell>
          <table:table-cell office:value-type="float" office:value="86360.705">
            <text:p>86360.70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459">
            <text:p>459</text:p>
          </table:table-cell>
          <table:table-cell office:value-type="float" office:value="32">
            <text:p>32</text:p>
          </table:table-cell>
          <table:table-cell office:value-type="float" office:value="5159">
            <text:p>5159</text:p>
          </table:table-cell>
          <table:table-cell office:value-type="float" office:value="468.831299189805">
            <text:p>468.831299189805</text:p>
          </table:table-cell>
          <table:table-cell office:value-type="float" office:value="0">
            <text:p>0</text:p>
          </table:table-cell>
          <table:table-cell office:value-type="float" office:value="13.1053010942926">
            <text:p>13.1053010942926</text:p>
          </table:table-cell>
          <table:table-cell office:value-type="float" office:value="1105.25687669959">
            <text:p>1105.25687669959</text:p>
          </table:table-cell>
          <table:table-cell office:value-type="float" office:value="86360.705">
            <text:p>86360.705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Grundbuchplan (wms)</text:p>
          </table:table-cell>
          <table:table-cell office:value-type="float" office:value="384">
            <text:p>384</text:p>
          </table:table-cell>
          <table:table-cell office:value-type="float" office:value="1772">
            <text:p>1772</text:p>
          </table:table-cell>
          <table:table-cell office:value-type="float" office:value="68">
            <text:p>68</text:p>
          </table:table-cell>
          <table:table-cell office:value-type="float" office:value="15915">
            <text:p>15915</text:p>
          </table:table-cell>
          <table:table-cell office:value-type="float" office:value="2332.48076840661">
            <text:p>2332.48076840661</text:p>
          </table:table-cell>
          <table:table-cell office:value-type="float" office:value="0">
            <text:p>0</text:p>
          </table:table-cell>
          <table:table-cell office:value-type="float" office:value="8.10075311689134">
            <text:p>8.10075311689134</text:p>
          </table:table-cell>
          <table:table-cell office:value-type="float" office:value="750.95272681845">
            <text:p>750.95272681845</text:p>
          </table:table-cell>
          <table:table-cell office:value-type="float" office:value="94926.4322916667">
            <text:p>94926.43229166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1772">
            <text:p>1772</text:p>
          </table:table-cell>
          <table:table-cell office:value-type="float" office:value="68">
            <text:p>68</text:p>
          </table:table-cell>
          <table:table-cell office:value-type="float" office:value="15915">
            <text:p>15915</text:p>
          </table:table-cell>
          <table:table-cell office:value-type="float" office:value="2332.48076840661">
            <text:p>2332.48076840661</text:p>
          </table:table-cell>
          <table:table-cell office:value-type="float" office:value="0">
            <text:p>0</text:p>
          </table:table-cell>
          <table:table-cell office:value-type="float" office:value="8.10075311689134">
            <text:p>8.10075311689134</text:p>
          </table:table-cell>
          <table:table-cell office:value-type="float" office:value="750.95272681845">
            <text:p>750.95272681845</text:p>
          </table:table-cell>
          <table:table-cell office:value-type="float" office:value="94926.4322916667">
            <text:p>94926.432291666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wms)</text:p>
          </table:table-cell>
          <table:table-cell office:value-type="float" office:value="384">
            <text:p>384</text:p>
          </table:table-cell>
          <table:table-cell office:value-type="float" office:value="1654">
            <text:p>1654</text:p>
          </table:table-cell>
          <table:table-cell office:value-type="float" office:value="58">
            <text:p>58</text:p>
          </table:table-cell>
          <table:table-cell office:value-type="float" office:value="22464">
            <text:p>22464</text:p>
          </table:table-cell>
          <table:table-cell office:value-type="float" office:value="2716.93109375078">
            <text:p>2716.93109375078</text:p>
          </table:table-cell>
          <table:table-cell office:value-type="float" office:value="0">
            <text:p>0</text:p>
          </table:table-cell>
          <table:table-cell office:value-type="float" office:value="8.33351418216541">
            <text:p>8.33351418216541</text:p>
          </table:table-cell>
          <table:table-cell office:value-type="float" office:value="770.053323843291">
            <text:p>770.053323843291</text:p>
          </table:table-cell>
          <table:table-cell office:value-type="float" office:value="94622.0989583333">
            <text:p>94622.09895833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1654">
            <text:p>1654</text:p>
          </table:table-cell>
          <table:table-cell office:value-type="float" office:value="58">
            <text:p>58</text:p>
          </table:table-cell>
          <table:table-cell office:value-type="float" office:value="22464">
            <text:p>22464</text:p>
          </table:table-cell>
          <table:table-cell office:value-type="float" office:value="2716.93109375078">
            <text:p>2716.93109375078</text:p>
          </table:table-cell>
          <table:table-cell office:value-type="float" office:value="0">
            <text:p>0</text:p>
          </table:table-cell>
          <table:table-cell office:value-type="float" office:value="8.33351418216541">
            <text:p>8.33351418216541</text:p>
          </table:table-cell>
          <table:table-cell office:value-type="float" office:value="770.053323843291">
            <text:p>770.053323843291</text:p>
          </table:table-cell>
          <table:table-cell office:value-type="float" office:value="94622.0989583333">
            <text:p>94622.098958333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wms)</text:p>
          </table:table-cell>
          <table:table-cell office:value-type="float" office:value="384">
            <text:p>384</text:p>
          </table:table-cell>
          <table:table-cell office:value-type="float" office:value="1841">
            <text:p>1841</text:p>
          </table:table-cell>
          <table:table-cell office:value-type="float" office:value="65">
            <text:p>65</text:p>
          </table:table-cell>
          <table:table-cell office:value-type="float" office:value="20059">
            <text:p>20059</text:p>
          </table:table-cell>
          <table:table-cell office:value-type="float" office:value="2678.77655421517">
            <text:p>2678.77655421517</text:p>
          </table:table-cell>
          <table:table-cell office:value-type="float" office:value="0">
            <text:p>0</text:p>
          </table:table-cell>
          <table:table-cell office:value-type="float" office:value="7.56799369333859">
            <text:p>7.56799369333859</text:p>
          </table:table-cell>
          <table:table-cell office:value-type="float" office:value="757.012022843171">
            <text:p>757.012022843171</text:p>
          </table:table-cell>
          <table:table-cell office:value-type="float" office:value="102428.7734375">
            <text:p>102428.77343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1841">
            <text:p>1841</text:p>
          </table:table-cell>
          <table:table-cell office:value-type="float" office:value="65">
            <text:p>65</text:p>
          </table:table-cell>
          <table:table-cell office:value-type="float" office:value="20059">
            <text:p>20059</text:p>
          </table:table-cell>
          <table:table-cell office:value-type="float" office:value="2678.77655421517">
            <text:p>2678.77655421517</text:p>
          </table:table-cell>
          <table:table-cell office:value-type="float" office:value="0">
            <text:p>0</text:p>
          </table:table-cell>
          <table:table-cell office:value-type="float" office:value="7.56799369333859">
            <text:p>7.56799369333859</text:p>
          </table:table-cell>
          <table:table-cell office:value-type="float" office:value="757.012022843171">
            <text:p>757.012022843171</text:p>
          </table:table-cell>
          <table:table-cell office:value-type="float" office:value="102428.7734375">
            <text:p>102428.7734375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Grundbuchplan (wms)</text:p>
          </table:table-cell>
          <table:table-cell office:value-type="float" office:value="768">
            <text:p>768</text:p>
          </table:table-cell>
          <table:table-cell office:value-type="float" office:value="19198">
            <text:p>19198</text:p>
          </table:table-cell>
          <table:table-cell office:value-type="float" office:value="75">
            <text:p>75</text:p>
          </table:table-cell>
          <table:table-cell office:value-type="float" office:value="80233">
            <text:p>80233</text:p>
          </table:table-cell>
          <table:table-cell office:value-type="float" office:value="17570.5352731942">
            <text:p>17570.5352731942</text:p>
          </table:table-cell>
          <table:table-cell office:value-type="float" office:value="0.0677083333333333">
            <text:p>0.0677083333333333</text:p>
          </table:table-cell>
          <table:table-cell office:value-type="float" office:value="1.56121994702423">
            <text:p>1.56121994702423</text:p>
          </table:table-cell>
          <table:table-cell office:value-type="float" office:value="70.0429106791104">
            <text:p>70.0429106791104</text:p>
          </table:table-cell>
          <table:table-cell office:value-type="float" office:value="45940.9583333333">
            <text:p>45940.95833333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9198">
            <text:p>19198</text:p>
          </table:table-cell>
          <table:table-cell office:value-type="float" office:value="75">
            <text:p>75</text:p>
          </table:table-cell>
          <table:table-cell office:value-type="float" office:value="80233">
            <text:p>80233</text:p>
          </table:table-cell>
          <table:table-cell office:value-type="float" office:value="17570.5352731942">
            <text:p>17570.5352731942</text:p>
          </table:table-cell>
          <table:table-cell office:value-type="float" office:value="0.0677083333333333">
            <text:p>0.0677083333333333</text:p>
          </table:table-cell>
          <table:table-cell office:value-type="float" office:value="1.56121994702423">
            <text:p>1.56121994702423</text:p>
          </table:table-cell>
          <table:table-cell office:value-type="float" office:value="70.0429106791104">
            <text:p>70.0429106791104</text:p>
          </table:table-cell>
          <table:table-cell office:value-type="float" office:value="45940.9583333333">
            <text:p>45940.9583333333</text:p>
          </table:table-cell>
        </table:table-row>
      </table:table>
      <table:table table:name="Sheet6" table:style-name="ta1" table:print="false">
        <table:table-column table:style-name="co1" table:default-cell-style-name="Default"/>
        <table:table-column table:style-name="co1" table:number-columns-repeated="10" table:default-cell-style-name="ce1"/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undbuchplan (embedded)</text:p>
          </table:table-cell>
          <table:table-cell office:value-type="float" office:value="100">
            <text:p>100</text:p>
          </table:table-cell>
          <table:table-cell office:value-type="float" office:value="159">
            <text:p>159</text:p>
          </table:table-cell>
          <table:table-cell office:value-type="float" office:value="24">
            <text:p>24</text:p>
          </table:table-cell>
          <table:table-cell office:value-type="float" office:value="2242">
            <text:p>2242</text:p>
          </table:table-cell>
          <table:table-cell office:value-type="float" office:value="245.951557018857">
            <text:p>245.951557018857</text:p>
          </table:table-cell>
          <table:table-cell office:value-type="float" office:value="0">
            <text:p>0</text:p>
          </table:table-cell>
          <table:table-cell office:value-type="float" office:value="6.24609618988132">
            <text:p>6.24609618988132</text:p>
          </table:table-cell>
          <table:table-cell office:value-type="float" office:value="547.956843379138">
            <text:p>547.956843379138</text:p>
          </table:table-cell>
          <table:table-cell office:value-type="float" office:value="89833.36">
            <text:p>89833.36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59">
            <text:p>159</text:p>
          </table:table-cell>
          <table:table-cell office:value-type="float" office:value="24">
            <text:p>24</text:p>
          </table:table-cell>
          <table:table-cell office:value-type="float" office:value="2242">
            <text:p>2242</text:p>
          </table:table-cell>
          <table:table-cell office:value-type="float" office:value="245.951557018857">
            <text:p>245.951557018857</text:p>
          </table:table-cell>
          <table:table-cell office:value-type="float" office:value="0">
            <text:p>0</text:p>
          </table:table-cell>
          <table:table-cell office:value-type="float" office:value="6.24609618988132">
            <text:p>6.24609618988132</text:p>
          </table:table-cell>
          <table:table-cell office:value-type="float" office:value="547.956843379138">
            <text:p>547.956843379138</text:p>
          </table:table-cell>
          <table:table-cell office:value-type="float" office:value="89833.36">
            <text:p>89833.36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1">
            <text:p>21</text:p>
          </table:table-cell>
          <table:table-cell office:value-type="float" office:value="2238">
            <text:p>2238</text:p>
          </table:table-cell>
          <table:table-cell office:value-type="float" office:value="244.904490771403">
            <text:p>244.904490771403</text:p>
          </table:table-cell>
          <table:table-cell office:value-type="float" office:value="0">
            <text:p>0</text:p>
          </table:table-cell>
          <table:table-cell office:value-type="float" office:value="6.62295516259355">
            <text:p>6.62295516259355</text:p>
          </table:table-cell>
          <table:table-cell office:value-type="float" office:value="581.017886118286">
            <text:p>581.017886118286</text:p>
          </table:table-cell>
          <table:table-cell office:value-type="float" office:value="89833.36">
            <text:p>89833.36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1">
            <text:p>21</text:p>
          </table:table-cell>
          <table:table-cell office:value-type="float" office:value="2238">
            <text:p>2238</text:p>
          </table:table-cell>
          <table:table-cell office:value-type="float" office:value="244.904490771403">
            <text:p>244.904490771403</text:p>
          </table:table-cell>
          <table:table-cell office:value-type="float" office:value="0">
            <text:p>0</text:p>
          </table:table-cell>
          <table:table-cell office:value-type="float" office:value="6.62295516259355">
            <text:p>6.62295516259355</text:p>
          </table:table-cell>
          <table:table-cell office:value-type="float" office:value="581.017886118286">
            <text:p>581.017886118286</text:p>
          </table:table-cell>
          <table:table-cell office:value-type="float" office:value="89833.36">
            <text:p>89833.36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100">
            <text:p>100</text:p>
          </table:table-cell>
          <table:table-cell office:value-type="float" office:value="207">
            <text:p>207</text:p>
          </table:table-cell>
          <table:table-cell office:value-type="float" office:value="22">
            <text:p>22</text:p>
          </table:table-cell>
          <table:table-cell office:value-type="float" office:value="5107">
            <text:p>5107</text:p>
          </table:table-cell>
          <table:table-cell office:value-type="float" office:value="549.655246404508">
            <text:p>549.655246404508</text:p>
          </table:table-cell>
          <table:table-cell office:value-type="float" office:value="0">
            <text:p>0</text:p>
          </table:table-cell>
          <table:table-cell office:value-type="float" office:value="4.81533201714258">
            <text:p>4.81533201714258</text:p>
          </table:table-cell>
          <table:table-cell office:value-type="float" office:value="422.438920522945">
            <text:p>422.438920522945</text:p>
          </table:table-cell>
          <table:table-cell office:value-type="float" office:value="89833.36">
            <text:p>89833.36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207">
            <text:p>207</text:p>
          </table:table-cell>
          <table:table-cell office:value-type="float" office:value="22">
            <text:p>22</text:p>
          </table:table-cell>
          <table:table-cell office:value-type="float" office:value="5107">
            <text:p>5107</text:p>
          </table:table-cell>
          <table:table-cell office:value-type="float" office:value="549.655246404508">
            <text:p>549.655246404508</text:p>
          </table:table-cell>
          <table:table-cell office:value-type="float" office:value="0">
            <text:p>0</text:p>
          </table:table-cell>
          <table:table-cell office:value-type="float" office:value="4.81533201714258">
            <text:p>4.81533201714258</text:p>
          </table:table-cell>
          <table:table-cell office:value-type="float" office:value="422.438920522945">
            <text:p>422.438920522945</text:p>
          </table:table-cell>
          <table:table-cell office:value-type="float" office:value="89833.36">
            <text:p>89833.36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rundbuchplan (embedded)</text:p>
          </table:table-cell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5">
            <text:p>15</text:p>
          </table:table-cell>
          <table:table-cell office:value-type="float" office:value="2237">
            <text:p>2237</text:p>
          </table:table-cell>
          <table:table-cell office:value-type="float" office:value="242.438858271524">
            <text:p>242.438858271524</text:p>
          </table:table-cell>
          <table:table-cell office:value-type="float" office:value="0">
            <text:p>0</text:p>
          </table:table-cell>
          <table:table-cell office:value-type="float" office:value="11.6333178222429">
            <text:p>11.6333178222429</text:p>
          </table:table-cell>
          <table:table-cell office:value-type="float" office:value="1020.56643351559">
            <text:p>1020.56643351559</text:p>
          </table:table-cell>
          <table:table-cell office:value-type="float" office:value="89833.36">
            <text:p>89833.36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5">
            <text:p>15</text:p>
          </table:table-cell>
          <table:table-cell office:value-type="float" office:value="2237">
            <text:p>2237</text:p>
          </table:table-cell>
          <table:table-cell office:value-type="float" office:value="242.438858271524">
            <text:p>242.438858271524</text:p>
          </table:table-cell>
          <table:table-cell office:value-type="float" office:value="0">
            <text:p>0</text:p>
          </table:table-cell>
          <table:table-cell office:value-type="float" office:value="11.6333178222429">
            <text:p>11.6333178222429</text:p>
          </table:table-cell>
          <table:table-cell office:value-type="float" office:value="1020.56643351559">
            <text:p>1020.56643351559</text:p>
          </table:table-cell>
          <table:table-cell office:value-type="float" office:value="89833.36">
            <text:p>89833.36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5">
            <text:p>15</text:p>
          </table:table-cell>
          <table:table-cell office:value-type="float" office:value="2277">
            <text:p>2277</text:p>
          </table:table-cell>
          <table:table-cell office:value-type="float" office:value="247.336391176066">
            <text:p>247.336391176066</text:p>
          </table:table-cell>
          <table:table-cell office:value-type="float" office:value="0">
            <text:p>0</text:p>
          </table:table-cell>
          <table:table-cell office:value-type="float" office:value="11.8849536486808">
            <text:p>11.8849536486808</text:p>
          </table:table-cell>
          <table:table-cell office:value-type="float" office:value="1042.64191377466">
            <text:p>1042.64191377466</text:p>
          </table:table-cell>
          <table:table-cell office:value-type="float" office:value="89833.36">
            <text:p>89833.36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5">
            <text:p>15</text:p>
          </table:table-cell>
          <table:table-cell office:value-type="float" office:value="2277">
            <text:p>2277</text:p>
          </table:table-cell>
          <table:table-cell office:value-type="float" office:value="247.336391176066">
            <text:p>247.336391176066</text:p>
          </table:table-cell>
          <table:table-cell office:value-type="float" office:value="0">
            <text:p>0</text:p>
          </table:table-cell>
          <table:table-cell office:value-type="float" office:value="11.8849536486808">
            <text:p>11.8849536486808</text:p>
          </table:table-cell>
          <table:table-cell office:value-type="float" office:value="1042.64191377466">
            <text:p>1042.64191377466</text:p>
          </table:table-cell>
          <table:table-cell office:value-type="float" office:value="89833.36">
            <text:p>89833.36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16">
            <text:p>16</text:p>
          </table:table-cell>
          <table:table-cell office:value-type="float" office:value="2244">
            <text:p>2244</text:p>
          </table:table-cell>
          <table:table-cell office:value-type="float" office:value="242.948739449292">
            <text:p>242.948739449292</text:p>
          </table:table-cell>
          <table:table-cell office:value-type="float" office:value="0">
            <text:p>0</text:p>
          </table:table-cell>
          <table:table-cell office:value-type="float" office:value="12.1285627653123">
            <text:p>12.1285627653123</text:p>
          </table:table-cell>
          <table:table-cell office:value-type="float" office:value="1064.01322771377">
            <text:p>1064.01322771377</text:p>
          </table:table-cell>
          <table:table-cell office:value-type="float" office:value="89833.36">
            <text:p>89833.36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16">
            <text:p>16</text:p>
          </table:table-cell>
          <table:table-cell office:value-type="float" office:value="2244">
            <text:p>2244</text:p>
          </table:table-cell>
          <table:table-cell office:value-type="float" office:value="242.948739449292">
            <text:p>242.948739449292</text:p>
          </table:table-cell>
          <table:table-cell office:value-type="float" office:value="0">
            <text:p>0</text:p>
          </table:table-cell>
          <table:table-cell office:value-type="float" office:value="12.1285627653123">
            <text:p>12.1285627653123</text:p>
          </table:table-cell>
          <table:table-cell office:value-type="float" office:value="1064.01322771377">
            <text:p>1064.01322771377</text:p>
          </table:table-cell>
          <table:table-cell office:value-type="float" office:value="89833.36">
            <text:p>89833.36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Grundbuchplan (embedded)</text:p>
          </table:table-cell>
          <table:table-cell office:value-type="float" office:value="200">
            <text:p>200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2544">
            <text:p>2544</text:p>
          </table:table-cell>
          <table:table-cell office:value-type="float" office:value="216.774283530127">
            <text:p>216.774283530127</text:p>
          </table:table-cell>
          <table:table-cell office:value-type="float" office:value="0">
            <text:p>0</text:p>
          </table:table-cell>
          <table:table-cell office:value-type="float" office:value="18.8554728009805">
            <text:p>18.8554728009805</text:p>
          </table:table-cell>
          <table:table-cell office:value-type="float" office:value="1559.03788476949">
            <text:p>1559.03788476949</text:p>
          </table:table-cell>
          <table:table-cell office:value-type="float" office:value="84667.98">
            <text:p>84667.9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2544">
            <text:p>2544</text:p>
          </table:table-cell>
          <table:table-cell office:value-type="float" office:value="216.774283530127">
            <text:p>216.774283530127</text:p>
          </table:table-cell>
          <table:table-cell office:value-type="float" office:value="0">
            <text:p>0</text:p>
          </table:table-cell>
          <table:table-cell office:value-type="float" office:value="18.8554728009805">
            <text:p>18.8554728009805</text:p>
          </table:table-cell>
          <table:table-cell office:value-type="float" office:value="1559.03788476949">
            <text:p>1559.03788476949</text:p>
          </table:table-cell>
          <table:table-cell office:value-type="float" office:value="84667.98">
            <text:p>84667.98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200">
            <text:p>200</text:p>
          </table:table-cell>
          <table:table-cell office:value-type="float" office:value="137">
            <text:p>137</text:p>
          </table:table-cell>
          <table:table-cell office:value-type="float" office:value="15">
            <text:p>15</text:p>
          </table:table-cell>
          <table:table-cell office:value-type="float" office:value="2393">
            <text:p>2393</text:p>
          </table:table-cell>
          <table:table-cell office:value-type="float" office:value="216.378602454124">
            <text:p>216.378602454124</text:p>
          </table:table-cell>
          <table:table-cell office:value-type="float" office:value="0">
            <text:p>0</text:p>
          </table:table-cell>
          <table:table-cell office:value-type="float" office:value="16.3974747888825">
            <text:p>16.3974747888825</text:p>
          </table:table-cell>
          <table:table-cell office:value-type="float" office:value="1355.80182370665">
            <text:p>1355.80182370665</text:p>
          </table:table-cell>
          <table:table-cell office:value-type="float" office:value="84667.98">
            <text:p>84667.9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37">
            <text:p>137</text:p>
          </table:table-cell>
          <table:table-cell office:value-type="float" office:value="15">
            <text:p>15</text:p>
          </table:table-cell>
          <table:table-cell office:value-type="float" office:value="2393">
            <text:p>2393</text:p>
          </table:table-cell>
          <table:table-cell office:value-type="float" office:value="216.378602454124">
            <text:p>216.378602454124</text:p>
          </table:table-cell>
          <table:table-cell office:value-type="float" office:value="0">
            <text:p>0</text:p>
          </table:table-cell>
          <table:table-cell office:value-type="float" office:value="16.3974747888825">
            <text:p>16.3974747888825</text:p>
          </table:table-cell>
          <table:table-cell office:value-type="float" office:value="1355.80182370665">
            <text:p>1355.80182370665</text:p>
          </table:table-cell>
          <table:table-cell office:value-type="float" office:value="84667.98">
            <text:p>84667.98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200">
            <text:p>200</text:p>
          </table:table-cell>
          <table:table-cell office:value-type="float" office:value="135">
            <text:p>135</text:p>
          </table:table-cell>
          <table:table-cell office:value-type="float" office:value="16">
            <text:p>16</text:p>
          </table:table-cell>
          <table:table-cell office:value-type="float" office:value="2564">
            <text:p>2564</text:p>
          </table:table-cell>
          <table:table-cell office:value-type="float" office:value="219.673088417767">
            <text:p>219.673088417767</text:p>
          </table:table-cell>
          <table:table-cell office:value-type="float" office:value="0">
            <text:p>0</text:p>
          </table:table-cell>
          <table:table-cell office:value-type="float" office:value="17.7116542685087">
            <text:p>17.7116542685087</text:p>
          </table:table-cell>
          <table:table-cell office:value-type="float" office:value="1464.46288024708">
            <text:p>1464.46288024708</text:p>
          </table:table-cell>
          <table:table-cell office:value-type="float" office:value="84667.98">
            <text:p>84667.9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35">
            <text:p>135</text:p>
          </table:table-cell>
          <table:table-cell office:value-type="float" office:value="16">
            <text:p>16</text:p>
          </table:table-cell>
          <table:table-cell office:value-type="float" office:value="2564">
            <text:p>2564</text:p>
          </table:table-cell>
          <table:table-cell office:value-type="float" office:value="219.673088417767">
            <text:p>219.673088417767</text:p>
          </table:table-cell>
          <table:table-cell office:value-type="float" office:value="0">
            <text:p>0</text:p>
          </table:table-cell>
          <table:table-cell office:value-type="float" office:value="17.7116542685087">
            <text:p>17.7116542685087</text:p>
          </table:table-cell>
          <table:table-cell office:value-type="float" office:value="1464.46288024708">
            <text:p>1464.46288024708</text:p>
          </table:table-cell>
          <table:table-cell office:value-type="float" office:value="84667.98">
            <text:p>84667.98</text:p>
          </table:table-cell>
        </table:table-row>
        <table:table-row table:style-name="ro1" table:number-rows-repeated="4">
          <table:table-cell/>
          <table:table-cell table:style-name="Default"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rundbuchplan (embedded)</text:p>
          </table:table-cell>
          <table:table-cell office:value-type="float" office:value="200">
            <text:p>200</text:p>
          </table:table-cell>
          <table:table-cell office:value-type="float" office:value="175">
            <text:p>175</text:p>
          </table:table-cell>
          <table:table-cell office:value-type="float" office:value="19">
            <text:p>19</text:p>
          </table:table-cell>
          <table:table-cell office:value-type="float" office:value="2702">
            <text:p>2702</text:p>
          </table:table-cell>
          <table:table-cell office:value-type="float" office:value="250.043835356923">
            <text:p>250.043835356923</text:p>
          </table:table-cell>
          <table:table-cell office:value-type="float" office:value="0">
            <text:p>0</text:p>
          </table:table-cell>
          <table:table-cell office:value-type="float" office:value="19.7413878195637">
            <text:p>19.7413878195637</text:p>
          </table:table-cell>
          <table:table-cell office:value-type="float" office:value="1676.91512668419">
            <text:p>1676.91512668419</text:p>
          </table:table-cell>
          <table:table-cell office:value-type="float" office:value="86982.795">
            <text:p>86982.79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75">
            <text:p>175</text:p>
          </table:table-cell>
          <table:table-cell office:value-type="float" office:value="19">
            <text:p>19</text:p>
          </table:table-cell>
          <table:table-cell office:value-type="float" office:value="2702">
            <text:p>2702</text:p>
          </table:table-cell>
          <table:table-cell office:value-type="float" office:value="250.043835356923">
            <text:p>250.043835356923</text:p>
          </table:table-cell>
          <table:table-cell office:value-type="float" office:value="0">
            <text:p>0</text:p>
          </table:table-cell>
          <table:table-cell office:value-type="float" office:value="19.7413878195637">
            <text:p>19.7413878195637</text:p>
          </table:table-cell>
          <table:table-cell office:value-type="float" office:value="1676.91512668419">
            <text:p>1676.91512668419</text:p>
          </table:table-cell>
          <table:table-cell office:value-type="float" office:value="86982.795">
            <text:p>86982.79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200">
            <text:p>200</text:p>
          </table:table-cell>
          <table:table-cell office:value-type="float" office:value="173">
            <text:p>173</text:p>
          </table:table-cell>
          <table:table-cell office:value-type="float" office:value="20">
            <text:p>20</text:p>
          </table:table-cell>
          <table:table-cell office:value-type="float" office:value="2847">
            <text:p>2847</text:p>
          </table:table-cell>
          <table:table-cell office:value-type="float" office:value="254.481417592719">
            <text:p>254.481417592719</text:p>
          </table:table-cell>
          <table:table-cell office:value-type="float" office:value="0">
            <text:p>0</text:p>
          </table:table-cell>
          <table:table-cell office:value-type="float" office:value="27.0306798215975">
            <text:p>27.0306798215975</text:p>
          </table:table-cell>
          <table:table-cell office:value-type="float" office:value="2234.99322121233">
            <text:p>2234.99322121233</text:p>
          </table:table-cell>
          <table:table-cell office:value-type="float" office:value="84667.98">
            <text:p>84667.9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73">
            <text:p>173</text:p>
          </table:table-cell>
          <table:table-cell office:value-type="float" office:value="20">
            <text:p>20</text:p>
          </table:table-cell>
          <table:table-cell office:value-type="float" office:value="2847">
            <text:p>2847</text:p>
          </table:table-cell>
          <table:table-cell office:value-type="float" office:value="254.481417592719">
            <text:p>254.481417592719</text:p>
          </table:table-cell>
          <table:table-cell office:value-type="float" office:value="0">
            <text:p>0</text:p>
          </table:table-cell>
          <table:table-cell office:value-type="float" office:value="27.0306798215975">
            <text:p>27.0306798215975</text:p>
          </table:table-cell>
          <table:table-cell office:value-type="float" office:value="2234.99322121233">
            <text:p>2234.99322121233</text:p>
          </table:table-cell>
          <table:table-cell office:value-type="float" office:value="84667.98">
            <text:p>84667.98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200">
            <text:p>200</text:p>
          </table:table-cell>
          <table:table-cell office:value-type="float" office:value="176">
            <text:p>176</text:p>
          </table:table-cell>
          <table:table-cell office:value-type="float" office:value="19">
            <text:p>19</text:p>
          </table:table-cell>
          <table:table-cell office:value-type="float" office:value="3022">
            <text:p>3022</text:p>
          </table:table-cell>
          <table:table-cell office:value-type="float" office:value="263.681207853347">
            <text:p>263.681207853347</text:p>
          </table:table-cell>
          <table:table-cell office:value-type="float" office:value="0">
            <text:p>0</text:p>
          </table:table-cell>
          <table:table-cell office:value-type="float" office:value="25.0062515628907">
            <text:p>25.0062515628907</text:p>
          </table:table-cell>
          <table:table-cell office:value-type="float" office:value="2082.53943368655">
            <text:p>2082.53943368655</text:p>
          </table:table-cell>
          <table:table-cell office:value-type="float" office:value="85279.49">
            <text:p>85279.49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76">
            <text:p>176</text:p>
          </table:table-cell>
          <table:table-cell office:value-type="float" office:value="19">
            <text:p>19</text:p>
          </table:table-cell>
          <table:table-cell office:value-type="float" office:value="3022">
            <text:p>3022</text:p>
          </table:table-cell>
          <table:table-cell office:value-type="float" office:value="263.681207853347">
            <text:p>263.681207853347</text:p>
          </table:table-cell>
          <table:table-cell office:value-type="float" office:value="0">
            <text:p>0</text:p>
          </table:table-cell>
          <table:table-cell office:value-type="float" office:value="25.0062515628907">
            <text:p>25.0062515628907</text:p>
          </table:table-cell>
          <table:table-cell office:value-type="float" office:value="2082.53943368655">
            <text:p>2082.53943368655</text:p>
          </table:table-cell>
          <table:table-cell office:value-type="float" office:value="85279.49">
            <text:p>85279.49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Grundbuchplan (embedded)</text:p>
          </table:table-cell>
          <table:table-cell office:value-type="float" office:value="384">
            <text:p>384</text:p>
          </table:table-cell>
          <table:table-cell office:value-type="float" office:value="349">
            <text:p>349</text:p>
          </table:table-cell>
          <table:table-cell office:value-type="float" office:value="19">
            <text:p>19</text:p>
          </table:table-cell>
          <table:table-cell office:value-type="float" office:value="7355">
            <text:p>7355</text:p>
          </table:table-cell>
          <table:table-cell office:value-type="float" office:value="647.043669882803">
            <text:p>647.043669882803</text:p>
          </table:table-cell>
          <table:table-cell office:value-type="float" office:value="0">
            <text:p>0</text:p>
          </table:table-cell>
          <table:table-cell office:value-type="float" office:value="31.1713613117948">
            <text:p>31.1713613117948</text:p>
          </table:table-cell>
          <table:table-cell office:value-type="float" office:value="2894.77699590064">
            <text:p>2894.77699590064</text:p>
          </table:table-cell>
          <table:table-cell office:value-type="float" office:value="95095.3541666667">
            <text:p>95095.35416666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349">
            <text:p>349</text:p>
          </table:table-cell>
          <table:table-cell office:value-type="float" office:value="19">
            <text:p>19</text:p>
          </table:table-cell>
          <table:table-cell office:value-type="float" office:value="7355">
            <text:p>7355</text:p>
          </table:table-cell>
          <table:table-cell office:value-type="float" office:value="647.043669882803">
            <text:p>647.043669882803</text:p>
          </table:table-cell>
          <table:table-cell office:value-type="float" office:value="0">
            <text:p>0</text:p>
          </table:table-cell>
          <table:table-cell office:value-type="float" office:value="31.1713613117948">
            <text:p>31.1713613117948</text:p>
          </table:table-cell>
          <table:table-cell office:value-type="float" office:value="2894.77699590064">
            <text:p>2894.77699590064</text:p>
          </table:table-cell>
          <table:table-cell office:value-type="float" office:value="95095.3541666667">
            <text:p>95095.354166666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384">
            <text:p>384</text:p>
          </table:table-cell>
          <table:table-cell office:value-type="float" office:value="392">
            <text:p>392</text:p>
          </table:table-cell>
          <table:table-cell office:value-type="float" office:value="20">
            <text:p>20</text:p>
          </table:table-cell>
          <table:table-cell office:value-type="float" office:value="6510">
            <text:p>6510</text:p>
          </table:table-cell>
          <table:table-cell office:value-type="float" office:value="742.462073479552">
            <text:p>742.462073479552</text:p>
          </table:table-cell>
          <table:table-cell office:value-type="float" office:value="0">
            <text:p>0</text:p>
          </table:table-cell>
          <table:table-cell office:value-type="float" office:value="21.5391518958941">
            <text:p>21.5391518958941</text:p>
          </table:table-cell>
          <table:table-cell office:value-type="float" office:value="1996.90981619503">
            <text:p>1996.90981619503</text:p>
          </table:table-cell>
          <table:table-cell office:value-type="float" office:value="94935.7552083333">
            <text:p>94935.75520833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392">
            <text:p>392</text:p>
          </table:table-cell>
          <table:table-cell office:value-type="float" office:value="20">
            <text:p>20</text:p>
          </table:table-cell>
          <table:table-cell office:value-type="float" office:value="6510">
            <text:p>6510</text:p>
          </table:table-cell>
          <table:table-cell office:value-type="float" office:value="742.462073479552">
            <text:p>742.462073479552</text:p>
          </table:table-cell>
          <table:table-cell office:value-type="float" office:value="0">
            <text:p>0</text:p>
          </table:table-cell>
          <table:table-cell office:value-type="float" office:value="21.5391518958941">
            <text:p>21.5391518958941</text:p>
          </table:table-cell>
          <table:table-cell office:value-type="float" office:value="1996.90981619503">
            <text:p>1996.90981619503</text:p>
          </table:table-cell>
          <table:table-cell office:value-type="float" office:value="94935.7552083333">
            <text:p>94935.755208333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384">
            <text:p>384</text:p>
          </table:table-cell>
          <table:table-cell office:value-type="float" office:value="358">
            <text:p>358</text:p>
          </table:table-cell>
          <table:table-cell office:value-type="float" office:value="17">
            <text:p>17</text:p>
          </table:table-cell>
          <table:table-cell office:value-type="float" office:value="6329">
            <text:p>6329</text:p>
          </table:table-cell>
          <table:table-cell office:value-type="float" office:value="662.441216928277">
            <text:p>662.441216928277</text:p>
          </table:table-cell>
          <table:table-cell office:value-type="float" office:value="0">
            <text:p>0</text:p>
          </table:table-cell>
          <table:table-cell office:value-type="float" office:value="30.110562220654">
            <text:p>30.110562220654</text:p>
          </table:table-cell>
          <table:table-cell office:value-type="float" office:value="2769.23084580589">
            <text:p>2769.23084580589</text:p>
          </table:table-cell>
          <table:table-cell office:value-type="float" office:value="94176.0026041667">
            <text:p>94176.002604166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358">
            <text:p>358</text:p>
          </table:table-cell>
          <table:table-cell office:value-type="float" office:value="17">
            <text:p>17</text:p>
          </table:table-cell>
          <table:table-cell office:value-type="float" office:value="6329">
            <text:p>6329</text:p>
          </table:table-cell>
          <table:table-cell office:value-type="float" office:value="662.441216928277">
            <text:p>662.441216928277</text:p>
          </table:table-cell>
          <table:table-cell office:value-type="float" office:value="0">
            <text:p>0</text:p>
          </table:table-cell>
          <table:table-cell office:value-type="float" office:value="30.110562220654">
            <text:p>30.110562220654</text:p>
          </table:table-cell>
          <table:table-cell office:value-type="float" office:value="2769.23084580589">
            <text:p>2769.23084580589</text:p>
          </table:table-cell>
          <table:table-cell office:value-type="float" office:value="94176.0026041667">
            <text:p>94176.0026041667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Grundbuchplan (embedded)</text:p>
          </table:table-cell>
          <table:table-cell office:value-type="float" office:value="768">
            <text:p>768</text:p>
          </table:table-cell>
          <table:table-cell office:value-type="float" office:value="674">
            <text:p>674</text:p>
          </table:table-cell>
          <table:table-cell office:value-type="float" office:value="28">
            <text:p>28</text:p>
          </table:table-cell>
          <table:table-cell office:value-type="float" office:value="15038">
            <text:p>15038</text:p>
          </table:table-cell>
          <table:table-cell office:value-type="float" office:value="1477.92202504924">
            <text:p>1477.92202504924</text:p>
          </table:table-cell>
          <table:table-cell office:value-type="float" office:value="0">
            <text:p>0</text:p>
          </table:table-cell>
          <table:table-cell office:value-type="float" office:value="34.9726775956284">
            <text:p>34.9726775956284</text:p>
          </table:table-cell>
          <table:table-cell office:value-type="float" office:value="3013.21120965676">
            <text:p>3013.21120965676</text:p>
          </table:table-cell>
          <table:table-cell office:value-type="float" office:value="88226.82421875">
            <text:p>88226.824218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674">
            <text:p>674</text:p>
          </table:table-cell>
          <table:table-cell office:value-type="float" office:value="28">
            <text:p>28</text:p>
          </table:table-cell>
          <table:table-cell office:value-type="float" office:value="15038">
            <text:p>15038</text:p>
          </table:table-cell>
          <table:table-cell office:value-type="float" office:value="1477.92202504924">
            <text:p>1477.92202504924</text:p>
          </table:table-cell>
          <table:table-cell office:value-type="float" office:value="0">
            <text:p>0</text:p>
          </table:table-cell>
          <table:table-cell office:value-type="float" office:value="34.9726775956284">
            <text:p>34.9726775956284</text:p>
          </table:table-cell>
          <table:table-cell office:value-type="float" office:value="3013.21120965676">
            <text:p>3013.21120965676</text:p>
          </table:table-cell>
          <table:table-cell office:value-type="float" office:value="88226.82421875">
            <text:p>88226.824218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768">
            <text:p>768</text:p>
          </table:table-cell>
          <table:table-cell office:value-type="float" office:value="693">
            <text:p>693</text:p>
          </table:table-cell>
          <table:table-cell office:value-type="float" office:value="28">
            <text:p>28</text:p>
          </table:table-cell>
          <table:table-cell office:value-type="float" office:value="14209">
            <text:p>14209</text:p>
          </table:table-cell>
          <table:table-cell office:value-type="float" office:value="1590.49041923125">
            <text:p>1590.49041923125</text:p>
          </table:table-cell>
          <table:table-cell office:value-type="float" office:value="0">
            <text:p>0</text:p>
          </table:table-cell>
          <table:table-cell office:value-type="float" office:value="32.4023289173909">
            <text:p>32.4023289173909</text:p>
          </table:table-cell>
          <table:table-cell office:value-type="float" office:value="2803.77364647498">
            <text:p>2803.77364647498</text:p>
          </table:table-cell>
          <table:table-cell office:value-type="float" office:value="88606.7239583333">
            <text:p>88606.72395833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693">
            <text:p>693</text:p>
          </table:table-cell>
          <table:table-cell office:value-type="float" office:value="28">
            <text:p>28</text:p>
          </table:table-cell>
          <table:table-cell office:value-type="float" office:value="14209">
            <text:p>14209</text:p>
          </table:table-cell>
          <table:table-cell office:value-type="float" office:value="1590.49041923125">
            <text:p>1590.49041923125</text:p>
          </table:table-cell>
          <table:table-cell office:value-type="float" office:value="0">
            <text:p>0</text:p>
          </table:table-cell>
          <table:table-cell office:value-type="float" office:value="32.4023289173909">
            <text:p>32.4023289173909</text:p>
          </table:table-cell>
          <table:table-cell office:value-type="float" office:value="2803.77364647498">
            <text:p>2803.77364647498</text:p>
          </table:table-cell>
          <table:table-cell office:value-type="float" office:value="88606.7239583333">
            <text:p>88606.723958333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768">
            <text:p>768</text:p>
          </table:table-cell>
          <table:table-cell office:value-type="float" office:value="631">
            <text:p>631</text:p>
          </table:table-cell>
          <table:table-cell office:value-type="float" office:value="22">
            <text:p>22</text:p>
          </table:table-cell>
          <table:table-cell office:value-type="float" office:value="14614">
            <text:p>14614</text:p>
          </table:table-cell>
          <table:table-cell office:value-type="float" office:value="1506.98643552631">
            <text:p>1506.98643552631</text:p>
          </table:table-cell>
          <table:table-cell office:value-type="float" office:value="0">
            <text:p>0</text:p>
          </table:table-cell>
          <table:table-cell office:value-type="float" office:value="33.6635399316209">
            <text:p>33.6635399316209</text:p>
          </table:table-cell>
          <table:table-cell office:value-type="float" office:value="2924.90442409266">
            <text:p>2924.90442409266</text:p>
          </table:table-cell>
          <table:table-cell office:value-type="float" office:value="88971.6927083333">
            <text:p>88971.69270833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631">
            <text:p>631</text:p>
          </table:table-cell>
          <table:table-cell office:value-type="float" office:value="22">
            <text:p>22</text:p>
          </table:table-cell>
          <table:table-cell office:value-type="float" office:value="14614">
            <text:p>14614</text:p>
          </table:table-cell>
          <table:table-cell office:value-type="float" office:value="1506.98643552631">
            <text:p>1506.98643552631</text:p>
          </table:table-cell>
          <table:table-cell office:value-type="float" office:value="0">
            <text:p>0</text:p>
          </table:table-cell>
          <table:table-cell office:value-type="float" office:value="33.6635399316209">
            <text:p>33.6635399316209</text:p>
          </table:table-cell>
          <table:table-cell office:value-type="float" office:value="2924.90442409266">
            <text:p>2924.90442409266</text:p>
          </table:table-cell>
          <table:table-cell office:value-type="float" office:value="88971.6927083333">
            <text:p>88971.6927083333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Grundbuchplan (embedded)</text:p>
          </table:table-cell>
          <table:table-cell office:value-type="float" office:value="768">
            <text:p>768</text:p>
          </table:table-cell>
          <table:table-cell office:value-type="float" office:value="1209">
            <text:p>1209</text:p>
          </table:table-cell>
          <table:table-cell office:value-type="float" office:value="22">
            <text:p>22</text:p>
          </table:table-cell>
          <table:table-cell office:value-type="float" office:value="16506">
            <text:p>16506</text:p>
          </table:table-cell>
          <table:table-cell office:value-type="float" office:value="2312.82222079286">
            <text:p>2312.82222079286</text:p>
          </table:table-cell>
          <table:table-cell office:value-type="float" office:value="0">
            <text:p>0</text:p>
          </table:table-cell>
          <table:table-cell office:value-type="float" office:value="34.1287828289561">
            <text:p>34.1287828289561</text:p>
          </table:table-cell>
          <table:table-cell office:value-type="float" office:value="2959.66102089166">
            <text:p>2959.66102089166</text:p>
          </table:table-cell>
          <table:table-cell office:value-type="float" office:value="88801.6692708333">
            <text:p>88801.66927083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209">
            <text:p>1209</text:p>
          </table:table-cell>
          <table:table-cell office:value-type="float" office:value="22">
            <text:p>22</text:p>
          </table:table-cell>
          <table:table-cell office:value-type="float" office:value="16506">
            <text:p>16506</text:p>
          </table:table-cell>
          <table:table-cell office:value-type="float" office:value="2312.82222079286">
            <text:p>2312.82222079286</text:p>
          </table:table-cell>
          <table:table-cell office:value-type="float" office:value="0">
            <text:p>0</text:p>
          </table:table-cell>
          <table:table-cell office:value-type="float" office:value="34.1287828289561">
            <text:p>34.1287828289561</text:p>
          </table:table-cell>
          <table:table-cell office:value-type="float" office:value="2959.66102089166">
            <text:p>2959.66102089166</text:p>
          </table:table-cell>
          <table:table-cell office:value-type="float" office:value="88801.6692708333">
            <text:p>88801.669270833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768">
            <text:p>768</text:p>
          </table:table-cell>
          <table:table-cell office:value-type="float" office:value="1195">
            <text:p>1195</text:p>
          </table:table-cell>
          <table:table-cell office:value-type="float" office:value="27">
            <text:p>27</text:p>
          </table:table-cell>
          <table:table-cell office:value-type="float" office:value="16341">
            <text:p>16341</text:p>
          </table:table-cell>
          <table:table-cell office:value-type="float" office:value="2627.82234047237">
            <text:p>2627.82234047237</text:p>
          </table:table-cell>
          <table:table-cell office:value-type="float" office:value="0">
            <text:p>0</text:p>
          </table:table-cell>
          <table:table-cell office:value-type="float" office:value="32.8795273567942">
            <text:p>32.8795273567942</text:p>
          </table:table-cell>
          <table:table-cell office:value-type="float" office:value="2885.04661980103">
            <text:p>2885.04661980103</text:p>
          </table:table-cell>
          <table:table-cell office:value-type="float" office:value="89851.8919270833">
            <text:p>89851.89192708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195">
            <text:p>1195</text:p>
          </table:table-cell>
          <table:table-cell office:value-type="float" office:value="27">
            <text:p>27</text:p>
          </table:table-cell>
          <table:table-cell office:value-type="float" office:value="16341">
            <text:p>16341</text:p>
          </table:table-cell>
          <table:table-cell office:value-type="float" office:value="2627.82234047237">
            <text:p>2627.82234047237</text:p>
          </table:table-cell>
          <table:table-cell office:value-type="float" office:value="0">
            <text:p>0</text:p>
          </table:table-cell>
          <table:table-cell office:value-type="float" office:value="32.8795273567942">
            <text:p>32.8795273567942</text:p>
          </table:table-cell>
          <table:table-cell office:value-type="float" office:value="2885.04661980103">
            <text:p>2885.04661980103</text:p>
          </table:table-cell>
          <table:table-cell office:value-type="float" office:value="89851.8919270833">
            <text:p>89851.891927083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Grundbuchplan (embedded)</text:p>
          </table:table-cell>
          <table:table-cell office:value-type="float" office:value="768">
            <text:p>768</text:p>
          </table:table-cell>
          <table:table-cell office:value-type="float" office:value="1579">
            <text:p>1579</text:p>
          </table:table-cell>
          <table:table-cell office:value-type="float" office:value="32">
            <text:p>32</text:p>
          </table:table-cell>
          <table:table-cell office:value-type="float" office:value="21991">
            <text:p>21991</text:p>
          </table:table-cell>
          <table:table-cell office:value-type="float" office:value="3582.07847125945">
            <text:p>3582.07847125945</text:p>
          </table:table-cell>
          <table:table-cell office:value-type="float" office:value="0">
            <text:p>0</text:p>
          </table:table-cell>
          <table:table-cell office:value-type="float" office:value="27.4138854185258">
            <text:p>27.4138854185258</text:p>
          </table:table-cell>
          <table:table-cell office:value-type="float" office:value="2416.58343604988">
            <text:p>2416.58343604988</text:p>
          </table:table-cell>
          <table:table-cell office:value-type="float" office:value="90267.4466145833">
            <text:p>90267.44661458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579">
            <text:p>1579</text:p>
          </table:table-cell>
          <table:table-cell office:value-type="float" office:value="32">
            <text:p>32</text:p>
          </table:table-cell>
          <table:table-cell office:value-type="float" office:value="21991">
            <text:p>21991</text:p>
          </table:table-cell>
          <table:table-cell office:value-type="float" office:value="3582.07847125945">
            <text:p>3582.07847125945</text:p>
          </table:table-cell>
          <table:table-cell office:value-type="float" office:value="0">
            <text:p>0</text:p>
          </table:table-cell>
          <table:table-cell office:value-type="float" office:value="27.4138854185258">
            <text:p>27.4138854185258</text:p>
          </table:table-cell>
          <table:table-cell office:value-type="float" office:value="2416.58343604988">
            <text:p>2416.58343604988</text:p>
          </table:table-cell>
          <table:table-cell office:value-type="float" office:value="90267.4466145833">
            <text:p>90267.4466145833</text:p>
          </table:table-cell>
        </table:table-row>
      </table:table>
      <table:table table:name="Sheet7" table:style-name="ta1" table:print="false">
        <table:table-column table:style-name="co1" table:default-cell-style-name="Default"/>
        <table:table-column table:style-name="co1" table:number-columns-repeated="10" table:default-cell-style-name="ce1"/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rthofoto (direkt)</text:p>
          </table:table-cell>
          <table:table-cell office:value-type="float" office:value="100">
            <text:p>100</text:p>
          </table:table-cell>
          <table:table-cell office:value-type="float" office:value="472">
            <text:p>472</text:p>
          </table:table-cell>
          <table:table-cell office:value-type="float" office:value="108">
            <text:p>108</text:p>
          </table:table-cell>
          <table:table-cell office:value-type="float" office:value="1819">
            <text:p>1819</text:p>
          </table:table-cell>
          <table:table-cell office:value-type="float" office:value="310.107073605231">
            <text:p>310.107073605231</text:p>
          </table:table-cell>
          <table:table-cell office:value-type="float" office:value="0">
            <text:p>0</text:p>
          </table:table-cell>
          <table:table-cell office:value-type="float" office:value="2.08533177628561">
            <text:p>2.08533177628561</text:p>
          </table:table-cell>
          <table:table-cell office:value-type="float" office:value="2015.25318371512">
            <text:p>2015.25318371512</text:p>
          </table:table-cell>
          <table:table-cell office:value-type="float" office:value="989587.98">
            <text:p>989587.9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472">
            <text:p>472</text:p>
          </table:table-cell>
          <table:table-cell office:value-type="float" office:value="108">
            <text:p>108</text:p>
          </table:table-cell>
          <table:table-cell office:value-type="float" office:value="1819">
            <text:p>1819</text:p>
          </table:table-cell>
          <table:table-cell office:value-type="float" office:value="310.107073605231">
            <text:p>310.107073605231</text:p>
          </table:table-cell>
          <table:table-cell office:value-type="float" office:value="0">
            <text:p>0</text:p>
          </table:table-cell>
          <table:table-cell office:value-type="float" office:value="2.08533177628561">
            <text:p>2.08533177628561</text:p>
          </table:table-cell>
          <table:table-cell office:value-type="float" office:value="2015.25318371512">
            <text:p>2015.25318371512</text:p>
          </table:table-cell>
          <table:table-cell office:value-type="float" office:value="989587.98">
            <text:p>989587.98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100">
            <text:p>100</text:p>
          </table:table-cell>
          <table:table-cell office:value-type="float" office:value="338">
            <text:p>338</text:p>
          </table:table-cell>
          <table:table-cell office:value-type="float" office:value="70">
            <text:p>70</text:p>
          </table:table-cell>
          <table:table-cell office:value-type="float" office:value="2015">
            <text:p>2015</text:p>
          </table:table-cell>
          <table:table-cell office:value-type="float" office:value="252.305532242161">
            <text:p>252.305532242161</text:p>
          </table:table-cell>
          <table:table-cell office:value-type="float" office:value="0">
            <text:p>0</text:p>
          </table:table-cell>
          <table:table-cell office:value-type="float" office:value="2.94741806177788">
            <text:p>2.94741806177788</text:p>
          </table:table-cell>
          <table:table-cell office:value-type="float" office:value="2848.36863864286">
            <text:p>2848.36863864286</text:p>
          </table:table-cell>
          <table:table-cell office:value-type="float" office:value="989587.98">
            <text:p>989587.9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38">
            <text:p>338</text:p>
          </table:table-cell>
          <table:table-cell office:value-type="float" office:value="70">
            <text:p>70</text:p>
          </table:table-cell>
          <table:table-cell office:value-type="float" office:value="2015">
            <text:p>2015</text:p>
          </table:table-cell>
          <table:table-cell office:value-type="float" office:value="252.305532242161">
            <text:p>252.305532242161</text:p>
          </table:table-cell>
          <table:table-cell office:value-type="float" office:value="0">
            <text:p>0</text:p>
          </table:table-cell>
          <table:table-cell office:value-type="float" office:value="2.94741806177788">
            <text:p>2.94741806177788</text:p>
          </table:table-cell>
          <table:table-cell office:value-type="float" office:value="2848.36863864286">
            <text:p>2848.36863864286</text:p>
          </table:table-cell>
          <table:table-cell office:value-type="float" office:value="989587.98">
            <text:p>989587.98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100">
            <text:p>100</text:p>
          </table:table-cell>
          <table:table-cell office:value-type="float" office:value="315">
            <text:p>315</text:p>
          </table:table-cell>
          <table:table-cell office:value-type="float" office:value="76">
            <text:p>76</text:p>
          </table:table-cell>
          <table:table-cell office:value-type="float" office:value="1422">
            <text:p>1422</text:p>
          </table:table-cell>
          <table:table-cell office:value-type="float" office:value="208.123016507065">
            <text:p>208.123016507065</text:p>
          </table:table-cell>
          <table:table-cell office:value-type="float" office:value="0">
            <text:p>0</text:p>
          </table:table-cell>
          <table:table-cell office:value-type="float" office:value="3.05866519850737">
            <text:p>3.05866519850737</text:p>
          </table:table-cell>
          <table:table-cell office:value-type="float" office:value="2955.87726102266">
            <text:p>2955.87726102266</text:p>
          </table:table-cell>
          <table:table-cell office:value-type="float" office:value="989587.98">
            <text:p>989587.9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15">
            <text:p>315</text:p>
          </table:table-cell>
          <table:table-cell office:value-type="float" office:value="76">
            <text:p>76</text:p>
          </table:table-cell>
          <table:table-cell office:value-type="float" office:value="1422">
            <text:p>1422</text:p>
          </table:table-cell>
          <table:table-cell office:value-type="float" office:value="208.123016507065">
            <text:p>208.123016507065</text:p>
          </table:table-cell>
          <table:table-cell office:value-type="float" office:value="0">
            <text:p>0</text:p>
          </table:table-cell>
          <table:table-cell office:value-type="float" office:value="3.05866519850737">
            <text:p>3.05866519850737</text:p>
          </table:table-cell>
          <table:table-cell office:value-type="float" office:value="2955.87726102266">
            <text:p>2955.87726102266</text:p>
          </table:table-cell>
          <table:table-cell office:value-type="float" office:value="989587.98">
            <text:p>989587.98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Orthofoto (direkt)</text:p>
          </table:table-cell>
          <table:table-cell office:value-type="float" office:value="100">
            <text:p>100</text:p>
          </table:table-cell>
          <table:table-cell office:value-type="float" office:value="302">
            <text:p>302</text:p>
          </table:table-cell>
          <table:table-cell office:value-type="float" office:value="70">
            <text:p>70</text:p>
          </table:table-cell>
          <table:table-cell office:value-type="float" office:value="786">
            <text:p>786</text:p>
          </table:table-cell>
          <table:table-cell office:value-type="float" office:value="180.164696597308">
            <text:p>180.164696597308</text:p>
          </table:table-cell>
          <table:table-cell office:value-type="float" office:value="0">
            <text:p>0</text:p>
          </table:table-cell>
          <table:table-cell office:value-type="float" office:value="5.56452061654889">
            <text:p>5.56452061654889</text:p>
          </table:table-cell>
          <table:table-cell office:value-type="float" office:value="5377.52218417868">
            <text:p>5377.52218417868</text:p>
          </table:table-cell>
          <table:table-cell office:value-type="float" office:value="989587.98">
            <text:p>989587.9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02">
            <text:p>302</text:p>
          </table:table-cell>
          <table:table-cell office:value-type="float" office:value="70">
            <text:p>70</text:p>
          </table:table-cell>
          <table:table-cell office:value-type="float" office:value="786">
            <text:p>786</text:p>
          </table:table-cell>
          <table:table-cell office:value-type="float" office:value="180.164696597308">
            <text:p>180.164696597308</text:p>
          </table:table-cell>
          <table:table-cell office:value-type="float" office:value="0">
            <text:p>0</text:p>
          </table:table-cell>
          <table:table-cell office:value-type="float" office:value="5.56452061654889">
            <text:p>5.56452061654889</text:p>
          </table:table-cell>
          <table:table-cell office:value-type="float" office:value="5377.52218417868">
            <text:p>5377.52218417868</text:p>
          </table:table-cell>
          <table:table-cell office:value-type="float" office:value="989587.98">
            <text:p>989587.98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100">
            <text:p>100</text:p>
          </table:table-cell>
          <table:table-cell office:value-type="float" office:value="312">
            <text:p>312</text:p>
          </table:table-cell>
          <table:table-cell office:value-type="float" office:value="69">
            <text:p>69</text:p>
          </table:table-cell>
          <table:table-cell office:value-type="float" office:value="798">
            <text:p>798</text:p>
          </table:table-cell>
          <table:table-cell office:value-type="float" office:value="183.827216700901">
            <text:p>183.827216700901</text:p>
          </table:table-cell>
          <table:table-cell office:value-type="float" office:value="0">
            <text:p>0</text:p>
          </table:table-cell>
          <table:table-cell office:value-type="float" office:value="5.66668555561852">
            <text:p>5.66668555561852</text:p>
          </table:table-cell>
          <table:table-cell office:value-type="float" office:value="5476.25382058565">
            <text:p>5476.25382058565</text:p>
          </table:table-cell>
          <table:table-cell office:value-type="float" office:value="989587.98">
            <text:p>989587.9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12">
            <text:p>312</text:p>
          </table:table-cell>
          <table:table-cell office:value-type="float" office:value="69">
            <text:p>69</text:p>
          </table:table-cell>
          <table:table-cell office:value-type="float" office:value="798">
            <text:p>798</text:p>
          </table:table-cell>
          <table:table-cell office:value-type="float" office:value="183.827216700901">
            <text:p>183.827216700901</text:p>
          </table:table-cell>
          <table:table-cell office:value-type="float" office:value="0">
            <text:p>0</text:p>
          </table:table-cell>
          <table:table-cell office:value-type="float" office:value="5.66668555561852">
            <text:p>5.66668555561852</text:p>
          </table:table-cell>
          <table:table-cell office:value-type="float" office:value="5476.25382058565">
            <text:p>5476.25382058565</text:p>
          </table:table-cell>
          <table:table-cell office:value-type="float" office:value="989587.98">
            <text:p>989587.98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100">
            <text:p>100</text:p>
          </table:table-cell>
          <table:table-cell office:value-type="float" office:value="361">
            <text:p>361</text:p>
          </table:table-cell>
          <table:table-cell office:value-type="float" office:value="70">
            <text:p>70</text:p>
          </table:table-cell>
          <table:table-cell office:value-type="float" office:value="2744">
            <text:p>2744</text:p>
          </table:table-cell>
          <table:table-cell office:value-type="float" office:value="371.071671783228">
            <text:p>371.071671783228</text:p>
          </table:table-cell>
          <table:table-cell office:value-type="float" office:value="0">
            <text:p>0</text:p>
          </table:table-cell>
          <table:table-cell office:value-type="float" office:value="5.18510836876491">
            <text:p>5.18510836876491</text:p>
          </table:table-cell>
          <table:table-cell office:value-type="float" office:value="5010.86027024137">
            <text:p>5010.86027024137</text:p>
          </table:table-cell>
          <table:table-cell office:value-type="float" office:value="989587.98">
            <text:p>989587.9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61">
            <text:p>361</text:p>
          </table:table-cell>
          <table:table-cell office:value-type="float" office:value="70">
            <text:p>70</text:p>
          </table:table-cell>
          <table:table-cell office:value-type="float" office:value="2744">
            <text:p>2744</text:p>
          </table:table-cell>
          <table:table-cell office:value-type="float" office:value="371.071671783228">
            <text:p>371.071671783228</text:p>
          </table:table-cell>
          <table:table-cell office:value-type="float" office:value="0">
            <text:p>0</text:p>
          </table:table-cell>
          <table:table-cell office:value-type="float" office:value="5.18510836876491">
            <text:p>5.18510836876491</text:p>
          </table:table-cell>
          <table:table-cell office:value-type="float" office:value="5010.86027024137">
            <text:p>5010.86027024137</text:p>
          </table:table-cell>
          <table:table-cell office:value-type="float" office:value="989587.98">
            <text:p>989587.98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Orthofoto (direkt)</text:p>
          </table:table-cell>
          <table:table-cell office:value-type="float" office:value="200">
            <text:p>200</text:p>
          </table:table-cell>
          <table:table-cell office:value-type="float" office:value="499">
            <text:p>499</text:p>
          </table:table-cell>
          <table:table-cell office:value-type="float" office:value="68">
            <text:p>68</text:p>
          </table:table-cell>
          <table:table-cell office:value-type="float" office:value="2827">
            <text:p>2827</text:p>
          </table:table-cell>
          <table:table-cell office:value-type="float" office:value="423.600002331209">
            <text:p>423.600002331209</text:p>
          </table:table-cell>
          <table:table-cell office:value-type="float" office:value="0">
            <text:p>0</text:p>
          </table:table-cell>
          <table:table-cell office:value-type="float" office:value="7.77332970577947">
            <text:p>7.77332970577947</text:p>
          </table:table-cell>
          <table:table-cell office:value-type="float" office:value="7954.92413867863">
            <text:p>7954.92413867863</text:p>
          </table:table-cell>
          <table:table-cell office:value-type="float" office:value="1047921.885">
            <text:p>1047921.88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499">
            <text:p>499</text:p>
          </table:table-cell>
          <table:table-cell office:value-type="float" office:value="68">
            <text:p>68</text:p>
          </table:table-cell>
          <table:table-cell office:value-type="float" office:value="2827">
            <text:p>2827</text:p>
          </table:table-cell>
          <table:table-cell office:value-type="float" office:value="423.600002331209">
            <text:p>423.600002331209</text:p>
          </table:table-cell>
          <table:table-cell office:value-type="float" office:value="0">
            <text:p>0</text:p>
          </table:table-cell>
          <table:table-cell office:value-type="float" office:value="7.77332970577947">
            <text:p>7.77332970577947</text:p>
          </table:table-cell>
          <table:table-cell office:value-type="float" office:value="7954.92413867863">
            <text:p>7954.92413867863</text:p>
          </table:table-cell>
          <table:table-cell office:value-type="float" office:value="1047921.885">
            <text:p>1047921.88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200">
            <text:p>200</text:p>
          </table:table-cell>
          <table:table-cell office:value-type="float" office:value="390">
            <text:p>390</text:p>
          </table:table-cell>
          <table:table-cell office:value-type="float" office:value="52">
            <text:p>52</text:p>
          </table:table-cell>
          <table:table-cell office:value-type="float" office:value="1927">
            <text:p>1927</text:p>
          </table:table-cell>
          <table:table-cell office:value-type="float" office:value="289.501601895395">
            <text:p>289.501601895395</text:p>
          </table:table-cell>
          <table:table-cell office:value-type="float" office:value="0">
            <text:p>0</text:p>
          </table:table-cell>
          <table:table-cell office:value-type="float" office:value="9.52018278750952">
            <text:p>9.52018278750952</text:p>
          </table:table-cell>
          <table:table-cell office:value-type="float" office:value="9742.58583225735">
            <text:p>9742.58583225735</text:p>
          </table:table-cell>
          <table:table-cell office:value-type="float" office:value="1047921.885">
            <text:p>1047921.88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390">
            <text:p>390</text:p>
          </table:table-cell>
          <table:table-cell office:value-type="float" office:value="52">
            <text:p>52</text:p>
          </table:table-cell>
          <table:table-cell office:value-type="float" office:value="1927">
            <text:p>1927</text:p>
          </table:table-cell>
          <table:table-cell office:value-type="float" office:value="289.501601895395">
            <text:p>289.501601895395</text:p>
          </table:table-cell>
          <table:table-cell office:value-type="float" office:value="0">
            <text:p>0</text:p>
          </table:table-cell>
          <table:table-cell office:value-type="float" office:value="9.52018278750952">
            <text:p>9.52018278750952</text:p>
          </table:table-cell>
          <table:table-cell office:value-type="float" office:value="9742.58583225735">
            <text:p>9742.58583225735</text:p>
          </table:table-cell>
          <table:table-cell office:value-type="float" office:value="1047921.885">
            <text:p>1047921.88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200">
            <text:p>200</text:p>
          </table:table-cell>
          <table:table-cell office:value-type="float" office:value="372">
            <text:p>372</text:p>
          </table:table-cell>
          <table:table-cell office:value-type="float" office:value="50">
            <text:p>50</text:p>
          </table:table-cell>
          <table:table-cell office:value-type="float" office:value="1361">
            <text:p>1361</text:p>
          </table:table-cell>
          <table:table-cell office:value-type="float" office:value="253.105273305398">
            <text:p>253.105273305398</text:p>
          </table:table-cell>
          <table:table-cell office:value-type="float" office:value="0">
            <text:p>0</text:p>
          </table:table-cell>
          <table:table-cell office:value-type="float" office:value="9.29886553840431">
            <text:p>9.29886553840431</text:p>
          </table:table-cell>
          <table:table-cell office:value-type="float" office:value="9516.09834313105">
            <text:p>9516.09834313105</text:p>
          </table:table-cell>
          <table:table-cell office:value-type="float" office:value="1047921.885">
            <text:p>1047921.88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372">
            <text:p>372</text:p>
          </table:table-cell>
          <table:table-cell office:value-type="float" office:value="50">
            <text:p>50</text:p>
          </table:table-cell>
          <table:table-cell office:value-type="float" office:value="1361">
            <text:p>1361</text:p>
          </table:table-cell>
          <table:table-cell office:value-type="float" office:value="253.105273305398">
            <text:p>253.105273305398</text:p>
          </table:table-cell>
          <table:table-cell office:value-type="float" office:value="0">
            <text:p>0</text:p>
          </table:table-cell>
          <table:table-cell office:value-type="float" office:value="9.29886553840431">
            <text:p>9.29886553840431</text:p>
          </table:table-cell>
          <table:table-cell office:value-type="float" office:value="9516.09834313105">
            <text:p>9516.09834313105</text:p>
          </table:table-cell>
          <table:table-cell office:value-type="float" office:value="1047921.885">
            <text:p>1047921.885</text:p>
          </table:table-cell>
        </table:table-row>
        <table:table-row table:style-name="ro1" table:number-rows-repeated="4">
          <table:table-cell/>
          <table:table-cell table:style-name="Default"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Orthofoto (direkt)</text:p>
          </table:table-cell>
          <table:table-cell office:value-type="float" office:value="200">
            <text:p>200</text:p>
          </table:table-cell>
          <table:table-cell office:value-type="float" office:value="502">
            <text:p>502</text:p>
          </table:table-cell>
          <table:table-cell office:value-type="float" office:value="72">
            <text:p>72</text:p>
          </table:table-cell>
          <table:table-cell office:value-type="float" office:value="1992">
            <text:p>1992</text:p>
          </table:table-cell>
          <table:table-cell office:value-type="float" office:value="353.933758774153">
            <text:p>353.933758774153</text:p>
          </table:table-cell>
          <table:table-cell office:value-type="float" office:value="0">
            <text:p>0</text:p>
          </table:table-cell>
          <table:table-cell office:value-type="float" office:value="14.3410296859315">
            <text:p>14.3410296859315</text:p>
          </table:table-cell>
          <table:table-cell office:value-type="float" office:value="14676.05357551">
            <text:p>14676.05357551</text:p>
          </table:table-cell>
          <table:table-cell office:value-type="float" office:value="1047921.885">
            <text:p>1047921.88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502">
            <text:p>502</text:p>
          </table:table-cell>
          <table:table-cell office:value-type="float" office:value="72">
            <text:p>72</text:p>
          </table:table-cell>
          <table:table-cell office:value-type="float" office:value="1992">
            <text:p>1992</text:p>
          </table:table-cell>
          <table:table-cell office:value-type="float" office:value="353.933758774153">
            <text:p>353.933758774153</text:p>
          </table:table-cell>
          <table:table-cell office:value-type="float" office:value="0">
            <text:p>0</text:p>
          </table:table-cell>
          <table:table-cell office:value-type="float" office:value="14.3410296859315">
            <text:p>14.3410296859315</text:p>
          </table:table-cell>
          <table:table-cell office:value-type="float" office:value="14676.05357551">
            <text:p>14676.05357551</text:p>
          </table:table-cell>
          <table:table-cell office:value-type="float" office:value="1047921.885">
            <text:p>1047921.88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200">
            <text:p>200</text:p>
          </table:table-cell>
          <table:table-cell office:value-type="float" office:value="555">
            <text:p>555</text:p>
          </table:table-cell>
          <table:table-cell office:value-type="float" office:value="50">
            <text:p>50</text:p>
          </table:table-cell>
          <table:table-cell office:value-type="float" office:value="6054">
            <text:p>6054</text:p>
          </table:table-cell>
          <table:table-cell office:value-type="float" office:value="667.446747763445">
            <text:p>667.446747763445</text:p>
          </table:table-cell>
          <table:table-cell office:value-type="float" office:value="0">
            <text:p>0</text:p>
          </table:table-cell>
          <table:table-cell office:value-type="float" office:value="12.0004800192008">
            <text:p>12.0004800192008</text:p>
          </table:table-cell>
          <table:table-cell office:value-type="float" office:value="12280.8258228767">
            <text:p>12280.8258228767</text:p>
          </table:table-cell>
          <table:table-cell office:value-type="float" office:value="1047921.885">
            <text:p>1047921.88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555">
            <text:p>555</text:p>
          </table:table-cell>
          <table:table-cell office:value-type="float" office:value="50">
            <text:p>50</text:p>
          </table:table-cell>
          <table:table-cell office:value-type="float" office:value="6054">
            <text:p>6054</text:p>
          </table:table-cell>
          <table:table-cell office:value-type="float" office:value="667.446747763445">
            <text:p>667.446747763445</text:p>
          </table:table-cell>
          <table:table-cell office:value-type="float" office:value="0">
            <text:p>0</text:p>
          </table:table-cell>
          <table:table-cell office:value-type="float" office:value="12.0004800192008">
            <text:p>12.0004800192008</text:p>
          </table:table-cell>
          <table:table-cell office:value-type="float" office:value="12280.8258228767">
            <text:p>12280.8258228767</text:p>
          </table:table-cell>
          <table:table-cell office:value-type="float" office:value="1047921.885">
            <text:p>1047921.88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200">
            <text:p>200</text:p>
          </table:table-cell>
          <table:table-cell office:value-type="float" office:value="507">
            <text:p>507</text:p>
          </table:table-cell>
          <table:table-cell office:value-type="float" office:value="70">
            <text:p>70</text:p>
          </table:table-cell>
          <table:table-cell office:value-type="float" office:value="2110">
            <text:p>2110</text:p>
          </table:table-cell>
          <table:table-cell office:value-type="float" office:value="358.284760176874">
            <text:p>358.284760176874</text:p>
          </table:table-cell>
          <table:table-cell office:value-type="float" office:value="0">
            <text:p>0</text:p>
          </table:table-cell>
          <table:table-cell office:value-type="float" office:value="13.9567341242149">
            <text:p>13.9567341242149</text:p>
          </table:table-cell>
          <table:table-cell office:value-type="float" office:value="14282.7804022374">
            <text:p>14282.7804022374</text:p>
          </table:table-cell>
          <table:table-cell office:value-type="float" office:value="1047921.885">
            <text:p>1047921.88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507">
            <text:p>507</text:p>
          </table:table-cell>
          <table:table-cell office:value-type="float" office:value="70">
            <text:p>70</text:p>
          </table:table-cell>
          <table:table-cell office:value-type="float" office:value="2110">
            <text:p>2110</text:p>
          </table:table-cell>
          <table:table-cell office:value-type="float" office:value="358.284760176874">
            <text:p>358.284760176874</text:p>
          </table:table-cell>
          <table:table-cell office:value-type="float" office:value="0">
            <text:p>0</text:p>
          </table:table-cell>
          <table:table-cell office:value-type="float" office:value="13.9567341242149">
            <text:p>13.9567341242149</text:p>
          </table:table-cell>
          <table:table-cell office:value-type="float" office:value="14282.7804022374">
            <text:p>14282.7804022374</text:p>
          </table:table-cell>
          <table:table-cell office:value-type="float" office:value="1047921.885">
            <text:p>1047921.885</text:p>
          </table:table-cell>
        </table:table-row>
        <table:table-row table:style-name="ro1" table:number-rows-repeated="4">
          <table:table-cell/>
          <table:table-cell table:style-name="Default"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Orthofoto (direkt)</text:p>
          </table:table-cell>
          <table:table-cell office:value-type="float" office:value="384">
            <text:p>384</text:p>
          </table:table-cell>
          <table:table-cell office:value-type="float" office:value="1067">
            <text:p>1067</text:p>
          </table:table-cell>
          <table:table-cell office:value-type="float" office:value="72">
            <text:p>72</text:p>
          </table:table-cell>
          <table:table-cell office:value-type="float" office:value="7085">
            <text:p>7085</text:p>
          </table:table-cell>
          <table:table-cell office:value-type="float" office:value="904.311724620096">
            <text:p>904.311724620096</text:p>
          </table:table-cell>
          <table:table-cell office:value-type="float" office:value="0">
            <text:p>0</text:p>
          </table:table-cell>
          <table:table-cell office:value-type="float" office:value="12.6232741617357">
            <text:p>12.6232741617357</text:p>
          </table:table-cell>
          <table:table-cell office:value-type="float" office:value="13675.7971408099">
            <text:p>13675.7971408099</text:p>
          </table:table-cell>
          <table:table-cell office:value-type="float" office:value="1109380.6640625">
            <text:p>1109380.664062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1067">
            <text:p>1067</text:p>
          </table:table-cell>
          <table:table-cell office:value-type="float" office:value="72">
            <text:p>72</text:p>
          </table:table-cell>
          <table:table-cell office:value-type="float" office:value="7085">
            <text:p>7085</text:p>
          </table:table-cell>
          <table:table-cell office:value-type="float" office:value="904.311724620096">
            <text:p>904.311724620096</text:p>
          </table:table-cell>
          <table:table-cell office:value-type="float" office:value="0">
            <text:p>0</text:p>
          </table:table-cell>
          <table:table-cell office:value-type="float" office:value="12.6232741617357">
            <text:p>12.6232741617357</text:p>
          </table:table-cell>
          <table:table-cell office:value-type="float" office:value="13675.7971408099">
            <text:p>13675.7971408099</text:p>
          </table:table-cell>
          <table:table-cell office:value-type="float" office:value="1109380.6640625">
            <text:p>1109380.664062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384">
            <text:p>384</text:p>
          </table:table-cell>
          <table:table-cell office:value-type="float" office:value="963">
            <text:p>963</text:p>
          </table:table-cell>
          <table:table-cell office:value-type="float" office:value="54">
            <text:p>54</text:p>
          </table:table-cell>
          <table:table-cell office:value-type="float" office:value="4845">
            <text:p>4845</text:p>
          </table:table-cell>
          <table:table-cell office:value-type="float" office:value="730.928971387913">
            <text:p>730.928971387913</text:p>
          </table:table-cell>
          <table:table-cell office:value-type="float" office:value="0">
            <text:p>0</text:p>
          </table:table-cell>
          <table:table-cell office:value-type="float" office:value="13.1268587837145">
            <text:p>13.1268587837145</text:p>
          </table:table-cell>
          <table:table-cell office:value-type="float" office:value="14221.3704243475">
            <text:p>14221.3704243475</text:p>
          </table:table-cell>
          <table:table-cell office:value-type="float" office:value="1109380.6640625">
            <text:p>1109380.664062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963">
            <text:p>963</text:p>
          </table:table-cell>
          <table:table-cell office:value-type="float" office:value="54">
            <text:p>54</text:p>
          </table:table-cell>
          <table:table-cell office:value-type="float" office:value="4845">
            <text:p>4845</text:p>
          </table:table-cell>
          <table:table-cell office:value-type="float" office:value="730.928971387913">
            <text:p>730.928971387913</text:p>
          </table:table-cell>
          <table:table-cell office:value-type="float" office:value="0">
            <text:p>0</text:p>
          </table:table-cell>
          <table:table-cell office:value-type="float" office:value="13.1268587837145">
            <text:p>13.1268587837145</text:p>
          </table:table-cell>
          <table:table-cell office:value-type="float" office:value="14221.3704243475">
            <text:p>14221.3704243475</text:p>
          </table:table-cell>
          <table:table-cell office:value-type="float" office:value="1109380.6640625">
            <text:p>1109380.664062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384">
            <text:p>384</text:p>
          </table:table-cell>
          <table:table-cell office:value-type="float" office:value="994">
            <text:p>994</text:p>
          </table:table-cell>
          <table:table-cell office:value-type="float" office:value="58">
            <text:p>58</text:p>
          </table:table-cell>
          <table:table-cell office:value-type="float" office:value="5145">
            <text:p>5145</text:p>
          </table:table-cell>
          <table:table-cell office:value-type="float" office:value="738.190689974169">
            <text:p>738.190689974169</text:p>
          </table:table-cell>
          <table:table-cell office:value-type="float" office:value="0">
            <text:p>0</text:p>
          </table:table-cell>
          <table:table-cell office:value-type="float" office:value="14.0876073079463">
            <text:p>14.0876073079463</text:p>
          </table:table-cell>
          <table:table-cell office:value-type="float" office:value="15262.2257327551">
            <text:p>15262.2257327551</text:p>
          </table:table-cell>
          <table:table-cell office:value-type="float" office:value="1109380.6640625">
            <text:p>1109380.664062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994">
            <text:p>994</text:p>
          </table:table-cell>
          <table:table-cell office:value-type="float" office:value="58">
            <text:p>58</text:p>
          </table:table-cell>
          <table:table-cell office:value-type="float" office:value="5145">
            <text:p>5145</text:p>
          </table:table-cell>
          <table:table-cell office:value-type="float" office:value="738.190689974169">
            <text:p>738.190689974169</text:p>
          </table:table-cell>
          <table:table-cell office:value-type="float" office:value="0">
            <text:p>0</text:p>
          </table:table-cell>
          <table:table-cell office:value-type="float" office:value="14.0876073079463">
            <text:p>14.0876073079463</text:p>
          </table:table-cell>
          <table:table-cell office:value-type="float" office:value="15262.2257327551">
            <text:p>15262.2257327551</text:p>
          </table:table-cell>
          <table:table-cell office:value-type="float" office:value="1109380.6640625">
            <text:p>1109380.6640625</text:p>
          </table:table-cell>
        </table:table-row>
        <table:table-row table:style-name="ro1" table:number-rows-repeated="4">
          <table:table-cell/>
          <table:table-cell table:style-name="Default"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Orthofoto (direkt)</text:p>
          </table:table-cell>
          <table:table-cell office:value-type="float" office:value="768">
            <text:p>768</text:p>
          </table:table-cell>
          <table:table-cell office:value-type="float" office:value="1678">
            <text:p>1678</text:p>
          </table:table-cell>
          <table:table-cell office:value-type="float" office:value="75">
            <text:p>75</text:p>
          </table:table-cell>
          <table:table-cell office:value-type="float" office:value="34921">
            <text:p>34921</text:p>
          </table:table-cell>
          <table:table-cell office:value-type="float" office:value="3482.62451738509">
            <text:p>3482.62451738509</text:p>
          </table:table-cell>
          <table:table-cell office:value-type="float" office:value="0">
            <text:p>0</text:p>
          </table:table-cell>
          <table:table-cell office:value-type="float" office:value="14.0502369148021">
            <text:p>14.0502369148021</text:p>
          </table:table-cell>
          <table:table-cell office:value-type="float" office:value="14816.0174365921">
            <text:p>14816.0174365921</text:p>
          </table:table-cell>
          <table:table-cell office:value-type="float" office:value="1079811.10546875">
            <text:p>1079811.105468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678">
            <text:p>1678</text:p>
          </table:table-cell>
          <table:table-cell office:value-type="float" office:value="75">
            <text:p>75</text:p>
          </table:table-cell>
          <table:table-cell office:value-type="float" office:value="34921">
            <text:p>34921</text:p>
          </table:table-cell>
          <table:table-cell office:value-type="float" office:value="3482.62451738509">
            <text:p>3482.62451738509</text:p>
          </table:table-cell>
          <table:table-cell office:value-type="float" office:value="0">
            <text:p>0</text:p>
          </table:table-cell>
          <table:table-cell office:value-type="float" office:value="14.0502369148021">
            <text:p>14.0502369148021</text:p>
          </table:table-cell>
          <table:table-cell office:value-type="float" office:value="14816.0174365921">
            <text:p>14816.0174365921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768">
            <text:p>768</text:p>
          </table:table-cell>
          <table:table-cell office:value-type="float" office:value="1635">
            <text:p>1635</text:p>
          </table:table-cell>
          <table:table-cell office:value-type="float" office:value="76">
            <text:p>76</text:p>
          </table:table-cell>
          <table:table-cell office:value-type="float" office:value="31728">
            <text:p>31728</text:p>
          </table:table-cell>
          <table:table-cell office:value-type="float" office:value="3151.35593935107">
            <text:p>3151.35593935107</text:p>
          </table:table-cell>
          <table:table-cell office:value-type="float" office:value="0">
            <text:p>0</text:p>
          </table:table-cell>
          <table:table-cell office:value-type="float" office:value="14.7786095021841">
            <text:p>14.7786095021841</text:p>
          </table:table-cell>
          <table:table-cell office:value-type="float" office:value="15584.0885389105">
            <text:p>15584.0885389105</text:p>
          </table:table-cell>
          <table:table-cell office:value-type="float" office:value="1079811.10546875">
            <text:p>1079811.105468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635">
            <text:p>1635</text:p>
          </table:table-cell>
          <table:table-cell office:value-type="float" office:value="76">
            <text:p>76</text:p>
          </table:table-cell>
          <table:table-cell office:value-type="float" office:value="31728">
            <text:p>31728</text:p>
          </table:table-cell>
          <table:table-cell office:value-type="float" office:value="3151.35593935107">
            <text:p>3151.35593935107</text:p>
          </table:table-cell>
          <table:table-cell office:value-type="float" office:value="0">
            <text:p>0</text:p>
          </table:table-cell>
          <table:table-cell office:value-type="float" office:value="14.7786095021841">
            <text:p>14.7786095021841</text:p>
          </table:table-cell>
          <table:table-cell office:value-type="float" office:value="15584.0885389105">
            <text:p>15584.0885389105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768">
            <text:p>768</text:p>
          </table:table-cell>
          <table:table-cell office:value-type="float" office:value="1614">
            <text:p>1614</text:p>
          </table:table-cell>
          <table:table-cell office:value-type="float" office:value="77">
            <text:p>77</text:p>
          </table:table-cell>
          <table:table-cell office:value-type="float" office:value="32204">
            <text:p>32204</text:p>
          </table:table-cell>
          <table:table-cell office:value-type="float" office:value="3397.96005582168">
            <text:p>3397.96005582168</text:p>
          </table:table-cell>
          <table:table-cell office:value-type="float" office:value="0">
            <text:p>0</text:p>
          </table:table-cell>
          <table:table-cell office:value-type="float" office:value="14.6271783639653">
            <text:p>14.6271783639653</text:p>
          </table:table-cell>
          <table:table-cell office:value-type="float" office:value="15424.403944416">
            <text:p>15424.403944416</text:p>
          </table:table-cell>
          <table:table-cell office:value-type="float" office:value="1079811.10546875">
            <text:p>1079811.105468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614">
            <text:p>1614</text:p>
          </table:table-cell>
          <table:table-cell office:value-type="float" office:value="77">
            <text:p>77</text:p>
          </table:table-cell>
          <table:table-cell office:value-type="float" office:value="32204">
            <text:p>32204</text:p>
          </table:table-cell>
          <table:table-cell office:value-type="float" office:value="3397.96005582168">
            <text:p>3397.96005582168</text:p>
          </table:table-cell>
          <table:table-cell office:value-type="float" office:value="0">
            <text:p>0</text:p>
          </table:table-cell>
          <table:table-cell office:value-type="float" office:value="14.6271783639653">
            <text:p>14.6271783639653</text:p>
          </table:table-cell>
          <table:table-cell office:value-type="float" office:value="15424.403944416">
            <text:p>15424.403944416</text:p>
          </table:table-cell>
          <table:table-cell office:value-type="float" office:value="1079811.10546875">
            <text:p>1079811.10546875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Orthofoto (direkt)</text:p>
          </table:table-cell>
          <table:table-cell office:value-type="float" office:value="768">
            <text:p>768</text:p>
          </table:table-cell>
          <table:table-cell office:value-type="float" office:value="2907">
            <text:p>2907</text:p>
          </table:table-cell>
          <table:table-cell office:value-type="float" office:value="104">
            <text:p>104</text:p>
          </table:table-cell>
          <table:table-cell office:value-type="float" office:value="38352">
            <text:p>38352</text:p>
          </table:table-cell>
          <table:table-cell office:value-type="float" office:value="6062.59824270686">
            <text:p>6062.59824270686</text:p>
          </table:table-cell>
          <table:table-cell office:value-type="float" office:value="0">
            <text:p>0</text:p>
          </table:table-cell>
          <table:table-cell office:value-type="float" office:value="14.9541445177873">
            <text:p>14.9541445177873</text:p>
          </table:table-cell>
          <table:table-cell office:value-type="float" office:value="15769.1907452064">
            <text:p>15769.1907452064</text:p>
          </table:table-cell>
          <table:table-cell office:value-type="float" office:value="1079811.10546875">
            <text:p>1079811.105468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907">
            <text:p>2907</text:p>
          </table:table-cell>
          <table:table-cell office:value-type="float" office:value="104">
            <text:p>104</text:p>
          </table:table-cell>
          <table:table-cell office:value-type="float" office:value="38352">
            <text:p>38352</text:p>
          </table:table-cell>
          <table:table-cell office:value-type="float" office:value="6062.59824270686">
            <text:p>6062.59824270686</text:p>
          </table:table-cell>
          <table:table-cell office:value-type="float" office:value="0">
            <text:p>0</text:p>
          </table:table-cell>
          <table:table-cell office:value-type="float" office:value="14.9541445177873">
            <text:p>14.9541445177873</text:p>
          </table:table-cell>
          <table:table-cell office:value-type="float" office:value="15769.1907452064">
            <text:p>15769.1907452064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768">
            <text:p>768</text:p>
          </table:table-cell>
          <table:table-cell office:value-type="float" office:value="2888">
            <text:p>2888</text:p>
          </table:table-cell>
          <table:table-cell office:value-type="float" office:value="58">
            <text:p>58</text:p>
          </table:table-cell>
          <table:table-cell office:value-type="float" office:value="41196">
            <text:p>41196</text:p>
          </table:table-cell>
          <table:table-cell office:value-type="float" office:value="6255.79125351422">
            <text:p>6255.79125351422</text:p>
          </table:table-cell>
          <table:table-cell office:value-type="float" office:value="0">
            <text:p>0</text:p>
          </table:table-cell>
          <table:table-cell office:value-type="float" office:value="14.6506171190935">
            <text:p>14.6506171190935</text:p>
          </table:table-cell>
          <table:table-cell office:value-type="float" office:value="15449.120182781">
            <text:p>15449.120182781</text:p>
          </table:table-cell>
          <table:table-cell office:value-type="float" office:value="1079811.10546875">
            <text:p>1079811.105468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888">
            <text:p>2888</text:p>
          </table:table-cell>
          <table:table-cell office:value-type="float" office:value="58">
            <text:p>58</text:p>
          </table:table-cell>
          <table:table-cell office:value-type="float" office:value="41196">
            <text:p>41196</text:p>
          </table:table-cell>
          <table:table-cell office:value-type="float" office:value="6255.79125351422">
            <text:p>6255.79125351422</text:p>
          </table:table-cell>
          <table:table-cell office:value-type="float" office:value="0">
            <text:p>0</text:p>
          </table:table-cell>
          <table:table-cell office:value-type="float" office:value="14.6506171190935">
            <text:p>14.6506171190935</text:p>
          </table:table-cell>
          <table:table-cell office:value-type="float" office:value="15449.120182781">
            <text:p>15449.120182781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direkt)</text:p>
          </table:table-cell>
          <table:table-cell office:value-type="float" office:value="768">
            <text:p>768</text:p>
          </table:table-cell>
          <table:table-cell office:value-type="float" office:value="2866">
            <text:p>2866</text:p>
          </table:table-cell>
          <table:table-cell office:value-type="float" office:value="80">
            <text:p>80</text:p>
          </table:table-cell>
          <table:table-cell office:value-type="float" office:value="36809">
            <text:p>36809</text:p>
          </table:table-cell>
          <table:table-cell office:value-type="float" office:value="5924.09356162694">
            <text:p>5924.09356162694</text:p>
          </table:table-cell>
          <table:table-cell office:value-type="float" office:value="0">
            <text:p>0</text:p>
          </table:table-cell>
          <table:table-cell office:value-type="float" office:value="14.9684259764559">
            <text:p>14.9684259764559</text:p>
          </table:table-cell>
          <table:table-cell office:value-type="float" office:value="15784.2505866836">
            <text:p>15784.2505866836</text:p>
          </table:table-cell>
          <table:table-cell office:value-type="float" office:value="1079811.10546875">
            <text:p>1079811.105468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866">
            <text:p>2866</text:p>
          </table:table-cell>
          <table:table-cell office:value-type="float" office:value="80">
            <text:p>80</text:p>
          </table:table-cell>
          <table:table-cell office:value-type="float" office:value="36809">
            <text:p>36809</text:p>
          </table:table-cell>
          <table:table-cell office:value-type="float" office:value="5924.09356162694">
            <text:p>5924.09356162694</text:p>
          </table:table-cell>
          <table:table-cell office:value-type="float" office:value="0">
            <text:p>0</text:p>
          </table:table-cell>
          <table:table-cell office:value-type="float" office:value="14.9684259764559">
            <text:p>14.9684259764559</text:p>
          </table:table-cell>
          <table:table-cell office:value-type="float" office:value="15784.2505866836">
            <text:p>15784.2505866836</text:p>
          </table:table-cell>
          <table:table-cell office:value-type="float" office:value="1079811.10546875">
            <text:p>1079811.10546875</text:p>
          </table:table-cell>
        </table:table-row>
      </table:table>
      <table:table table:name="Sheet8" table:style-name="ta1" table:print="false">
        <table:table-column table:style-name="co1" table:default-cell-style-name="Default"/>
        <table:table-column table:style-name="co1" table:number-columns-repeated="10" table:default-cell-style-name="ce1"/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rthofoto (wms)</text:p>
          </table:table-cell>
          <table:table-cell office:value-type="float" office:value="100">
            <text:p>100</text:p>
          </table:table-cell>
          <table:table-cell office:value-type="float" office:value="557">
            <text:p>557</text:p>
          </table:table-cell>
          <table:table-cell office:value-type="float" office:value="115">
            <text:p>115</text:p>
          </table:table-cell>
          <table:table-cell office:value-type="float" office:value="1577">
            <text:p>1577</text:p>
          </table:table-cell>
          <table:table-cell office:value-type="float" office:value="334.934187415976">
            <text:p>334.934187415976</text:p>
          </table:table-cell>
          <table:table-cell office:value-type="float" office:value="0">
            <text:p>0</text:p>
          </table:table-cell>
          <table:table-cell office:value-type="float" office:value="1.79035001342763">
            <text:p>1.79035001342763</text:p>
          </table:table-cell>
          <table:table-cell office:value-type="float" office:value="1730.20617698729">
            <text:p>1730.20617698729</text:p>
          </table:table-cell>
          <table:table-cell office:value-type="float" office:value="989600.42">
            <text:p>989600.42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557">
            <text:p>557</text:p>
          </table:table-cell>
          <table:table-cell office:value-type="float" office:value="115">
            <text:p>115</text:p>
          </table:table-cell>
          <table:table-cell office:value-type="float" office:value="1577">
            <text:p>1577</text:p>
          </table:table-cell>
          <table:table-cell office:value-type="float" office:value="334.934187415976">
            <text:p>334.934187415976</text:p>
          </table:table-cell>
          <table:table-cell office:value-type="float" office:value="0">
            <text:p>0</text:p>
          </table:table-cell>
          <table:table-cell office:value-type="float" office:value="1.79035001342763">
            <text:p>1.79035001342763</text:p>
          </table:table-cell>
          <table:table-cell office:value-type="float" office:value="1730.20617698729">
            <text:p>1730.20617698729</text:p>
          </table:table-cell>
          <table:table-cell office:value-type="float" office:value="989600.42">
            <text:p>989600.42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wms)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13">
            <text:p>113</text:p>
          </table:table-cell>
          <table:table-cell office:value-type="float" office:value="1547">
            <text:p>1547</text:p>
          </table:table-cell>
          <table:table-cell office:value-type="float" office:value="349.293214792386">
            <text:p>349.293214792386</text:p>
          </table:table-cell>
          <table:table-cell office:value-type="float" office:value="0">
            <text:p>0</text:p>
          </table:table-cell>
          <table:table-cell office:value-type="float" office:value="1.75910778053371">
            <text:p>1.75910778053371</text:p>
          </table:table-cell>
          <table:table-cell office:value-type="float" office:value="1700.01347504046">
            <text:p>1700.01347504046</text:p>
          </table:table-cell>
          <table:table-cell office:value-type="float" office:value="989600.42">
            <text:p>989600.42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13">
            <text:p>113</text:p>
          </table:table-cell>
          <table:table-cell office:value-type="float" office:value="1547">
            <text:p>1547</text:p>
          </table:table-cell>
          <table:table-cell office:value-type="float" office:value="349.293214792386">
            <text:p>349.293214792386</text:p>
          </table:table-cell>
          <table:table-cell office:value-type="float" office:value="0">
            <text:p>0</text:p>
          </table:table-cell>
          <table:table-cell office:value-type="float" office:value="1.75910778053371">
            <text:p>1.75910778053371</text:p>
          </table:table-cell>
          <table:table-cell office:value-type="float" office:value="1700.01347504046">
            <text:p>1700.01347504046</text:p>
          </table:table-cell>
          <table:table-cell office:value-type="float" office:value="989600.42">
            <text:p>989600.42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wms)</text:p>
          </table:table-cell>
          <table:table-cell office:value-type="float" office:value="100">
            <text:p>100</text:p>
          </table:table-cell>
          <table:table-cell office:value-type="float" office:value="574">
            <text:p>574</text:p>
          </table:table-cell>
          <table:table-cell office:value-type="float" office:value="113">
            <text:p>113</text:p>
          </table:table-cell>
          <table:table-cell office:value-type="float" office:value="1556">
            <text:p>1556</text:p>
          </table:table-cell>
          <table:table-cell office:value-type="float" office:value="344.756084645362">
            <text:p>344.756084645362</text:p>
          </table:table-cell>
          <table:table-cell office:value-type="float" office:value="0">
            <text:p>0</text:p>
          </table:table-cell>
          <table:table-cell office:value-type="float" office:value="1.7382839660687">
            <text:p>1.7382839660687</text:p>
          </table:table-cell>
          <table:table-cell office:value-type="float" office:value="1679.88920205161">
            <text:p>1679.88920205161</text:p>
          </table:table-cell>
          <table:table-cell office:value-type="float" office:value="989600.42">
            <text:p>989600.42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574">
            <text:p>574</text:p>
          </table:table-cell>
          <table:table-cell office:value-type="float" office:value="113">
            <text:p>113</text:p>
          </table:table-cell>
          <table:table-cell office:value-type="float" office:value="1556">
            <text:p>1556</text:p>
          </table:table-cell>
          <table:table-cell office:value-type="float" office:value="344.756084645362">
            <text:p>344.756084645362</text:p>
          </table:table-cell>
          <table:table-cell office:value-type="float" office:value="0">
            <text:p>0</text:p>
          </table:table-cell>
          <table:table-cell office:value-type="float" office:value="1.7382839660687">
            <text:p>1.7382839660687</text:p>
          </table:table-cell>
          <table:table-cell office:value-type="float" office:value="1679.88920205161">
            <text:p>1679.88920205161</text:p>
          </table:table-cell>
          <table:table-cell office:value-type="float" office:value="989600.42">
            <text:p>989600.42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Orthofoto (wms)</text:p>
          </table:table-cell>
          <table:table-cell office:value-type="float" office:value="100">
            <text:p>100</text:p>
          </table:table-cell>
          <table:table-cell office:value-type="float" office:value="625">
            <text:p>625</text:p>
          </table:table-cell>
          <table:table-cell office:value-type="float" office:value="113">
            <text:p>113</text:p>
          </table:table-cell>
          <table:table-cell office:value-type="float" office:value="1829">
            <text:p>1829</text:p>
          </table:table-cell>
          <table:table-cell office:value-type="float" office:value="390.006014825413">
            <text:p>390.006014825413</text:p>
          </table:table-cell>
          <table:table-cell office:value-type="float" office:value="0">
            <text:p>0</text:p>
          </table:table-cell>
          <table:table-cell office:value-type="float" office:value="3.01731941343311">
            <text:p>3.01731941343311</text:p>
          </table:table-cell>
          <table:table-cell office:value-type="float" office:value="2915.9575769605">
            <text:p>2915.9575769605</text:p>
          </table:table-cell>
          <table:table-cell office:value-type="float" office:value="989600.42">
            <text:p>989600.42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625">
            <text:p>625</text:p>
          </table:table-cell>
          <table:table-cell office:value-type="float" office:value="113">
            <text:p>113</text:p>
          </table:table-cell>
          <table:table-cell office:value-type="float" office:value="1829">
            <text:p>1829</text:p>
          </table:table-cell>
          <table:table-cell office:value-type="float" office:value="390.006014825413">
            <text:p>390.006014825413</text:p>
          </table:table-cell>
          <table:table-cell office:value-type="float" office:value="0">
            <text:p>0</text:p>
          </table:table-cell>
          <table:table-cell office:value-type="float" office:value="3.01731941343311">
            <text:p>3.01731941343311</text:p>
          </table:table-cell>
          <table:table-cell office:value-type="float" office:value="2915.9575769605">
            <text:p>2915.9575769605</text:p>
          </table:table-cell>
          <table:table-cell office:value-type="float" office:value="989600.42">
            <text:p>989600.42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wms)</text:p>
          </table:table-cell>
          <table:table-cell office:value-type="float" office:value="100">
            <text:p>100</text:p>
          </table:table-cell>
          <table:table-cell office:value-type="float" office:value="620">
            <text:p>620</text:p>
          </table:table-cell>
          <table:table-cell office:value-type="float" office:value="109">
            <text:p>109</text:p>
          </table:table-cell>
          <table:table-cell office:value-type="float" office:value="1677">
            <text:p>1677</text:p>
          </table:table-cell>
          <table:table-cell office:value-type="float" office:value="378.339764101">
            <text:p>378.339764101</text:p>
          </table:table-cell>
          <table:table-cell office:value-type="float" office:value="0">
            <text:p>0</text:p>
          </table:table-cell>
          <table:table-cell office:value-type="float" office:value="3.03766707168894">
            <text:p>3.03766707168894</text:p>
          </table:table-cell>
          <table:table-cell office:value-type="float" office:value="2935.62168941753">
            <text:p>2935.62168941753</text:p>
          </table:table-cell>
          <table:table-cell office:value-type="float" office:value="989600.42">
            <text:p>989600.42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620">
            <text:p>620</text:p>
          </table:table-cell>
          <table:table-cell office:value-type="float" office:value="109">
            <text:p>109</text:p>
          </table:table-cell>
          <table:table-cell office:value-type="float" office:value="1677">
            <text:p>1677</text:p>
          </table:table-cell>
          <table:table-cell office:value-type="float" office:value="378.339764101">
            <text:p>378.339764101</text:p>
          </table:table-cell>
          <table:table-cell office:value-type="float" office:value="0">
            <text:p>0</text:p>
          </table:table-cell>
          <table:table-cell office:value-type="float" office:value="3.03766707168894">
            <text:p>3.03766707168894</text:p>
          </table:table-cell>
          <table:table-cell office:value-type="float" office:value="2935.62168941753">
            <text:p>2935.62168941753</text:p>
          </table:table-cell>
          <table:table-cell office:value-type="float" office:value="989600.42">
            <text:p>989600.42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wms)</text:p>
          </table:table-cell>
          <table:table-cell office:value-type="float" office:value="100">
            <text:p>100</text:p>
          </table:table-cell>
          <table:table-cell office:value-type="float" office:value="616">
            <text:p>616</text:p>
          </table:table-cell>
          <table:table-cell office:value-type="float" office:value="140">
            <text:p>140</text:p>
          </table:table-cell>
          <table:table-cell office:value-type="float" office:value="1799">
            <text:p>1799</text:p>
          </table:table-cell>
          <table:table-cell office:value-type="float" office:value="370.338873330899">
            <text:p>370.338873330899</text:p>
          </table:table-cell>
          <table:table-cell office:value-type="float" office:value="0">
            <text:p>0</text:p>
          </table:table-cell>
          <table:table-cell office:value-type="float" office:value="3.0281007751938">
            <text:p>3.0281007751938</text:p>
          </table:table-cell>
          <table:table-cell office:value-type="float" office:value="2926.37675677159">
            <text:p>2926.37675677159</text:p>
          </table:table-cell>
          <table:table-cell office:value-type="float" office:value="989600.42">
            <text:p>989600.42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616">
            <text:p>616</text:p>
          </table:table-cell>
          <table:table-cell office:value-type="float" office:value="140">
            <text:p>140</text:p>
          </table:table-cell>
          <table:table-cell office:value-type="float" office:value="1799">
            <text:p>1799</text:p>
          </table:table-cell>
          <table:table-cell office:value-type="float" office:value="370.338873330899">
            <text:p>370.338873330899</text:p>
          </table:table-cell>
          <table:table-cell office:value-type="float" office:value="0">
            <text:p>0</text:p>
          </table:table-cell>
          <table:table-cell office:value-type="float" office:value="3.0281007751938">
            <text:p>3.0281007751938</text:p>
          </table:table-cell>
          <table:table-cell office:value-type="float" office:value="2926.37675677159">
            <text:p>2926.37675677159</text:p>
          </table:table-cell>
          <table:table-cell office:value-type="float" office:value="989600.42">
            <text:p>989600.42</text:p>
          </table:table-cell>
        </table:table-row>
        <table:table-row table:style-name="ro1" table:number-rows-repeated="4">
          <table:table-cell/>
          <table:table-cell table:style-name="Default" table:number-columns-repeated="1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Orthofoto (wms)</text:p>
          </table:table-cell>
          <table:table-cell office:value-type="float" office:value="200">
            <text:p>200</text:p>
          </table:table-cell>
          <table:table-cell office:value-type="float" office:value="824">
            <text:p>824</text:p>
          </table:table-cell>
          <table:table-cell office:value-type="float" office:value="90">
            <text:p>90</text:p>
          </table:table-cell>
          <table:table-cell office:value-type="float" office:value="2683">
            <text:p>2683</text:p>
          </table:table-cell>
          <table:table-cell office:value-type="float" office:value="532.450982157043">
            <text:p>532.450982157043</text:p>
          </table:table-cell>
          <table:table-cell office:value-type="float" office:value="0">
            <text:p>0</text:p>
          </table:table-cell>
          <table:table-cell office:value-type="float" office:value="4.47157198112997">
            <text:p>4.47157198112997</text:p>
          </table:table-cell>
          <table:table-cell office:value-type="float" office:value="4576.22150333551">
            <text:p>4576.22150333551</text:p>
          </table:table-cell>
          <table:table-cell office:value-type="float" office:value="1047964.975">
            <text:p>1047964.9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824">
            <text:p>824</text:p>
          </table:table-cell>
          <table:table-cell office:value-type="float" office:value="90">
            <text:p>90</text:p>
          </table:table-cell>
          <table:table-cell office:value-type="float" office:value="2683">
            <text:p>2683</text:p>
          </table:table-cell>
          <table:table-cell office:value-type="float" office:value="532.450982157043">
            <text:p>532.450982157043</text:p>
          </table:table-cell>
          <table:table-cell office:value-type="float" office:value="0">
            <text:p>0</text:p>
          </table:table-cell>
          <table:table-cell office:value-type="float" office:value="4.47157198112997">
            <text:p>4.47157198112997</text:p>
          </table:table-cell>
          <table:table-cell office:value-type="float" office:value="4576.22150333551">
            <text:p>4576.22150333551</text:p>
          </table:table-cell>
          <table:table-cell office:value-type="float" office:value="1047964.975">
            <text:p>1047964.9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wms)</text:p>
          </table:table-cell>
          <table:table-cell office:value-type="float" office:value="200">
            <text:p>200</text:p>
          </table:table-cell>
          <table:table-cell office:value-type="float" office:value="800">
            <text:p>800</text:p>
          </table:table-cell>
          <table:table-cell office:value-type="float" office:value="117">
            <text:p>117</text:p>
          </table:table-cell>
          <table:table-cell office:value-type="float" office:value="2678">
            <text:p>2678</text:p>
          </table:table-cell>
          <table:table-cell office:value-type="float" office:value="509.251254686721">
            <text:p>509.251254686721</text:p>
          </table:table-cell>
          <table:table-cell office:value-type="float" office:value="0">
            <text:p>0</text:p>
          </table:table-cell>
          <table:table-cell office:value-type="float" office:value="4.65636058856398">
            <text:p>4.65636058856398</text:p>
          </table:table-cell>
          <table:table-cell office:value-type="float" office:value="4765.33477322796">
            <text:p>4765.33477322796</text:p>
          </table:table-cell>
          <table:table-cell office:value-type="float" office:value="1047964.975">
            <text:p>1047964.9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800">
            <text:p>800</text:p>
          </table:table-cell>
          <table:table-cell office:value-type="float" office:value="117">
            <text:p>117</text:p>
          </table:table-cell>
          <table:table-cell office:value-type="float" office:value="2678">
            <text:p>2678</text:p>
          </table:table-cell>
          <table:table-cell office:value-type="float" office:value="509.251254686721">
            <text:p>509.251254686721</text:p>
          </table:table-cell>
          <table:table-cell office:value-type="float" office:value="0">
            <text:p>0</text:p>
          </table:table-cell>
          <table:table-cell office:value-type="float" office:value="4.65636058856398">
            <text:p>4.65636058856398</text:p>
          </table:table-cell>
          <table:table-cell office:value-type="float" office:value="4765.33477322796">
            <text:p>4765.33477322796</text:p>
          </table:table-cell>
          <table:table-cell office:value-type="float" office:value="1047964.975">
            <text:p>1047964.9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wms)</text:p>
          </table:table-cell>
          <table:table-cell office:value-type="float" office:value="200">
            <text:p>200</text:p>
          </table:table-cell>
          <table:table-cell office:value-type="float" office:value="790">
            <text:p>790</text:p>
          </table:table-cell>
          <table:table-cell office:value-type="float" office:value="89">
            <text:p>89</text:p>
          </table:table-cell>
          <table:table-cell office:value-type="float" office:value="2589">
            <text:p>2589</text:p>
          </table:table-cell>
          <table:table-cell office:value-type="float" office:value="517.708199061015">
            <text:p>517.708199061015</text:p>
          </table:table-cell>
          <table:table-cell office:value-type="float" office:value="0">
            <text:p>0</text:p>
          </table:table-cell>
          <table:table-cell office:value-type="float" office:value="4.58442213359006">
            <text:p>4.58442213359006</text:p>
          </table:table-cell>
          <table:table-cell office:value-type="float" office:value="4691.71272130582">
            <text:p>4691.71272130582</text:p>
          </table:table-cell>
          <table:table-cell office:value-type="float" office:value="1047964.975">
            <text:p>1047964.9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790">
            <text:p>790</text:p>
          </table:table-cell>
          <table:table-cell office:value-type="float" office:value="89">
            <text:p>89</text:p>
          </table:table-cell>
          <table:table-cell office:value-type="float" office:value="2589">
            <text:p>2589</text:p>
          </table:table-cell>
          <table:table-cell office:value-type="float" office:value="517.708199061015">
            <text:p>517.708199061015</text:p>
          </table:table-cell>
          <table:table-cell office:value-type="float" office:value="0">
            <text:p>0</text:p>
          </table:table-cell>
          <table:table-cell office:value-type="float" office:value="4.58442213359006">
            <text:p>4.58442213359006</text:p>
          </table:table-cell>
          <table:table-cell office:value-type="float" office:value="4691.71272130582">
            <text:p>4691.71272130582</text:p>
          </table:table-cell>
          <table:table-cell office:value-type="float" office:value="1047964.975">
            <text:p>1047964.975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Orthofoto (wms)</text:p>
          </table:table-cell>
          <table:table-cell office:value-type="float" office:value="200">
            <text:p>200</text:p>
          </table:table-cell>
          <table:table-cell office:value-type="float" office:value="1480">
            <text:p>1480</text:p>
          </table:table-cell>
          <table:table-cell office:value-type="float" office:value="146">
            <text:p>146</text:p>
          </table:table-cell>
          <table:table-cell office:value-type="float" office:value="5237">
            <text:p>5237</text:p>
          </table:table-cell>
          <table:table-cell office:value-type="float" office:value="940.748162355367">
            <text:p>940.748162355367</text:p>
          </table:table-cell>
          <table:table-cell office:value-type="float" office:value="0">
            <text:p>0</text:p>
          </table:table-cell>
          <table:table-cell office:value-type="float" office:value="5.20128991990014">
            <text:p>5.20128991990014</text:p>
          </table:table-cell>
          <table:table-cell office:value-type="float" office:value="5323.01724694912">
            <text:p>5323.01724694912</text:p>
          </table:table-cell>
          <table:table-cell office:value-type="float" office:value="1047964.975">
            <text:p>1047964.9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480">
            <text:p>1480</text:p>
          </table:table-cell>
          <table:table-cell office:value-type="float" office:value="146">
            <text:p>146</text:p>
          </table:table-cell>
          <table:table-cell office:value-type="float" office:value="5237">
            <text:p>5237</text:p>
          </table:table-cell>
          <table:table-cell office:value-type="float" office:value="940.748162355367">
            <text:p>940.748162355367</text:p>
          </table:table-cell>
          <table:table-cell office:value-type="float" office:value="0">
            <text:p>0</text:p>
          </table:table-cell>
          <table:table-cell office:value-type="float" office:value="5.20128991990014">
            <text:p>5.20128991990014</text:p>
          </table:table-cell>
          <table:table-cell office:value-type="float" office:value="5323.01724694912">
            <text:p>5323.01724694912</text:p>
          </table:table-cell>
          <table:table-cell office:value-type="float" office:value="1047964.975">
            <text:p>1047964.9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wms)</text:p>
          </table:table-cell>
          <table:table-cell office:value-type="float" office:value="200">
            <text:p>200</text:p>
          </table:table-cell>
          <table:table-cell office:value-type="float" office:value="1440">
            <text:p>1440</text:p>
          </table:table-cell>
          <table:table-cell office:value-type="float" office:value="140">
            <text:p>140</text:p>
          </table:table-cell>
          <table:table-cell office:value-type="float" office:value="5269">
            <text:p>5269</text:p>
          </table:table-cell>
          <table:table-cell office:value-type="float" office:value="942.742748036282">
            <text:p>942.742748036282</text:p>
          </table:table-cell>
          <table:table-cell office:value-type="float" office:value="0">
            <text:p>0</text:p>
          </table:table-cell>
          <table:table-cell office:value-type="float" office:value="5.1525144270404">
            <text:p>5.1525144270404</text:p>
          </table:table-cell>
          <table:table-cell office:value-type="float" office:value="5273.10024679739">
            <text:p>5273.10024679739</text:p>
          </table:table-cell>
          <table:table-cell office:value-type="float" office:value="1047964.975">
            <text:p>1047964.9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440">
            <text:p>1440</text:p>
          </table:table-cell>
          <table:table-cell office:value-type="float" office:value="140">
            <text:p>140</text:p>
          </table:table-cell>
          <table:table-cell office:value-type="float" office:value="5269">
            <text:p>5269</text:p>
          </table:table-cell>
          <table:table-cell office:value-type="float" office:value="942.742748036282">
            <text:p>942.742748036282</text:p>
          </table:table-cell>
          <table:table-cell office:value-type="float" office:value="0">
            <text:p>0</text:p>
          </table:table-cell>
          <table:table-cell office:value-type="float" office:value="5.1525144270404">
            <text:p>5.1525144270404</text:p>
          </table:table-cell>
          <table:table-cell office:value-type="float" office:value="5273.10024679739">
            <text:p>5273.10024679739</text:p>
          </table:table-cell>
          <table:table-cell office:value-type="float" office:value="1047964.975">
            <text:p>1047964.97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wms)</text:p>
          </table:table-cell>
          <table:table-cell office:value-type="float" office:value="200">
            <text:p>200</text:p>
          </table:table-cell>
          <table:table-cell office:value-type="float" office:value="1498">
            <text:p>1498</text:p>
          </table:table-cell>
          <table:table-cell office:value-type="float" office:value="127">
            <text:p>127</text:p>
          </table:table-cell>
          <table:table-cell office:value-type="float" office:value="4905">
            <text:p>4905</text:p>
          </table:table-cell>
          <table:table-cell office:value-type="float" office:value="936.682773822066">
            <text:p>936.682773822066</text:p>
          </table:table-cell>
          <table:table-cell office:value-type="float" office:value="0">
            <text:p>0</text:p>
          </table:table-cell>
          <table:table-cell office:value-type="float" office:value="5.05497282952104">
            <text:p>5.05497282952104</text:p>
          </table:table-cell>
          <table:table-cell office:value-type="float" office:value="5173.27585440888">
            <text:p>5173.27585440888</text:p>
          </table:table-cell>
          <table:table-cell office:value-type="float" office:value="1047964.975">
            <text:p>1047964.97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498">
            <text:p>1498</text:p>
          </table:table-cell>
          <table:table-cell office:value-type="float" office:value="127">
            <text:p>127</text:p>
          </table:table-cell>
          <table:table-cell office:value-type="float" office:value="4905">
            <text:p>4905</text:p>
          </table:table-cell>
          <table:table-cell office:value-type="float" office:value="936.682773822066">
            <text:p>936.682773822066</text:p>
          </table:table-cell>
          <table:table-cell office:value-type="float" office:value="0">
            <text:p>0</text:p>
          </table:table-cell>
          <table:table-cell office:value-type="float" office:value="5.05497282952104">
            <text:p>5.05497282952104</text:p>
          </table:table-cell>
          <table:table-cell office:value-type="float" office:value="5173.27585440888">
            <text:p>5173.27585440888</text:p>
          </table:table-cell>
          <table:table-cell office:value-type="float" office:value="1047964.975">
            <text:p>1047964.975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Orthofoto (wms)</text:p>
          </table:table-cell>
          <table:table-cell office:value-type="float" office:value="384">
            <text:p>384</text:p>
          </table:table-cell>
          <table:table-cell office:value-type="float" office:value="5386">
            <text:p>5386</text:p>
          </table:table-cell>
          <table:table-cell office:value-type="float" office:value="215">
            <text:p>215</text:p>
          </table:table-cell>
          <table:table-cell office:value-type="float" office:value="21182">
            <text:p>21182</text:p>
          </table:table-cell>
          <table:table-cell office:value-type="float" office:value="4606.88005155341">
            <text:p>4606.88005155341</text:p>
          </table:table-cell>
          <table:table-cell office:value-type="float" office:value="0">
            <text:p>0</text:p>
          </table:table-cell>
          <table:table-cell office:value-type="float" office:value="2.78327426123638">
            <text:p>2.78327426123638</text:p>
          </table:table-cell>
          <table:table-cell office:value-type="float" office:value="2988.49798547841">
            <text:p>2988.49798547841</text:p>
          </table:table-cell>
          <table:table-cell office:value-type="float" office:value="1099504.27083333">
            <text:p>1099504.270833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5386">
            <text:p>5386</text:p>
          </table:table-cell>
          <table:table-cell office:value-type="float" office:value="215">
            <text:p>215</text:p>
          </table:table-cell>
          <table:table-cell office:value-type="float" office:value="21182">
            <text:p>21182</text:p>
          </table:table-cell>
          <table:table-cell office:value-type="float" office:value="4606.88005155341">
            <text:p>4606.88005155341</text:p>
          </table:table-cell>
          <table:table-cell office:value-type="float" office:value="0">
            <text:p>0</text:p>
          </table:table-cell>
          <table:table-cell office:value-type="float" office:value="2.78327426123638">
            <text:p>2.78327426123638</text:p>
          </table:table-cell>
          <table:table-cell office:value-type="float" office:value="2988.49798547841">
            <text:p>2988.49798547841</text:p>
          </table:table-cell>
          <table:table-cell office:value-type="float" office:value="1099504.27083333">
            <text:p>1099504.2708333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wms)</text:p>
          </table:table-cell>
          <table:table-cell office:value-type="float" office:value="384">
            <text:p>384</text:p>
          </table:table-cell>
          <table:table-cell office:value-type="float" office:value="5889">
            <text:p>5889</text:p>
          </table:table-cell>
          <table:table-cell office:value-type="float" office:value="185">
            <text:p>185</text:p>
          </table:table-cell>
          <table:table-cell office:value-type="float" office:value="20332">
            <text:p>20332</text:p>
          </table:table-cell>
          <table:table-cell office:value-type="float" office:value="5303.81177729481">
            <text:p>5303.81177729481</text:p>
          </table:table-cell>
          <table:table-cell office:value-type="float" office:value="0">
            <text:p>0</text:p>
          </table:table-cell>
          <table:table-cell office:value-type="float" office:value="2.52389152524549">
            <text:p>2.52389152524549</text:p>
          </table:table-cell>
          <table:table-cell office:value-type="float" office:value="2556.40483816737">
            <text:p>2556.40483816737</text:p>
          </table:table-cell>
          <table:table-cell office:value-type="float" office:value="1037191.38802083">
            <text:p>1037191.3880208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5889">
            <text:p>5889</text:p>
          </table:table-cell>
          <table:table-cell office:value-type="float" office:value="185">
            <text:p>185</text:p>
          </table:table-cell>
          <table:table-cell office:value-type="float" office:value="20332">
            <text:p>20332</text:p>
          </table:table-cell>
          <table:table-cell office:value-type="float" office:value="5303.81177729481">
            <text:p>5303.81177729481</text:p>
          </table:table-cell>
          <table:table-cell office:value-type="float" office:value="0">
            <text:p>0</text:p>
          </table:table-cell>
          <table:table-cell office:value-type="float" office:value="2.52389152524549">
            <text:p>2.52389152524549</text:p>
          </table:table-cell>
          <table:table-cell office:value-type="float" office:value="2556.40483816737">
            <text:p>2556.40483816737</text:p>
          </table:table-cell>
          <table:table-cell office:value-type="float" office:value="1037191.38802083">
            <text:p>1037191.38802083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office:value-type="string">
            <text:p>Orthofoto (wms)</text:p>
          </table:table-cell>
          <table:table-cell office:value-type="float" office:value="378">
            <text:p>378</text:p>
          </table:table-cell>
          <table:table-cell office:value-type="float" office:value="5687">
            <text:p>5687</text:p>
          </table:table-cell>
          <table:table-cell office:value-type="float" office:value="205">
            <text:p>205</text:p>
          </table:table-cell>
          <table:table-cell office:value-type="float" office:value="29813">
            <text:p>29813</text:p>
          </table:table-cell>
          <table:table-cell office:value-type="float" office:value="5145.03799557705">
            <text:p>5145.03799557705</text:p>
          </table:table-cell>
          <table:table-cell office:value-type="float" office:value="0">
            <text:p>0</text:p>
          </table:table-cell>
          <table:table-cell office:value-type="float" office:value="2.64448471026102">
            <text:p>2.64448471026102</text:p>
          </table:table-cell>
          <table:table-cell office:value-type="float" office:value="2741.32958923912">
            <text:p>2741.32958923912</text:p>
          </table:table-cell>
          <table:table-cell office:value-type="float" office:value="1061500.37037037">
            <text:p>1061500.37037037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78">
            <text:p>378</text:p>
          </table:table-cell>
          <table:table-cell office:value-type="float" office:value="5687">
            <text:p>5687</text:p>
          </table:table-cell>
          <table:table-cell office:value-type="float" office:value="205">
            <text:p>205</text:p>
          </table:table-cell>
          <table:table-cell office:value-type="float" office:value="29813">
            <text:p>29813</text:p>
          </table:table-cell>
          <table:table-cell office:value-type="float" office:value="5145.03799557705">
            <text:p>5145.03799557705</text:p>
          </table:table-cell>
          <table:table-cell office:value-type="float" office:value="0">
            <text:p>0</text:p>
          </table:table-cell>
          <table:table-cell office:value-type="float" office:value="2.64448471026102">
            <text:p>2.64448471026102</text:p>
          </table:table-cell>
          <table:table-cell office:value-type="float" office:value="2741.32958923912">
            <text:p>2741.32958923912</text:p>
          </table:table-cell>
          <table:table-cell office:value-type="float" office:value="1061500.37037037">
            <text:p>1061500.37037037</text:p>
          </table:table-cell>
        </table:table-row>
      </table:table>
      <table:table table:name="Sheet9" table:style-name="ta1" table:print="false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string">
            <text:p>Orthofoto (embedded)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66">
            <text:p>766</text:p>
          </table:table-cell>
          <table:table-cell table:style-name="ce1" office:value-type="float" office:value="178.112232875791">
            <text:p>178.11223287579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23897130271426">
            <text:p>3.23897130271426</text:p>
          </table:table-cell>
          <table:table-cell table:style-name="ce1" office:value-type="float" office:value="3130.12409055759">
            <text:p>3130.12409055759</text:p>
          </table:table-cell>
          <table:table-cell table:style-name="ce1" office:value-type="float" office:value="989587.98">
            <text:p>989587.98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66">
            <text:p>766</text:p>
          </table:table-cell>
          <table:table-cell table:style-name="ce1" office:value-type="float" office:value="178.112232875791">
            <text:p>178.11223287579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23897130271426">
            <text:p>3.23897130271426</text:p>
          </table:table-cell>
          <table:table-cell table:style-name="ce1" office:value-type="float" office:value="3130.12409055759">
            <text:p>3130.12409055759</text:p>
          </table:table-cell>
          <table:table-cell table:style-name="ce1" office:value-type="float" office:value="989587.98">
            <text:p>989587.98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Orthofoto (embedded)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64">
            <text:p>764</text:p>
          </table:table-cell>
          <table:table-cell table:style-name="ce1" office:value-type="float" office:value="177.929528465626">
            <text:p>177.9295284656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3143311679703">
            <text:p>3.3143311679703</text:p>
          </table:table-cell>
          <table:table-cell table:style-name="ce1" office:value-type="float" office:value="3202.9514507449">
            <text:p>3202.9514507449</text:p>
          </table:table-cell>
          <table:table-cell table:style-name="ce1" office:value-type="float" office:value="989587.98">
            <text:p>989587.98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64">
            <text:p>764</text:p>
          </table:table-cell>
          <table:table-cell table:style-name="ce1" office:value-type="float" office:value="177.929528465626">
            <text:p>177.9295284656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3143311679703">
            <text:p>3.3143311679703</text:p>
          </table:table-cell>
          <table:table-cell table:style-name="ce1" office:value-type="float" office:value="3202.9514507449">
            <text:p>3202.9514507449</text:p>
          </table:table-cell>
          <table:table-cell table:style-name="ce1" office:value-type="float" office:value="989587.98">
            <text:p>989587.98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Orthofoto (embedded)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63">
            <text:p>763</text:p>
          </table:table-cell>
          <table:table-cell table:style-name="ce1" office:value-type="float" office:value="176.60416303134">
            <text:p>176.604163031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2927230819888">
            <text:p>3.2927230819888</text:p>
          </table:table-cell>
          <table:table-cell table:style-name="ce1" office:value-type="float" office:value="3182.06951504363">
            <text:p>3182.06951504363</text:p>
          </table:table-cell>
          <table:table-cell table:style-name="ce1" office:value-type="float" office:value="989587.98">
            <text:p>989587.98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63">
            <text:p>763</text:p>
          </table:table-cell>
          <table:table-cell table:style-name="ce1" office:value-type="float" office:value="176.60416303134">
            <text:p>176.604163031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2927230819888">
            <text:p>3.2927230819888</text:p>
          </table:table-cell>
          <table:table-cell table:style-name="ce1" office:value-type="float" office:value="3182.06951504363">
            <text:p>3182.06951504363</text:p>
          </table:table-cell>
          <table:table-cell table:style-name="ce1" office:value-type="float" office:value="989587.98">
            <text:p>989587.98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string">
            <text:p>Orthofoto (embedded)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70">
            <text:p>770</text:p>
          </table:table-cell>
          <table:table-cell table:style-name="ce1" office:value-type="float" office:value="186.118685520826">
            <text:p>186.1186855208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85582947824559">
            <text:p>5.85582947824559</text:p>
          </table:table-cell>
          <table:table-cell table:style-name="ce1" office:value-type="float" office:value="5659.04146933741">
            <text:p>5659.04146933741</text:p>
          </table:table-cell>
          <table:table-cell table:style-name="ce1" office:value-type="float" office:value="989587.98">
            <text:p>989587.98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70">
            <text:p>770</text:p>
          </table:table-cell>
          <table:table-cell table:style-name="ce1" office:value-type="float" office:value="186.118685520826">
            <text:p>186.1186855208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85582947824559">
            <text:p>5.85582947824559</text:p>
          </table:table-cell>
          <table:table-cell table:style-name="ce1" office:value-type="float" office:value="5659.04146933741">
            <text:p>5659.04146933741</text:p>
          </table:table-cell>
          <table:table-cell table:style-name="ce1" office:value-type="float" office:value="989587.98">
            <text:p>989587.98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Orthofoto (embedded)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945">
            <text:p>945</text:p>
          </table:table-cell>
          <table:table-cell table:style-name="ce1" office:value-type="float" office:value="187.760292660616">
            <text:p>187.7602926606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2949274594938">
            <text:p>5.2949274594938</text:p>
          </table:table-cell>
          <table:table-cell table:style-name="ce1" office:value-type="float" office:value="5116.98883680372">
            <text:p>5116.98883680372</text:p>
          </table:table-cell>
          <table:table-cell table:style-name="ce1" office:value-type="float" office:value="989587.98">
            <text:p>989587.98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945">
            <text:p>945</text:p>
          </table:table-cell>
          <table:table-cell table:style-name="ce1" office:value-type="float" office:value="187.760292660616">
            <text:p>187.7602926606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2949274594938">
            <text:p>5.2949274594938</text:p>
          </table:table-cell>
          <table:table-cell table:style-name="ce1" office:value-type="float" office:value="5116.98883680372">
            <text:p>5116.98883680372</text:p>
          </table:table-cell>
          <table:table-cell table:style-name="ce1" office:value-type="float" office:value="989587.98">
            <text:p>989587.98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Orthofoto (embedded)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1151">
            <text:p>1151</text:p>
          </table:table-cell>
          <table:table-cell table:style-name="ce1" office:value-type="float" office:value="215.477535720084">
            <text:p>215.4775357200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9294626941686">
            <text:p>5.09294626941686</text:p>
          </table:table-cell>
          <table:table-cell table:style-name="ce1" office:value-type="float" office:value="4921.79532324293">
            <text:p>4921.79532324293</text:p>
          </table:table-cell>
          <table:table-cell table:style-name="ce1" office:value-type="float" office:value="989587.98">
            <text:p>989587.98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1151">
            <text:p>1151</text:p>
          </table:table-cell>
          <table:table-cell table:style-name="ce1" office:value-type="float" office:value="215.477535720084">
            <text:p>215.4775357200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9294626941686">
            <text:p>5.09294626941686</text:p>
          </table:table-cell>
          <table:table-cell table:style-name="ce1" office:value-type="float" office:value="4921.79532324293">
            <text:p>4921.79532324293</text:p>
          </table:table-cell>
          <table:table-cell table:style-name="ce1" office:value-type="float" office:value="989587.98">
            <text:p>989587.98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Orthofoto (embedded)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82">
            <text:p>382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727">
            <text:p>1727</text:p>
          </table:table-cell>
          <table:table-cell table:style-name="ce1" office:value-type="float" office:value="276.726929661715">
            <text:p>276.7269296617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78856695379796">
            <text:p>9.78856695379796</text:p>
          </table:table-cell>
          <table:table-cell table:style-name="ce1" office:value-type="float" office:value="10017.2397789772">
            <text:p>10017.2397789772</text:p>
          </table:table-cell>
          <table:table-cell table:style-name="ce1" office:value-type="float" office:value="1047921.885">
            <text:p>1047921.885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82">
            <text:p>382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727">
            <text:p>1727</text:p>
          </table:table-cell>
          <table:table-cell table:style-name="ce1" office:value-type="float" office:value="276.726929661715">
            <text:p>276.7269296617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78856695379796">
            <text:p>9.78856695379796</text:p>
          </table:table-cell>
          <table:table-cell table:style-name="ce1" office:value-type="float" office:value="10017.2397789772">
            <text:p>10017.2397789772</text:p>
          </table:table-cell>
          <table:table-cell table:style-name="ce1" office:value-type="float" office:value="1047921.885">
            <text:p>1047921.885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Orthofoto (embedded)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88">
            <text:p>388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538">
            <text:p>1538</text:p>
          </table:table-cell>
          <table:table-cell table:style-name="ce1" office:value-type="float" office:value="265.014232825333">
            <text:p>265.0142328253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29324845499744">
            <text:p>9.29324845499744</text:p>
          </table:table-cell>
          <table:table-cell table:style-name="ce1" office:value-type="float" office:value="9510.35003782643">
            <text:p>9510.35003782643</text:p>
          </table:table-cell>
          <table:table-cell table:style-name="ce1" office:value-type="float" office:value="1047921.885">
            <text:p>1047921.885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88">
            <text:p>388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538">
            <text:p>1538</text:p>
          </table:table-cell>
          <table:table-cell table:style-name="ce1" office:value-type="float" office:value="265.014232825333">
            <text:p>265.0142328253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29324845499744">
            <text:p>9.29324845499744</text:p>
          </table:table-cell>
          <table:table-cell table:style-name="ce1" office:value-type="float" office:value="9510.35003782643">
            <text:p>9510.35003782643</text:p>
          </table:table-cell>
          <table:table-cell table:style-name="ce1" office:value-type="float" office:value="1047921.885">
            <text:p>1047921.885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Orthofoto (embedded)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2082">
            <text:p>2082</text:p>
          </table:table-cell>
          <table:table-cell table:style-name="ce1" office:value-type="float" office:value="292.575690035929">
            <text:p>292.57569003592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3976130062964">
            <text:p>9.3976130062964</text:p>
          </table:table-cell>
          <table:table-cell table:style-name="ce1" office:value-type="float" office:value="9617.15267193227">
            <text:p>9617.15267193227</text:p>
          </table:table-cell>
          <table:table-cell table:style-name="ce1" office:value-type="float" office:value="1047921.885">
            <text:p>1047921.885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2082">
            <text:p>2082</text:p>
          </table:table-cell>
          <table:table-cell table:style-name="ce1" office:value-type="float" office:value="292.575690035929">
            <text:p>292.57569003592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3976130062964">
            <text:p>9.3976130062964</text:p>
          </table:table-cell>
          <table:table-cell table:style-name="ce1" office:value-type="float" office:value="9617.15267193227">
            <text:p>9617.15267193227</text:p>
          </table:table-cell>
          <table:table-cell table:style-name="ce1" office:value-type="float" office:value="1047921.885">
            <text:p>1047921.88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string">
            <text:p>Orthofoto (embedded)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02">
            <text:p>502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2122">
            <text:p>2122</text:p>
          </table:table-cell>
          <table:table-cell table:style-name="ce1" office:value-type="float" office:value="352.746239668122">
            <text:p>352.7462396681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4471861762926">
            <text:p>13.4471861762926</text:p>
          </table:table-cell>
          <table:table-cell table:style-name="ce1" office:value-type="float" office:value="13761.3287947329">
            <text:p>13761.3287947329</text:p>
          </table:table-cell>
          <table:table-cell table:style-name="ce1" office:value-type="float" office:value="1047921.885">
            <text:p>1047921.885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02">
            <text:p>502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2122">
            <text:p>2122</text:p>
          </table:table-cell>
          <table:table-cell table:style-name="ce1" office:value-type="float" office:value="352.746239668122">
            <text:p>352.7462396681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4471861762926">
            <text:p>13.4471861762926</text:p>
          </table:table-cell>
          <table:table-cell table:style-name="ce1" office:value-type="float" office:value="13761.3287947329">
            <text:p>13761.3287947329</text:p>
          </table:table-cell>
          <table:table-cell table:style-name="ce1" office:value-type="float" office:value="1047921.885">
            <text:p>1047921.885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Orthofoto (embedded)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2935">
            <text:p>2935</text:p>
          </table:table-cell>
          <table:table-cell table:style-name="ce1" office:value-type="float" office:value="391.521420582578">
            <text:p>391.5214205825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.1894288754878">
            <text:p>14.1894288754878</text:p>
          </table:table-cell>
          <table:table-cell table:style-name="ce1" office:value-type="float" office:value="14520.911185815">
            <text:p>14520.911185815</text:p>
          </table:table-cell>
          <table:table-cell table:style-name="ce1" office:value-type="float" office:value="1047921.885">
            <text:p>1047921.885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2935">
            <text:p>2935</text:p>
          </table:table-cell>
          <table:table-cell table:style-name="ce1" office:value-type="float" office:value="391.521420582578">
            <text:p>391.5214205825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.1894288754878">
            <text:p>14.1894288754878</text:p>
          </table:table-cell>
          <table:table-cell table:style-name="ce1" office:value-type="float" office:value="14520.911185815">
            <text:p>14520.911185815</text:p>
          </table:table-cell>
          <table:table-cell table:style-name="ce1" office:value-type="float" office:value="1047921.885">
            <text:p>1047921.885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Orthofoto (embedded)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078">
            <text:p>2078</text:p>
          </table:table-cell>
          <table:table-cell table:style-name="ce1" office:value-type="float" office:value="357.300859185925">
            <text:p>357.3008591859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9811254806012">
            <text:p>13.9811254806012</text:p>
          </table:table-cell>
          <table:table-cell table:style-name="ce1" office:value-type="float" office:value="14307.7415703644">
            <text:p>14307.7415703644</text:p>
          </table:table-cell>
          <table:table-cell table:style-name="ce1" office:value-type="float" office:value="1047921.885">
            <text:p>1047921.885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078">
            <text:p>2078</text:p>
          </table:table-cell>
          <table:table-cell table:style-name="ce1" office:value-type="float" office:value="357.300859185925">
            <text:p>357.3008591859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9811254806012">
            <text:p>13.9811254806012</text:p>
          </table:table-cell>
          <table:table-cell table:style-name="ce1" office:value-type="float" office:value="14307.7415703644">
            <text:p>14307.7415703644</text:p>
          </table:table-cell>
          <table:table-cell table:style-name="ce1" office:value-type="float" office:value="1047921.885">
            <text:p>1047921.88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2">
          <table:table-cell office:value-type="float" office:value="16">
            <text:p>16</text:p>
          </table:table-cell>
          <table:table-cell table:style-name="ce1" office:value-type="string">
            <text:p>Orthofoto (embedded)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947">
            <text:p>947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4472">
            <text:p>4472</text:p>
          </table:table-cell>
          <table:table-cell table:style-name="ce1" office:value-type="float" office:value="691.55745921381">
            <text:p>691.5574592138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9992708713088">
            <text:p>13.9992708713088</text:p>
          </table:table-cell>
          <table:table-cell table:style-name="ce1" office:value-type="float" office:value="15166.5238433627">
            <text:p>15166.5238433627</text:p>
          </table:table-cell>
          <table:table-cell table:style-name="ce1" office:value-type="float" office:value="1109380.6640625">
            <text:p>1109380.6640625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947">
            <text:p>947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4472">
            <text:p>4472</text:p>
          </table:table-cell>
          <table:table-cell table:style-name="ce1" office:value-type="float" office:value="691.55745921381">
            <text:p>691.5574592138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9992708713088">
            <text:p>13.9992708713088</text:p>
          </table:table-cell>
          <table:table-cell table:style-name="ce1" office:value-type="float" office:value="15166.5238433627">
            <text:p>15166.5238433627</text:p>
          </table:table-cell>
          <table:table-cell table:style-name="ce1" office:value-type="float" office:value="1109380.6640625">
            <text:p>1109380.6640625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Orthofoto (embedded)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977">
            <text:p>977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5198">
            <text:p>5198</text:p>
          </table:table-cell>
          <table:table-cell table:style-name="ce1" office:value-type="float" office:value="709.232055145416">
            <text:p>709.2320551454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.0135756514123">
            <text:p>14.0135756514123</text:p>
          </table:table-cell>
          <table:table-cell table:style-name="ce1" office:value-type="float" office:value="15182.021349662">
            <text:p>15182.021349662</text:p>
          </table:table-cell>
          <table:table-cell table:style-name="ce1" office:value-type="float" office:value="1109380.6640625">
            <text:p>1109380.6640625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977">
            <text:p>977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5198">
            <text:p>5198</text:p>
          </table:table-cell>
          <table:table-cell table:style-name="ce1" office:value-type="float" office:value="709.232055145416">
            <text:p>709.2320551454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.0135756514123">
            <text:p>14.0135756514123</text:p>
          </table:table-cell>
          <table:table-cell table:style-name="ce1" office:value-type="float" office:value="15182.021349662">
            <text:p>15182.021349662</text:p>
          </table:table-cell>
          <table:table-cell table:style-name="ce1" office:value-type="float" office:value="1109380.6640625">
            <text:p>1109380.6640625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Orthofoto (embedded)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033">
            <text:p>1033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5004">
            <text:p>5004</text:p>
          </table:table-cell>
          <table:table-cell table:style-name="ce1" office:value-type="float" office:value="777.873479538808">
            <text:p>777.87347953880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24052709278802">
            <text:p>9.24052709278802</text:p>
          </table:table-cell>
          <table:table-cell table:style-name="ce1" office:value-type="float" office:value="8994.98599311745">
            <text:p>8994.98599311745</text:p>
          </table:table-cell>
          <table:table-cell table:style-name="ce1" office:value-type="float" office:value="996790.071005917">
            <text:p>996790.071005917</text:p>
          </table:table-cell>
        </table:table-row>
        <table:table-row table:style-name="ro2">
          <table:table-cell/>
          <table:table-cell table:style-name="ce1" office:value-type="string">
            <text:p>TOTAL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033">
            <text:p>1033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5004">
            <text:p>5004</text:p>
          </table:table-cell>
          <table:table-cell table:style-name="ce1" office:value-type="float" office:value="777.873479538808">
            <text:p>777.87347953880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24052709278802">
            <text:p>9.24052709278802</text:p>
          </table:table-cell>
          <table:table-cell table:style-name="ce1" office:value-type="float" office:value="8994.98599311745">
            <text:p>8994.98599311745</text:p>
          </table:table-cell>
          <table:table-cell table:style-name="ce1" office:value-type="float" office:value="996790.071005917">
            <text:p>996790.071005917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Orthofoto (embedded)</text:p>
          </table:table-cell>
          <table:table-cell office:value-type="float" office:value="768">
            <text:p>768</text:p>
          </table:table-cell>
          <table:table-cell office:value-type="float" office:value="1589">
            <text:p>1589</text:p>
          </table:table-cell>
          <table:table-cell office:value-type="float" office:value="67">
            <text:p>67</text:p>
          </table:table-cell>
          <table:table-cell office:value-type="float" office:value="32416">
            <text:p>32416</text:p>
          </table:table-cell>
          <table:table-cell office:value-type="float" office:value="3301.39228301424">
            <text:p>3301.39228301424</text:p>
          </table:table-cell>
          <table:table-cell office:value-type="float" office:value="0">
            <text:p>0</text:p>
          </table:table-cell>
          <table:table-cell office:value-type="float" office:value="14.6260641032966">
            <text:p>14.6260641032966</text:p>
          </table:table-cell>
          <table:table-cell office:value-type="float" office:value="15423.2289531616">
            <text:p>15423.2289531616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589">
            <text:p>1589</text:p>
          </table:table-cell>
          <table:table-cell office:value-type="float" office:value="67">
            <text:p>67</text:p>
          </table:table-cell>
          <table:table-cell office:value-type="float" office:value="32416">
            <text:p>32416</text:p>
          </table:table-cell>
          <table:table-cell office:value-type="float" office:value="3301.39228301424">
            <text:p>3301.39228301424</text:p>
          </table:table-cell>
          <table:table-cell office:value-type="float" office:value="0">
            <text:p>0</text:p>
          </table:table-cell>
          <table:table-cell office:value-type="float" office:value="14.6260641032966">
            <text:p>14.6260641032966</text:p>
          </table:table-cell>
          <table:table-cell office:value-type="float" office:value="15423.2289531616">
            <text:p>15423.2289531616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thofoto (embedded)</text:p>
          </table:table-cell>
          <table:table-cell office:value-type="float" office:value="768">
            <text:p>768</text:p>
          </table:table-cell>
          <table:table-cell office:value-type="float" office:value="1638">
            <text:p>1638</text:p>
          </table:table-cell>
          <table:table-cell office:value-type="float" office:value="79">
            <text:p>79</text:p>
          </table:table-cell>
          <table:table-cell office:value-type="float" office:value="31421">
            <text:p>31421</text:p>
          </table:table-cell>
          <table:table-cell office:value-type="float" office:value="3339.19510214071">
            <text:p>3339.19510214071</text:p>
          </table:table-cell>
          <table:table-cell office:value-type="float" office:value="0">
            <text:p>0</text:p>
          </table:table-cell>
          <table:table-cell office:value-type="float" office:value="14.592992323478">
            <text:p>14.592992323478</text:p>
          </table:table-cell>
          <table:table-cell office:value-type="float" office:value="15388.3546610466">
            <text:p>15388.3546610466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638">
            <text:p>1638</text:p>
          </table:table-cell>
          <table:table-cell office:value-type="float" office:value="79">
            <text:p>79</text:p>
          </table:table-cell>
          <table:table-cell office:value-type="float" office:value="31421">
            <text:p>31421</text:p>
          </table:table-cell>
          <table:table-cell office:value-type="float" office:value="3339.19510214071">
            <text:p>3339.19510214071</text:p>
          </table:table-cell>
          <table:table-cell office:value-type="float" office:value="0">
            <text:p>0</text:p>
          </table:table-cell>
          <table:table-cell office:value-type="float" office:value="14.592992323478">
            <text:p>14.592992323478</text:p>
          </table:table-cell>
          <table:table-cell office:value-type="float" office:value="15388.3546610466">
            <text:p>15388.3546610466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thofoto (embedded)</text:p>
          </table:table-cell>
          <table:table-cell office:value-type="float" office:value="768">
            <text:p>768</text:p>
          </table:table-cell>
          <table:table-cell office:value-type="float" office:value="1604">
            <text:p>1604</text:p>
          </table:table-cell>
          <table:table-cell office:value-type="float" office:value="77">
            <text:p>77</text:p>
          </table:table-cell>
          <table:table-cell office:value-type="float" office:value="31598">
            <text:p>31598</text:p>
          </table:table-cell>
          <table:table-cell office:value-type="float" office:value="3389.34488493704">
            <text:p>3389.34488493704</text:p>
          </table:table-cell>
          <table:table-cell office:value-type="float" office:value="0">
            <text:p>0</text:p>
          </table:table-cell>
          <table:table-cell office:value-type="float" office:value="15.0408335128572">
            <text:p>15.0408335128572</text:p>
          </table:table-cell>
          <table:table-cell office:value-type="float" office:value="15860.6045534079">
            <text:p>15860.6045534079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604">
            <text:p>1604</text:p>
          </table:table-cell>
          <table:table-cell office:value-type="float" office:value="77">
            <text:p>77</text:p>
          </table:table-cell>
          <table:table-cell office:value-type="float" office:value="31598">
            <text:p>31598</text:p>
          </table:table-cell>
          <table:table-cell office:value-type="float" office:value="3389.34488493704">
            <text:p>3389.34488493704</text:p>
          </table:table-cell>
          <table:table-cell office:value-type="float" office:value="0">
            <text:p>0</text:p>
          </table:table-cell>
          <table:table-cell office:value-type="float" office:value="15.0408335128572">
            <text:p>15.0408335128572</text:p>
          </table:table-cell>
          <table:table-cell office:value-type="float" office:value="15860.6045534079">
            <text:p>15860.6045534079</text:p>
          </table:table-cell>
          <table:table-cell office:value-type="float" office:value="1079811.10546875">
            <text:p>1079811.1054687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rthofoto (embedded)</text:p>
          </table:table-cell>
          <table:table-cell office:value-type="float" office:value="768">
            <text:p>768</text:p>
          </table:table-cell>
          <table:table-cell office:value-type="float" office:value="2897">
            <text:p>2897</text:p>
          </table:table-cell>
          <table:table-cell office:value-type="float" office:value="91">
            <text:p>91</text:p>
          </table:table-cell>
          <table:table-cell office:value-type="float" office:value="41608">
            <text:p>41608</text:p>
          </table:table-cell>
          <table:table-cell office:value-type="float" office:value="6217.77476473226">
            <text:p>6217.77476473226</text:p>
          </table:table-cell>
          <table:table-cell office:value-type="float" office:value="0">
            <text:p>0</text:p>
          </table:table-cell>
          <table:table-cell office:value-type="float" office:value="14.9071216444419">
            <text:p>14.9071216444419</text:p>
          </table:table-cell>
          <table:table-cell office:value-type="float" office:value="15719.6049826581">
            <text:p>15719.6049826581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897">
            <text:p>2897</text:p>
          </table:table-cell>
          <table:table-cell office:value-type="float" office:value="91">
            <text:p>91</text:p>
          </table:table-cell>
          <table:table-cell office:value-type="float" office:value="41608">
            <text:p>41608</text:p>
          </table:table-cell>
          <table:table-cell office:value-type="float" office:value="6217.77476473226">
            <text:p>6217.77476473226</text:p>
          </table:table-cell>
          <table:table-cell office:value-type="float" office:value="0">
            <text:p>0</text:p>
          </table:table-cell>
          <table:table-cell office:value-type="float" office:value="14.9071216444419">
            <text:p>14.9071216444419</text:p>
          </table:table-cell>
          <table:table-cell office:value-type="float" office:value="15719.6049826581">
            <text:p>15719.6049826581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thofoto (embedded)</text:p>
          </table:table-cell>
          <table:table-cell office:value-type="float" office:value="768">
            <text:p>768</text:p>
          </table:table-cell>
          <table:table-cell office:value-type="float" office:value="2830">
            <text:p>2830</text:p>
          </table:table-cell>
          <table:table-cell office:value-type="float" office:value="79">
            <text:p>79</text:p>
          </table:table-cell>
          <table:table-cell office:value-type="float" office:value="41418">
            <text:p>41418</text:p>
          </table:table-cell>
          <table:table-cell office:value-type="float" office:value="6214.06370418087">
            <text:p>6214.06370418087</text:p>
          </table:table-cell>
          <table:table-cell office:value-type="float" office:value="0">
            <text:p>0</text:p>
          </table:table-cell>
          <table:table-cell office:value-type="float" office:value="14.6271783639653">
            <text:p>14.6271783639653</text:p>
          </table:table-cell>
          <table:table-cell office:value-type="float" office:value="15424.403944416">
            <text:p>15424.403944416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830">
            <text:p>2830</text:p>
          </table:table-cell>
          <table:table-cell office:value-type="float" office:value="79">
            <text:p>79</text:p>
          </table:table-cell>
          <table:table-cell office:value-type="float" office:value="41418">
            <text:p>41418</text:p>
          </table:table-cell>
          <table:table-cell office:value-type="float" office:value="6214.06370418087">
            <text:p>6214.06370418087</text:p>
          </table:table-cell>
          <table:table-cell office:value-type="float" office:value="0">
            <text:p>0</text:p>
          </table:table-cell>
          <table:table-cell office:value-type="float" office:value="14.6271783639653">
            <text:p>14.6271783639653</text:p>
          </table:table-cell>
          <table:table-cell office:value-type="float" office:value="15424.403944416">
            <text:p>15424.403944416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thofoto (embedded)</text:p>
          </table:table-cell>
          <table:table-cell office:value-type="float" office:value="768">
            <text:p>768</text:p>
          </table:table-cell>
          <table:table-cell office:value-type="float" office:value="2919">
            <text:p>2919</text:p>
          </table:table-cell>
          <table:table-cell office:value-type="float" office:value="60">
            <text:p>60</text:p>
          </table:table-cell>
          <table:table-cell office:value-type="float" office:value="40908">
            <text:p>40908</text:p>
          </table:table-cell>
          <table:table-cell office:value-type="float" office:value="6199.01151377237">
            <text:p>6199.01151377237</text:p>
          </table:table-cell>
          <table:table-cell office:value-type="float" office:value="0">
            <text:p>0</text:p>
          </table:table-cell>
          <table:table-cell office:value-type="float" office:value="14.9950211843724">
            <text:p>14.9950211843724</text:p>
          </table:table-cell>
          <table:table-cell office:value-type="float" office:value="15812.2953140864">
            <text:p>15812.2953140864</text:p>
          </table:table-cell>
          <table:table-cell office:value-type="float" office:value="1079811.10546875">
            <text:p>1079811.1054687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919">
            <text:p>2919</text:p>
          </table:table-cell>
          <table:table-cell office:value-type="float" office:value="60">
            <text:p>60</text:p>
          </table:table-cell>
          <table:table-cell office:value-type="float" office:value="40908">
            <text:p>40908</text:p>
          </table:table-cell>
          <table:table-cell office:value-type="float" office:value="6199.01151377237">
            <text:p>6199.01151377237</text:p>
          </table:table-cell>
          <table:table-cell office:value-type="float" office:value="0">
            <text:p>0</text:p>
          </table:table-cell>
          <table:table-cell office:value-type="float" office:value="14.9950211843724">
            <text:p>14.9950211843724</text:p>
          </table:table-cell>
          <table:table-cell office:value-type="float" office:value="15812.2953140864">
            <text:p>15812.2953140864</text:p>
          </table:table-cell>
          <table:table-cell office:value-type="float" office:value="1079811.10546875">
            <text:p>1079811.10546875</text:p>
          </table:table-cell>
        </table:table-row>
      </table:table>
      <table:table table:name="Sheet10" table:style-name="ta1" table:print="false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sisplan (direkt)</text:p>
          </table:table-cell>
          <table:table-cell office:value-type="float" office:value="100">
            <text:p>100</text:p>
          </table:table-cell>
          <table:table-cell office:value-type="float" office:value="353">
            <text:p>353</text:p>
          </table:table-cell>
          <table:table-cell office:value-type="float" office:value="17">
            <text:p>17</text:p>
          </table:table-cell>
          <table:table-cell office:value-type="float" office:value="1577">
            <text:p>1577</text:p>
          </table:table-cell>
          <table:table-cell office:value-type="float" office:value="371.844866980842">
            <text:p>371.844866980842</text:p>
          </table:table-cell>
          <table:table-cell office:value-type="float" office:value="0">
            <text:p>0</text:p>
          </table:table-cell>
          <table:table-cell office:value-type="float" office:value="2.53030034665115">
            <text:p>2.53030034665115</text:p>
          </table:table-cell>
          <table:table-cell office:value-type="float" office:value="415.75639276429">
            <text:p>415.75639276429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53">
            <text:p>353</text:p>
          </table:table-cell>
          <table:table-cell office:value-type="float" office:value="17">
            <text:p>17</text:p>
          </table:table-cell>
          <table:table-cell office:value-type="float" office:value="1577">
            <text:p>1577</text:p>
          </table:table-cell>
          <table:table-cell office:value-type="float" office:value="371.844866980842">
            <text:p>371.844866980842</text:p>
          </table:table-cell>
          <table:table-cell office:value-type="float" office:value="0">
            <text:p>0</text:p>
          </table:table-cell>
          <table:table-cell office:value-type="float" office:value="2.53030034665115">
            <text:p>2.53030034665115</text:p>
          </table:table-cell>
          <table:table-cell office:value-type="float" office:value="415.75639276429">
            <text:p>415.75639276429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100">
            <text:p>100</text:p>
          </table:table-cell>
          <table:table-cell office:value-type="float" office:value="309">
            <text:p>309</text:p>
          </table:table-cell>
          <table:table-cell office:value-type="float" office:value="13">
            <text:p>13</text:p>
          </table:table-cell>
          <table:table-cell office:value-type="float" office:value="1530">
            <text:p>1530</text:p>
          </table:table-cell>
          <table:table-cell office:value-type="float" office:value="356.862530395109">
            <text:p>356.862530395109</text:p>
          </table:table-cell>
          <table:table-cell office:value-type="float" office:value="0">
            <text:p>0</text:p>
          </table:table-cell>
          <table:table-cell office:value-type="float" office:value="3.21223218014198">
            <text:p>3.21223218014198</text:p>
          </table:table-cell>
          <table:table-cell office:value-type="float" office:value="527.805351528621">
            <text:p>527.805351528621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09">
            <text:p>309</text:p>
          </table:table-cell>
          <table:table-cell office:value-type="float" office:value="13">
            <text:p>13</text:p>
          </table:table-cell>
          <table:table-cell office:value-type="float" office:value="1530">
            <text:p>1530</text:p>
          </table:table-cell>
          <table:table-cell office:value-type="float" office:value="356.862530395109">
            <text:p>356.862530395109</text:p>
          </table:table-cell>
          <table:table-cell office:value-type="float" office:value="0">
            <text:p>0</text:p>
          </table:table-cell>
          <table:table-cell office:value-type="float" office:value="3.21223218014198">
            <text:p>3.21223218014198</text:p>
          </table:table-cell>
          <table:table-cell office:value-type="float" office:value="527.805351528621">
            <text:p>527.805351528621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100">
            <text:p>100</text:p>
          </table:table-cell>
          <table:table-cell office:value-type="float" office:value="311">
            <text:p>311</text:p>
          </table:table-cell>
          <table:table-cell office:value-type="float" office:value="11">
            <text:p>11</text:p>
          </table:table-cell>
          <table:table-cell office:value-type="float" office:value="1532">
            <text:p>1532</text:p>
          </table:table-cell>
          <table:table-cell office:value-type="float" office:value="356.800882846441">
            <text:p>356.800882846441</text:p>
          </table:table-cell>
          <table:table-cell office:value-type="float" office:value="0">
            <text:p>0</text:p>
          </table:table-cell>
          <table:table-cell office:value-type="float" office:value="3.20235693470394">
            <text:p>3.20235693470394</text:p>
          </table:table-cell>
          <table:table-cell office:value-type="float" office:value="526.182739246085">
            <text:p>526.182739246085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11">
            <text:p>311</text:p>
          </table:table-cell>
          <table:table-cell office:value-type="float" office:value="11">
            <text:p>11</text:p>
          </table:table-cell>
          <table:table-cell office:value-type="float" office:value="1532">
            <text:p>1532</text:p>
          </table:table-cell>
          <table:table-cell office:value-type="float" office:value="356.800882846441">
            <text:p>356.800882846441</text:p>
          </table:table-cell>
          <table:table-cell office:value-type="float" office:value="0">
            <text:p>0</text:p>
          </table:table-cell>
          <table:table-cell office:value-type="float" office:value="3.20235693470394">
            <text:p>3.20235693470394</text:p>
          </table:table-cell>
          <table:table-cell office:value-type="float" office:value="526.182739246085">
            <text:p>526.182739246085</text:p>
          </table:table-cell>
          <table:table-cell office:value-type="float" office:value="168254.55">
            <text:p>168254.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sisplan (direkt)</text:p>
          </table:table-cell>
          <table:table-cell office:value-type="float" office:value="100">
            <text:p>100</text:p>
          </table:table-cell>
          <table:table-cell office:value-type="float" office:value="338">
            <text:p>338</text:p>
          </table:table-cell>
          <table:table-cell office:value-type="float" office:value="15">
            <text:p>15</text:p>
          </table:table-cell>
          <table:table-cell office:value-type="float" office:value="2151">
            <text:p>2151</text:p>
          </table:table-cell>
          <table:table-cell office:value-type="float" office:value="399.818215067798">
            <text:p>399.818215067798</text:p>
          </table:table-cell>
          <table:table-cell office:value-type="float" office:value="0">
            <text:p>0</text:p>
          </table:table-cell>
          <table:table-cell office:value-type="float" office:value="5.64461503725446">
            <text:p>5.64461503725446</text:p>
          </table:table-cell>
          <table:table-cell office:value-type="float" office:value="927.472815445783">
            <text:p>927.472815445783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38">
            <text:p>338</text:p>
          </table:table-cell>
          <table:table-cell office:value-type="float" office:value="15">
            <text:p>15</text:p>
          </table:table-cell>
          <table:table-cell office:value-type="float" office:value="2151">
            <text:p>2151</text:p>
          </table:table-cell>
          <table:table-cell office:value-type="float" office:value="399.818215067798">
            <text:p>399.818215067798</text:p>
          </table:table-cell>
          <table:table-cell office:value-type="float" office:value="0">
            <text:p>0</text:p>
          </table:table-cell>
          <table:table-cell office:value-type="float" office:value="5.64461503725446">
            <text:p>5.64461503725446</text:p>
          </table:table-cell>
          <table:table-cell office:value-type="float" office:value="927.472815445783">
            <text:p>927.472815445783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100">
            <text:p>100</text:p>
          </table:table-cell>
          <table:table-cell office:value-type="float" office:value="312">
            <text:p>312</text:p>
          </table:table-cell>
          <table:table-cell office:value-type="float" office:value="10">
            <text:p>10</text:p>
          </table:table-cell>
          <table:table-cell office:value-type="float" office:value="1560">
            <text:p>1560</text:p>
          </table:table-cell>
          <table:table-cell office:value-type="float" office:value="362.90685788505">
            <text:p>362.90685788505</text:p>
          </table:table-cell>
          <table:table-cell office:value-type="float" office:value="0">
            <text:p>0</text:p>
          </table:table-cell>
          <table:table-cell office:value-type="float" office:value="6.1938680706101">
            <text:p>6.1938680706101</text:p>
          </table:table-cell>
          <table:table-cell office:value-type="float" office:value="1017.72117673815">
            <text:p>1017.72117673815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12">
            <text:p>312</text:p>
          </table:table-cell>
          <table:table-cell office:value-type="float" office:value="10">
            <text:p>10</text:p>
          </table:table-cell>
          <table:table-cell office:value-type="float" office:value="1560">
            <text:p>1560</text:p>
          </table:table-cell>
          <table:table-cell office:value-type="float" office:value="362.90685788505">
            <text:p>362.90685788505</text:p>
          </table:table-cell>
          <table:table-cell office:value-type="float" office:value="0">
            <text:p>0</text:p>
          </table:table-cell>
          <table:table-cell office:value-type="float" office:value="6.1938680706101">
            <text:p>6.1938680706101</text:p>
          </table:table-cell>
          <table:table-cell office:value-type="float" office:value="1017.72117673815">
            <text:p>1017.72117673815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100">
            <text:p>100</text:p>
          </table:table-cell>
          <table:table-cell office:value-type="float" office:value="311">
            <text:p>311</text:p>
          </table:table-cell>
          <table:table-cell office:value-type="float" office:value="10">
            <text:p>10</text:p>
          </table:table-cell>
          <table:table-cell office:value-type="float" office:value="1557">
            <text:p>1557</text:p>
          </table:table-cell>
          <table:table-cell office:value-type="float" office:value="361.560076750739">
            <text:p>361.560076750739</text:p>
          </table:table-cell>
          <table:table-cell office:value-type="float" office:value="0">
            <text:p>0</text:p>
          </table:table-cell>
          <table:table-cell office:value-type="float" office:value="6.12332374012614">
            <text:p>6.12332374012614</text:p>
          </table:table-cell>
          <table:table-cell office:value-type="float" office:value="1006.12996132738">
            <text:p>1006.12996132738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11">
            <text:p>311</text:p>
          </table:table-cell>
          <table:table-cell office:value-type="float" office:value="10">
            <text:p>10</text:p>
          </table:table-cell>
          <table:table-cell office:value-type="float" office:value="1557">
            <text:p>1557</text:p>
          </table:table-cell>
          <table:table-cell office:value-type="float" office:value="361.560076750739">
            <text:p>361.560076750739</text:p>
          </table:table-cell>
          <table:table-cell office:value-type="float" office:value="0">
            <text:p>0</text:p>
          </table:table-cell>
          <table:table-cell office:value-type="float" office:value="6.12332374012614">
            <text:p>6.12332374012614</text:p>
          </table:table-cell>
          <table:table-cell office:value-type="float" office:value="1006.12996132738">
            <text:p>1006.12996132738</text:p>
          </table:table-cell>
          <table:table-cell office:value-type="float" office:value="168254.55">
            <text:p>168254.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sisplan (direkt)</text:p>
          </table:table-cell>
          <table:table-cell office:value-type="float" office:value="200">
            <text:p>200</text:p>
          </table:table-cell>
          <table:table-cell office:value-type="float" office:value="381">
            <text:p>381</text:p>
          </table:table-cell>
          <table:table-cell office:value-type="float" office:value="9">
            <text:p>9</text:p>
          </table:table-cell>
          <table:table-cell office:value-type="float" office:value="2525">
            <text:p>2525</text:p>
          </table:table-cell>
          <table:table-cell office:value-type="float" office:value="496.203285735796">
            <text:p>496.203285735796</text:p>
          </table:table-cell>
          <table:table-cell office:value-type="float" office:value="0">
            <text:p>0</text:p>
          </table:table-cell>
          <table:table-cell office:value-type="float" office:value="9.18105031215571">
            <text:p>9.18105031215571</text:p>
          </table:table-cell>
          <table:table-cell office:value-type="float" office:value="1396.41466536506">
            <text:p>1396.41466536506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381">
            <text:p>381</text:p>
          </table:table-cell>
          <table:table-cell office:value-type="float" office:value="9">
            <text:p>9</text:p>
          </table:table-cell>
          <table:table-cell office:value-type="float" office:value="2525">
            <text:p>2525</text:p>
          </table:table-cell>
          <table:table-cell office:value-type="float" office:value="496.203285735796">
            <text:p>496.203285735796</text:p>
          </table:table-cell>
          <table:table-cell office:value-type="float" office:value="0">
            <text:p>0</text:p>
          </table:table-cell>
          <table:table-cell office:value-type="float" office:value="9.18105031215571">
            <text:p>9.18105031215571</text:p>
          </table:table-cell>
          <table:table-cell office:value-type="float" office:value="1396.41466536506">
            <text:p>1396.41466536506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200">
            <text:p>200</text:p>
          </table:table-cell>
          <table:table-cell office:value-type="float" office:value="366">
            <text:p>366</text:p>
          </table:table-cell>
          <table:table-cell office:value-type="float" office:value="7">
            <text:p>7</text:p>
          </table:table-cell>
          <table:table-cell office:value-type="float" office:value="2184">
            <text:p>2184</text:p>
          </table:table-cell>
          <table:table-cell office:value-type="float" office:value="450.543662589987">
            <text:p>450.543662589987</text:p>
          </table:table-cell>
          <table:table-cell office:value-type="float" office:value="0">
            <text:p>0</text:p>
          </table:table-cell>
          <table:table-cell office:value-type="float" office:value="9.30968672904157">
            <text:p>9.30968672904157</text:p>
          </table:table-cell>
          <table:table-cell office:value-type="float" office:value="1415.97994089804">
            <text:p>1415.97994089804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366">
            <text:p>366</text:p>
          </table:table-cell>
          <table:table-cell office:value-type="float" office:value="7">
            <text:p>7</text:p>
          </table:table-cell>
          <table:table-cell office:value-type="float" office:value="2184">
            <text:p>2184</text:p>
          </table:table-cell>
          <table:table-cell office:value-type="float" office:value="450.543662589987">
            <text:p>450.543662589987</text:p>
          </table:table-cell>
          <table:table-cell office:value-type="float" office:value="0">
            <text:p>0</text:p>
          </table:table-cell>
          <table:table-cell office:value-type="float" office:value="9.30968672904157">
            <text:p>9.30968672904157</text:p>
          </table:table-cell>
          <table:table-cell office:value-type="float" office:value="1415.97994089804">
            <text:p>1415.97994089804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200">
            <text:p>200</text:p>
          </table:table-cell>
          <table:table-cell office:value-type="float" office:value="366">
            <text:p>366</text:p>
          </table:table-cell>
          <table:table-cell office:value-type="float" office:value="7">
            <text:p>7</text:p>
          </table:table-cell>
          <table:table-cell office:value-type="float" office:value="2184">
            <text:p>2184</text:p>
          </table:table-cell>
          <table:table-cell office:value-type="float" office:value="450.543662589987">
            <text:p>450.543662589987</text:p>
          </table:table-cell>
          <table:table-cell office:value-type="float" office:value="0">
            <text:p>0</text:p>
          </table:table-cell>
          <table:table-cell office:value-type="float" office:value="9.30968672904157">
            <text:p>9.30968672904157</text:p>
          </table:table-cell>
          <table:table-cell office:value-type="float" office:value="1415.97994089804">
            <text:p>1415.97994089804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366">
            <text:p>366</text:p>
          </table:table-cell>
          <table:table-cell office:value-type="float" office:value="7">
            <text:p>7</text:p>
          </table:table-cell>
          <table:table-cell office:value-type="float" office:value="2184">
            <text:p>2184</text:p>
          </table:table-cell>
          <table:table-cell office:value-type="float" office:value="450.543662589987">
            <text:p>450.543662589987</text:p>
          </table:table-cell>
          <table:table-cell office:value-type="float" office:value="0">
            <text:p>0</text:p>
          </table:table-cell>
          <table:table-cell office:value-type="float" office:value="9.30968672904157">
            <text:p>9.30968672904157</text:p>
          </table:table-cell>
          <table:table-cell office:value-type="float" office:value="1415.97994089804">
            <text:p>1415.97994089804</text:p>
          </table:table-cell>
          <table:table-cell office:value-type="float" office:value="155747.825">
            <text:p>155747.82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sisplan (direkt)</text:p>
          </table:table-cell>
          <table:table-cell office:value-type="float" office:value="200">
            <text:p>200</text:p>
          </table:table-cell>
          <table:table-cell office:value-type="float" office:value="493">
            <text:p>493</text:p>
          </table:table-cell>
          <table:table-cell office:value-type="float" office:value="8">
            <text:p>8</text:p>
          </table:table-cell>
          <table:table-cell office:value-type="float" office:value="3031">
            <text:p>3031</text:p>
          </table:table-cell>
          <table:table-cell office:value-type="float" office:value="612.330910456103">
            <text:p>612.330910456103</text:p>
          </table:table-cell>
          <table:table-cell office:value-type="float" office:value="0">
            <text:p>0</text:p>
          </table:table-cell>
          <table:table-cell office:value-type="float" office:value="14.2612664004564">
            <text:p>14.2612664004564</text:p>
          </table:table-cell>
          <table:table-cell office:value-type="float" office:value="2169.10275743814">
            <text:p>2169.10275743814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493">
            <text:p>493</text:p>
          </table:table-cell>
          <table:table-cell office:value-type="float" office:value="8">
            <text:p>8</text:p>
          </table:table-cell>
          <table:table-cell office:value-type="float" office:value="3031">
            <text:p>3031</text:p>
          </table:table-cell>
          <table:table-cell office:value-type="float" office:value="612.330910456103">
            <text:p>612.330910456103</text:p>
          </table:table-cell>
          <table:table-cell office:value-type="float" office:value="0">
            <text:p>0</text:p>
          </table:table-cell>
          <table:table-cell office:value-type="float" office:value="14.2612664004564">
            <text:p>14.2612664004564</text:p>
          </table:table-cell>
          <table:table-cell office:value-type="float" office:value="2169.10275743814">
            <text:p>2169.10275743814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200">
            <text:p>200</text:p>
          </table:table-cell>
          <table:table-cell office:value-type="float" office:value="479">
            <text:p>479</text:p>
          </table:table-cell>
          <table:table-cell office:value-type="float" office:value="8">
            <text:p>8</text:p>
          </table:table-cell>
          <table:table-cell office:value-type="float" office:value="2696">
            <text:p>2696</text:p>
          </table:table-cell>
          <table:table-cell office:value-type="float" office:value="575.805616853465">
            <text:p>575.805616853465</text:p>
          </table:table-cell>
          <table:table-cell office:value-type="float" office:value="0">
            <text:p>0</text:p>
          </table:table-cell>
          <table:table-cell office:value-type="float" office:value="12.9575639779721">
            <text:p>12.9575639779721</text:p>
          </table:table-cell>
          <table:table-cell office:value-type="float" office:value="1970.81289733155">
            <text:p>1970.81289733155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479">
            <text:p>479</text:p>
          </table:table-cell>
          <table:table-cell office:value-type="float" office:value="8">
            <text:p>8</text:p>
          </table:table-cell>
          <table:table-cell office:value-type="float" office:value="2696">
            <text:p>2696</text:p>
          </table:table-cell>
          <table:table-cell office:value-type="float" office:value="575.805616853465">
            <text:p>575.805616853465</text:p>
          </table:table-cell>
          <table:table-cell office:value-type="float" office:value="0">
            <text:p>0</text:p>
          </table:table-cell>
          <table:table-cell office:value-type="float" office:value="12.9575639779721">
            <text:p>12.9575639779721</text:p>
          </table:table-cell>
          <table:table-cell office:value-type="float" office:value="1970.81289733155">
            <text:p>1970.81289733155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200">
            <text:p>200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2593">
            <text:p>2593</text:p>
          </table:table-cell>
          <table:table-cell office:value-type="float" office:value="599.430973486523">
            <text:p>599.430973486523</text:p>
          </table:table-cell>
          <table:table-cell office:value-type="float" office:value="0">
            <text:p>0</text:p>
          </table:table-cell>
          <table:table-cell office:value-type="float" office:value="12.6334407175794">
            <text:p>12.6334407175794</text:p>
          </table:table-cell>
          <table:table-cell office:value-type="float" office:value="1921.51456448187">
            <text:p>1921.51456448187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2593">
            <text:p>2593</text:p>
          </table:table-cell>
          <table:table-cell office:value-type="float" office:value="599.430973486523">
            <text:p>599.430973486523</text:p>
          </table:table-cell>
          <table:table-cell office:value-type="float" office:value="0">
            <text:p>0</text:p>
          </table:table-cell>
          <table:table-cell office:value-type="float" office:value="12.6334407175794">
            <text:p>12.6334407175794</text:p>
          </table:table-cell>
          <table:table-cell office:value-type="float" office:value="1921.51456448187">
            <text:p>1921.51456448187</text:p>
          </table:table-cell>
          <table:table-cell office:value-type="float" office:value="155747.825">
            <text:p>155747.82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asisplan (direkt)</text:p>
          </table:table-cell>
          <table:table-cell office:value-type="float" office:value="384">
            <text:p>384</text:p>
          </table:table-cell>
          <table:table-cell office:value-type="float" office:value="934">
            <text:p>934</text:p>
          </table:table-cell>
          <table:table-cell office:value-type="float" office:value="15">
            <text:p>15</text:p>
          </table:table-cell>
          <table:table-cell office:value-type="float" office:value="5130">
            <text:p>5130</text:p>
          </table:table-cell>
          <table:table-cell office:value-type="float" office:value="1131.78130449165">
            <text:p>1131.78130449165</text:p>
          </table:table-cell>
          <table:table-cell office:value-type="float" office:value="0">
            <text:p>0</text:p>
          </table:table-cell>
          <table:table-cell office:value-type="float" office:value="14.2248564548991">
            <text:p>14.2248564548991</text:p>
          </table:table-cell>
          <table:table-cell office:value-type="float" office:value="2309.94400728144">
            <text:p>2309.94400728144</text:p>
          </table:table-cell>
          <table:table-cell office:value-type="float" office:value="166285.169270833">
            <text:p>166285.1692708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934">
            <text:p>934</text:p>
          </table:table-cell>
          <table:table-cell office:value-type="float" office:value="15">
            <text:p>15</text:p>
          </table:table-cell>
          <table:table-cell office:value-type="float" office:value="5130">
            <text:p>5130</text:p>
          </table:table-cell>
          <table:table-cell office:value-type="float" office:value="1131.78130449165">
            <text:p>1131.78130449165</text:p>
          </table:table-cell>
          <table:table-cell office:value-type="float" office:value="0">
            <text:p>0</text:p>
          </table:table-cell>
          <table:table-cell office:value-type="float" office:value="14.2248564548991">
            <text:p>14.2248564548991</text:p>
          </table:table-cell>
          <table:table-cell office:value-type="float" office:value="2309.94400728144">
            <text:p>2309.94400728144</text:p>
          </table:table-cell>
          <table:table-cell office:value-type="float" office:value="166285.169270833">
            <text:p>166285.1692708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384">
            <text:p>384</text:p>
          </table:table-cell>
          <table:table-cell office:value-type="float" office:value="909">
            <text:p>909</text:p>
          </table:table-cell>
          <table:table-cell office:value-type="float" office:value="10">
            <text:p>10</text:p>
          </table:table-cell>
          <table:table-cell office:value-type="float" office:value="5047">
            <text:p>5047</text:p>
          </table:table-cell>
          <table:table-cell office:value-type="float" office:value="1119.34006695277">
            <text:p>1119.34006695277</text:p>
          </table:table-cell>
          <table:table-cell office:value-type="float" office:value="0">
            <text:p>0</text:p>
          </table:table-cell>
          <table:table-cell office:value-type="float" office:value="14.166605179665">
            <text:p>14.166605179665</text:p>
          </table:table-cell>
          <table:table-cell office:value-type="float" office:value="2300.48470731803">
            <text:p>2300.48470731803</text:p>
          </table:table-cell>
          <table:table-cell office:value-type="float" office:value="166285.169270833">
            <text:p>166285.1692708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909">
            <text:p>909</text:p>
          </table:table-cell>
          <table:table-cell office:value-type="float" office:value="10">
            <text:p>10</text:p>
          </table:table-cell>
          <table:table-cell office:value-type="float" office:value="5047">
            <text:p>5047</text:p>
          </table:table-cell>
          <table:table-cell office:value-type="float" office:value="1119.34006695277">
            <text:p>1119.34006695277</text:p>
          </table:table-cell>
          <table:table-cell office:value-type="float" office:value="0">
            <text:p>0</text:p>
          </table:table-cell>
          <table:table-cell office:value-type="float" office:value="14.166605179665">
            <text:p>14.166605179665</text:p>
          </table:table-cell>
          <table:table-cell office:value-type="float" office:value="2300.48470731803">
            <text:p>2300.48470731803</text:p>
          </table:table-cell>
          <table:table-cell office:value-type="float" office:value="166285.169270833">
            <text:p>166285.1692708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384">
            <text:p>384</text:p>
          </table:table-cell>
          <table:table-cell office:value-type="float" office:value="933">
            <text:p>933</text:p>
          </table:table-cell>
          <table:table-cell office:value-type="float" office:value="14">
            <text:p>14</text:p>
          </table:table-cell>
          <table:table-cell office:value-type="float" office:value="5383">
            <text:p>5383</text:p>
          </table:table-cell>
          <table:table-cell office:value-type="float" office:value="1136.35043166331">
            <text:p>1136.35043166331</text:p>
          </table:table-cell>
          <table:table-cell office:value-type="float" office:value="0">
            <text:p>0</text:p>
          </table:table-cell>
          <table:table-cell office:value-type="float" office:value="13.6859362748592">
            <text:p>13.6859362748592</text:p>
          </table:table-cell>
          <table:table-cell office:value-type="float" office:value="2222.42991220196">
            <text:p>2222.42991220196</text:p>
          </table:table-cell>
          <table:table-cell office:value-type="float" office:value="166285.169270833">
            <text:p>166285.1692708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933">
            <text:p>933</text:p>
          </table:table-cell>
          <table:table-cell office:value-type="float" office:value="14">
            <text:p>14</text:p>
          </table:table-cell>
          <table:table-cell office:value-type="float" office:value="5383">
            <text:p>5383</text:p>
          </table:table-cell>
          <table:table-cell office:value-type="float" office:value="1136.35043166331">
            <text:p>1136.35043166331</text:p>
          </table:table-cell>
          <table:table-cell office:value-type="float" office:value="0">
            <text:p>0</text:p>
          </table:table-cell>
          <table:table-cell office:value-type="float" office:value="13.6859362748592">
            <text:p>13.6859362748592</text:p>
          </table:table-cell>
          <table:table-cell office:value-type="float" office:value="2222.42991220196">
            <text:p>2222.42991220196</text:p>
          </table:table-cell>
          <table:table-cell office:value-type="float" office:value="166285.169270833">
            <text:p>166285.169270833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asisplan (direkt)</text:p>
          </table:table-cell>
          <table:table-cell office:value-type="float" office:value="768">
            <text:p>768</text:p>
          </table:table-cell>
          <table:table-cell office:value-type="float" office:value="1549">
            <text:p>1549</text:p>
          </table:table-cell>
          <table:table-cell office:value-type="float" office:value="18">
            <text:p>18</text:p>
          </table:table-cell>
          <table:table-cell office:value-type="float" office:value="34275">
            <text:p>34275</text:p>
          </table:table-cell>
          <table:table-cell office:value-type="float" office:value="3496.76682895812">
            <text:p>3496.76682895812</text:p>
          </table:table-cell>
          <table:table-cell office:value-type="float" office:value="0">
            <text:p>0</text:p>
          </table:table-cell>
          <table:table-cell office:value-type="float" office:value="14.6294073947083">
            <text:p>14.6294073947083</text:p>
          </table:table-cell>
          <table:table-cell office:value-type="float" office:value="2282.23069220027">
            <text:p>2282.23069220027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549">
            <text:p>1549</text:p>
          </table:table-cell>
          <table:table-cell office:value-type="float" office:value="18">
            <text:p>18</text:p>
          </table:table-cell>
          <table:table-cell office:value-type="float" office:value="34275">
            <text:p>34275</text:p>
          </table:table-cell>
          <table:table-cell office:value-type="float" office:value="3496.76682895812">
            <text:p>3496.76682895812</text:p>
          </table:table-cell>
          <table:table-cell office:value-type="float" office:value="0">
            <text:p>0</text:p>
          </table:table-cell>
          <table:table-cell office:value-type="float" office:value="14.6294073947083">
            <text:p>14.6294073947083</text:p>
          </table:table-cell>
          <table:table-cell office:value-type="float" office:value="2282.23069220027">
            <text:p>2282.23069220027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768">
            <text:p>768</text:p>
          </table:table-cell>
          <table:table-cell office:value-type="float" office:value="1543">
            <text:p>1543</text:p>
          </table:table-cell>
          <table:table-cell office:value-type="float" office:value="12">
            <text:p>12</text:p>
          </table:table-cell>
          <table:table-cell office:value-type="float" office:value="36321">
            <text:p>36321</text:p>
          </table:table-cell>
          <table:table-cell office:value-type="float" office:value="3389.28125210472">
            <text:p>3389.28125210472</text:p>
          </table:table-cell>
          <table:table-cell office:value-type="float" office:value="0">
            <text:p>0</text:p>
          </table:table-cell>
          <table:table-cell office:value-type="float" office:value="15.1736673647607">
            <text:p>15.1736673647607</text:p>
          </table:table-cell>
          <table:table-cell office:value-type="float" office:value="2367.13685242102">
            <text:p>2367.13685242102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543">
            <text:p>1543</text:p>
          </table:table-cell>
          <table:table-cell office:value-type="float" office:value="12">
            <text:p>12</text:p>
          </table:table-cell>
          <table:table-cell office:value-type="float" office:value="36321">
            <text:p>36321</text:p>
          </table:table-cell>
          <table:table-cell office:value-type="float" office:value="3389.28125210472">
            <text:p>3389.28125210472</text:p>
          </table:table-cell>
          <table:table-cell office:value-type="float" office:value="0">
            <text:p>0</text:p>
          </table:table-cell>
          <table:table-cell office:value-type="float" office:value="15.1736673647607">
            <text:p>15.1736673647607</text:p>
          </table:table-cell>
          <table:table-cell office:value-type="float" office:value="2367.13685242102">
            <text:p>2367.13685242102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768">
            <text:p>768</text:p>
          </table:table-cell>
          <table:table-cell office:value-type="float" office:value="1526">
            <text:p>1526</text:p>
          </table:table-cell>
          <table:table-cell office:value-type="float" office:value="26">
            <text:p>26</text:p>
          </table:table-cell>
          <table:table-cell office:value-type="float" office:value="34417">
            <text:p>34417</text:p>
          </table:table-cell>
          <table:table-cell office:value-type="float" office:value="3340.8113403449">
            <text:p>3340.8113403449</text:p>
          </table:table-cell>
          <table:table-cell office:value-type="float" office:value="0">
            <text:p>0</text:p>
          </table:table-cell>
          <table:table-cell office:value-type="float" office:value="15.1751664723666">
            <text:p>15.1751664723666</text:p>
          </table:table-cell>
          <table:table-cell office:value-type="float" office:value="2367.37071762804">
            <text:p>2367.37071762804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526">
            <text:p>1526</text:p>
          </table:table-cell>
          <table:table-cell office:value-type="float" office:value="26">
            <text:p>26</text:p>
          </table:table-cell>
          <table:table-cell office:value-type="float" office:value="34417">
            <text:p>34417</text:p>
          </table:table-cell>
          <table:table-cell office:value-type="float" office:value="3340.8113403449">
            <text:p>3340.8113403449</text:p>
          </table:table-cell>
          <table:table-cell office:value-type="float" office:value="0">
            <text:p>0</text:p>
          </table:table-cell>
          <table:table-cell office:value-type="float" office:value="15.1751664723666">
            <text:p>15.1751664723666</text:p>
          </table:table-cell>
          <table:table-cell office:value-type="float" office:value="2367.37071762804">
            <text:p>2367.37071762804</text:p>
          </table:table-cell>
          <table:table-cell office:value-type="float" office:value="159747.01953125">
            <text:p>159747.0195312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Basisplan (direkt)</text:p>
          </table:table-cell>
          <table:table-cell office:value-type="float" office:value="768">
            <text:p>768</text:p>
          </table:table-cell>
          <table:table-cell office:value-type="float" office:value="2636">
            <text:p>2636</text:p>
          </table:table-cell>
          <table:table-cell office:value-type="float" office:value="18">
            <text:p>18</text:p>
          </table:table-cell>
          <table:table-cell office:value-type="float" office:value="41388">
            <text:p>41388</text:p>
          </table:table-cell>
          <table:table-cell office:value-type="float" office:value="6019.05398509446">
            <text:p>6019.05398509446</text:p>
          </table:table-cell>
          <table:table-cell office:value-type="float" office:value="0">
            <text:p>0</text:p>
          </table:table-cell>
          <table:table-cell office:value-type="float" office:value="15.7979182951413">
            <text:p>15.7979182951413</text:p>
          </table:table-cell>
          <table:table-cell office:value-type="float" office:value="2464.52183832718">
            <text:p>2464.52183832718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636">
            <text:p>2636</text:p>
          </table:table-cell>
          <table:table-cell office:value-type="float" office:value="18">
            <text:p>18</text:p>
          </table:table-cell>
          <table:table-cell office:value-type="float" office:value="41388">
            <text:p>41388</text:p>
          </table:table-cell>
          <table:table-cell office:value-type="float" office:value="6019.05398509446">
            <text:p>6019.05398509446</text:p>
          </table:table-cell>
          <table:table-cell office:value-type="float" office:value="0">
            <text:p>0</text:p>
          </table:table-cell>
          <table:table-cell office:value-type="float" office:value="15.7979182951413">
            <text:p>15.7979182951413</text:p>
          </table:table-cell>
          <table:table-cell office:value-type="float" office:value="2464.52183832718">
            <text:p>2464.52183832718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768">
            <text:p>768</text:p>
          </table:table-cell>
          <table:table-cell office:value-type="float" office:value="2678">
            <text:p>2678</text:p>
          </table:table-cell>
          <table:table-cell office:value-type="float" office:value="18">
            <text:p>18</text:p>
          </table:table-cell>
          <table:table-cell office:value-type="float" office:value="40258">
            <text:p>40258</text:p>
          </table:table-cell>
          <table:table-cell office:value-type="float" office:value="5946.19479159157">
            <text:p>5946.19479159157</text:p>
          </table:table-cell>
          <table:table-cell office:value-type="float" office:value="0">
            <text:p>0</text:p>
          </table:table-cell>
          <table:table-cell office:value-type="float" office:value="15.6901201274822">
            <text:p>15.6901201274822</text:p>
          </table:table-cell>
          <table:table-cell office:value-type="float" office:value="2447.70500630133">
            <text:p>2447.70500630133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678">
            <text:p>2678</text:p>
          </table:table-cell>
          <table:table-cell office:value-type="float" office:value="18">
            <text:p>18</text:p>
          </table:table-cell>
          <table:table-cell office:value-type="float" office:value="40258">
            <text:p>40258</text:p>
          </table:table-cell>
          <table:table-cell office:value-type="float" office:value="5946.19479159157">
            <text:p>5946.19479159157</text:p>
          </table:table-cell>
          <table:table-cell office:value-type="float" office:value="0">
            <text:p>0</text:p>
          </table:table-cell>
          <table:table-cell office:value-type="float" office:value="15.6901201274822">
            <text:p>15.6901201274822</text:p>
          </table:table-cell>
          <table:table-cell office:value-type="float" office:value="2447.70500630133">
            <text:p>2447.70500630133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direkt)</text:p>
          </table:table-cell>
          <table:table-cell office:value-type="float" office:value="768">
            <text:p>768</text:p>
          </table:table-cell>
          <table:table-cell office:value-type="float" office:value="2906">
            <text:p>2906</text:p>
          </table:table-cell>
          <table:table-cell office:value-type="float" office:value="24">
            <text:p>24</text:p>
          </table:table-cell>
          <table:table-cell office:value-type="float" office:value="38028">
            <text:p>38028</text:p>
          </table:table-cell>
          <table:table-cell office:value-type="float" office:value="5738.81454907282">
            <text:p>5738.81454907282</text:p>
          </table:table-cell>
          <table:table-cell office:value-type="float" office:value="0">
            <text:p>0</text:p>
          </table:table-cell>
          <table:table-cell office:value-type="float" office:value="15.2242001347976">
            <text:p>15.2242001347976</text:p>
          </table:table-cell>
          <table:table-cell office:value-type="float" office:value="2375.02011355583">
            <text:p>2375.02011355583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906">
            <text:p>2906</text:p>
          </table:table-cell>
          <table:table-cell office:value-type="float" office:value="24">
            <text:p>24</text:p>
          </table:table-cell>
          <table:table-cell office:value-type="float" office:value="38028">
            <text:p>38028</text:p>
          </table:table-cell>
          <table:table-cell office:value-type="float" office:value="5738.81454907282">
            <text:p>5738.81454907282</text:p>
          </table:table-cell>
          <table:table-cell office:value-type="float" office:value="0">
            <text:p>0</text:p>
          </table:table-cell>
          <table:table-cell office:value-type="float" office:value="15.2242001347976">
            <text:p>15.2242001347976</text:p>
          </table:table-cell>
          <table:table-cell office:value-type="float" office:value="2375.02011355583">
            <text:p>2375.02011355583</text:p>
          </table:table-cell>
          <table:table-cell office:value-type="float" office:value="159747.01953125">
            <text:p>159747.01953125</text:p>
          </table:table-cell>
        </table:table-row>
      </table:table>
      <table:table table:name="Sheet11" table:style-name="ta1" table:print="false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sisplan (wms)</text:p>
          </table:table-cell>
          <table:table-cell office:value-type="float" office:value="100">
            <text:p>100</text:p>
          </table:table-cell>
          <table:table-cell office:value-type="float" office:value="415">
            <text:p>415</text:p>
          </table:table-cell>
          <table:table-cell office:value-type="float" office:value="37">
            <text:p>37</text:p>
          </table:table-cell>
          <table:table-cell office:value-type="float" office:value="1826">
            <text:p>1826</text:p>
          </table:table-cell>
          <table:table-cell office:value-type="float" office:value="425.0320693783">
            <text:p>425.0320693783</text:p>
          </table:table-cell>
          <table:table-cell office:value-type="float" office:value="0">
            <text:p>0</text:p>
          </table:table-cell>
          <table:table-cell office:value-type="float" office:value="2.39475070645146">
            <text:p>2.39475070645146</text:p>
          </table:table-cell>
          <table:table-cell office:value-type="float" office:value="391.977893831721">
            <text:p>391.977893831721</text:p>
          </table:table-cell>
          <table:table-cell office:value-type="float" office:value="167610.5">
            <text:p>167610.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415">
            <text:p>415</text:p>
          </table:table-cell>
          <table:table-cell office:value-type="float" office:value="37">
            <text:p>37</text:p>
          </table:table-cell>
          <table:table-cell office:value-type="float" office:value="1826">
            <text:p>1826</text:p>
          </table:table-cell>
          <table:table-cell office:value-type="float" office:value="425.0320693783">
            <text:p>425.0320693783</text:p>
          </table:table-cell>
          <table:table-cell office:value-type="float" office:value="0">
            <text:p>0</text:p>
          </table:table-cell>
          <table:table-cell office:value-type="float" office:value="2.39475070645146">
            <text:p>2.39475070645146</text:p>
          </table:table-cell>
          <table:table-cell office:value-type="float" office:value="391.977893831721">
            <text:p>391.977893831721</text:p>
          </table:table-cell>
          <table:table-cell office:value-type="float" office:value="167610.5">
            <text:p>167610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wms)</text:p>
          </table:table-cell>
          <table:table-cell office:value-type="float" office:value="100">
            <text:p>100</text:p>
          </table:table-cell>
          <table:table-cell office:value-type="float" office:value="411">
            <text:p>411</text:p>
          </table:table-cell>
          <table:table-cell office:value-type="float" office:value="36">
            <text:p>36</text:p>
          </table:table-cell>
          <table:table-cell office:value-type="float" office:value="1840">
            <text:p>1840</text:p>
          </table:table-cell>
          <table:table-cell office:value-type="float" office:value="417.782919229592">
            <text:p>417.782919229592</text:p>
          </table:table-cell>
          <table:table-cell office:value-type="float" office:value="0">
            <text:p>0</text:p>
          </table:table-cell>
          <table:table-cell office:value-type="float" office:value="2.42019409956679">
            <text:p>2.42019409956679</text:p>
          </table:table-cell>
          <table:table-cell office:value-type="float" office:value="396.142522583436">
            <text:p>396.142522583436</text:p>
          </table:table-cell>
          <table:table-cell office:value-type="float" office:value="167610.5">
            <text:p>167610.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411">
            <text:p>411</text:p>
          </table:table-cell>
          <table:table-cell office:value-type="float" office:value="36">
            <text:p>36</text:p>
          </table:table-cell>
          <table:table-cell office:value-type="float" office:value="1840">
            <text:p>1840</text:p>
          </table:table-cell>
          <table:table-cell office:value-type="float" office:value="417.782919229592">
            <text:p>417.782919229592</text:p>
          </table:table-cell>
          <table:table-cell office:value-type="float" office:value="0">
            <text:p>0</text:p>
          </table:table-cell>
          <table:table-cell office:value-type="float" office:value="2.42019409956679">
            <text:p>2.42019409956679</text:p>
          </table:table-cell>
          <table:table-cell office:value-type="float" office:value="396.142522583436">
            <text:p>396.142522583436</text:p>
          </table:table-cell>
          <table:table-cell office:value-type="float" office:value="167610.5">
            <text:p>167610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wms)</text:p>
          </table:table-cell>
          <table:table-cell office:value-type="float" office:value="100">
            <text:p>100</text:p>
          </table:table-cell>
          <table:table-cell office:value-type="float" office:value="422">
            <text:p>422</text:p>
          </table:table-cell>
          <table:table-cell office:value-type="float" office:value="33">
            <text:p>33</text:p>
          </table:table-cell>
          <table:table-cell office:value-type="float" office:value="1854">
            <text:p>1854</text:p>
          </table:table-cell>
          <table:table-cell office:value-type="float" office:value="431.358389277408">
            <text:p>431.358389277408</text:p>
          </table:table-cell>
          <table:table-cell office:value-type="float" office:value="0">
            <text:p>0</text:p>
          </table:table-cell>
          <table:table-cell office:value-type="float" office:value="2.35899129532212">
            <text:p>2.35899129532212</text:p>
          </table:table-cell>
          <table:table-cell office:value-type="float" office:value="386.124717289637">
            <text:p>386.124717289637</text:p>
          </table:table-cell>
          <table:table-cell office:value-type="float" office:value="167610.5">
            <text:p>167610.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422">
            <text:p>422</text:p>
          </table:table-cell>
          <table:table-cell office:value-type="float" office:value="33">
            <text:p>33</text:p>
          </table:table-cell>
          <table:table-cell office:value-type="float" office:value="1854">
            <text:p>1854</text:p>
          </table:table-cell>
          <table:table-cell office:value-type="float" office:value="431.358389277408">
            <text:p>431.358389277408</text:p>
          </table:table-cell>
          <table:table-cell office:value-type="float" office:value="0">
            <text:p>0</text:p>
          </table:table-cell>
          <table:table-cell office:value-type="float" office:value="2.35899129532212">
            <text:p>2.35899129532212</text:p>
          </table:table-cell>
          <table:table-cell office:value-type="float" office:value="386.124717289637">
            <text:p>386.124717289637</text:p>
          </table:table-cell>
          <table:table-cell office:value-type="float" office:value="167610.5">
            <text:p>167610.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sisplan (wms)</text:p>
          </table:table-cell>
          <table:table-cell office:value-type="float" office:value="100">
            <text:p>100</text:p>
          </table:table-cell>
          <table:table-cell office:value-type="float" office:value="492">
            <text:p>492</text:p>
          </table:table-cell>
          <table:table-cell office:value-type="float" office:value="46">
            <text:p>46</text:p>
          </table:table-cell>
          <table:table-cell office:value-type="float" office:value="2606">
            <text:p>2606</text:p>
          </table:table-cell>
          <table:table-cell office:value-type="float" office:value="524.695178079616">
            <text:p>524.695178079616</text:p>
          </table:table-cell>
          <table:table-cell office:value-type="float" office:value="0">
            <text:p>0</text:p>
          </table:table-cell>
          <table:table-cell office:value-type="float" office:value="3.36032796800968">
            <text:p>3.36032796800968</text:p>
          </table:table-cell>
          <table:table-cell office:value-type="float" office:value="550.025635627037">
            <text:p>550.025635627037</text:p>
          </table:table-cell>
          <table:table-cell office:value-type="float" office:value="167610.5">
            <text:p>167610.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492">
            <text:p>492</text:p>
          </table:table-cell>
          <table:table-cell office:value-type="float" office:value="46">
            <text:p>46</text:p>
          </table:table-cell>
          <table:table-cell office:value-type="float" office:value="2606">
            <text:p>2606</text:p>
          </table:table-cell>
          <table:table-cell office:value-type="float" office:value="524.695178079616">
            <text:p>524.695178079616</text:p>
          </table:table-cell>
          <table:table-cell office:value-type="float" office:value="0">
            <text:p>0</text:p>
          </table:table-cell>
          <table:table-cell office:value-type="float" office:value="3.36032796800968">
            <text:p>3.36032796800968</text:p>
          </table:table-cell>
          <table:table-cell office:value-type="float" office:value="550.025635627037">
            <text:p>550.025635627037</text:p>
          </table:table-cell>
          <table:table-cell office:value-type="float" office:value="167610.5">
            <text:p>167610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wms)</text:p>
          </table:table-cell>
          <table:table-cell office:value-type="float" office:value="100">
            <text:p>100</text:p>
          </table:table-cell>
          <table:table-cell office:value-type="float" office:value="460">
            <text:p>460</text:p>
          </table:table-cell>
          <table:table-cell office:value-type="float" office:value="35">
            <text:p>35</text:p>
          </table:table-cell>
          <table:table-cell office:value-type="float" office:value="2072">
            <text:p>2072</text:p>
          </table:table-cell>
          <table:table-cell office:value-type="float" office:value="454.847347909164">
            <text:p>454.847347909164</text:p>
          </table:table-cell>
          <table:table-cell office:value-type="float" office:value="0">
            <text:p>0</text:p>
          </table:table-cell>
          <table:table-cell office:value-type="float" office:value="3.85386156929243">
            <text:p>3.85386156929243</text:p>
          </table:table-cell>
          <table:table-cell office:value-type="float" office:value="630.808266171767">
            <text:p>630.808266171767</text:p>
          </table:table-cell>
          <table:table-cell office:value-type="float" office:value="167610.5">
            <text:p>167610.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460">
            <text:p>460</text:p>
          </table:table-cell>
          <table:table-cell office:value-type="float" office:value="35">
            <text:p>35</text:p>
          </table:table-cell>
          <table:table-cell office:value-type="float" office:value="2072">
            <text:p>2072</text:p>
          </table:table-cell>
          <table:table-cell office:value-type="float" office:value="454.847347909164">
            <text:p>454.847347909164</text:p>
          </table:table-cell>
          <table:table-cell office:value-type="float" office:value="0">
            <text:p>0</text:p>
          </table:table-cell>
          <table:table-cell office:value-type="float" office:value="3.85386156929243">
            <text:p>3.85386156929243</text:p>
          </table:table-cell>
          <table:table-cell office:value-type="float" office:value="630.808266171767">
            <text:p>630.808266171767</text:p>
          </table:table-cell>
          <table:table-cell office:value-type="float" office:value="167610.5">
            <text:p>167610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wms)</text:p>
          </table:table-cell>
          <table:table-cell office:value-type="float" office:value="100">
            <text:p>100</text:p>
          </table:table-cell>
          <table:table-cell office:value-type="float" office:value="503">
            <text:p>503</text:p>
          </table:table-cell>
          <table:table-cell office:value-type="float" office:value="35">
            <text:p>35</text:p>
          </table:table-cell>
          <table:table-cell office:value-type="float" office:value="2662">
            <text:p>2662</text:p>
          </table:table-cell>
          <table:table-cell office:value-type="float" office:value="510.16416965522">
            <text:p>510.16416965522</text:p>
          </table:table-cell>
          <table:table-cell office:value-type="float" office:value="0">
            <text:p>0</text:p>
          </table:table-cell>
          <table:table-cell office:value-type="float" office:value="3.64006988934188">
            <text:p>3.64006988934188</text:p>
          </table:table-cell>
          <table:table-cell office:value-type="float" office:value="595.814388855016">
            <text:p>595.814388855016</text:p>
          </table:table-cell>
          <table:table-cell office:value-type="float" office:value="167610.5">
            <text:p>167610.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503">
            <text:p>503</text:p>
          </table:table-cell>
          <table:table-cell office:value-type="float" office:value="35">
            <text:p>35</text:p>
          </table:table-cell>
          <table:table-cell office:value-type="float" office:value="2662">
            <text:p>2662</text:p>
          </table:table-cell>
          <table:table-cell office:value-type="float" office:value="510.16416965522">
            <text:p>510.16416965522</text:p>
          </table:table-cell>
          <table:table-cell office:value-type="float" office:value="0">
            <text:p>0</text:p>
          </table:table-cell>
          <table:table-cell office:value-type="float" office:value="3.64006988934188">
            <text:p>3.64006988934188</text:p>
          </table:table-cell>
          <table:table-cell office:value-type="float" office:value="595.814388855016">
            <text:p>595.814388855016</text:p>
          </table:table-cell>
          <table:table-cell office:value-type="float" office:value="167610.5">
            <text:p>167610.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sisplan (wms)</text:p>
          </table:table-cell>
          <table:table-cell office:value-type="float" office:value="200">
            <text:p>200</text:p>
          </table:table-cell>
          <table:table-cell office:value-type="float" office:value="633">
            <text:p>633</text:p>
          </table:table-cell>
          <table:table-cell office:value-type="float" office:value="26">
            <text:p>26</text:p>
          </table:table-cell>
          <table:table-cell office:value-type="float" office:value="2800">
            <text:p>2800</text:p>
          </table:table-cell>
          <table:table-cell office:value-type="float" office:value="648.624286297545">
            <text:p>648.624286297545</text:p>
          </table:table-cell>
          <table:table-cell office:value-type="float" office:value="0">
            <text:p>0</text:p>
          </table:table-cell>
          <table:table-cell office:value-type="float" office:value="5.32113020805619">
            <text:p>5.32113020805619</text:p>
          </table:table-cell>
          <table:table-cell office:value-type="float" office:value="807.627112654978">
            <text:p>807.627112654978</text:p>
          </table:table-cell>
          <table:table-cell office:value-type="float" office:value="155420.02">
            <text:p>155420.02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633">
            <text:p>633</text:p>
          </table:table-cell>
          <table:table-cell office:value-type="float" office:value="26">
            <text:p>26</text:p>
          </table:table-cell>
          <table:table-cell office:value-type="float" office:value="2800">
            <text:p>2800</text:p>
          </table:table-cell>
          <table:table-cell office:value-type="float" office:value="648.624286297545">
            <text:p>648.624286297545</text:p>
          </table:table-cell>
          <table:table-cell office:value-type="float" office:value="0">
            <text:p>0</text:p>
          </table:table-cell>
          <table:table-cell office:value-type="float" office:value="5.32113020805619">
            <text:p>5.32113020805619</text:p>
          </table:table-cell>
          <table:table-cell office:value-type="float" office:value="807.627112654978">
            <text:p>807.627112654978</text:p>
          </table:table-cell>
          <table:table-cell office:value-type="float" office:value="155420.02">
            <text:p>155420.0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wms)</text:p>
          </table:table-cell>
          <table:table-cell office:value-type="float" office:value="200">
            <text:p>200</text:p>
          </table:table-cell>
          <table:table-cell office:value-type="float" office:value="637">
            <text:p>637</text:p>
          </table:table-cell>
          <table:table-cell office:value-type="float" office:value="24">
            <text:p>24</text:p>
          </table:table-cell>
          <table:table-cell office:value-type="float" office:value="3098">
            <text:p>3098</text:p>
          </table:table-cell>
          <table:table-cell office:value-type="float" office:value="651.357768799145">
            <text:p>651.357768799145</text:p>
          </table:table-cell>
          <table:table-cell office:value-type="float" office:value="0">
            <text:p>0</text:p>
          </table:table-cell>
          <table:table-cell office:value-type="float" office:value="5.91540964211772">
            <text:p>5.91540964211772</text:p>
          </table:table-cell>
          <table:table-cell office:value-type="float" office:value="897.82527820911">
            <text:p>897.82527820911</text:p>
          </table:table-cell>
          <table:table-cell office:value-type="float" office:value="155420.02">
            <text:p>155420.02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637">
            <text:p>637</text:p>
          </table:table-cell>
          <table:table-cell office:value-type="float" office:value="24">
            <text:p>24</text:p>
          </table:table-cell>
          <table:table-cell office:value-type="float" office:value="3098">
            <text:p>3098</text:p>
          </table:table-cell>
          <table:table-cell office:value-type="float" office:value="651.357768799145">
            <text:p>651.357768799145</text:p>
          </table:table-cell>
          <table:table-cell office:value-type="float" office:value="0">
            <text:p>0</text:p>
          </table:table-cell>
          <table:table-cell office:value-type="float" office:value="5.91540964211772">
            <text:p>5.91540964211772</text:p>
          </table:table-cell>
          <table:table-cell office:value-type="float" office:value="897.82527820911">
            <text:p>897.82527820911</text:p>
          </table:table-cell>
          <table:table-cell office:value-type="float" office:value="155420.02">
            <text:p>155420.0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wms)</text:p>
          </table:table-cell>
          <table:table-cell office:value-type="float" office:value="200">
            <text:p>200</text:p>
          </table:table-cell>
          <table:table-cell office:value-type="float" office:value="609">
            <text:p>609</text:p>
          </table:table-cell>
          <table:table-cell office:value-type="float" office:value="30">
            <text:p>30</text:p>
          </table:table-cell>
          <table:table-cell office:value-type="float" office:value="2869">
            <text:p>2869</text:p>
          </table:table-cell>
          <table:table-cell office:value-type="float" office:value="629.160309539628">
            <text:p>629.160309539628</text:p>
          </table:table-cell>
          <table:table-cell office:value-type="float" office:value="0">
            <text:p>0</text:p>
          </table:table-cell>
          <table:table-cell office:value-type="float" office:value="6.19943585133753">
            <text:p>6.19943585133753</text:p>
          </table:table-cell>
          <table:table-cell office:value-type="float" office:value="940.934027347261">
            <text:p>940.934027347261</text:p>
          </table:table-cell>
          <table:table-cell office:value-type="float" office:value="155420.02">
            <text:p>155420.02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609">
            <text:p>609</text:p>
          </table:table-cell>
          <table:table-cell office:value-type="float" office:value="30">
            <text:p>30</text:p>
          </table:table-cell>
          <table:table-cell office:value-type="float" office:value="2869">
            <text:p>2869</text:p>
          </table:table-cell>
          <table:table-cell office:value-type="float" office:value="629.160309539628">
            <text:p>629.160309539628</text:p>
          </table:table-cell>
          <table:table-cell office:value-type="float" office:value="0">
            <text:p>0</text:p>
          </table:table-cell>
          <table:table-cell office:value-type="float" office:value="6.19943585133753">
            <text:p>6.19943585133753</text:p>
          </table:table-cell>
          <table:table-cell office:value-type="float" office:value="940.934027347261">
            <text:p>940.934027347261</text:p>
          </table:table-cell>
          <table:table-cell office:value-type="float" office:value="155420.02">
            <text:p>155420.0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sisplan (wms)</text:p>
          </table:table-cell>
          <table:table-cell office:value-type="float" office:value="200">
            <text:p>200</text:p>
          </table:table-cell>
          <table:table-cell office:value-type="float" office:value="1190">
            <text:p>1190</text:p>
          </table:table-cell>
          <table:table-cell office:value-type="float" office:value="26">
            <text:p>26</text:p>
          </table:table-cell>
          <table:table-cell office:value-type="float" office:value="6396">
            <text:p>6396</text:p>
          </table:table-cell>
          <table:table-cell office:value-type="float" office:value="1260.60190242598">
            <text:p>1260.60190242598</text:p>
          </table:table-cell>
          <table:table-cell office:value-type="float" office:value="0">
            <text:p>0</text:p>
          </table:table-cell>
          <table:table-cell office:value-type="float" office:value="5.81936685288641">
            <text:p>5.81936685288641</text:p>
          </table:table-cell>
          <table:table-cell office:value-type="float" office:value="883.248156897405">
            <text:p>883.248156897405</text:p>
          </table:table-cell>
          <table:table-cell office:value-type="float" office:value="155420.02">
            <text:p>155420.02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190">
            <text:p>1190</text:p>
          </table:table-cell>
          <table:table-cell office:value-type="float" office:value="26">
            <text:p>26</text:p>
          </table:table-cell>
          <table:table-cell office:value-type="float" office:value="6396">
            <text:p>6396</text:p>
          </table:table-cell>
          <table:table-cell office:value-type="float" office:value="1260.60190242598">
            <text:p>1260.60190242598</text:p>
          </table:table-cell>
          <table:table-cell office:value-type="float" office:value="0">
            <text:p>0</text:p>
          </table:table-cell>
          <table:table-cell office:value-type="float" office:value="5.81936685288641">
            <text:p>5.81936685288641</text:p>
          </table:table-cell>
          <table:table-cell office:value-type="float" office:value="883.248156897405">
            <text:p>883.248156897405</text:p>
          </table:table-cell>
          <table:table-cell office:value-type="float" office:value="155420.02">
            <text:p>155420.0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wms)</text:p>
          </table:table-cell>
          <table:table-cell office:value-type="float" office:value="200">
            <text:p>200</text:p>
          </table:table-cell>
          <table:table-cell office:value-type="float" office:value="1104">
            <text:p>1104</text:p>
          </table:table-cell>
          <table:table-cell office:value-type="float" office:value="34">
            <text:p>34</text:p>
          </table:table-cell>
          <table:table-cell office:value-type="float" office:value="5712">
            <text:p>5712</text:p>
          </table:table-cell>
          <table:table-cell office:value-type="float" office:value="1133.38591503512">
            <text:p>1133.38591503512</text:p>
          </table:table-cell>
          <table:table-cell office:value-type="float" office:value="0">
            <text:p>0</text:p>
          </table:table-cell>
          <table:table-cell office:value-type="float" office:value="6.49139889646219">
            <text:p>6.49139889646219</text:p>
          </table:table-cell>
          <table:table-cell office:value-type="float" office:value="985.247408511847">
            <text:p>985.247408511847</text:p>
          </table:table-cell>
          <table:table-cell office:value-type="float" office:value="155420.02">
            <text:p>155420.02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104">
            <text:p>1104</text:p>
          </table:table-cell>
          <table:table-cell office:value-type="float" office:value="34">
            <text:p>34</text:p>
          </table:table-cell>
          <table:table-cell office:value-type="float" office:value="5712">
            <text:p>5712</text:p>
          </table:table-cell>
          <table:table-cell office:value-type="float" office:value="1133.38591503512">
            <text:p>1133.38591503512</text:p>
          </table:table-cell>
          <table:table-cell office:value-type="float" office:value="0">
            <text:p>0</text:p>
          </table:table-cell>
          <table:table-cell office:value-type="float" office:value="6.49139889646219">
            <text:p>6.49139889646219</text:p>
          </table:table-cell>
          <table:table-cell office:value-type="float" office:value="985.247408511847">
            <text:p>985.247408511847</text:p>
          </table:table-cell>
          <table:table-cell office:value-type="float" office:value="155420.02">
            <text:p>155420.0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wms)</text:p>
          </table:table-cell>
          <table:table-cell office:value-type="float" office:value="200">
            <text:p>200</text:p>
          </table:table-cell>
          <table:table-cell office:value-type="float" office:value="1119">
            <text:p>1119</text:p>
          </table:table-cell>
          <table:table-cell office:value-type="float" office:value="29">
            <text:p>29</text:p>
          </table:table-cell>
          <table:table-cell office:value-type="float" office:value="5330">
            <text:p>5330</text:p>
          </table:table-cell>
          <table:table-cell office:value-type="float" office:value="1132.81177055149">
            <text:p>1132.81177055149</text:p>
          </table:table-cell>
          <table:table-cell office:value-type="float" office:value="0">
            <text:p>0</text:p>
          </table:table-cell>
          <table:table-cell office:value-type="float" office:value="6.3049714700041">
            <text:p>6.3049714700041</text:p>
          </table:table-cell>
          <table:table-cell office:value-type="float" office:value="956.951945280729">
            <text:p>956.951945280729</text:p>
          </table:table-cell>
          <table:table-cell office:value-type="float" office:value="155420.02">
            <text:p>155420.02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119">
            <text:p>1119</text:p>
          </table:table-cell>
          <table:table-cell office:value-type="float" office:value="29">
            <text:p>29</text:p>
          </table:table-cell>
          <table:table-cell office:value-type="float" office:value="5330">
            <text:p>5330</text:p>
          </table:table-cell>
          <table:table-cell office:value-type="float" office:value="1132.81177055149">
            <text:p>1132.81177055149</text:p>
          </table:table-cell>
          <table:table-cell office:value-type="float" office:value="0">
            <text:p>0</text:p>
          </table:table-cell>
          <table:table-cell office:value-type="float" office:value="6.3049714700041">
            <text:p>6.3049714700041</text:p>
          </table:table-cell>
          <table:table-cell office:value-type="float" office:value="956.951945280729">
            <text:p>956.951945280729</text:p>
          </table:table-cell>
          <table:table-cell office:value-type="float" office:value="155420.02">
            <text:p>155420.0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asisplan (wms)</text:p>
          </table:table-cell>
          <table:table-cell office:value-type="float" office:value="384">
            <text:p>384</text:p>
          </table:table-cell>
          <table:table-cell office:value-type="float" office:value="4746">
            <text:p>4746</text:p>
          </table:table-cell>
          <table:table-cell office:value-type="float" office:value="41">
            <text:p>41</text:p>
          </table:table-cell>
          <table:table-cell office:value-type="float" office:value="28524">
            <text:p>28524</text:p>
          </table:table-cell>
          <table:table-cell office:value-type="float" office:value="5120.06307878579">
            <text:p>5120.06307878579</text:p>
          </table:table-cell>
          <table:table-cell office:value-type="float" office:value="0">
            <text:p>0</text:p>
          </table:table-cell>
          <table:table-cell office:value-type="float" office:value="3.15750524195206">
            <text:p>3.15750524195206</text:p>
          </table:table-cell>
          <table:table-cell office:value-type="float" office:value="495.873440262303">
            <text:p>495.873440262303</text:p>
          </table:table-cell>
          <table:table-cell office:value-type="float" office:value="160815.0625">
            <text:p>160815.06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4746">
            <text:p>4746</text:p>
          </table:table-cell>
          <table:table-cell office:value-type="float" office:value="41">
            <text:p>41</text:p>
          </table:table-cell>
          <table:table-cell office:value-type="float" office:value="28524">
            <text:p>28524</text:p>
          </table:table-cell>
          <table:table-cell office:value-type="float" office:value="5120.06307878579">
            <text:p>5120.06307878579</text:p>
          </table:table-cell>
          <table:table-cell office:value-type="float" office:value="0">
            <text:p>0</text:p>
          </table:table-cell>
          <table:table-cell office:value-type="float" office:value="3.15750524195206">
            <text:p>3.15750524195206</text:p>
          </table:table-cell>
          <table:table-cell office:value-type="float" office:value="495.873440262303">
            <text:p>495.873440262303</text:p>
          </table:table-cell>
          <table:table-cell office:value-type="float" office:value="160815.0625">
            <text:p>160815.06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wms)</text:p>
          </table:table-cell>
          <table:table-cell office:value-type="float" office:value="384">
            <text:p>384</text:p>
          </table:table-cell>
          <table:table-cell office:value-type="float" office:value="4311">
            <text:p>4311</text:p>
          </table:table-cell>
          <table:table-cell office:value-type="float" office:value="59">
            <text:p>59</text:p>
          </table:table-cell>
          <table:table-cell office:value-type="float" office:value="23828">
            <text:p>23828</text:p>
          </table:table-cell>
          <table:table-cell office:value-type="float" office:value="4909.20793819093">
            <text:p>4909.20793819093</text:p>
          </table:table-cell>
          <table:table-cell office:value-type="float" office:value="0">
            <text:p>0</text:p>
          </table:table-cell>
          <table:table-cell office:value-type="float" office:value="3.40510055687582">
            <text:p>3.40510055687582</text:p>
          </table:table-cell>
          <table:table-cell office:value-type="float" office:value="533.942396633251">
            <text:p>533.942396633251</text:p>
          </table:table-cell>
          <table:table-cell office:value-type="float" office:value="160570.005208333">
            <text:p>160570.005208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4311">
            <text:p>4311</text:p>
          </table:table-cell>
          <table:table-cell office:value-type="float" office:value="59">
            <text:p>59</text:p>
          </table:table-cell>
          <table:table-cell office:value-type="float" office:value="23828">
            <text:p>23828</text:p>
          </table:table-cell>
          <table:table-cell office:value-type="float" office:value="4909.20793819093">
            <text:p>4909.20793819093</text:p>
          </table:table-cell>
          <table:table-cell office:value-type="float" office:value="0">
            <text:p>0</text:p>
          </table:table-cell>
          <table:table-cell office:value-type="float" office:value="3.40510055687582">
            <text:p>3.40510055687582</text:p>
          </table:table-cell>
          <table:table-cell office:value-type="float" office:value="533.942396633251">
            <text:p>533.942396633251</text:p>
          </table:table-cell>
          <table:table-cell office:value-type="float" office:value="160570.005208333">
            <text:p>160570.0052083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wms)</text:p>
          </table:table-cell>
          <table:table-cell office:value-type="float" office:value="384">
            <text:p>384</text:p>
          </table:table-cell>
          <table:table-cell office:value-type="float" office:value="5026">
            <text:p>5026</text:p>
          </table:table-cell>
          <table:table-cell office:value-type="float" office:value="66">
            <text:p>66</text:p>
          </table:table-cell>
          <table:table-cell office:value-type="float" office:value="33932">
            <text:p>33932</text:p>
          </table:table-cell>
          <table:table-cell office:value-type="float" office:value="5580.25827280861">
            <text:p>5580.25827280861</text:p>
          </table:table-cell>
          <table:table-cell office:value-type="float" office:value="0">
            <text:p>0</text:p>
          </table:table-cell>
          <table:table-cell office:value-type="float" office:value="2.9177557595283">
            <text:p>2.9177557595283</text:p>
          </table:table-cell>
          <table:table-cell office:value-type="float" office:value="458.355005371064">
            <text:p>458.355005371064</text:p>
          </table:table-cell>
          <table:table-cell office:value-type="float" office:value="160861.828125">
            <text:p>160861.828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5026">
            <text:p>5026</text:p>
          </table:table-cell>
          <table:table-cell office:value-type="float" office:value="66">
            <text:p>66</text:p>
          </table:table-cell>
          <table:table-cell office:value-type="float" office:value="33932">
            <text:p>33932</text:p>
          </table:table-cell>
          <table:table-cell office:value-type="float" office:value="5580.25827280861">
            <text:p>5580.25827280861</text:p>
          </table:table-cell>
          <table:table-cell office:value-type="float" office:value="0">
            <text:p>0</text:p>
          </table:table-cell>
          <table:table-cell office:value-type="float" office:value="2.9177557595283">
            <text:p>2.9177557595283</text:p>
          </table:table-cell>
          <table:table-cell office:value-type="float" office:value="458.355005371064">
            <text:p>458.355005371064</text:p>
          </table:table-cell>
          <table:table-cell office:value-type="float" office:value="160861.828125">
            <text:p>160861.828125</text:p>
          </table:table-cell>
        </table:table-row>
      </table:table>
      <table:table table:name="Sheet12" table:style-name="ta1" table:print="false">
        <table:table-column table:style-name="co1" table:number-columns-repeated="11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sisplan (embedded)</text:p>
          </table:table-cell>
          <table:table-cell office:value-type="float" office:value="100">
            <text:p>100</text:p>
          </table:table-cell>
          <table:table-cell office:value-type="float" office:value="311">
            <text:p>311</text:p>
          </table:table-cell>
          <table:table-cell office:value-type="float" office:value="12">
            <text:p>12</text:p>
          </table:table-cell>
          <table:table-cell office:value-type="float" office:value="1525">
            <text:p>1525</text:p>
          </table:table-cell>
          <table:table-cell office:value-type="float" office:value="357.153440414621">
            <text:p>357.153440414621</text:p>
          </table:table-cell>
          <table:table-cell office:value-type="float" office:value="0">
            <text:p>0</text:p>
          </table:table-cell>
          <table:table-cell office:value-type="float" office:value="3.17904374364191">
            <text:p>3.17904374364191</text:p>
          </table:table-cell>
          <table:table-cell office:value-type="float" office:value="522.352123551548">
            <text:p>522.352123551548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11">
            <text:p>311</text:p>
          </table:table-cell>
          <table:table-cell office:value-type="float" office:value="12">
            <text:p>12</text:p>
          </table:table-cell>
          <table:table-cell office:value-type="float" office:value="1525">
            <text:p>1525</text:p>
          </table:table-cell>
          <table:table-cell office:value-type="float" office:value="357.153440414621">
            <text:p>357.153440414621</text:p>
          </table:table-cell>
          <table:table-cell office:value-type="float" office:value="0">
            <text:p>0</text:p>
          </table:table-cell>
          <table:table-cell office:value-type="float" office:value="3.17904374364191">
            <text:p>3.17904374364191</text:p>
          </table:table-cell>
          <table:table-cell office:value-type="float" office:value="522.352123551548">
            <text:p>522.352123551548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100">
            <text:p>100</text:p>
          </table:table-cell>
          <table:table-cell office:value-type="float" office:value="309">
            <text:p>309</text:p>
          </table:table-cell>
          <table:table-cell office:value-type="float" office:value="11">
            <text:p>11</text:p>
          </table:table-cell>
          <table:table-cell office:value-type="float" office:value="1521">
            <text:p>1521</text:p>
          </table:table-cell>
          <table:table-cell office:value-type="float" office:value="356.944263856418">
            <text:p>356.944263856418</text:p>
          </table:table-cell>
          <table:table-cell office:value-type="float" office:value="0">
            <text:p>0</text:p>
          </table:table-cell>
          <table:table-cell office:value-type="float" office:value="3.22279158206839">
            <text:p>3.22279158206839</text:p>
          </table:table-cell>
          <table:table-cell office:value-type="float" office:value="529.540378305376">
            <text:p>529.540378305376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09">
            <text:p>309</text:p>
          </table:table-cell>
          <table:table-cell office:value-type="float" office:value="11">
            <text:p>11</text:p>
          </table:table-cell>
          <table:table-cell office:value-type="float" office:value="1521">
            <text:p>1521</text:p>
          </table:table-cell>
          <table:table-cell office:value-type="float" office:value="356.944263856418">
            <text:p>356.944263856418</text:p>
          </table:table-cell>
          <table:table-cell office:value-type="float" office:value="0">
            <text:p>0</text:p>
          </table:table-cell>
          <table:table-cell office:value-type="float" office:value="3.22279158206839">
            <text:p>3.22279158206839</text:p>
          </table:table-cell>
          <table:table-cell office:value-type="float" office:value="529.540378305376">
            <text:p>529.540378305376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100">
            <text:p>100</text:p>
          </table:table-cell>
          <table:table-cell office:value-type="float" office:value="313">
            <text:p>313</text:p>
          </table:table-cell>
          <table:table-cell office:value-type="float" office:value="15">
            <text:p>15</text:p>
          </table:table-cell>
          <table:table-cell office:value-type="float" office:value="1540">
            <text:p>1540</text:p>
          </table:table-cell>
          <table:table-cell office:value-type="float" office:value="367.032379361821">
            <text:p>367.032379361821</text:p>
          </table:table-cell>
          <table:table-cell office:value-type="float" office:value="0">
            <text:p>0</text:p>
          </table:table-cell>
          <table:table-cell office:value-type="float" office:value="3.17702376413776">
            <text:p>3.17702376413776</text:p>
          </table:table-cell>
          <table:table-cell office:value-type="float" office:value="522.020218529594">
            <text:p>522.020218529594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13">
            <text:p>313</text:p>
          </table:table-cell>
          <table:table-cell office:value-type="float" office:value="15">
            <text:p>15</text:p>
          </table:table-cell>
          <table:table-cell office:value-type="float" office:value="1540">
            <text:p>1540</text:p>
          </table:table-cell>
          <table:table-cell office:value-type="float" office:value="367.032379361821">
            <text:p>367.032379361821</text:p>
          </table:table-cell>
          <table:table-cell office:value-type="float" office:value="0">
            <text:p>0</text:p>
          </table:table-cell>
          <table:table-cell office:value-type="float" office:value="3.17702376413776">
            <text:p>3.17702376413776</text:p>
          </table:table-cell>
          <table:table-cell office:value-type="float" office:value="522.020218529594">
            <text:p>522.020218529594</text:p>
          </table:table-cell>
          <table:table-cell office:value-type="float" office:value="168254.55">
            <text:p>168254.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sisplan (embedded)</text:p>
          </table:table-cell>
          <table:table-cell office:value-type="float" office:value="100">
            <text:p>100</text:p>
          </table:table-cell>
          <table:table-cell office:value-type="float" office:value="323">
            <text:p>323</text:p>
          </table:table-cell>
          <table:table-cell office:value-type="float" office:value="10">
            <text:p>10</text:p>
          </table:table-cell>
          <table:table-cell office:value-type="float" office:value="1575">
            <text:p>1575</text:p>
          </table:table-cell>
          <table:table-cell office:value-type="float" office:value="376.258518043114">
            <text:p>376.258518043114</text:p>
          </table:table-cell>
          <table:table-cell office:value-type="float" office:value="0">
            <text:p>0</text:p>
          </table:table-cell>
          <table:table-cell office:value-type="float" office:value="5.02967508298964">
            <text:p>5.02967508298964</text:p>
          </table:table-cell>
          <table:table-cell office:value-type="float" office:value="826.431364975229">
            <text:p>826.431364975229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23">
            <text:p>323</text:p>
          </table:table-cell>
          <table:table-cell office:value-type="float" office:value="10">
            <text:p>10</text:p>
          </table:table-cell>
          <table:table-cell office:value-type="float" office:value="1575">
            <text:p>1575</text:p>
          </table:table-cell>
          <table:table-cell office:value-type="float" office:value="376.258518043114">
            <text:p>376.258518043114</text:p>
          </table:table-cell>
          <table:table-cell office:value-type="float" office:value="0">
            <text:p>0</text:p>
          </table:table-cell>
          <table:table-cell office:value-type="float" office:value="5.02967508298964">
            <text:p>5.02967508298964</text:p>
          </table:table-cell>
          <table:table-cell office:value-type="float" office:value="826.431364975229">
            <text:p>826.431364975229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100">
            <text:p>100</text:p>
          </table:table-cell>
          <table:table-cell office:value-type="float" office:value="323">
            <text:p>323</text:p>
          </table:table-cell>
          <table:table-cell office:value-type="float" office:value="11">
            <text:p>11</text:p>
          </table:table-cell>
          <table:table-cell office:value-type="float" office:value="1541">
            <text:p>1541</text:p>
          </table:table-cell>
          <table:table-cell office:value-type="float" office:value="368.61005357966">
            <text:p>368.61005357966</text:p>
          </table:table-cell>
          <table:table-cell office:value-type="float" office:value="0">
            <text:p>0</text:p>
          </table:table-cell>
          <table:table-cell office:value-type="float" office:value="5.65578869973418">
            <text:p>5.65578869973418</text:p>
          </table:table-cell>
          <table:table-cell office:value-type="float" office:value="929.308772039902">
            <text:p>929.308772039902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23">
            <text:p>323</text:p>
          </table:table-cell>
          <table:table-cell office:value-type="float" office:value="11">
            <text:p>11</text:p>
          </table:table-cell>
          <table:table-cell office:value-type="float" office:value="1541">
            <text:p>1541</text:p>
          </table:table-cell>
          <table:table-cell office:value-type="float" office:value="368.61005357966">
            <text:p>368.61005357966</text:p>
          </table:table-cell>
          <table:table-cell office:value-type="float" office:value="0">
            <text:p>0</text:p>
          </table:table-cell>
          <table:table-cell office:value-type="float" office:value="5.65578869973418">
            <text:p>5.65578869973418</text:p>
          </table:table-cell>
          <table:table-cell office:value-type="float" office:value="929.308772039902">
            <text:p>929.308772039902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100">
            <text:p>100</text:p>
          </table:table-cell>
          <table:table-cell office:value-type="float" office:value="317">
            <text:p>317</text:p>
          </table:table-cell>
          <table:table-cell office:value-type="float" office:value="9">
            <text:p>9</text:p>
          </table:table-cell>
          <table:table-cell office:value-type="float" office:value="1580">
            <text:p>1580</text:p>
          </table:table-cell>
          <table:table-cell office:value-type="float" office:value="373.447255178024">
            <text:p>373.447255178024</text:p>
          </table:table-cell>
          <table:table-cell office:value-type="float" office:value="0">
            <text:p>0</text:p>
          </table:table-cell>
          <table:table-cell office:value-type="float" office:value="6.11022852254674">
            <text:p>6.11022852254674</text:p>
          </table:table-cell>
          <table:table-cell office:value-type="float" office:value="1003.9782719319">
            <text:p>1003.9782719319</text:p>
          </table:table-cell>
          <table:table-cell office:value-type="float" office:value="168254.55">
            <text:p>168254.5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17">
            <text:p>317</text:p>
          </table:table-cell>
          <table:table-cell office:value-type="float" office:value="9">
            <text:p>9</text:p>
          </table:table-cell>
          <table:table-cell office:value-type="float" office:value="1580">
            <text:p>1580</text:p>
          </table:table-cell>
          <table:table-cell office:value-type="float" office:value="373.447255178024">
            <text:p>373.447255178024</text:p>
          </table:table-cell>
          <table:table-cell office:value-type="float" office:value="0">
            <text:p>0</text:p>
          </table:table-cell>
          <table:table-cell office:value-type="float" office:value="6.11022852254674">
            <text:p>6.11022852254674</text:p>
          </table:table-cell>
          <table:table-cell office:value-type="float" office:value="1003.9782719319">
            <text:p>1003.9782719319</text:p>
          </table:table-cell>
          <table:table-cell office:value-type="float" office:value="168254.55">
            <text:p>168254.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sisplan (embedded)</text:p>
          </table:table-cell>
          <table:table-cell office:value-type="float" office:value="200">
            <text:p>200</text:p>
          </table:table-cell>
          <table:table-cell office:value-type="float" office:value="370">
            <text:p>370</text:p>
          </table:table-cell>
          <table:table-cell office:value-type="float" office:value="7">
            <text:p>7</text:p>
          </table:table-cell>
          <table:table-cell office:value-type="float" office:value="2059">
            <text:p>2059</text:p>
          </table:table-cell>
          <table:table-cell office:value-type="float" office:value="438.132572516584">
            <text:p>438.132572516584</text:p>
          </table:table-cell>
          <table:table-cell office:value-type="float" office:value="0">
            <text:p>0</text:p>
          </table:table-cell>
          <table:table-cell office:value-type="float" office:value="9.45894816496406">
            <text:p>9.45894816496406</text:p>
          </table:table-cell>
          <table:table-cell office:value-type="float" office:value="1438.68222996181">
            <text:p>1438.68222996181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370">
            <text:p>370</text:p>
          </table:table-cell>
          <table:table-cell office:value-type="float" office:value="7">
            <text:p>7</text:p>
          </table:table-cell>
          <table:table-cell office:value-type="float" office:value="2059">
            <text:p>2059</text:p>
          </table:table-cell>
          <table:table-cell office:value-type="float" office:value="438.132572516584">
            <text:p>438.132572516584</text:p>
          </table:table-cell>
          <table:table-cell office:value-type="float" office:value="0">
            <text:p>0</text:p>
          </table:table-cell>
          <table:table-cell office:value-type="float" office:value="9.45894816496406">
            <text:p>9.45894816496406</text:p>
          </table:table-cell>
          <table:table-cell office:value-type="float" office:value="1438.68222996181">
            <text:p>1438.68222996181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200">
            <text:p>200</text:p>
          </table:table-cell>
          <table:table-cell office:value-type="float" office:value="349">
            <text:p>349</text:p>
          </table:table-cell>
          <table:table-cell office:value-type="float" office:value="8">
            <text:p>8</text:p>
          </table:table-cell>
          <table:table-cell office:value-type="float" office:value="2028">
            <text:p>2028</text:p>
          </table:table-cell>
          <table:table-cell office:value-type="float" office:value="429.191885291416">
            <text:p>429.191885291416</text:p>
          </table:table-cell>
          <table:table-cell office:value-type="float" office:value="0">
            <text:p>0</text:p>
          </table:table-cell>
          <table:table-cell office:value-type="float" office:value="9.39143501126972">
            <text:p>9.39143501126972</text:p>
          </table:table-cell>
          <table:table-cell office:value-type="float" office:value="1428.41364905675">
            <text:p>1428.41364905675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349">
            <text:p>349</text:p>
          </table:table-cell>
          <table:table-cell office:value-type="float" office:value="8">
            <text:p>8</text:p>
          </table:table-cell>
          <table:table-cell office:value-type="float" office:value="2028">
            <text:p>2028</text:p>
          </table:table-cell>
          <table:table-cell office:value-type="float" office:value="429.191885291416">
            <text:p>429.191885291416</text:p>
          </table:table-cell>
          <table:table-cell office:value-type="float" office:value="0">
            <text:p>0</text:p>
          </table:table-cell>
          <table:table-cell office:value-type="float" office:value="9.39143501126972">
            <text:p>9.39143501126972</text:p>
          </table:table-cell>
          <table:table-cell office:value-type="float" office:value="1428.41364905675">
            <text:p>1428.41364905675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200">
            <text:p>200</text:p>
          </table:table-cell>
          <table:table-cell office:value-type="float" office:value="364">
            <text:p>364</text:p>
          </table:table-cell>
          <table:table-cell office:value-type="float" office:value="7">
            <text:p>7</text:p>
          </table:table-cell>
          <table:table-cell office:value-type="float" office:value="2030">
            <text:p>2030</text:p>
          </table:table-cell>
          <table:table-cell office:value-type="float" office:value="440.614743171401">
            <text:p>440.614743171401</text:p>
          </table:table-cell>
          <table:table-cell office:value-type="float" office:value="0">
            <text:p>0</text:p>
          </table:table-cell>
          <table:table-cell office:value-type="float" office:value="10.2811905618671">
            <text:p>10.2811905618671</text:p>
          </table:table-cell>
          <table:table-cell office:value-type="float" office:value="1563.7432308802">
            <text:p>1563.7432308802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364">
            <text:p>364</text:p>
          </table:table-cell>
          <table:table-cell office:value-type="float" office:value="7">
            <text:p>7</text:p>
          </table:table-cell>
          <table:table-cell office:value-type="float" office:value="2030">
            <text:p>2030</text:p>
          </table:table-cell>
          <table:table-cell office:value-type="float" office:value="440.614743171401">
            <text:p>440.614743171401</text:p>
          </table:table-cell>
          <table:table-cell office:value-type="float" office:value="0">
            <text:p>0</text:p>
          </table:table-cell>
          <table:table-cell office:value-type="float" office:value="10.2811905618671">
            <text:p>10.2811905618671</text:p>
          </table:table-cell>
          <table:table-cell office:value-type="float" office:value="1563.7432308802">
            <text:p>1563.7432308802</text:p>
          </table:table-cell>
          <table:table-cell office:value-type="float" office:value="155747.825">
            <text:p>155747.82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sisplan (embedded)</text:p>
          </table:table-cell>
          <table:table-cell office:value-type="float" office:value="200">
            <text:p>200</text:p>
          </table:table-cell>
          <table:table-cell office:value-type="float" office:value="488">
            <text:p>488</text:p>
          </table:table-cell>
          <table:table-cell office:value-type="float" office:value="8">
            <text:p>8</text:p>
          </table:table-cell>
          <table:table-cell office:value-type="float" office:value="3601">
            <text:p>3601</text:p>
          </table:table-cell>
          <table:table-cell office:value-type="float" office:value="607.010884251675">
            <text:p>607.010884251675</text:p>
          </table:table-cell>
          <table:table-cell office:value-type="float" office:value="0">
            <text:p>0</text:p>
          </table:table-cell>
          <table:table-cell office:value-type="float" office:value="13.8956437156951">
            <text:p>13.8956437156951</text:p>
          </table:table-cell>
          <table:table-cell office:value-type="float" office:value="2113.49246649847">
            <text:p>2113.49246649847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488">
            <text:p>488</text:p>
          </table:table-cell>
          <table:table-cell office:value-type="float" office:value="8">
            <text:p>8</text:p>
          </table:table-cell>
          <table:table-cell office:value-type="float" office:value="3601">
            <text:p>3601</text:p>
          </table:table-cell>
          <table:table-cell office:value-type="float" office:value="607.010884251675">
            <text:p>607.010884251675</text:p>
          </table:table-cell>
          <table:table-cell office:value-type="float" office:value="0">
            <text:p>0</text:p>
          </table:table-cell>
          <table:table-cell office:value-type="float" office:value="13.8956437156951">
            <text:p>13.8956437156951</text:p>
          </table:table-cell>
          <table:table-cell office:value-type="float" office:value="2113.49246649847">
            <text:p>2113.49246649847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200">
            <text:p>200</text:p>
          </table:table-cell>
          <table:table-cell office:value-type="float" office:value="462">
            <text:p>462</text:p>
          </table:table-cell>
          <table:table-cell office:value-type="float" office:value="7">
            <text:p>7</text:p>
          </table:table-cell>
          <table:table-cell office:value-type="float" office:value="2583">
            <text:p>2583</text:p>
          </table:table-cell>
          <table:table-cell office:value-type="float" office:value="564.969936456799">
            <text:p>564.969936456799</text:p>
          </table:table-cell>
          <table:table-cell office:value-type="float" office:value="0">
            <text:p>0</text:p>
          </table:table-cell>
          <table:table-cell office:value-type="float" office:value="12.9215660938106">
            <text:p>12.9215660938106</text:p>
          </table:table-cell>
          <table:table-cell office:value-type="float" office:value="1965.3377096726">
            <text:p>1965.3377096726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462">
            <text:p>462</text:p>
          </table:table-cell>
          <table:table-cell office:value-type="float" office:value="7">
            <text:p>7</text:p>
          </table:table-cell>
          <table:table-cell office:value-type="float" office:value="2583">
            <text:p>2583</text:p>
          </table:table-cell>
          <table:table-cell office:value-type="float" office:value="564.969936456799">
            <text:p>564.969936456799</text:p>
          </table:table-cell>
          <table:table-cell office:value-type="float" office:value="0">
            <text:p>0</text:p>
          </table:table-cell>
          <table:table-cell office:value-type="float" office:value="12.9215660938106">
            <text:p>12.9215660938106</text:p>
          </table:table-cell>
          <table:table-cell office:value-type="float" office:value="1965.3377096726">
            <text:p>1965.3377096726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200">
            <text:p>200</text:p>
          </table:table-cell>
          <table:table-cell office:value-type="float" office:value="507">
            <text:p>507</text:p>
          </table:table-cell>
          <table:table-cell office:value-type="float" office:value="14">
            <text:p>14</text:p>
          </table:table-cell>
          <table:table-cell office:value-type="float" office:value="3054">
            <text:p>3054</text:p>
          </table:table-cell>
          <table:table-cell office:value-type="float" office:value="631.627119747086">
            <text:p>631.627119747086</text:p>
          </table:table-cell>
          <table:table-cell office:value-type="float" office:value="0">
            <text:p>0</text:p>
          </table:table-cell>
          <table:table-cell office:value-type="float" office:value="13.7845475222276">
            <text:p>13.7845475222276</text:p>
          </table:table-cell>
          <table:table-cell office:value-type="float" office:value="2096.59501483993">
            <text:p>2096.59501483993</text:p>
          </table:table-cell>
          <table:table-cell office:value-type="float" office:value="155747.825">
            <text:p>155747.8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507">
            <text:p>507</text:p>
          </table:table-cell>
          <table:table-cell office:value-type="float" office:value="14">
            <text:p>14</text:p>
          </table:table-cell>
          <table:table-cell office:value-type="float" office:value="3054">
            <text:p>3054</text:p>
          </table:table-cell>
          <table:table-cell office:value-type="float" office:value="631.627119747086">
            <text:p>631.627119747086</text:p>
          </table:table-cell>
          <table:table-cell office:value-type="float" office:value="0">
            <text:p>0</text:p>
          </table:table-cell>
          <table:table-cell office:value-type="float" office:value="13.7845475222276">
            <text:p>13.7845475222276</text:p>
          </table:table-cell>
          <table:table-cell office:value-type="float" office:value="2096.59501483993">
            <text:p>2096.59501483993</text:p>
          </table:table-cell>
          <table:table-cell office:value-type="float" office:value="155747.825">
            <text:p>155747.82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asisplan (embedded)</text:p>
          </table:table-cell>
          <table:table-cell office:value-type="float" office:value="384">
            <text:p>384</text:p>
          </table:table-cell>
          <table:table-cell office:value-type="float" office:value="930">
            <text:p>930</text:p>
          </table:table-cell>
          <table:table-cell office:value-type="float" office:value="14">
            <text:p>14</text:p>
          </table:table-cell>
          <table:table-cell office:value-type="float" office:value="6128">
            <text:p>6128</text:p>
          </table:table-cell>
          <table:table-cell office:value-type="float" office:value="1137.17515913321">
            <text:p>1137.17515913321</text:p>
          </table:table-cell>
          <table:table-cell office:value-type="float" office:value="0">
            <text:p>0</text:p>
          </table:table-cell>
          <table:table-cell office:value-type="float" office:value="14.0028443277541">
            <text:p>14.0028443277541</text:p>
          </table:table-cell>
          <table:table-cell office:value-type="float" office:value="2273.89193292355">
            <text:p>2273.89193292355</text:p>
          </table:table-cell>
          <table:table-cell office:value-type="float" office:value="166285.169270833">
            <text:p>166285.1692708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930">
            <text:p>930</text:p>
          </table:table-cell>
          <table:table-cell office:value-type="float" office:value="14">
            <text:p>14</text:p>
          </table:table-cell>
          <table:table-cell office:value-type="float" office:value="6128">
            <text:p>6128</text:p>
          </table:table-cell>
          <table:table-cell office:value-type="float" office:value="1137.17515913321">
            <text:p>1137.17515913321</text:p>
          </table:table-cell>
          <table:table-cell office:value-type="float" office:value="0">
            <text:p>0</text:p>
          </table:table-cell>
          <table:table-cell office:value-type="float" office:value="14.0028443277541">
            <text:p>14.0028443277541</text:p>
          </table:table-cell>
          <table:table-cell office:value-type="float" office:value="2273.89193292355">
            <text:p>2273.89193292355</text:p>
          </table:table-cell>
          <table:table-cell office:value-type="float" office:value="166285.169270833">
            <text:p>166285.1692708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384">
            <text:p>384</text:p>
          </table:table-cell>
          <table:table-cell office:value-type="float" office:value="932">
            <text:p>932</text:p>
          </table:table-cell>
          <table:table-cell office:value-type="float" office:value="14">
            <text:p>14</text:p>
          </table:table-cell>
          <table:table-cell office:value-type="float" office:value="6144">
            <text:p>6144</text:p>
          </table:table-cell>
          <table:table-cell office:value-type="float" office:value="1117.18682779397">
            <text:p>1117.18682779397</text:p>
          </table:table-cell>
          <table:table-cell office:value-type="float" office:value="0">
            <text:p>0</text:p>
          </table:table-cell>
          <table:table-cell office:value-type="float" office:value="14.0053979137793">
            <text:p>14.0053979137793</text:p>
          </table:table-cell>
          <table:table-cell office:value-type="float" office:value="2274.30660429508">
            <text:p>2274.30660429508</text:p>
          </table:table-cell>
          <table:table-cell office:value-type="float" office:value="166285.169270833">
            <text:p>166285.1692708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932">
            <text:p>932</text:p>
          </table:table-cell>
          <table:table-cell office:value-type="float" office:value="14">
            <text:p>14</text:p>
          </table:table-cell>
          <table:table-cell office:value-type="float" office:value="6144">
            <text:p>6144</text:p>
          </table:table-cell>
          <table:table-cell office:value-type="float" office:value="1117.18682779397">
            <text:p>1117.18682779397</text:p>
          </table:table-cell>
          <table:table-cell office:value-type="float" office:value="0">
            <text:p>0</text:p>
          </table:table-cell>
          <table:table-cell office:value-type="float" office:value="14.0053979137793">
            <text:p>14.0053979137793</text:p>
          </table:table-cell>
          <table:table-cell office:value-type="float" office:value="2274.30660429508">
            <text:p>2274.30660429508</text:p>
          </table:table-cell>
          <table:table-cell office:value-type="float" office:value="166285.169270833">
            <text:p>166285.1692708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384">
            <text:p>384</text:p>
          </table:table-cell>
          <table:table-cell office:value-type="float" office:value="946">
            <text:p>946</text:p>
          </table:table-cell>
          <table:table-cell office:value-type="float" office:value="13">
            <text:p>13</text:p>
          </table:table-cell>
          <table:table-cell office:value-type="float" office:value="5497">
            <text:p>5497</text:p>
          </table:table-cell>
          <table:table-cell office:value-type="float" office:value="1146.48318991279">
            <text:p>1146.48318991279</text:p>
          </table:table-cell>
          <table:table-cell office:value-type="float" office:value="0">
            <text:p>0</text:p>
          </table:table-cell>
          <table:table-cell office:value-type="float" office:value="13.7265415549598">
            <text:p>13.7265415549598</text:p>
          </table:table-cell>
          <table:table-cell office:value-type="float" office:value="2229.0237167672">
            <text:p>2229.0237167672</text:p>
          </table:table-cell>
          <table:table-cell office:value-type="float" office:value="166285.169270833">
            <text:p>166285.1692708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946">
            <text:p>946</text:p>
          </table:table-cell>
          <table:table-cell office:value-type="float" office:value="13">
            <text:p>13</text:p>
          </table:table-cell>
          <table:table-cell office:value-type="float" office:value="5497">
            <text:p>5497</text:p>
          </table:table-cell>
          <table:table-cell office:value-type="float" office:value="1146.48318991279">
            <text:p>1146.48318991279</text:p>
          </table:table-cell>
          <table:table-cell office:value-type="float" office:value="0">
            <text:p>0</text:p>
          </table:table-cell>
          <table:table-cell office:value-type="float" office:value="13.7265415549598">
            <text:p>13.7265415549598</text:p>
          </table:table-cell>
          <table:table-cell office:value-type="float" office:value="2229.0237167672">
            <text:p>2229.0237167672</text:p>
          </table:table-cell>
          <table:table-cell office:value-type="float" office:value="166285.169270833">
            <text:p>166285.169270833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asisplan (embedded)</text:p>
          </table:table-cell>
          <table:table-cell office:value-type="float" office:value="768">
            <text:p>768</text:p>
          </table:table-cell>
          <table:table-cell office:value-type="float" office:value="1553">
            <text:p>1553</text:p>
          </table:table-cell>
          <table:table-cell office:value-type="float" office:value="18">
            <text:p>18</text:p>
          </table:table-cell>
          <table:table-cell office:value-type="float" office:value="32051">
            <text:p>32051</text:p>
          </table:table-cell>
          <table:table-cell office:value-type="float" office:value="3384.8877707209">
            <text:p>3384.8877707209</text:p>
          </table:table-cell>
          <table:table-cell office:value-type="float" office:value="0">
            <text:p>0</text:p>
          </table:table-cell>
          <table:table-cell office:value-type="float" office:value="15.131812270954">
            <text:p>15.131812270954</text:p>
          </table:table-cell>
          <table:table-cell office:value-type="float" office:value="2360.6073343665">
            <text:p>2360.6073343665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553">
            <text:p>1553</text:p>
          </table:table-cell>
          <table:table-cell office:value-type="float" office:value="18">
            <text:p>18</text:p>
          </table:table-cell>
          <table:table-cell office:value-type="float" office:value="32051">
            <text:p>32051</text:p>
          </table:table-cell>
          <table:table-cell office:value-type="float" office:value="3384.8877707209">
            <text:p>3384.8877707209</text:p>
          </table:table-cell>
          <table:table-cell office:value-type="float" office:value="0">
            <text:p>0</text:p>
          </table:table-cell>
          <table:table-cell office:value-type="float" office:value="15.131812270954">
            <text:p>15.131812270954</text:p>
          </table:table-cell>
          <table:table-cell office:value-type="float" office:value="2360.6073343665">
            <text:p>2360.6073343665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768">
            <text:p>768</text:p>
          </table:table-cell>
          <table:table-cell office:value-type="float" office:value="1836">
            <text:p>1836</text:p>
          </table:table-cell>
          <table:table-cell office:value-type="float" office:value="13">
            <text:p>13</text:p>
          </table:table-cell>
          <table:table-cell office:value-type="float" office:value="27967">
            <text:p>27967</text:p>
          </table:table-cell>
          <table:table-cell office:value-type="float" office:value="3595.06644654863">
            <text:p>3595.06644654863</text:p>
          </table:table-cell>
          <table:table-cell office:value-type="float" office:value="0">
            <text:p>0</text:p>
          </table:table-cell>
          <table:table-cell office:value-type="float" office:value="13.3273175302815">
            <text:p>13.3273175302815</text:p>
          </table:table-cell>
          <table:table-cell office:value-type="float" office:value="2079.1008337979">
            <text:p>2079.1008337979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836">
            <text:p>1836</text:p>
          </table:table-cell>
          <table:table-cell office:value-type="float" office:value="13">
            <text:p>13</text:p>
          </table:table-cell>
          <table:table-cell office:value-type="float" office:value="27967">
            <text:p>27967</text:p>
          </table:table-cell>
          <table:table-cell office:value-type="float" office:value="3595.06644654863">
            <text:p>3595.06644654863</text:p>
          </table:table-cell>
          <table:table-cell office:value-type="float" office:value="0">
            <text:p>0</text:p>
          </table:table-cell>
          <table:table-cell office:value-type="float" office:value="13.3273175302815">
            <text:p>13.3273175302815</text:p>
          </table:table-cell>
          <table:table-cell office:value-type="float" office:value="2079.1008337979">
            <text:p>2079.1008337979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768">
            <text:p>768</text:p>
          </table:table-cell>
          <table:table-cell office:value-type="float" office:value="1488">
            <text:p>1488</text:p>
          </table:table-cell>
          <table:table-cell office:value-type="float" office:value="17">
            <text:p>17</text:p>
          </table:table-cell>
          <table:table-cell office:value-type="float" office:value="33045">
            <text:p>33045</text:p>
          </table:table-cell>
          <table:table-cell office:value-type="float" office:value="3357.57430738308">
            <text:p>3357.57430738308</text:p>
          </table:table-cell>
          <table:table-cell office:value-type="float" office:value="0">
            <text:p>0</text:p>
          </table:table-cell>
          <table:table-cell office:value-type="float" office:value="14.9123317993825">
            <text:p>14.9123317993825</text:p>
          </table:table-cell>
          <table:table-cell office:value-type="float" office:value="2326.3677336059">
            <text:p>2326.3677336059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1488">
            <text:p>1488</text:p>
          </table:table-cell>
          <table:table-cell office:value-type="float" office:value="17">
            <text:p>17</text:p>
          </table:table-cell>
          <table:table-cell office:value-type="float" office:value="33045">
            <text:p>33045</text:p>
          </table:table-cell>
          <table:table-cell office:value-type="float" office:value="3357.57430738308">
            <text:p>3357.57430738308</text:p>
          </table:table-cell>
          <table:table-cell office:value-type="float" office:value="0">
            <text:p>0</text:p>
          </table:table-cell>
          <table:table-cell office:value-type="float" office:value="14.9123317993825">
            <text:p>14.9123317993825</text:p>
          </table:table-cell>
          <table:table-cell office:value-type="float" office:value="2326.3677336059">
            <text:p>2326.3677336059</text:p>
          </table:table-cell>
          <table:table-cell office:value-type="float" office:value="159747.01953125">
            <text:p>159747.0195312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Basisplan (embedded)</text:p>
          </table:table-cell>
          <table:table-cell office:value-type="float" office:value="768">
            <text:p>768</text:p>
          </table:table-cell>
          <table:table-cell office:value-type="float" office:value="2690">
            <text:p>2690</text:p>
          </table:table-cell>
          <table:table-cell office:value-type="float" office:value="30">
            <text:p>30</text:p>
          </table:table-cell>
          <table:table-cell office:value-type="float" office:value="38633">
            <text:p>38633</text:p>
          </table:table-cell>
          <table:table-cell office:value-type="float" office:value="5830.32748840186">
            <text:p>5830.32748840186</text:p>
          </table:table-cell>
          <table:table-cell office:value-type="float" office:value="0">
            <text:p>0</text:p>
          </table:table-cell>
          <table:table-cell office:value-type="float" office:value="15.2468682376764">
            <text:p>15.2468682376764</text:p>
          </table:table-cell>
          <table:table-cell office:value-type="float" office:value="2378.55640444775">
            <text:p>2378.55640444775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690">
            <text:p>2690</text:p>
          </table:table-cell>
          <table:table-cell office:value-type="float" office:value="30">
            <text:p>30</text:p>
          </table:table-cell>
          <table:table-cell office:value-type="float" office:value="38633">
            <text:p>38633</text:p>
          </table:table-cell>
          <table:table-cell office:value-type="float" office:value="5830.32748840186">
            <text:p>5830.32748840186</text:p>
          </table:table-cell>
          <table:table-cell office:value-type="float" office:value="0">
            <text:p>0</text:p>
          </table:table-cell>
          <table:table-cell office:value-type="float" office:value="15.2468682376764">
            <text:p>15.2468682376764</text:p>
          </table:table-cell>
          <table:table-cell office:value-type="float" office:value="2378.55640444775">
            <text:p>2378.55640444775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768">
            <text:p>768</text:p>
          </table:table-cell>
          <table:table-cell office:value-type="float" office:value="2611">
            <text:p>2611</text:p>
          </table:table-cell>
          <table:table-cell office:value-type="float" office:value="31">
            <text:p>31</text:p>
          </table:table-cell>
          <table:table-cell office:value-type="float" office:value="38410">
            <text:p>38410</text:p>
          </table:table-cell>
          <table:table-cell office:value-type="float" office:value="5955.07456279445">
            <text:p>5955.07456279445</text:p>
          </table:table-cell>
          <table:table-cell office:value-type="float" office:value="0">
            <text:p>0</text:p>
          </table:table-cell>
          <table:table-cell office:value-type="float" office:value="15.4396686904427">
            <text:p>15.4396686904427</text:p>
          </table:table-cell>
          <table:table-cell office:value-type="float" office:value="2408.63384360174">
            <text:p>2408.63384360174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611">
            <text:p>2611</text:p>
          </table:table-cell>
          <table:table-cell office:value-type="float" office:value="31">
            <text:p>31</text:p>
          </table:table-cell>
          <table:table-cell office:value-type="float" office:value="38410">
            <text:p>38410</text:p>
          </table:table-cell>
          <table:table-cell office:value-type="float" office:value="5955.07456279445">
            <text:p>5955.07456279445</text:p>
          </table:table-cell>
          <table:table-cell office:value-type="float" office:value="0">
            <text:p>0</text:p>
          </table:table-cell>
          <table:table-cell office:value-type="float" office:value="15.4396686904427">
            <text:p>15.4396686904427</text:p>
          </table:table-cell>
          <table:table-cell office:value-type="float" office:value="2408.63384360174">
            <text:p>2408.63384360174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sisplan (embedded)</text:p>
          </table:table-cell>
          <table:table-cell office:value-type="float" office:value="768">
            <text:p>768</text:p>
          </table:table-cell>
          <table:table-cell office:value-type="float" office:value="2732">
            <text:p>2732</text:p>
          </table:table-cell>
          <table:table-cell office:value-type="float" office:value="17">
            <text:p>17</text:p>
          </table:table-cell>
          <table:table-cell office:value-type="float" office:value="41000">
            <text:p>41000</text:p>
          </table:table-cell>
          <table:table-cell office:value-type="float" office:value="5836.92664317582">
            <text:p>5836.92664317582</text:p>
          </table:table-cell>
          <table:table-cell office:value-type="float" office:value="0">
            <text:p>0</text:p>
          </table:table-cell>
          <table:table-cell office:value-type="float" office:value="15.204909918828">
            <text:p>15.204909918828</text:p>
          </table:table-cell>
          <table:table-cell office:value-type="float" office:value="2372.01078298233">
            <text:p>2372.01078298233</text:p>
          </table:table-cell>
          <table:table-cell office:value-type="float" office:value="159747.01953125">
            <text:p>159747.0195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732">
            <text:p>2732</text:p>
          </table:table-cell>
          <table:table-cell office:value-type="float" office:value="17">
            <text:p>17</text:p>
          </table:table-cell>
          <table:table-cell office:value-type="float" office:value="41000">
            <text:p>41000</text:p>
          </table:table-cell>
          <table:table-cell office:value-type="float" office:value="5836.92664317582">
            <text:p>5836.92664317582</text:p>
          </table:table-cell>
          <table:table-cell office:value-type="float" office:value="0">
            <text:p>0</text:p>
          </table:table-cell>
          <table:table-cell office:value-type="float" office:value="15.204909918828">
            <text:p>15.204909918828</text:p>
          </table:table-cell>
          <table:table-cell office:value-type="float" office:value="2372.01078298233">
            <text:p>2372.01078298233</text:p>
          </table:table-cell>
          <table:table-cell office:value-type="float" office:value="159747.01953125">
            <text:p>159747.01953125</text:p>
          </table:table-cell>
        </table:table-row>
      </table:table>
      <table:table table:name="Sheet13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mbination (direkt)</text:p>
          </table:table-cell>
          <table:table-cell office:value-type="float" office:value="100">
            <text:p>100</text:p>
          </table:table-cell>
          <table:table-cell office:value-type="float" office:value="581">
            <text:p>581</text:p>
          </table:table-cell>
          <table:table-cell office:value-type="float" office:value="64">
            <text:p>64</text:p>
          </table:table-cell>
          <table:table-cell office:value-type="float" office:value="2622">
            <text:p>2622</text:p>
          </table:table-cell>
          <table:table-cell office:value-type="float" office:value="449.844225816004">
            <text:p>449.844225816004</text:p>
          </table:table-cell>
          <table:table-cell office:value-type="float" office:value="0">
            <text:p>0</text:p>
          </table:table-cell>
          <table:table-cell office:value-type="float" office:value="1.71494229219187">
            <text:p>1.71494229219187</text:p>
          </table:table-cell>
          <table:table-cell office:value-type="float" office:value="1790.83364684622">
            <text:p>1790.83364684622</text:p>
          </table:table-cell>
          <table:table-cell office:value-type="float" office:value="1069315.08">
            <text:p>1069315.08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581">
            <text:p>581</text:p>
          </table:table-cell>
          <table:table-cell office:value-type="float" office:value="64">
            <text:p>64</text:p>
          </table:table-cell>
          <table:table-cell office:value-type="float" office:value="2622">
            <text:p>2622</text:p>
          </table:table-cell>
          <table:table-cell office:value-type="float" office:value="449.844225816004">
            <text:p>449.844225816004</text:p>
          </table:table-cell>
          <table:table-cell office:value-type="float" office:value="0">
            <text:p>0</text:p>
          </table:table-cell>
          <table:table-cell office:value-type="float" office:value="1.71494229219187">
            <text:p>1.71494229219187</text:p>
          </table:table-cell>
          <table:table-cell office:value-type="float" office:value="1790.83364684622">
            <text:p>1790.83364684622</text:p>
          </table:table-cell>
          <table:table-cell office:value-type="float" office:value="1069315.08">
            <text:p>1069315.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Kombination (direkt)</text:p>
          </table:table-cell>
          <table:table-cell office:value-type="float" office:value="100">
            <text:p>100</text:p>
          </table:table-cell>
          <table:table-cell office:value-type="float" office:value="584">
            <text:p>584</text:p>
          </table:table-cell>
          <table:table-cell office:value-type="float" office:value="75">
            <text:p>75</text:p>
          </table:table-cell>
          <table:table-cell office:value-type="float" office:value="2646">
            <text:p>2646</text:p>
          </table:table-cell>
          <table:table-cell office:value-type="float" office:value="454.474848038921">
            <text:p>454.474848038921</text:p>
          </table:table-cell>
          <table:table-cell office:value-type="float" office:value="0">
            <text:p>0</text:p>
          </table:table-cell>
          <table:table-cell office:value-type="float" office:value="1.70593152390863">
            <text:p>1.70593152390863</text:p>
          </table:table-cell>
          <table:table-cell office:value-type="float" office:value="1782.67411963271">
            <text:p>1782.67411963271</text:p>
          </table:table-cell>
          <table:table-cell office:value-type="float" office:value="1070065.4">
            <text:p>1070065.4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584">
            <text:p>584</text:p>
          </table:table-cell>
          <table:table-cell office:value-type="float" office:value="75">
            <text:p>75</text:p>
          </table:table-cell>
          <table:table-cell office:value-type="float" office:value="2646">
            <text:p>2646</text:p>
          </table:table-cell>
          <table:table-cell office:value-type="float" office:value="454.474848038921">
            <text:p>454.474848038921</text:p>
          </table:table-cell>
          <table:table-cell office:value-type="float" office:value="0">
            <text:p>0</text:p>
          </table:table-cell>
          <table:table-cell office:value-type="float" office:value="1.70593152390863">
            <text:p>1.70593152390863</text:p>
          </table:table-cell>
          <table:table-cell office:value-type="float" office:value="1782.67411963271">
            <text:p>1782.67411963271</text:p>
          </table:table-cell>
          <table:table-cell office:value-type="float" office:value="1070065.4">
            <text:p>1070065.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Kombination (direkt)</text:p>
          </table:table-cell>
          <table:table-cell office:value-type="float" office:value="100">
            <text:p>100</text:p>
          </table:table-cell>
          <table:table-cell office:value-type="float" office:value="581">
            <text:p>581</text:p>
          </table:table-cell>
          <table:table-cell office:value-type="float" office:value="61">
            <text:p>61</text:p>
          </table:table-cell>
          <table:table-cell office:value-type="float" office:value="2648">
            <text:p>2648</text:p>
          </table:table-cell>
          <table:table-cell office:value-type="float" office:value="454.919625428493">
            <text:p>454.919625428493</text:p>
          </table:table-cell>
          <table:table-cell office:value-type="float" office:value="0">
            <text:p>0</text:p>
          </table:table-cell>
          <table:table-cell office:value-type="float" office:value="1.71553069942187">
            <text:p>1.71553069942187</text:p>
          </table:table-cell>
          <table:table-cell office:value-type="float" office:value="1791.44809286597">
            <text:p>1791.44809286597</text:p>
          </table:table-cell>
          <table:table-cell office:value-type="float" office:value="1069315.08">
            <text:p>1069315.08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581">
            <text:p>581</text:p>
          </table:table-cell>
          <table:table-cell office:value-type="float" office:value="61">
            <text:p>61</text:p>
          </table:table-cell>
          <table:table-cell office:value-type="float" office:value="2648">
            <text:p>2648</text:p>
          </table:table-cell>
          <table:table-cell office:value-type="float" office:value="454.919625428493">
            <text:p>454.919625428493</text:p>
          </table:table-cell>
          <table:table-cell office:value-type="float" office:value="0">
            <text:p>0</text:p>
          </table:table-cell>
          <table:table-cell office:value-type="float" office:value="1.71553069942187">
            <text:p>1.71553069942187</text:p>
          </table:table-cell>
          <table:table-cell office:value-type="float" office:value="1791.44809286597">
            <text:p>1791.44809286597</text:p>
          </table:table-cell>
          <table:table-cell office:value-type="float" office:value="1069315.08">
            <text:p>1069315.08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ombination (direkt)</text:p>
          </table:table-cell>
          <table:table-cell office:value-type="float" office:value="100">
            <text:p>100</text:p>
          </table:table-cell>
          <table:table-cell office:value-type="float" office:value="563">
            <text:p>563</text:p>
          </table:table-cell>
          <table:table-cell office:value-type="float" office:value="56">
            <text:p>56</text:p>
          </table:table-cell>
          <table:table-cell office:value-type="float" office:value="2658">
            <text:p>2658</text:p>
          </table:table-cell>
          <table:table-cell office:value-type="float" office:value="466.623970665889">
            <text:p>466.623970665889</text:p>
          </table:table-cell>
          <table:table-cell office:value-type="float" office:value="0">
            <text:p>0</text:p>
          </table:table-cell>
          <table:table-cell office:value-type="float" office:value="3.14257880016341">
            <text:p>3.14257880016341</text:p>
          </table:table-cell>
          <table:table-cell office:value-type="float" office:value="3282.82914584708">
            <text:p>3282.82914584708</text:p>
          </table:table-cell>
          <table:table-cell office:value-type="float" office:value="1069700.16">
            <text:p>1069700.16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563">
            <text:p>563</text:p>
          </table:table-cell>
          <table:table-cell office:value-type="float" office:value="56">
            <text:p>56</text:p>
          </table:table-cell>
          <table:table-cell office:value-type="float" office:value="2658">
            <text:p>2658</text:p>
          </table:table-cell>
          <table:table-cell office:value-type="float" office:value="466.623970665889">
            <text:p>466.623970665889</text:p>
          </table:table-cell>
          <table:table-cell office:value-type="float" office:value="0">
            <text:p>0</text:p>
          </table:table-cell>
          <table:table-cell office:value-type="float" office:value="3.14257880016341">
            <text:p>3.14257880016341</text:p>
          </table:table-cell>
          <table:table-cell office:value-type="float" office:value="3282.82914584708">
            <text:p>3282.82914584708</text:p>
          </table:table-cell>
          <table:table-cell office:value-type="float" office:value="1069700.16">
            <text:p>1069700.1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Kombination (direkt)</text:p>
          </table:table-cell>
          <table:table-cell office:value-type="float" office:value="100">
            <text:p>100</text:p>
          </table:table-cell>
          <table:table-cell office:value-type="float" office:value="570">
            <text:p>570</text:p>
          </table:table-cell>
          <table:table-cell office:value-type="float" office:value="66">
            <text:p>66</text:p>
          </table:table-cell>
          <table:table-cell office:value-type="float" office:value="2629">
            <text:p>2629</text:p>
          </table:table-cell>
          <table:table-cell office:value-type="float" office:value="465.549534528819">
            <text:p>465.549534528819</text:p>
          </table:table-cell>
          <table:table-cell office:value-type="float" office:value="0">
            <text:p>0</text:p>
          </table:table-cell>
          <table:table-cell office:value-type="float" office:value="2.87438919229664">
            <text:p>2.87438919229664</text:p>
          </table:table-cell>
          <table:table-cell office:value-type="float" office:value="3002.67051527917">
            <text:p>3002.67051527917</text:p>
          </table:table-cell>
          <table:table-cell office:value-type="float" office:value="1069700.17">
            <text:p>1069700.1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570">
            <text:p>570</text:p>
          </table:table-cell>
          <table:table-cell office:value-type="float" office:value="66">
            <text:p>66</text:p>
          </table:table-cell>
          <table:table-cell office:value-type="float" office:value="2629">
            <text:p>2629</text:p>
          </table:table-cell>
          <table:table-cell office:value-type="float" office:value="465.549534528819">
            <text:p>465.549534528819</text:p>
          </table:table-cell>
          <table:table-cell office:value-type="float" office:value="0">
            <text:p>0</text:p>
          </table:table-cell>
          <table:table-cell office:value-type="float" office:value="2.87438919229664">
            <text:p>2.87438919229664</text:p>
          </table:table-cell>
          <table:table-cell office:value-type="float" office:value="3002.67051527917">
            <text:p>3002.67051527917</text:p>
          </table:table-cell>
          <table:table-cell office:value-type="float" office:value="1069700.17">
            <text:p>1069700.1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Kombination (direkt)</text:p>
          </table:table-cell>
          <table:table-cell office:value-type="float" office:value="100">
            <text:p>100</text:p>
          </table:table-cell>
          <table:table-cell office:value-type="float" office:value="586">
            <text:p>586</text:p>
          </table:table-cell>
          <table:table-cell office:value-type="float" office:value="67">
            <text:p>67</text:p>
          </table:table-cell>
          <table:table-cell office:value-type="float" office:value="2665">
            <text:p>2665</text:p>
          </table:table-cell>
          <table:table-cell office:value-type="float" office:value="471.288995840132">
            <text:p>471.288995840132</text:p>
          </table:table-cell>
          <table:table-cell office:value-type="float" office:value="0">
            <text:p>0</text:p>
          </table:table-cell>
          <table:table-cell office:value-type="float" office:value="2.99320542368823">
            <text:p>2.99320542368823</text:p>
          </table:table-cell>
          <table:table-cell office:value-type="float" office:value="3126.91386840934">
            <text:p>3126.91386840934</text:p>
          </table:table-cell>
          <table:table-cell office:value-type="float" office:value="1069742.75">
            <text:p>1069742.7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586">
            <text:p>586</text:p>
          </table:table-cell>
          <table:table-cell office:value-type="float" office:value="67">
            <text:p>67</text:p>
          </table:table-cell>
          <table:table-cell office:value-type="float" office:value="2665">
            <text:p>2665</text:p>
          </table:table-cell>
          <table:table-cell office:value-type="float" office:value="471.288995840132">
            <text:p>471.288995840132</text:p>
          </table:table-cell>
          <table:table-cell office:value-type="float" office:value="0">
            <text:p>0</text:p>
          </table:table-cell>
          <table:table-cell office:value-type="float" office:value="2.99320542368823">
            <text:p>2.99320542368823</text:p>
          </table:table-cell>
          <table:table-cell office:value-type="float" office:value="3126.91386840934">
            <text:p>3126.91386840934</text:p>
          </table:table-cell>
          <table:table-cell office:value-type="float" office:value="1069742.75">
            <text:p>1069742.7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mbination (direkt)</text:p>
          </table:table-cell>
          <table:table-cell office:value-type="float" office:value="200">
            <text:p>200</text:p>
          </table:table-cell>
          <table:table-cell office:value-type="float" office:value="707">
            <text:p>707</text:p>
          </table:table-cell>
          <table:table-cell office:value-type="float" office:value="47">
            <text:p>47</text:p>
          </table:table-cell>
          <table:table-cell office:value-type="float" office:value="4502">
            <text:p>4502</text:p>
          </table:table-cell>
          <table:table-cell office:value-type="float" office:value="661.62180851299">
            <text:p>661.62180851299</text:p>
          </table:table-cell>
          <table:table-cell office:value-type="float" office:value="0">
            <text:p>0</text:p>
          </table:table-cell>
          <table:table-cell office:value-type="float" office:value="5.11836212412028">
            <text:p>5.11836212412028</text:p>
          </table:table-cell>
          <table:table-cell office:value-type="float" office:value="5674.71921485125">
            <text:p>5674.71921485125</text:p>
          </table:table-cell>
          <table:table-cell office:value-type="float" office:value="1135307.025">
            <text:p>1135307.0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707">
            <text:p>707</text:p>
          </table:table-cell>
          <table:table-cell office:value-type="float" office:value="47">
            <text:p>47</text:p>
          </table:table-cell>
          <table:table-cell office:value-type="float" office:value="4502">
            <text:p>4502</text:p>
          </table:table-cell>
          <table:table-cell office:value-type="float" office:value="661.62180851299">
            <text:p>661.62180851299</text:p>
          </table:table-cell>
          <table:table-cell office:value-type="float" office:value="0">
            <text:p>0</text:p>
          </table:table-cell>
          <table:table-cell office:value-type="float" office:value="5.11836212412028">
            <text:p>5.11836212412028</text:p>
          </table:table-cell>
          <table:table-cell office:value-type="float" office:value="5674.71921485125">
            <text:p>5674.71921485125</text:p>
          </table:table-cell>
          <table:table-cell office:value-type="float" office:value="1135307.025">
            <text:p>1135307.0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Kombination (direkt)</text:p>
          </table:table-cell>
          <table:table-cell office:value-type="float" office:value="200">
            <text:p>200</text:p>
          </table:table-cell>
          <table:table-cell office:value-type="float" office:value="662">
            <text:p>662</text:p>
          </table:table-cell>
          <table:table-cell office:value-type="float" office:value="56">
            <text:p>56</text:p>
          </table:table-cell>
          <table:table-cell office:value-type="float" office:value="3161">
            <text:p>3161</text:p>
          </table:table-cell>
          <table:table-cell office:value-type="float" office:value="540.827028817902">
            <text:p>540.827028817902</text:p>
          </table:table-cell>
          <table:table-cell office:value-type="float" office:value="0">
            <text:p>0</text:p>
          </table:table-cell>
          <table:table-cell office:value-type="float" office:value="5.88824118235883">
            <text:p>5.88824118235883</text:p>
          </table:table-cell>
          <table:table-cell office:value-type="float" office:value="6527.98168112966">
            <text:p>6527.98168112966</text:p>
          </table:table-cell>
          <table:table-cell office:value-type="float" office:value="1135254.66">
            <text:p>1135254.66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662">
            <text:p>662</text:p>
          </table:table-cell>
          <table:table-cell office:value-type="float" office:value="56">
            <text:p>56</text:p>
          </table:table-cell>
          <table:table-cell office:value-type="float" office:value="3161">
            <text:p>3161</text:p>
          </table:table-cell>
          <table:table-cell office:value-type="float" office:value="540.827028817902">
            <text:p>540.827028817902</text:p>
          </table:table-cell>
          <table:table-cell office:value-type="float" office:value="0">
            <text:p>0</text:p>
          </table:table-cell>
          <table:table-cell office:value-type="float" office:value="5.88824118235883">
            <text:p>5.88824118235883</text:p>
          </table:table-cell>
          <table:table-cell office:value-type="float" office:value="6527.98168112966">
            <text:p>6527.98168112966</text:p>
          </table:table-cell>
          <table:table-cell office:value-type="float" office:value="1135254.66">
            <text:p>1135254.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Kombination (direkt)</text:p>
          </table:table-cell>
          <table:table-cell office:value-type="float" office:value="200">
            <text:p>200</text:p>
          </table:table-cell>
          <table:table-cell office:value-type="float" office:value="658">
            <text:p>658</text:p>
          </table:table-cell>
          <table:table-cell office:value-type="float" office:value="54">
            <text:p>54</text:p>
          </table:table-cell>
          <table:table-cell office:value-type="float" office:value="3509">
            <text:p>3509</text:p>
          </table:table-cell>
          <table:table-cell office:value-type="float" office:value="546.571985172127">
            <text:p>546.571985172127</text:p>
          </table:table-cell>
          <table:table-cell office:value-type="float" office:value="0">
            <text:p>0</text:p>
          </table:table-cell>
          <table:table-cell office:value-type="float" office:value="5.39825636319469">
            <text:p>5.39825636319469</text:p>
          </table:table-cell>
          <table:table-cell office:value-type="float" office:value="5984.44416515965">
            <text:p>5984.44416515965</text:p>
          </table:table-cell>
          <table:table-cell office:value-type="float" office:value="1135194.48">
            <text:p>1135194.48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658">
            <text:p>658</text:p>
          </table:table-cell>
          <table:table-cell office:value-type="float" office:value="54">
            <text:p>54</text:p>
          </table:table-cell>
          <table:table-cell office:value-type="float" office:value="3509">
            <text:p>3509</text:p>
          </table:table-cell>
          <table:table-cell office:value-type="float" office:value="546.571985172127">
            <text:p>546.571985172127</text:p>
          </table:table-cell>
          <table:table-cell office:value-type="float" office:value="0">
            <text:p>0</text:p>
          </table:table-cell>
          <table:table-cell office:value-type="float" office:value="5.39825636319469">
            <text:p>5.39825636319469</text:p>
          </table:table-cell>
          <table:table-cell office:value-type="float" office:value="5984.44416515965">
            <text:p>5984.44416515965</text:p>
          </table:table-cell>
          <table:table-cell office:value-type="float" office:value="1135194.48">
            <text:p>1135194.48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ombination (direkt)</text:p>
          </table:table-cell>
          <table:table-cell office:value-type="float" office:value="200">
            <text:p>200</text:p>
          </table:table-cell>
          <table:table-cell office:value-type="float" office:value="957">
            <text:p>957</text:p>
          </table:table-cell>
          <table:table-cell office:value-type="float" office:value="57">
            <text:p>57</text:p>
          </table:table-cell>
          <table:table-cell office:value-type="float" office:value="8058">
            <text:p>8058</text:p>
          </table:table-cell>
          <table:table-cell office:value-type="float" office:value="1037.92235620012">
            <text:p>1037.92235620012</text:p>
          </table:table-cell>
          <table:table-cell office:value-type="float" office:value="0">
            <text:p>0</text:p>
          </table:table-cell>
          <table:table-cell office:value-type="float" office:value="7.21578814446008">
            <text:p>7.21578814446008</text:p>
          </table:table-cell>
          <table:table-cell office:value-type="float" office:value="8001.01161967385">
            <text:p>8001.01161967385</text:p>
          </table:table-cell>
          <table:table-cell office:value-type="float" office:value="1135431.88">
            <text:p>1135431.88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957">
            <text:p>957</text:p>
          </table:table-cell>
          <table:table-cell office:value-type="float" office:value="57">
            <text:p>57</text:p>
          </table:table-cell>
          <table:table-cell office:value-type="float" office:value="8058">
            <text:p>8058</text:p>
          </table:table-cell>
          <table:table-cell office:value-type="float" office:value="1037.92235620012">
            <text:p>1037.92235620012</text:p>
          </table:table-cell>
          <table:table-cell office:value-type="float" office:value="0">
            <text:p>0</text:p>
          </table:table-cell>
          <table:table-cell office:value-type="float" office:value="7.21578814446008">
            <text:p>7.21578814446008</text:p>
          </table:table-cell>
          <table:table-cell office:value-type="float" office:value="8001.01161967385">
            <text:p>8001.01161967385</text:p>
          </table:table-cell>
          <table:table-cell office:value-type="float" office:value="1135431.88">
            <text:p>1135431.8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Kombination (direkt)</text:p>
          </table:table-cell>
          <table:table-cell office:value-type="float" office:value="200">
            <text:p>200</text:p>
          </table:table-cell>
          <table:table-cell office:value-type="float" office:value="859">
            <text:p>859</text:p>
          </table:table-cell>
          <table:table-cell office:value-type="float" office:value="55">
            <text:p>55</text:p>
          </table:table-cell>
          <table:table-cell office:value-type="float" office:value="4316">
            <text:p>4316</text:p>
          </table:table-cell>
          <table:table-cell office:value-type="float" office:value="727.458925232209">
            <text:p>727.458925232209</text:p>
          </table:table-cell>
          <table:table-cell office:value-type="float" office:value="0">
            <text:p>0</text:p>
          </table:table-cell>
          <table:table-cell office:value-type="float" office:value="7.93178663493952">
            <text:p>7.93178663493952</text:p>
          </table:table-cell>
          <table:table-cell office:value-type="float" office:value="8793.56742948146">
            <text:p>8793.56742948146</text:p>
          </table:table-cell>
          <table:table-cell office:value-type="float" office:value="1135256.59">
            <text:p>1135256.59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859">
            <text:p>859</text:p>
          </table:table-cell>
          <table:table-cell office:value-type="float" office:value="55">
            <text:p>55</text:p>
          </table:table-cell>
          <table:table-cell office:value-type="float" office:value="4316">
            <text:p>4316</text:p>
          </table:table-cell>
          <table:table-cell office:value-type="float" office:value="727.458925232209">
            <text:p>727.458925232209</text:p>
          </table:table-cell>
          <table:table-cell office:value-type="float" office:value="0">
            <text:p>0</text:p>
          </table:table-cell>
          <table:table-cell office:value-type="float" office:value="7.93178663493952">
            <text:p>7.93178663493952</text:p>
          </table:table-cell>
          <table:table-cell office:value-type="float" office:value="8793.56742948146">
            <text:p>8793.56742948146</text:p>
          </table:table-cell>
          <table:table-cell office:value-type="float" office:value="1135256.59">
            <text:p>1135256.5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Kombination (direkt)</text:p>
          </table:table-cell>
          <table:table-cell office:value-type="float" office:value="200">
            <text:p>200</text:p>
          </table:table-cell>
          <table:table-cell office:value-type="float" office:value="874">
            <text:p>874</text:p>
          </table:table-cell>
          <table:table-cell office:value-type="float" office:value="55">
            <text:p>55</text:p>
          </table:table-cell>
          <table:table-cell office:value-type="float" office:value="4268">
            <text:p>4268</text:p>
          </table:table-cell>
          <table:table-cell office:value-type="float" office:value="745.397235019691">
            <text:p>745.397235019691</text:p>
          </table:table-cell>
          <table:table-cell office:value-type="float" office:value="0">
            <text:p>0</text:p>
          </table:table-cell>
          <table:table-cell office:value-type="float" office:value="8.14365405757563">
            <text:p>8.14365405757563</text:p>
          </table:table-cell>
          <table:table-cell office:value-type="float" office:value="9028.67433082068">
            <text:p>9028.67433082068</text:p>
          </table:table-cell>
          <table:table-cell office:value-type="float" office:value="1135284.29">
            <text:p>1135284.29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874">
            <text:p>874</text:p>
          </table:table-cell>
          <table:table-cell office:value-type="float" office:value="55">
            <text:p>55</text:p>
          </table:table-cell>
          <table:table-cell office:value-type="float" office:value="4268">
            <text:p>4268</text:p>
          </table:table-cell>
          <table:table-cell office:value-type="float" office:value="745.397235019691">
            <text:p>745.397235019691</text:p>
          </table:table-cell>
          <table:table-cell office:value-type="float" office:value="0">
            <text:p>0</text:p>
          </table:table-cell>
          <table:table-cell office:value-type="float" office:value="8.14365405757563">
            <text:p>8.14365405757563</text:p>
          </table:table-cell>
          <table:table-cell office:value-type="float" office:value="9028.67433082068">
            <text:p>9028.67433082068</text:p>
          </table:table-cell>
          <table:table-cell office:value-type="float" office:value="1135284.29">
            <text:p>1135284.29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Kombination (direkt)</text:p>
          </table:table-cell>
          <table:table-cell office:value-type="float" office:value="384">
            <text:p>384</text:p>
          </table:table-cell>
          <table:table-cell office:value-type="float" office:value="1904">
            <text:p>1904</text:p>
          </table:table-cell>
          <table:table-cell office:value-type="float" office:value="91">
            <text:p>91</text:p>
          </table:table-cell>
          <table:table-cell office:value-type="float" office:value="16345">
            <text:p>16345</text:p>
          </table:table-cell>
          <table:table-cell office:value-type="float" office:value="2370.25163620857">
            <text:p>2370.25163620857</text:p>
          </table:table-cell>
          <table:table-cell office:value-type="float" office:value="0">
            <text:p>0</text:p>
          </table:table-cell>
          <table:table-cell office:value-type="float" office:value="6.85322672758424">
            <text:p>6.85322672758424</text:p>
          </table:table-cell>
          <table:table-cell office:value-type="float" office:value="8043.50938693515">
            <text:p>8043.50938693515</text:p>
          </table:table-cell>
          <table:table-cell office:value-type="float" office:value="1201850.44791667">
            <text:p>1201850.4479166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1904">
            <text:p>1904</text:p>
          </table:table-cell>
          <table:table-cell office:value-type="float" office:value="91">
            <text:p>91</text:p>
          </table:table-cell>
          <table:table-cell office:value-type="float" office:value="16345">
            <text:p>16345</text:p>
          </table:table-cell>
          <table:table-cell office:value-type="float" office:value="2370.25163620857">
            <text:p>2370.25163620857</text:p>
          </table:table-cell>
          <table:table-cell office:value-type="float" office:value="0">
            <text:p>0</text:p>
          </table:table-cell>
          <table:table-cell office:value-type="float" office:value="6.85322672758424">
            <text:p>6.85322672758424</text:p>
          </table:table-cell>
          <table:table-cell office:value-type="float" office:value="8043.50938693515">
            <text:p>8043.50938693515</text:p>
          </table:table-cell>
          <table:table-cell office:value-type="float" office:value="1201850.44791667">
            <text:p>1201850.4479166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Kombination (direkt)</text:p>
          </table:table-cell>
          <table:table-cell office:value-type="float" office:value="384">
            <text:p>384</text:p>
          </table:table-cell>
          <table:table-cell office:value-type="float" office:value="1757">
            <text:p>1757</text:p>
          </table:table-cell>
          <table:table-cell office:value-type="float" office:value="123">
            <text:p>123</text:p>
          </table:table-cell>
          <table:table-cell office:value-type="float" office:value="12864">
            <text:p>12864</text:p>
          </table:table-cell>
          <table:table-cell office:value-type="float" office:value="1563.37883164949">
            <text:p>1563.37883164949</text:p>
          </table:table-cell>
          <table:table-cell office:value-type="float" office:value="0">
            <text:p>0</text:p>
          </table:table-cell>
          <table:table-cell office:value-type="float" office:value="7.44085104733854">
            <text:p>7.44085104733854</text:p>
          </table:table-cell>
          <table:table-cell office:value-type="float" office:value="8733.2310440868">
            <text:p>8733.2310440868</text:p>
          </table:table-cell>
          <table:table-cell office:value-type="float" office:value="1201855.61197917">
            <text:p>1201855.6119791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1757">
            <text:p>1757</text:p>
          </table:table-cell>
          <table:table-cell office:value-type="float" office:value="123">
            <text:p>123</text:p>
          </table:table-cell>
          <table:table-cell office:value-type="float" office:value="12864">
            <text:p>12864</text:p>
          </table:table-cell>
          <table:table-cell office:value-type="float" office:value="1563.37883164949">
            <text:p>1563.37883164949</text:p>
          </table:table-cell>
          <table:table-cell office:value-type="float" office:value="0">
            <text:p>0</text:p>
          </table:table-cell>
          <table:table-cell office:value-type="float" office:value="7.44085104733854">
            <text:p>7.44085104733854</text:p>
          </table:table-cell>
          <table:table-cell office:value-type="float" office:value="8733.2310440868">
            <text:p>8733.2310440868</text:p>
          </table:table-cell>
          <table:table-cell office:value-type="float" office:value="1201855.61197917">
            <text:p>1201855.6119791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Kombination (direkt)</text:p>
          </table:table-cell>
          <table:table-cell office:value-type="float" office:value="384">
            <text:p>384</text:p>
          </table:table-cell>
          <table:table-cell office:value-type="float" office:value="1691">
            <text:p>1691</text:p>
          </table:table-cell>
          <table:table-cell office:value-type="float" office:value="86">
            <text:p>86</text:p>
          </table:table-cell>
          <table:table-cell office:value-type="float" office:value="10882">
            <text:p>10882</text:p>
          </table:table-cell>
          <table:table-cell office:value-type="float" office:value="1576.63338328119">
            <text:p>1576.63338328119</text:p>
          </table:table-cell>
          <table:table-cell office:value-type="float" office:value="0">
            <text:p>0</text:p>
          </table:table-cell>
          <table:table-cell office:value-type="float" office:value="8.07197511141007">
            <text:p>8.07197511141007</text:p>
          </table:table-cell>
          <table:table-cell office:value-type="float" office:value="9474.08432793319">
            <text:p>9474.08432793319</text:p>
          </table:table-cell>
          <table:table-cell office:value-type="float" office:value="1201869.70572917">
            <text:p>1201869.7057291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84">
            <text:p>384</text:p>
          </table:table-cell>
          <table:table-cell office:value-type="float" office:value="1691">
            <text:p>1691</text:p>
          </table:table-cell>
          <table:table-cell office:value-type="float" office:value="86">
            <text:p>86</text:p>
          </table:table-cell>
          <table:table-cell office:value-type="float" office:value="10882">
            <text:p>10882</text:p>
          </table:table-cell>
          <table:table-cell office:value-type="float" office:value="1576.63338328119">
            <text:p>1576.63338328119</text:p>
          </table:table-cell>
          <table:table-cell office:value-type="float" office:value="0">
            <text:p>0</text:p>
          </table:table-cell>
          <table:table-cell office:value-type="float" office:value="8.07197511141007">
            <text:p>8.07197511141007</text:p>
          </table:table-cell>
          <table:table-cell office:value-type="float" office:value="9474.08432793319">
            <text:p>9474.08432793319</text:p>
          </table:table-cell>
          <table:table-cell office:value-type="float" office:value="1201869.70572917">
            <text:p>1201869.70572917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Kombination (direkt)</text:p>
          </table:table-cell>
          <table:table-cell office:value-type="float" office:value="768">
            <text:p>768</text:p>
          </table:table-cell>
          <table:table-cell office:value-type="float" office:value="2917">
            <text:p>2917</text:p>
          </table:table-cell>
          <table:table-cell office:value-type="float" office:value="48">
            <text:p>48</text:p>
          </table:table-cell>
          <table:table-cell office:value-type="float" office:value="59588">
            <text:p>59588</text:p>
          </table:table-cell>
          <table:table-cell office:value-type="float" office:value="6446.38106861467">
            <text:p>6446.38106861467</text:p>
          </table:table-cell>
          <table:table-cell office:value-type="float" office:value="0">
            <text:p>0</text:p>
          </table:table-cell>
          <table:table-cell office:value-type="float" office:value="7.94553994496058">
            <text:p>7.94553994496058</text:p>
          </table:table-cell>
          <table:table-cell office:value-type="float" office:value="9091.48003624894">
            <text:p>9091.48003624894</text:p>
          </table:table-cell>
          <table:table-cell office:value-type="float" office:value="1171685.703125">
            <text:p>1171685.70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917">
            <text:p>2917</text:p>
          </table:table-cell>
          <table:table-cell office:value-type="float" office:value="48">
            <text:p>48</text:p>
          </table:table-cell>
          <table:table-cell office:value-type="float" office:value="59588">
            <text:p>59588</text:p>
          </table:table-cell>
          <table:table-cell office:value-type="float" office:value="6446.38106861467">
            <text:p>6446.38106861467</text:p>
          </table:table-cell>
          <table:table-cell office:value-type="float" office:value="0">
            <text:p>0</text:p>
          </table:table-cell>
          <table:table-cell office:value-type="float" office:value="7.94553994496058">
            <text:p>7.94553994496058</text:p>
          </table:table-cell>
          <table:table-cell office:value-type="float" office:value="9091.48003624894">
            <text:p>9091.48003624894</text:p>
          </table:table-cell>
          <table:table-cell office:value-type="float" office:value="1171685.703125">
            <text:p>1171685.703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Kombination (direkt)</text:p>
          </table:table-cell>
          <table:table-cell office:value-type="float" office:value="768">
            <text:p>768</text:p>
          </table:table-cell>
          <table:table-cell office:value-type="float" office:value="2843">
            <text:p>2843</text:p>
          </table:table-cell>
          <table:table-cell office:value-type="float" office:value="95">
            <text:p>95</text:p>
          </table:table-cell>
          <table:table-cell office:value-type="float" office:value="61167">
            <text:p>61167</text:p>
          </table:table-cell>
          <table:table-cell office:value-type="float" office:value="6152.74457757733">
            <text:p>6152.74457757733</text:p>
          </table:table-cell>
          <table:table-cell office:value-type="float" office:value="0">
            <text:p>0</text:p>
          </table:table-cell>
          <table:table-cell office:value-type="float" office:value="8.62136707041906">
            <text:p>8.62136707041906</text:p>
          </table:table-cell>
          <table:table-cell office:value-type="float" office:value="9864.57386527079">
            <text:p>9864.57386527079</text:p>
          </table:table-cell>
          <table:table-cell office:value-type="float" office:value="1171661.47265625">
            <text:p>1171661.472656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843">
            <text:p>2843</text:p>
          </table:table-cell>
          <table:table-cell office:value-type="float" office:value="95">
            <text:p>95</text:p>
          </table:table-cell>
          <table:table-cell office:value-type="float" office:value="61167">
            <text:p>61167</text:p>
          </table:table-cell>
          <table:table-cell office:value-type="float" office:value="6152.74457757733">
            <text:p>6152.74457757733</text:p>
          </table:table-cell>
          <table:table-cell office:value-type="float" office:value="0">
            <text:p>0</text:p>
          </table:table-cell>
          <table:table-cell office:value-type="float" office:value="8.62136707041906">
            <text:p>8.62136707041906</text:p>
          </table:table-cell>
          <table:table-cell office:value-type="float" office:value="9864.57386527079">
            <text:p>9864.57386527079</text:p>
          </table:table-cell>
          <table:table-cell office:value-type="float" office:value="1171661.47265625">
            <text:p>1171661.472656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32:Kombination (direkt)</text:p>
          </table:table-cell>
          <table:table-cell office:value-type="float" office:value="768">
            <text:p>768</text:p>
          </table:table-cell>
          <table:table-cell office:value-type="float" office:value="2982">
            <text:p>2982</text:p>
          </table:table-cell>
          <table:table-cell office:value-type="float" office:value="100">
            <text:p>100</text:p>
          </table:table-cell>
          <table:table-cell office:value-type="float" office:value="44063">
            <text:p>44063</text:p>
          </table:table-cell>
          <table:table-cell office:value-type="float" office:value="4784.11258044722">
            <text:p>4784.11258044722</text:p>
          </table:table-cell>
          <table:table-cell office:value-type="float" office:value="0">
            <text:p>0</text:p>
          </table:table-cell>
          <table:table-cell office:value-type="float" office:value="8.32782121208835">
            <text:p>8.32782121208835</text:p>
          </table:table-cell>
          <table:table-cell office:value-type="float" office:value="9528.98115286581">
            <text:p>9528.98115286581</text:p>
          </table:table-cell>
          <table:table-cell office:value-type="float" office:value="1171696.22786458">
            <text:p>1171696.22786458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2982">
            <text:p>2982</text:p>
          </table:table-cell>
          <table:table-cell office:value-type="float" office:value="100">
            <text:p>100</text:p>
          </table:table-cell>
          <table:table-cell office:value-type="float" office:value="44063">
            <text:p>44063</text:p>
          </table:table-cell>
          <table:table-cell office:value-type="float" office:value="4784.11258044722">
            <text:p>4784.11258044722</text:p>
          </table:table-cell>
          <table:table-cell office:value-type="float" office:value="0">
            <text:p>0</text:p>
          </table:table-cell>
          <table:table-cell office:value-type="float" office:value="8.32782121208835">
            <text:p>8.32782121208835</text:p>
          </table:table-cell>
          <table:table-cell office:value-type="float" office:value="9528.98115286581">
            <text:p>9528.98115286581</text:p>
          </table:table-cell>
          <table:table-cell office:value-type="float" office:value="1171696.22786458">
            <text:p>1171696.22786458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64:Kombination (direkt)</text:p>
          </table:table-cell>
          <table:table-cell office:value-type="float" office:value="768">
            <text:p>768</text:p>
          </table:table-cell>
          <table:table-cell office:value-type="float" office:value="4805">
            <text:p>4805</text:p>
          </table:table-cell>
          <table:table-cell office:value-type="float" office:value="88">
            <text:p>88</text:p>
          </table:table-cell>
          <table:table-cell office:value-type="float" office:value="71080">
            <text:p>71080</text:p>
          </table:table-cell>
          <table:table-cell office:value-type="float" office:value="11064.5668551781">
            <text:p>11064.5668551781</text:p>
          </table:table-cell>
          <table:table-cell table:style-name="ce4" office:value-type="float" office:value="0.00260416666666667">
            <text:p>0.00260416666666667</text:p>
          </table:table-cell>
          <table:table-cell office:value-type="float" office:value="8.5035708354094">
            <text:p>8.5035708354094</text:p>
          </table:table-cell>
          <table:table-cell office:value-type="float" office:value="9723.71533616716">
            <text:p>9723.71533616716</text:p>
          </table:table-cell>
          <table:table-cell office:value-type="float" office:value="1170929.80078125">
            <text:p>1170929.80078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4805">
            <text:p>4805</text:p>
          </table:table-cell>
          <table:table-cell office:value-type="float" office:value="88">
            <text:p>88</text:p>
          </table:table-cell>
          <table:table-cell office:value-type="float" office:value="71080">
            <text:p>71080</text:p>
          </table:table-cell>
          <table:table-cell office:value-type="float" office:value="11064.5668551781">
            <text:p>11064.5668551781</text:p>
          </table:table-cell>
          <table:table-cell table:style-name="ce4" office:value-type="float" office:value="0.00260416666666667">
            <text:p>0.00260416666666667</text:p>
          </table:table-cell>
          <table:table-cell office:value-type="float" office:value="8.5035708354094">
            <text:p>8.5035708354094</text:p>
          </table:table-cell>
          <table:table-cell office:value-type="float" office:value="9723.71533616716">
            <text:p>9723.71533616716</text:p>
          </table:table-cell>
          <table:table-cell office:value-type="float" office:value="1170929.80078125">
            <text:p>1170929.80078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64:Kombination (direkt)</text:p>
          </table:table-cell>
          <table:table-cell office:value-type="float" office:value="768">
            <text:p>768</text:p>
          </table:table-cell>
          <table:table-cell office:value-type="float" office:value="4839">
            <text:p>4839</text:p>
          </table:table-cell>
          <table:table-cell office:value-type="float" office:value="99">
            <text:p>99</text:p>
          </table:table-cell>
          <table:table-cell office:value-type="float" office:value="70744">
            <text:p>70744</text:p>
          </table:table-cell>
          <table:table-cell office:value-type="float" office:value="10910.1453137811">
            <text:p>10910.1453137811</text:p>
          </table:table-cell>
          <table:table-cell office:value-type="float" office:value="0.00130208333333333">
            <text:p>0.00130208333333333</text:p>
          </table:table-cell>
          <table:table-cell office:value-type="float" office:value="8.54301541747314">
            <text:p>8.54301541747314</text:p>
          </table:table-cell>
          <table:table-cell office:value-type="float" office:value="9771.19865622011">
            <text:p>9771.19865622011</text:p>
          </table:table-cell>
          <table:table-cell office:value-type="float" office:value="1171214.95572917">
            <text:p>1171214.9557291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4839">
            <text:p>4839</text:p>
          </table:table-cell>
          <table:table-cell office:value-type="float" office:value="99">
            <text:p>99</text:p>
          </table:table-cell>
          <table:table-cell office:value-type="float" office:value="70744">
            <text:p>70744</text:p>
          </table:table-cell>
          <table:table-cell office:value-type="float" office:value="10910.1453137811">
            <text:p>10910.1453137811</text:p>
          </table:table-cell>
          <table:table-cell office:value-type="float" office:value="0.00130208333333333">
            <text:p>0.00130208333333333</text:p>
          </table:table-cell>
          <table:table-cell office:value-type="float" office:value="8.54301541747314">
            <text:p>8.54301541747314</text:p>
          </table:table-cell>
          <table:table-cell office:value-type="float" office:value="9771.19865622011">
            <text:p>9771.19865622011</text:p>
          </table:table-cell>
          <table:table-cell office:value-type="float" office:value="1171214.95572917">
            <text:p>1171214.9557291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64:Kombination (direkt)</text:p>
          </table:table-cell>
          <table:table-cell office:value-type="float" office:value="768">
            <text:p>768</text:p>
          </table:table-cell>
          <table:table-cell office:value-type="float" office:value="4771">
            <text:p>4771</text:p>
          </table:table-cell>
          <table:table-cell office:value-type="float" office:value="99">
            <text:p>99</text:p>
          </table:table-cell>
          <table:table-cell office:value-type="float" office:value="70763">
            <text:p>70763</text:p>
          </table:table-cell>
          <table:table-cell office:value-type="float" office:value="10771.0073238306">
            <text:p>10771.0073238306</text:p>
          </table:table-cell>
          <table:table-cell office:value-type="float" office:value="0">
            <text:p>0</text:p>
          </table:table-cell>
          <table:table-cell office:value-type="float" office:value="8.65157147685029">
            <text:p>8.65157147685029</text:p>
          </table:table-cell>
          <table:table-cell office:value-type="float" office:value="9899.73216863101">
            <text:p>9899.73216863101</text:p>
          </table:table-cell>
          <table:table-cell office:value-type="float" office:value="1171732.29947917">
            <text:p>1171732.2994791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768">
            <text:p>768</text:p>
          </table:table-cell>
          <table:table-cell office:value-type="float" office:value="4771">
            <text:p>4771</text:p>
          </table:table-cell>
          <table:table-cell office:value-type="float" office:value="99">
            <text:p>99</text:p>
          </table:table-cell>
          <table:table-cell office:value-type="float" office:value="70763">
            <text:p>70763</text:p>
          </table:table-cell>
          <table:table-cell office:value-type="float" office:value="10771.0073238306">
            <text:p>10771.0073238306</text:p>
          </table:table-cell>
          <table:table-cell office:value-type="float" office:value="0">
            <text:p>0</text:p>
          </table:table-cell>
          <table:table-cell office:value-type="float" office:value="8.65157147685029">
            <text:p>8.65157147685029</text:p>
          </table:table-cell>
          <table:table-cell office:value-type="float" office:value="9899.73216863101">
            <text:p>9899.73216863101</text:p>
          </table:table-cell>
          <table:table-cell office:value-type="float" office:value="1171732.29947917">
            <text:p>1171732.29947917</text:p>
          </table:table-cell>
        </table:table-row>
      </table:table>
      <table:table table:name="Sheet14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1:Kombination (wms)</text:p>
          </table:table-cell>
          <table:table-cell office:value-type="float" office:value="100">
            <text:p>100</text:p>
          </table:table-cell>
          <table:table-cell office:value-type="float" office:value="1010">
            <text:p>1010</text:p>
          </table:table-cell>
          <table:table-cell office:value-type="float" office:value="174">
            <text:p>174</text:p>
          </table:table-cell>
          <table:table-cell office:value-type="float" office:value="3634">
            <text:p>3634</text:p>
          </table:table-cell>
          <table:table-cell office:value-type="float" office:value="695.414730574497">
            <text:p>695.414730574497</text:p>
          </table:table-cell>
          <table:table-cell office:value-type="float" office:value="0">
            <text:p>0</text:p>
          </table:table-cell>
          <table:table-cell office:value-type="float" office:value="0.98872849515523">
            <text:p>0.98872849515523</text:p>
          </table:table-cell>
          <table:table-cell office:value-type="float" office:value="1033.06449058854">
            <text:p>1033.06449058854</text:p>
          </table:table-cell>
          <table:table-cell office:value-type="float" office:value="1069917.62">
            <text:p>1069917.62</text:p>
          </table:table-cell>
        </table:table-row>
        <table:table-row table:style-name="ro1">
          <table:table-cell/>
          <table:table-cell office:value-type="string">
            <text:p>2:Kombination (wms)</text:p>
          </table:table-cell>
          <table:table-cell office:value-type="float" office:value="100">
            <text:p>100</text:p>
          </table:table-cell>
          <table:table-cell office:value-type="float" office:value="1159">
            <text:p>1159</text:p>
          </table:table-cell>
          <table:table-cell office:value-type="float" office:value="156">
            <text:p>156</text:p>
          </table:table-cell>
          <table:table-cell office:value-type="float" office:value="4023">
            <text:p>4023</text:p>
          </table:table-cell>
          <table:table-cell office:value-type="float" office:value="828.491599233209">
            <text:p>828.491599233209</text:p>
          </table:table-cell>
          <table:table-cell office:value-type="float" office:value="0">
            <text:p>0</text:p>
          </table:table-cell>
          <table:table-cell office:value-type="float" office:value="1.56663690056556">
            <text:p>1.56663690056556</text:p>
          </table:table-cell>
          <table:table-cell office:value-type="float" office:value="1824.03739341973">
            <text:p>1824.03739341973</text:p>
          </table:table-cell>
          <table:table-cell office:value-type="float" office:value="1192244.54">
            <text:p>1192244.54</text:p>
          </table:table-cell>
        </table:table-row>
        <table:table-row table:style-name="ro1">
          <table:table-cell/>
          <table:table-cell office:value-type="string">
            <text:p>4:Kombination (wms)</text:p>
          </table:table-cell>
          <table:table-cell office:value-type="float" office:value="200">
            <text:p>200</text:p>
          </table:table-cell>
          <table:table-cell office:value-type="float" office:value="1596">
            <text:p>1596</text:p>
          </table:table-cell>
          <table:table-cell office:value-type="float" office:value="159">
            <text:p>159</text:p>
          </table:table-cell>
          <table:table-cell office:value-type="float" office:value="8361">
            <text:p>8361</text:p>
          </table:table-cell>
          <table:table-cell office:value-type="float" office:value="1168.19335860978">
            <text:p>1168.19335860978</text:p>
          </table:table-cell>
          <table:table-cell office:value-type="float" office:value="0">
            <text:p>0</text:p>
          </table:table-cell>
          <table:table-cell office:value-type="float" office:value="2.2433093299235">
            <text:p>2.2433093299235</text:p>
          </table:table-cell>
          <table:table-cell office:value-type="float" office:value="2756.59402594457">
            <text:p>2756.59402594457</text:p>
          </table:table-cell>
          <table:table-cell office:value-type="float" office:value="1258298.285">
            <text:p>1258298.285</text:p>
          </table:table-cell>
        </table:table-row>
        <table:table-row table:style-name="ro1">
          <table:table-cell/>
          <table:table-cell office:value-type="string">
            <text:p>8:Kombination (wms)</text:p>
          </table:table-cell>
          <table:table-cell office:value-type="float" office:value="200">
            <text:p>200</text:p>
          </table:table-cell>
          <table:table-cell office:value-type="float" office:value="2473">
            <text:p>2473</text:p>
          </table:table-cell>
          <table:table-cell office:value-type="float" office:value="269">
            <text:p>269</text:p>
          </table:table-cell>
          <table:table-cell office:value-type="float" office:value="11245">
            <text:p>11245</text:p>
          </table:table-cell>
          <table:table-cell office:value-type="float" office:value="1841.72688580582">
            <text:p>1841.72688580582</text:p>
          </table:table-cell>
          <table:table-cell office:value-type="float" office:value="0">
            <text:p>0</text:p>
          </table:table-cell>
          <table:table-cell office:value-type="float" office:value="2.69618085981208">
            <text:p>2.69618085981208</text:p>
          </table:table-cell>
          <table:table-cell office:value-type="float" office:value="2850.95234426607">
            <text:p>2850.95234426607</text:p>
          </table:table-cell>
          <table:table-cell office:value-type="float" office:value="1082781.665">
            <text:p>1082781.665</text:p>
          </table:table-cell>
        </table:table-row>
        <table:table-row table:style-name="ro1">
          <table:table-cell/>
          <table:table-cell office:value-type="string">
            <text:p>16:Kombination (wms)</text:p>
          </table:table-cell>
          <table:table-cell office:value-type="float" office:value="384">
            <text:p>384</text:p>
          </table:table-cell>
          <table:table-cell office:value-type="float" office:value="10829">
            <text:p>10829</text:p>
          </table:table-cell>
          <table:table-cell office:value-type="float" office:value="342">
            <text:p>342</text:p>
          </table:table-cell>
          <table:table-cell office:value-type="float" office:value="50336">
            <text:p>50336</text:p>
          </table:table-cell>
          <table:table-cell office:value-type="float" office:value="9827.27140844699">
            <text:p>9827.27140844699</text:p>
          </table:table-cell>
          <table:table-cell office:value-type="float" office:value="0">
            <text:p>0</text:p>
          </table:table-cell>
          <table:table-cell office:value-type="float" office:value="1.38464201234639">
            <text:p>1.38464201234639</text:p>
          </table:table-cell>
          <table:table-cell office:value-type="float" office:value="1446.87486337252">
            <text:p>1446.87486337252</text:p>
          </table:table-cell>
          <table:table-cell office:value-type="float" office:value="1070023.765625">
            <text:p>1070023.7656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984">
            <text:p>984</text:p>
          </table:table-cell>
          <table:table-cell office:value-type="float" office:value="5274">
            <text:p>5274</text:p>
          </table:table-cell>
          <table:table-cell office:value-type="float" office:value="156">
            <text:p>156</text:p>
          </table:table-cell>
          <table:table-cell office:value-type="float" office:value="50336">
            <text:p>50336</text:p>
          </table:table-cell>
          <table:table-cell office:value-type="float" office:value="7663.51371432946">
            <text:p>7663.51371432946</text:p>
          </table:table-cell>
          <table:table-cell office:value-type="float" office:value="0">
            <text:p>0</text:p>
          </table:table-cell>
          <table:table-cell office:value-type="float" office:value="1.62470073474779">
            <text:p>1.62470073474779</text:p>
          </table:table-cell>
          <table:table-cell office:value-type="float" office:value="1782.24281892388">
            <text:p>1782.24281892388</text:p>
          </table:table-cell>
          <table:table-cell office:value-type="float" office:value="1123294.03658537">
            <text:p>1123294.03658537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1:Kombination (wms)</text:p>
          </table:table-cell>
          <table:table-cell office:value-type="float" office:value="100">
            <text:p>100</text:p>
          </table:table-cell>
          <table:table-cell office:value-type="float" office:value="998">
            <text:p>998</text:p>
          </table:table-cell>
          <table:table-cell office:value-type="float" office:value="196">
            <text:p>196</text:p>
          </table:table-cell>
          <table:table-cell office:value-type="float" office:value="3627">
            <text:p>3627</text:p>
          </table:table-cell>
          <table:table-cell office:value-type="float" office:value="700.327205240522">
            <text:p>700.327205240522</text:p>
          </table:table-cell>
          <table:table-cell office:value-type="float" office:value="0">
            <text:p>0</text:p>
          </table:table-cell>
          <table:table-cell office:value-type="float" office:value="1.0001600256041">
            <text:p>1.0001600256041</text:p>
          </table:table-cell>
          <table:table-cell office:value-type="float" office:value="1045.0086271616">
            <text:p>1045.0086271616</text:p>
          </table:table-cell>
          <table:table-cell office:value-type="float" office:value="1069917.62">
            <text:p>1069917.62</text:p>
          </table:table-cell>
        </table:table-row>
        <table:table-row table:style-name="ro1">
          <table:table-cell/>
          <table:table-cell office:value-type="string">
            <text:p>2:Kombination (wms)</text:p>
          </table:table-cell>
          <table:table-cell office:value-type="float" office:value="100">
            <text:p>100</text:p>
          </table:table-cell>
          <table:table-cell office:value-type="float" office:value="1134">
            <text:p>1134</text:p>
          </table:table-cell>
          <table:table-cell office:value-type="float" office:value="159">
            <text:p>159</text:p>
          </table:table-cell>
          <table:table-cell office:value-type="float" office:value="4024">
            <text:p>4024</text:p>
          </table:table-cell>
          <table:table-cell office:value-type="float" office:value="790.661852880231">
            <text:p>790.661852880231</text:p>
          </table:table-cell>
          <table:table-cell office:value-type="float" office:value="0">
            <text:p>0</text:p>
          </table:table-cell>
          <table:table-cell office:value-type="float" office:value="1.74837401216868">
            <text:p>1.74837401216868</text:p>
          </table:table-cell>
          <table:table-cell office:value-type="float" office:value="2035.6341502793">
            <text:p>2035.6341502793</text:p>
          </table:table-cell>
          <table:table-cell office:value-type="float" office:value="1192244.54">
            <text:p>1192244.54</text:p>
          </table:table-cell>
        </table:table-row>
        <table:table-row table:style-name="ro1">
          <table:table-cell/>
          <table:table-cell office:value-type="string">
            <text:p>4:Kombination (wms)</text:p>
          </table:table-cell>
          <table:table-cell office:value-type="float" office:value="200">
            <text:p>200</text:p>
          </table:table-cell>
          <table:table-cell office:value-type="float" office:value="1609">
            <text:p>1609</text:p>
          </table:table-cell>
          <table:table-cell office:value-type="float" office:value="157">
            <text:p>157</text:p>
          </table:table-cell>
          <table:table-cell office:value-type="float" office:value="8417">
            <text:p>8417</text:p>
          </table:table-cell>
          <table:table-cell office:value-type="float" office:value="1174.65662403955">
            <text:p>1174.65662403955</text:p>
          </table:table-cell>
          <table:table-cell office:value-type="float" office:value="0">
            <text:p>0</text:p>
          </table:table-cell>
          <table:table-cell office:value-type="float" office:value="2.38726157225047">
            <text:p>2.38726157225047</text:p>
          </table:table-cell>
          <table:table-cell office:value-type="float" office:value="2933.48353731364">
            <text:p>2933.48353731364</text:p>
          </table:table-cell>
          <table:table-cell office:value-type="float" office:value="1258298.285">
            <text:p>1258298.285</text:p>
          </table:table-cell>
        </table:table-row>
        <table:table-row table:style-name="ro1">
          <table:table-cell/>
          <table:table-cell office:value-type="string">
            <text:p>8:Kombination (wms)</text:p>
          </table:table-cell>
          <table:table-cell office:value-type="float" office:value="200">
            <text:p>200</text:p>
          </table:table-cell>
          <table:table-cell office:value-type="float" office:value="2365">
            <text:p>2365</text:p>
          </table:table-cell>
          <table:table-cell office:value-type="float" office:value="281">
            <text:p>281</text:p>
          </table:table-cell>
          <table:table-cell office:value-type="float" office:value="9734">
            <text:p>9734</text:p>
          </table:table-cell>
          <table:table-cell office:value-type="float" office:value="1725.94860210262">
            <text:p>1725.94860210262</text:p>
          </table:table-cell>
          <table:table-cell office:value-type="float" office:value="0">
            <text:p>0</text:p>
          </table:table-cell>
          <table:table-cell office:value-type="float" office:value="2.81670304908105">
            <text:p>2.81670304908105</text:p>
          </table:table-cell>
          <table:table-cell office:value-type="float" office:value="2978.39298563922">
            <text:p>2978.39298563922</text:p>
          </table:table-cell>
          <table:table-cell office:value-type="float" office:value="1082781.665">
            <text:p>1082781.665</text:p>
          </table:table-cell>
        </table:table-row>
        <table:table-row table:style-name="ro1">
          <table:table-cell/>
          <table:table-cell office:value-type="string">
            <text:p>16:Kombination (wms)</text:p>
          </table:table-cell>
          <table:table-cell office:value-type="float" office:value="384">
            <text:p>384</text:p>
          </table:table-cell>
          <table:table-cell office:value-type="float" office:value="10070">
            <text:p>10070</text:p>
          </table:table-cell>
          <table:table-cell office:value-type="float" office:value="224">
            <text:p>224</text:p>
          </table:table-cell>
          <table:table-cell office:value-type="float" office:value="59837">
            <text:p>59837</text:p>
          </table:table-cell>
          <table:table-cell office:value-type="float" office:value="8466.35465412286">
            <text:p>8466.35465412286</text:p>
          </table:table-cell>
          <table:table-cell office:value-type="float" office:value="0">
            <text:p>0</text:p>
          </table:table-cell>
          <table:table-cell office:value-type="float" office:value="1.48863173809385">
            <text:p>1.48863173809385</text:p>
          </table:table-cell>
          <table:table-cell office:value-type="float" office:value="1562.22803668518">
            <text:p>1562.22803668518</text:p>
          </table:table-cell>
          <table:table-cell office:value-type="float" office:value="1074625.421875">
            <text:p>1074625.42187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984">
            <text:p>984</text:p>
          </table:table-cell>
          <table:table-cell office:value-type="float" office:value="4954">
            <text:p>4954</text:p>
          </table:table-cell>
          <table:table-cell office:value-type="float" office:value="157">
            <text:p>157</text:p>
          </table:table-cell>
          <table:table-cell office:value-type="float" office:value="59837">
            <text:p>59837</text:p>
          </table:table-cell>
          <table:table-cell office:value-type="float" office:value="6774.73548222574">
            <text:p>6774.73548222574</text:p>
          </table:table-cell>
          <table:table-cell office:value-type="float" office:value="0">
            <text:p>0</text:p>
          </table:table-cell>
          <table:table-cell office:value-type="float" office:value="1.72653084857938">
            <text:p>1.72653084857938</text:p>
          </table:table-cell>
          <table:table-cell office:value-type="float" office:value="1896.9748589298">
            <text:p>1896.9748589298</text:p>
          </table:table-cell>
          <table:table-cell office:value-type="float" office:value="1125089.80487805">
            <text:p>1125089.8048780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1:Kombination (wms)</text:p>
          </table:table-cell>
          <table:table-cell office:value-type="float" office:value="100">
            <text:p>100</text:p>
          </table:table-cell>
          <table:table-cell office:value-type="float" office:value="1068">
            <text:p>1068</text:p>
          </table:table-cell>
          <table:table-cell office:value-type="float" office:value="172">
            <text:p>172</text:p>
          </table:table-cell>
          <table:table-cell office:value-type="float" office:value="4188">
            <text:p>4188</text:p>
          </table:table-cell>
          <table:table-cell office:value-type="float" office:value="759.356507248078">
            <text:p>759.356507248078</text:p>
          </table:table-cell>
          <table:table-cell office:value-type="float" office:value="0">
            <text:p>0</text:p>
          </table:table-cell>
          <table:table-cell office:value-type="float" office:value="0.934666791288906">
            <text:p>0.934666791288906</text:p>
          </table:table-cell>
          <table:table-cell office:value-type="float" office:value="976.578582840686">
            <text:p>976.578582840686</text:p>
          </table:table-cell>
          <table:table-cell office:value-type="float" office:value="1069917.62">
            <text:p>1069917.62</text:p>
          </table:table-cell>
        </table:table-row>
        <table:table-row table:style-name="ro1">
          <table:table-cell/>
          <table:table-cell office:value-type="string">
            <text:p>2:Kombination (wms)</text:p>
          </table:table-cell>
          <table:table-cell office:value-type="float" office:value="100">
            <text:p>100</text:p>
          </table:table-cell>
          <table:table-cell office:value-type="float" office:value="1140">
            <text:p>1140</text:p>
          </table:table-cell>
          <table:table-cell office:value-type="float" office:value="146">
            <text:p>146</text:p>
          </table:table-cell>
          <table:table-cell office:value-type="float" office:value="4300">
            <text:p>4300</text:p>
          </table:table-cell>
          <table:table-cell office:value-type="float" office:value="793.393837636769">
            <text:p>793.393837636769</text:p>
          </table:table-cell>
          <table:table-cell office:value-type="float" office:value="0">
            <text:p>0</text:p>
          </table:table-cell>
          <table:table-cell office:value-type="float" office:value="1.74316244530828">
            <text:p>1.74316244530828</text:p>
          </table:table-cell>
          <table:table-cell office:value-type="float" office:value="2029.56631616391">
            <text:p>2029.56631616391</text:p>
          </table:table-cell>
          <table:table-cell office:value-type="float" office:value="1192244.54">
            <text:p>1192244.54</text:p>
          </table:table-cell>
        </table:table-row>
        <table:table-row table:style-name="ro1">
          <table:table-cell/>
          <table:table-cell office:value-type="string">
            <text:p>4:Kombination (wms)</text:p>
          </table:table-cell>
          <table:table-cell office:value-type="float" office:value="200">
            <text:p>200</text:p>
          </table:table-cell>
          <table:table-cell office:value-type="float" office:value="1712">
            <text:p>1712</text:p>
          </table:table-cell>
          <table:table-cell office:value-type="float" office:value="133">
            <text:p>133</text:p>
          </table:table-cell>
          <table:table-cell office:value-type="float" office:value="8221">
            <text:p>8221</text:p>
          </table:table-cell>
          <table:table-cell office:value-type="float" office:value="1199.04425839916">
            <text:p>1199.04425839916</text:p>
          </table:table-cell>
          <table:table-cell office:value-type="float" office:value="0">
            <text:p>0</text:p>
          </table:table-cell>
          <table:table-cell office:value-type="float" office:value="2.1333105780205">
            <text:p>2.1333105780205</text:p>
          </table:table-cell>
          <table:table-cell office:value-type="float" office:value="2621.42679853082">
            <text:p>2621.42679853082</text:p>
          </table:table-cell>
          <table:table-cell office:value-type="float" office:value="1258298.285">
            <text:p>1258298.285</text:p>
          </table:table-cell>
        </table:table-row>
        <table:table-row table:style-name="ro1">
          <table:table-cell/>
          <table:table-cell office:value-type="string">
            <text:p>8:Kombination (wms)</text:p>
          </table:table-cell>
          <table:table-cell office:value-type="float" office:value="200">
            <text:p>200</text:p>
          </table:table-cell>
          <table:table-cell office:value-type="float" office:value="2381">
            <text:p>2381</text:p>
          </table:table-cell>
          <table:table-cell office:value-type="float" office:value="265">
            <text:p>265</text:p>
          </table:table-cell>
          <table:table-cell office:value-type="float" office:value="10948">
            <text:p>10948</text:p>
          </table:table-cell>
          <table:table-cell office:value-type="float" office:value="1808.43951128452">
            <text:p>1808.43951128452</text:p>
          </table:table-cell>
          <table:table-cell office:value-type="float" office:value="0">
            <text:p>0</text:p>
          </table:table-cell>
          <table:table-cell office:value-type="float" office:value="2.8495711395435">
            <text:p>2.8495711395435</text:p>
          </table:table-cell>
          <table:table-cell office:value-type="float" office:value="3001.63931041269">
            <text:p>3001.63931041269</text:p>
          </table:table-cell>
          <table:table-cell office:value-type="float" office:value="1078646.05">
            <text:p>1078646.05</text:p>
          </table:table-cell>
        </table:table-row>
        <table:table-row table:style-name="ro1">
          <table:table-cell/>
          <table:table-cell office:value-type="string">
            <text:p>16:Kombination (wms)</text:p>
          </table:table-cell>
          <table:table-cell office:value-type="float" office:value="384">
            <text:p>384</text:p>
          </table:table-cell>
          <table:table-cell office:value-type="float" office:value="8897">
            <text:p>8897</text:p>
          </table:table-cell>
          <table:table-cell office:value-type="float" office:value="250">
            <text:p>250</text:p>
          </table:table-cell>
          <table:table-cell office:value-type="float" office:value="76065">
            <text:p>76065</text:p>
          </table:table-cell>
          <table:table-cell office:value-type="float" office:value="8411.29578963136">
            <text:p>8411.29578963136</text:p>
          </table:table-cell>
          <table:table-cell office:value-type="float" office:value="0">
            <text:p>0</text:p>
          </table:table-cell>
          <table:table-cell office:value-type="float" office:value="1.63995336382622">
            <text:p>1.63995336382622</text:p>
          </table:table-cell>
          <table:table-cell office:value-type="float" office:value="1663.6841791545">
            <text:p>1663.6841791545</text:p>
          </table:table-cell>
          <table:table-cell office:value-type="float" office:value="1038817.7109375">
            <text:p>1038817.710937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984">
            <text:p>984</text:p>
          </table:table-cell>
          <table:table-cell office:value-type="float" office:value="4529">
            <text:p>4529</text:p>
          </table:table-cell>
          <table:table-cell office:value-type="float" office:value="133">
            <text:p>133</text:p>
          </table:table-cell>
          <table:table-cell office:value-type="float" office:value="76065">
            <text:p>76065</text:p>
          </table:table-cell>
          <table:table-cell office:value-type="float" office:value="6408.65301054184">
            <text:p>6408.65301054184</text:p>
          </table:table-cell>
          <table:table-cell office:value-type="float" office:value="0">
            <text:p>0</text:p>
          </table:table-cell>
          <table:table-cell office:value-type="float" office:value="1.74946084959081">
            <text:p>1.74946084959081</text:p>
          </table:table-cell>
          <table:table-cell office:value-type="float" office:value="1896.85889188145">
            <text:p>1896.85889188145</text:p>
          </table:table-cell>
          <table:table-cell office:value-type="float" office:value="1110275.49186992">
            <text:p>1110275.49186992</text:p>
          </table:table-cell>
        </table:table-row>
      </table:table>
      <table:table table:name="Sheet15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>
            <text:p>1:Kombination (embedded)</text:p>
          </table:table-cell>
          <table:table-cell office:value-type="float" office:value="100">
            <text:p>100</text:p>
          </table:table-cell>
          <table:table-cell office:value-type="float" office:value="670">
            <text:p>670</text:p>
          </table:table-cell>
          <table:table-cell office:value-type="float" office:value="65">
            <text:p>65</text:p>
          </table:table-cell>
          <table:table-cell office:value-type="float" office:value="2884">
            <text:p>2884</text:p>
          </table:table-cell>
          <table:table-cell office:value-type="float" office:value="502.252961265536">
            <text:p>502.252961265536</text:p>
          </table:table-cell>
          <table:table-cell office:value-type="float" office:value="0">
            <text:p>0</text:p>
          </table:table-cell>
          <table:table-cell office:value-type="float" office:value="1.48758609404519">
            <text:p>1.48758609404519</text:p>
          </table:table-cell>
          <table:table-cell office:value-type="float" office:value="1554.50625855362">
            <text:p>1554.50625855362</text:p>
          </table:table-cell>
          <table:table-cell office:value-type="float" office:value="1070065.4">
            <text:p>1070065.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:Kombination (embedded)</text:p>
          </table:table-cell>
          <table:table-cell office:value-type="float" office:value="100">
            <text:p>100</text:p>
          </table:table-cell>
          <table:table-cell office:value-type="float" office:value="719">
            <text:p>719</text:p>
          </table:table-cell>
          <table:table-cell office:value-type="float" office:value="52">
            <text:p>52</text:p>
          </table:table-cell>
          <table:table-cell office:value-type="float" office:value="2357">
            <text:p>2357</text:p>
          </table:table-cell>
          <table:table-cell office:value-type="float" office:value="513.997704275029">
            <text:p>513.997704275029</text:p>
          </table:table-cell>
          <table:table-cell office:value-type="float" office:value="0">
            <text:p>0</text:p>
          </table:table-cell>
          <table:table-cell office:value-type="float" office:value="2.6222630129802">
            <text:p>2.6222630129802</text:p>
          </table:table-cell>
          <table:table-cell office:value-type="float" office:value="3075.18099760718">
            <text:p>3075.18099760718</text:p>
          </table:table-cell>
          <table:table-cell office:value-type="float" office:value="1200865.56">
            <text:p>1200865.5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:Kombination (embedded)</text:p>
          </table:table-cell>
          <table:table-cell office:value-type="float" office:value="200">
            <text:p>200</text:p>
          </table:table-cell>
          <table:table-cell office:value-type="float" office:value="833">
            <text:p>833</text:p>
          </table:table-cell>
          <table:table-cell office:value-type="float" office:value="66">
            <text:p>66</text:p>
          </table:table-cell>
          <table:table-cell office:value-type="float" office:value="5086">
            <text:p>5086</text:p>
          </table:table-cell>
          <table:table-cell office:value-type="float" office:value="695.861980550023">
            <text:p>695.861980550023</text:p>
          </table:table-cell>
          <table:table-cell office:value-type="float" office:value="0">
            <text:p>0</text:p>
          </table:table-cell>
          <table:table-cell office:value-type="float" office:value="4.24727643398671">
            <text:p>4.24727643398671</text:p>
          </table:table-cell>
          <table:table-cell office:value-type="float" office:value="5251.48364334027">
            <text:p>5251.48364334027</text:p>
          </table:table-cell>
          <table:table-cell office:value-type="float" office:value="1266110.02">
            <text:p>1266110.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:Kombination (embedded)</text:p>
          </table:table-cell>
          <table:table-cell office:value-type="float" office:value="200">
            <text:p>200</text:p>
          </table:table-cell>
          <table:table-cell office:value-type="float" office:value="771">
            <text:p>771</text:p>
          </table:table-cell>
          <table:table-cell office:value-type="float" office:value="67">
            <text:p>67</text:p>
          </table:table-cell>
          <table:table-cell office:value-type="float" office:value="3321">
            <text:p>3321</text:p>
          </table:table-cell>
          <table:table-cell office:value-type="float" office:value="620.162026489852">
            <text:p>620.162026489852</text:p>
          </table:table-cell>
          <table:table-cell office:value-type="float" office:value="0">
            <text:p>0</text:p>
          </table:table-cell>
          <table:table-cell office:value-type="float" office:value="7.05119165138909">
            <text:p>7.05119165138909</text:p>
          </table:table-cell>
          <table:table-cell office:value-type="float" office:value="7512.16688628191">
            <text:p>7512.16688628191</text:p>
          </table:table-cell>
          <table:table-cell office:value-type="float" office:value="1090944.52">
            <text:p>1090944.5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:Kombination (embedded)</text:p>
          </table:table-cell>
          <table:table-cell office:value-type="float" office:value="384">
            <text:p>384</text:p>
          </table:table-cell>
          <table:table-cell office:value-type="float" office:value="1709">
            <text:p>1709</text:p>
          </table:table-cell>
          <table:table-cell office:value-type="float" office:value="108">
            <text:p>108</text:p>
          </table:table-cell>
          <table:table-cell office:value-type="float" office:value="10310">
            <text:p>10310</text:p>
          </table:table-cell>
          <table:table-cell office:value-type="float" office:value="1372.68234276092">
            <text:p>1372.68234276092</text:p>
          </table:table-cell>
          <table:table-cell office:value-type="float" office:value="0">
            <text:p>0</text:p>
          </table:table-cell>
          <table:table-cell office:value-type="float" office:value="8.24866281442657">
            <text:p>8.24866281442657</text:p>
          </table:table-cell>
          <table:table-cell office:value-type="float" office:value="9364.71585477843">
            <text:p>9364.71585477843</text:p>
          </table:table-cell>
          <table:table-cell office:value-type="float" office:value="1162548.3125">
            <text:p>1162548.31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2:Kombination (embedded)</text:p>
          </table:table-cell>
          <table:table-cell office:value-type="float" office:value="768">
            <text:p>768</text:p>
          </table:table-cell>
          <table:table-cell office:value-type="float" office:value="2909">
            <text:p>2909</text:p>
          </table:table-cell>
          <table:table-cell office:value-type="float" office:value="74">
            <text:p>74</text:p>
          </table:table-cell>
          <table:table-cell office:value-type="float" office:value="59735">
            <text:p>59735</text:p>
          </table:table-cell>
          <table:table-cell office:value-type="float" office:value="6061.32452800484">
            <text:p>6061.32452800484</text:p>
          </table:table-cell>
          <table:table-cell office:value-type="float" office:value="0">
            <text:p>0</text:p>
          </table:table-cell>
          <table:table-cell office:value-type="float" office:value="8.08966040279767">
            <text:p>8.08966040279767</text:p>
          </table:table-cell>
          <table:table-cell office:value-type="float" office:value="9282.73809131941">
            <text:p>9282.73809131941</text:p>
          </table:table-cell>
          <table:table-cell office:value-type="float" office:value="1175021.36458333">
            <text:p>1175021.364583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4:Kombination (embedded)</text:p>
          </table:table-cell>
          <table:table-cell table:style-name="ce5" office:value-type="float" office:value="681">
            <text:p>681</text:p>
          </table:table-cell>
          <table:table-cell office:value-type="float" office:value="6348">
            <text:p>6348</text:p>
          </table:table-cell>
          <table:table-cell office:value-type="float" office:value="57">
            <text:p>57</text:p>
          </table:table-cell>
          <table:table-cell office:value-type="float" office:value="69734">
            <text:p>69734</text:p>
          </table:table-cell>
          <table:table-cell office:value-type="float" office:value="12725.8659807367">
            <text:p>12725.8659807367</text:p>
          </table:table-cell>
          <table:table-cell office:value-type="float" office:value="0.0161527165932452">
            <text:p>0.0161527165932452</text:p>
          </table:table-cell>
          <table:table-cell office:value-type="float" office:value="6.96411588452453">
            <text:p>6.96411588452453</text:p>
          </table:table-cell>
          <table:table-cell office:value-type="float" office:value="7728.63307774487">
            <text:p>7728.63307774487</text:p>
          </table:table-cell>
          <table:table-cell office:value-type="float" office:value="1136414.21292217">
            <text:p>1136414.2129221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433">
            <text:p>2433</text:p>
          </table:table-cell>
          <table:table-cell office:value-type="float" office:value="3154">
            <text:p>3154</text:p>
          </table:table-cell>
          <table:table-cell office:value-type="float" office:value="52">
            <text:p>52</text:p>
          </table:table-cell>
          <table:table-cell office:value-type="float" office:value="69734">
            <text:p>69734</text:p>
          </table:table-cell>
          <table:table-cell office:value-type="float" office:value="7869.46051303335">
            <text:p>7869.46051303335</text:p>
          </table:table-cell>
          <table:table-cell office:value-type="float" office:value="0.00452116728318948">
            <text:p>0.00452116728318948</text:p>
          </table:table-cell>
          <table:table-cell office:value-type="float" office:value="5.79110602270266">
            <text:p>5.79110602270266</text:p>
          </table:table-cell>
          <table:table-cell office:value-type="float" office:value="6557.81299417721">
            <text:p>6557.81299417721</text:p>
          </table:table-cell>
          <table:table-cell office:value-type="float" office:value="1159571.32881217">
            <text:p>1159571.32881217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1:Kombination (embedded)</text:p>
          </table:table-cell>
          <table:table-cell office:value-type="float" office:value="100">
            <text:p>100</text:p>
          </table:table-cell>
          <table:table-cell office:value-type="float" office:value="760">
            <text:p>760</text:p>
          </table:table-cell>
          <table:table-cell office:value-type="float" office:value="69">
            <text:p>69</text:p>
          </table:table-cell>
          <table:table-cell office:value-type="float" office:value="2836">
            <text:p>2836</text:p>
          </table:table-cell>
          <table:table-cell office:value-type="float" office:value="530.519548744436">
            <text:p>530.519548744436</text:p>
          </table:table-cell>
          <table:table-cell office:value-type="float" office:value="0">
            <text:p>0</text:p>
          </table:table-cell>
          <table:table-cell office:value-type="float" office:value="1.31280112375776">
            <text:p>1.31280112375776</text:p>
          </table:table-cell>
          <table:table-cell office:value-type="float" office:value="1371.85845665459">
            <text:p>1371.85845665459</text:p>
          </table:table-cell>
          <table:table-cell office:value-type="float" office:value="1070065.4">
            <text:p>1070065.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:Kombination (embedded)</text:p>
          </table:table-cell>
          <table:table-cell office:value-type="float" office:value="100">
            <text:p>100</text:p>
          </table:table-cell>
          <table:table-cell office:value-type="float" office:value="779">
            <text:p>779</text:p>
          </table:table-cell>
          <table:table-cell office:value-type="float" office:value="53">
            <text:p>53</text:p>
          </table:table-cell>
          <table:table-cell office:value-type="float" office:value="2957">
            <text:p>2957</text:p>
          </table:table-cell>
          <table:table-cell office:value-type="float" office:value="579.30110478058">
            <text:p>579.30110478058</text:p>
          </table:table-cell>
          <table:table-cell office:value-type="float" office:value="0">
            <text:p>0</text:p>
          </table:table-cell>
          <table:table-cell office:value-type="float" office:value="2.37721675462369">
            <text:p>2.37721675462369</text:p>
          </table:table-cell>
          <table:table-cell office:value-type="float" office:value="2787.8102825025">
            <text:p>2787.8102825025</text:p>
          </table:table-cell>
          <table:table-cell office:value-type="float" office:value="1200865.56">
            <text:p>1200865.56</text:p>
          </table:table-cell>
          <table:table-cell/>
          <table:table-cell office:value-type="string">
            <text:p>[Thu Dec 12 10:47:32 2013] [warn] [client 144.76.82.106] mod_fcgid: can't apply process slot for /home/catais/catais.org/docroot/cgi-bin/qgis_mapserv.fcgi</text:p>
          </table:table-cell>
        </table:table-row>
        <table:table-row table:style-name="ro1">
          <table:table-cell/>
          <table:table-cell office:value-type="string">
            <text:p>4:Kombination (embedded)</text:p>
          </table:table-cell>
          <table:table-cell office:value-type="float" office:value="200">
            <text:p>200</text:p>
          </table:table-cell>
          <table:table-cell office:value-type="float" office:value="778">
            <text:p>778</text:p>
          </table:table-cell>
          <table:table-cell office:value-type="float" office:value="60">
            <text:p>60</text:p>
          </table:table-cell>
          <table:table-cell office:value-type="float" office:value="5473">
            <text:p>5473</text:p>
          </table:table-cell>
          <table:table-cell office:value-type="float" office:value="672.07822370242">
            <text:p>672.07822370242</text:p>
          </table:table-cell>
          <table:table-cell office:value-type="float" office:value="0">
            <text:p>0</text:p>
          </table:table-cell>
          <table:table-cell office:value-type="float" office:value="4.49024494286163">
            <text:p>4.49024494286163</text:p>
          </table:table-cell>
          <table:table-cell office:value-type="float" office:value="5551.89854922992">
            <text:p>5551.89854922992</text:p>
          </table:table-cell>
          <table:table-cell office:value-type="float" office:value="1266110.02">
            <text:p>1266110.02</text:p>
          </table:table-cell>
          <table:table-cell/>
          <table:table-cell office:value-type="string">
            <text:p>[Thu Dec 12 10:47:33 2013] [warn] [client 144.76.82.106] mod_fcgid: can't apply process slot for /home/catais/catais.org/docroot/cgi-bin/qgis_mapserv.fcgi</text:p>
          </table:table-cell>
        </table:table-row>
        <table:table-row table:style-name="ro1">
          <table:table-cell/>
          <table:table-cell office:value-type="string">
            <text:p>8:Kombination (embedded)</text:p>
          </table:table-cell>
          <table:table-cell office:value-type="float" office:value="200">
            <text:p>200</text:p>
          </table:table-cell>
          <table:table-cell office:value-type="float" office:value="825">
            <text:p>825</text:p>
          </table:table-cell>
          <table:table-cell office:value-type="float" office:value="68">
            <text:p>68</text:p>
          </table:table-cell>
          <table:table-cell office:value-type="float" office:value="3235">
            <text:p>3235</text:p>
          </table:table-cell>
          <table:table-cell office:value-type="float" office:value="630.386150684642">
            <text:p>630.386150684642</text:p>
          </table:table-cell>
          <table:table-cell office:value-type="float" office:value="0">
            <text:p>0</text:p>
          </table:table-cell>
          <table:table-cell office:value-type="float" office:value="7.61208799573723">
            <text:p>7.61208799573723</text:p>
          </table:table-cell>
          <table:table-cell office:value-type="float" office:value="8109.73211397199">
            <text:p>8109.73211397199</text:p>
          </table:table-cell>
          <table:table-cell office:value-type="float" office:value="1090944.52">
            <text:p>1090944.52</text:p>
          </table:table-cell>
          <table:table-cell/>
          <table:table-cell office:value-type="string">
            <text:p>[Thu Dec 12 10:47:33 2013] [warn] [client 144.76.82.106] mod_fcgid: can't apply process slot for /home/catais/catais.org/docroot/cgi-bin/qgis_mapserv.fcgi</text:p>
          </table:table-cell>
        </table:table-row>
        <table:table-row table:style-name="ro1">
          <table:table-cell/>
          <table:table-cell office:value-type="string">
            <text:p>16:Kombination (embedded)</text:p>
          </table:table-cell>
          <table:table-cell office:value-type="float" office:value="384">
            <text:p>384</text:p>
          </table:table-cell>
          <table:table-cell office:value-type="float" office:value="1762">
            <text:p>1762</text:p>
          </table:table-cell>
          <table:table-cell office:value-type="float" office:value="106">
            <text:p>106</text:p>
          </table:table-cell>
          <table:table-cell office:value-type="float" office:value="13420">
            <text:p>13420</text:p>
          </table:table-cell>
          <table:table-cell office:value-type="float" office:value="1445.10540053159">
            <text:p>1445.10540053159</text:p>
          </table:table-cell>
          <table:table-cell office:value-type="float" office:value="0">
            <text:p>0</text:p>
          </table:table-cell>
          <table:table-cell office:value-type="float" office:value="7.49912119673476">
            <text:p>7.49912119673476</text:p>
          </table:table-cell>
          <table:table-cell office:value-type="float" office:value="8513.76044189157">
            <text:p>8513.76044189157</text:p>
          </table:table-cell>
          <table:table-cell office:value-type="float" office:value="1162548.3125">
            <text:p>1162548.3125</text:p>
          </table:table-cell>
          <table:table-cell/>
          <table:table-cell office:value-type="string">
            <text:p>[Thu Dec 12 10:47:33 2013] [warn] [client 144.76.82.106] mod_fcgid: can't apply process slot for /home/catais/catais.org/docroot/cgi-bin/qgis_mapserv.fcgi</text:p>
          </table:table-cell>
        </table:table-row>
        <table:table-row table:style-name="ro1">
          <table:table-cell/>
          <table:table-cell office:value-type="string">
            <text:p>32:Kombination (embedded)</text:p>
          </table:table-cell>
          <table:table-cell office:value-type="float" office:value="768">
            <text:p>768</text:p>
          </table:table-cell>
          <table:table-cell office:value-type="float" office:value="3293">
            <text:p>3293</text:p>
          </table:table-cell>
          <table:table-cell office:value-type="float" office:value="37">
            <text:p>37</text:p>
          </table:table-cell>
          <table:table-cell office:value-type="float" office:value="46407">
            <text:p>46407</text:p>
          </table:table-cell>
          <table:table-cell office:value-type="float" office:value="4670.16297255363">
            <text:p>4670.16297255363</text:p>
          </table:table-cell>
          <table:table-cell office:value-type="float" office:value="0">
            <text:p>0</text:p>
          </table:table-cell>
          <table:table-cell office:value-type="float" office:value="7.74662094008473">
            <text:p>7.74662094008473</text:p>
          </table:table-cell>
          <table:table-cell office:value-type="float" office:value="8889.10655071112">
            <text:p>8889.10655071112</text:p>
          </table:table-cell>
          <table:table-cell office:value-type="float" office:value="1175021.36458333">
            <text:p>1175021.36458333</text:p>
          </table:table-cell>
          <table:table-cell/>
          <table:table-cell office:value-type="string">
            <text:p>[Thu Dec 12 10:47:33 2013] [warn] [client 144.76.82.106] mod_fcgid: can't apply process slot for /home/catais/catais.org/docroot/cgi-bin/qgis_mapserv.fcgi</text:p>
          </table:table-cell>
        </table:table-row>
        <table:table-row table:style-name="ro1">
          <table:table-cell/>
          <table:table-cell office:value-type="string">
            <text:p>64:Kombination (embedded)</text:p>
          </table:table-cell>
          <table:table-cell table:style-name="ce5" office:value-type="float" office:value="615">
            <text:p>615</text:p>
          </table:table-cell>
          <table:table-cell office:value-type="float" office:value="6276">
            <text:p>6276</text:p>
          </table:table-cell>
          <table:table-cell office:value-type="float" office:value="48">
            <text:p>48</text:p>
          </table:table-cell>
          <table:table-cell office:value-type="float" office:value="71003">
            <text:p>71003</text:p>
          </table:table-cell>
          <table:table-cell office:value-type="float" office:value="12739.3739546541">
            <text:p>12739.3739546541</text:p>
          </table:table-cell>
          <table:table-cell office:value-type="float" office:value="0.0130081300813008">
            <text:p>0.0130081300813008</text:p>
          </table:table-cell>
          <table:table-cell office:value-type="float" office:value="6.88412286200412">
            <text:p>6.88412286200412</text:p>
          </table:table-cell>
          <table:table-cell office:value-type="float" office:value="7612.40335380614">
            <text:p>7612.40335380614</text:p>
          </table:table-cell>
          <table:table-cell office:value-type="float" office:value="1132330.31869919">
            <text:p>1132330.31869919</text:p>
          </table:table-cell>
          <table:table-cell/>
          <table:table-cell office:value-type="string">
            <text:p>[Thu Dec 12 10:47:33 2013] [warn] [client 144.76.82.106] mod_fcgid: can't apply process slot for /home/catais/catais.org/docroot/cgi-bin/qgis_mapserv.fcgi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67">
            <text:p>2367</text:p>
          </table:table-cell>
          <table:table-cell office:value-type="float" office:value="3185">
            <text:p>3185</text:p>
          </table:table-cell>
          <table:table-cell office:value-type="float" office:value="37">
            <text:p>37</text:p>
          </table:table-cell>
          <table:table-cell office:value-type="float" office:value="71003">
            <text:p>71003</text:p>
          </table:table-cell>
          <table:table-cell office:value-type="float" office:value="7344.90462407327">
            <text:p>7344.90462407327</text:p>
          </table:table-cell>
          <table:table-cell office:value-type="float" office:value="0.00337980566117448">
            <text:p>0.00337980566117448</text:p>
          </table:table-cell>
          <table:table-cell office:value-type="float" office:value="5.51799701603879">
            <text:p>5.51799701603879</text:p>
          </table:table-cell>
          <table:table-cell office:value-type="float" office:value="6246.30763485378">
            <text:p>6246.30763485378</text:p>
          </table:table-cell>
          <table:table-cell office:value-type="float" office:value="1159155.94000845">
            <text:p>1159155.94000845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1:Kombination (embedded)</text:p>
          </table:table-cell>
          <table:table-cell office:value-type="float" office:value="100">
            <text:p>100</text:p>
          </table:table-cell>
          <table:table-cell office:value-type="float" office:value="788">
            <text:p>788</text:p>
          </table:table-cell>
          <table:table-cell office:value-type="float" office:value="65">
            <text:p>65</text:p>
          </table:table-cell>
          <table:table-cell office:value-type="float" office:value="3404">
            <text:p>3404</text:p>
          </table:table-cell>
          <table:table-cell office:value-type="float" office:value="591.490463490326">
            <text:p>591.490463490326</text:p>
          </table:table-cell>
          <table:table-cell office:value-type="float" office:value="0">
            <text:p>0</text:p>
          </table:table-cell>
          <table:table-cell office:value-type="float" office:value="1.26232343250988">
            <text:p>1.26232343250988</text:p>
          </table:table-cell>
          <table:table-cell office:value-type="float" office:value="1319.10998900201">
            <text:p>1319.10998900201</text:p>
          </table:table-cell>
          <table:table-cell office:value-type="float" office:value="1070065.4">
            <text:p>1070065.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:Kombination (embedded)</text:p>
          </table:table-cell>
          <table:table-cell office:value-type="float" office:value="100">
            <text:p>100</text:p>
          </table:table-cell>
          <table:table-cell office:value-type="float" office:value="749">
            <text:p>749</text:p>
          </table:table-cell>
          <table:table-cell office:value-type="float" office:value="57">
            <text:p>57</text:p>
          </table:table-cell>
          <table:table-cell office:value-type="float" office:value="2664">
            <text:p>2664</text:p>
          </table:table-cell>
          <table:table-cell office:value-type="float" office:value="546.2476269056">
            <text:p>546.2476269056</text:p>
          </table:table-cell>
          <table:table-cell office:value-type="float" office:value="0">
            <text:p>0</text:p>
          </table:table-cell>
          <table:table-cell office:value-type="float" office:value="2.62460302879189">
            <text:p>2.62460302879189</text:p>
          </table:table-cell>
          <table:table-cell office:value-type="float" office:value="3077.92518158972">
            <text:p>3077.92518158972</text:p>
          </table:table-cell>
          <table:table-cell office:value-type="float" office:value="1200865.56">
            <text:p>1200865.5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:Kombination (embedded)</text:p>
          </table:table-cell>
          <table:table-cell office:value-type="float" office:value="200">
            <text:p>200</text:p>
          </table:table-cell>
          <table:table-cell office:value-type="float" office:value="762">
            <text:p>762</text:p>
          </table:table-cell>
          <table:table-cell office:value-type="float" office:value="67">
            <text:p>67</text:p>
          </table:table-cell>
          <table:table-cell office:value-type="float" office:value="4714">
            <text:p>4714</text:p>
          </table:table-cell>
          <table:table-cell office:value-type="float" office:value="659.930689997063">
            <text:p>659.930689997063</text:p>
          </table:table-cell>
          <table:table-cell office:value-type="float" office:value="0">
            <text:p>0</text:p>
          </table:table-cell>
          <table:table-cell office:value-type="float" office:value="4.30301856752512">
            <text:p>4.30301856752512</text:p>
          </table:table-cell>
          <table:table-cell office:value-type="float" office:value="5320.40519979453">
            <text:p>5320.40519979453</text:p>
          </table:table-cell>
          <table:table-cell office:value-type="float" office:value="1266110.02">
            <text:p>1266110.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:Kombination (embedded)</text:p>
          </table:table-cell>
          <table:table-cell office:value-type="float" office:value="200">
            <text:p>200</text:p>
          </table:table-cell>
          <table:table-cell office:value-type="float" office:value="880">
            <text:p>880</text:p>
          </table:table-cell>
          <table:table-cell office:value-type="float" office:value="57">
            <text:p>57</text:p>
          </table:table-cell>
          <table:table-cell office:value-type="float" office:value="3108">
            <text:p>3108</text:p>
          </table:table-cell>
          <table:table-cell office:value-type="float" office:value="645.138975337873">
            <text:p>645.138975337873</text:p>
          </table:table-cell>
          <table:table-cell office:value-type="float" office:value="0">
            <text:p>0</text:p>
          </table:table-cell>
          <table:table-cell office:value-type="float" office:value="6.95386113139321">
            <text:p>6.95386113139321</text:p>
          </table:table-cell>
          <table:table-cell office:value-type="float" office:value="7408.47333411564">
            <text:p>7408.47333411564</text:p>
          </table:table-cell>
          <table:table-cell office:value-type="float" office:value="1090944.52">
            <text:p>1090944.5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6:Kombination (embedded)</text:p>
          </table:table-cell>
          <table:table-cell office:value-type="float" office:value="384">
            <text:p>384</text:p>
          </table:table-cell>
          <table:table-cell office:value-type="float" office:value="1871">
            <text:p>1871</text:p>
          </table:table-cell>
          <table:table-cell office:value-type="float" office:value="56">
            <text:p>56</text:p>
          </table:table-cell>
          <table:table-cell office:value-type="float" office:value="11099">
            <text:p>11099</text:p>
          </table:table-cell>
          <table:table-cell office:value-type="float" office:value="1459.23142337947">
            <text:p>1459.23142337947</text:p>
          </table:table-cell>
          <table:table-cell office:value-type="float" office:value="0">
            <text:p>0</text:p>
          </table:table-cell>
          <table:table-cell office:value-type="float" office:value="7.11058440115547">
            <text:p>7.11058440115547</text:p>
          </table:table-cell>
          <table:table-cell office:value-type="float" office:value="8072.65419575402">
            <text:p>8072.65419575402</text:p>
          </table:table-cell>
          <table:table-cell office:value-type="float" office:value="1162548.3125">
            <text:p>1162548.31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2:Kombination (embedded)</text:p>
          </table:table-cell>
          <table:table-cell office:value-type="float" office:value="768">
            <text:p>768</text:p>
          </table:table-cell>
          <table:table-cell office:value-type="float" office:value="3361">
            <text:p>3361</text:p>
          </table:table-cell>
          <table:table-cell office:value-type="float" office:value="34">
            <text:p>34</text:p>
          </table:table-cell>
          <table:table-cell office:value-type="float" office:value="67993">
            <text:p>67993</text:p>
          </table:table-cell>
          <table:table-cell office:value-type="float" office:value="6770.566588185">
            <text:p>6770.566588185</text:p>
          </table:table-cell>
          <table:table-cell office:value-type="float" office:value="0.00130208333333333">
            <text:p>0.00130208333333333</text:p>
          </table:table-cell>
          <table:table-cell office:value-type="float" office:value="7.07455922179849">
            <text:p>7.07455922179849</text:p>
          </table:table-cell>
          <table:table-cell office:value-type="float" office:value="8116.557418471">
            <text:p>8116.557418471</text:p>
          </table:table-cell>
          <table:table-cell office:value-type="float" office:value="1174822.98697917">
            <text:p>1174822.9869791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4:Kombination (embedded)</text:p>
          </table:table-cell>
          <table:table-cell table:style-name="ce5" office:value-type="float" office:value="623">
            <text:p>623</text:p>
          </table:table-cell>
          <table:table-cell office:value-type="float" office:value="8849">
            <text:p>8849</text:p>
          </table:table-cell>
          <table:table-cell office:value-type="float" office:value="68">
            <text:p>68</text:p>
          </table:table-cell>
          <table:table-cell office:value-type="float" office:value="67709">
            <text:p>67709</text:p>
          </table:table-cell>
          <table:table-cell office:value-type="float" office:value="15134.1067438944">
            <text:p>15134.1067438944</text:p>
          </table:table-cell>
          <table:table-cell office:value-type="float" office:value="0.0321027287319422">
            <text:p>0.0321027287319422</text:p>
          </table:table-cell>
          <table:table-cell office:value-type="float" office:value="4.72811444617311">
            <text:p>4.72811444617311</text:p>
          </table:table-cell>
          <table:table-cell office:value-type="float" office:value="5117.78556995409">
            <text:p>5117.78556995409</text:p>
          </table:table-cell>
          <table:table-cell office:value-type="float" office:value="1108393.73354735">
            <text:p>1108393.7335473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75">
            <text:p>2375</text:p>
          </table:table-cell>
          <table:table-cell office:value-type="float" office:value="3913">
            <text:p>3913</text:p>
          </table:table-cell>
          <table:table-cell office:value-type="float" office:value="34">
            <text:p>34</text:p>
          </table:table-cell>
          <table:table-cell office:value-type="float" office:value="67993">
            <text:p>67993</text:p>
          </table:table-cell>
          <table:table-cell office:value-type="float" office:value="9217.16121321407">
            <text:p>9217.16121321407</text:p>
          </table:table-cell>
          <table:table-cell office:value-type="float" office:value="0.00884210526315789">
            <text:p>0.00884210526315789</text:p>
          </table:table-cell>
          <table:table-cell office:value-type="float" office:value="4.87731749591332">
            <text:p>4.87731749591332</text:p>
          </table:table-cell>
          <table:table-cell office:value-type="float" office:value="5490.42339110773">
            <text:p>5490.42339110773</text:p>
          </table:table-cell>
          <table:table-cell office:value-type="float" office:value="1152722.48673684">
            <text:p>1152722.48673684</text:p>
          </table:table-cell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64 läuft durch wenn ich es einzeln mache.</text:p>
          </table:table-cell>
          <table:table-cell table:number-columns-repeated="10"/>
        </table:table-row>
      </table:table>
      <table:table table:name="Sheet16" table:style-name="ta1" table:print="false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1:Kombination (wms_direkt)</text:p>
          </table:table-cell>
          <table:table-cell office:value-type="float" office:value="100">
            <text:p>100</text:p>
          </table:table-cell>
          <table:table-cell office:value-type="float" office:value="1164">
            <text:p>1164</text:p>
          </table:table-cell>
          <table:table-cell office:value-type="float" office:value="156">
            <text:p>156</text:p>
          </table:table-cell>
          <table:table-cell office:value-type="float" office:value="5007">
            <text:p>5007</text:p>
          </table:table-cell>
          <table:table-cell office:value-type="float" office:value="794.202982807292">
            <text:p>794.202982807292</text:p>
          </table:table-cell>
          <table:table-cell office:value-type="float" office:value="0">
            <text:p>0</text:p>
          </table:table-cell>
          <table:table-cell office:value-type="float" office:value="0.850231688135017">
            <text:p>0.850231688135017</text:p>
          </table:table-cell>
          <table:table-cell office:value-type="float" office:value="888.426686115717">
            <text:p>888.426686115717</text:p>
          </table:table-cell>
          <table:table-cell office:value-type="float" office:value="1070001.2">
            <text:p>1070001.2</text:p>
          </table:table-cell>
        </table:table-row>
        <table:table-row table:style-name="ro1">
          <table:table-cell/>
          <table:table-cell office:value-type="string">
            <text:p>2:Kombination (wms_direkt)</text:p>
          </table:table-cell>
          <table:table-cell office:value-type="float" office:value="100">
            <text:p>100</text:p>
          </table:table-cell>
          <table:table-cell office:value-type="float" office:value="1321">
            <text:p>1321</text:p>
          </table:table-cell>
          <table:table-cell office:value-type="float" office:value="110">
            <text:p>110</text:p>
          </table:table-cell>
          <table:table-cell office:value-type="float" office:value="4428">
            <text:p>4428</text:p>
          </table:table-cell>
          <table:table-cell office:value-type="float" office:value="851.349704880433">
            <text:p>851.349704880433</text:p>
          </table:table-cell>
          <table:table-cell office:value-type="float" office:value="0">
            <text:p>0</text:p>
          </table:table-cell>
          <table:table-cell office:value-type="float" office:value="1.49774589243189">
            <text:p>1.49774589243189</text:p>
          </table:table-cell>
          <table:table-cell office:value-type="float" office:value="1757.22990025012">
            <text:p>1757.22990025012</text:p>
          </table:table-cell>
          <table:table-cell office:value-type="float" office:value="1201407.68">
            <text:p>1201407.68</text:p>
          </table:table-cell>
        </table:table-row>
        <table:table-row table:style-name="ro1">
          <table:table-cell/>
          <table:table-cell office:value-type="string">
            <text:p>4:Kombination (wms_direkt)</text:p>
          </table:table-cell>
          <table:table-cell office:value-type="float" office:value="200">
            <text:p>200</text:p>
          </table:table-cell>
          <table:table-cell office:value-type="float" office:value="1727">
            <text:p>1727</text:p>
          </table:table-cell>
          <table:table-cell office:value-type="float" office:value="270">
            <text:p>270</text:p>
          </table:table-cell>
          <table:table-cell office:value-type="float" office:value="9480">
            <text:p>9480</text:p>
          </table:table-cell>
          <table:table-cell office:value-type="float" office:value="1246.53618879477">
            <text:p>1246.53618879477</text:p>
          </table:table-cell>
          <table:table-cell office:value-type="float" office:value="0">
            <text:p>0</text:p>
          </table:table-cell>
          <table:table-cell office:value-type="float" office:value="2.15859173475225">
            <text:p>2.15859173475225</text:p>
          </table:table-cell>
          <table:table-cell office:value-type="float" office:value="2669.4124136226">
            <text:p>2669.4124136226</text:p>
          </table:table-cell>
          <table:table-cell office:value-type="float" office:value="1266324.83">
            <text:p>1266324.83</text:p>
          </table:table-cell>
        </table:table-row>
        <table:table-row table:style-name="ro1">
          <table:table-cell/>
          <table:table-cell office:value-type="string">
            <text:p>8:Kombination (wms_direkt)</text:p>
          </table:table-cell>
          <table:table-cell office:value-type="float" office:value="200">
            <text:p>200</text:p>
          </table:table-cell>
          <table:table-cell office:value-type="float" office:value="2621">
            <text:p>2621</text:p>
          </table:table-cell>
          <table:table-cell office:value-type="float" office:value="293">
            <text:p>293</text:p>
          </table:table-cell>
          <table:table-cell office:value-type="float" office:value="9169">
            <text:p>9169</text:p>
          </table:table-cell>
          <table:table-cell office:value-type="float" office:value="1765.06666874087">
            <text:p>1765.06666874087</text:p>
          </table:table-cell>
          <table:table-cell office:value-type="float" office:value="0">
            <text:p>0</text:p>
          </table:table-cell>
          <table:table-cell office:value-type="float" office:value="2.67486960010699">
            <text:p>2.67486960010699</text:p>
          </table:table-cell>
          <table:table-cell office:value-type="float" office:value="2849.86928664571">
            <text:p>2849.86928664571</text:p>
          </table:table-cell>
          <table:table-cell office:value-type="float" office:value="1090993.8">
            <text:p>1090993.8</text:p>
          </table:table-cell>
        </table:table-row>
        <table:table-row table:style-name="ro1">
          <table:table-cell/>
          <table:table-cell office:value-type="string">
            <text:p>16:Kombination (wms_direkt)</text:p>
          </table:table-cell>
          <table:table-cell office:value-type="float" office:value="384">
            <text:p>384</text:p>
          </table:table-cell>
          <table:table-cell office:value-type="float" office:value="10210">
            <text:p>10210</text:p>
          </table:table-cell>
          <table:table-cell office:value-type="float" office:value="422">
            <text:p>422</text:p>
          </table:table-cell>
          <table:table-cell office:value-type="float" office:value="54653">
            <text:p>54653</text:p>
          </table:table-cell>
          <table:table-cell office:value-type="float" office:value="9013.97710879412">
            <text:p>9013.97710879412</text:p>
          </table:table-cell>
          <table:table-cell office:value-type="float" office:value="0">
            <text:p>0</text:p>
          </table:table-cell>
          <table:table-cell office:value-type="float" office:value="1.46270112140419">
            <text:p>1.46270112140419</text:p>
          </table:table-cell>
          <table:table-cell office:value-type="float" office:value="1624.12242247732">
            <text:p>1624.12242247732</text:p>
          </table:table-cell>
          <table:table-cell office:value-type="float" office:value="1137006.96354167">
            <text:p>1137006.9635416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984">
            <text:p>984</text:p>
          </table:table-cell>
          <table:table-cell office:value-type="float" office:value="5121">
            <text:p>5121</text:p>
          </table:table-cell>
          <table:table-cell office:value-type="float" office:value="110">
            <text:p>110</text:p>
          </table:table-cell>
          <table:table-cell office:value-type="float" office:value="54653">
            <text:p>54653</text:p>
          </table:table-cell>
          <table:table-cell office:value-type="float" office:value="7040.61028843956">
            <text:p>7040.61028843956</text:p>
          </table:table-cell>
          <table:table-cell office:value-type="float" office:value="0">
            <text:p>0</text:p>
          </table:table-cell>
          <table:table-cell office:value-type="float" office:value="1.60168763184624">
            <text:p>1.60168763184624</text:p>
          </table:table-cell>
          <table:table-cell office:value-type="float" office:value="1804.51708415941">
            <text:p>1804.51708415941</text:p>
          </table:table-cell>
          <table:table-cell office:value-type="float" office:value="1153674.07317073">
            <text:p>1153674.0731707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1:Kombination (wms_direkt)</text:p>
          </table:table-cell>
          <table:table-cell office:value-type="float" office:value="100">
            <text:p>100</text:p>
          </table:table-cell>
          <table:table-cell office:value-type="float" office:value="1304">
            <text:p>1304</text:p>
          </table:table-cell>
          <table:table-cell office:value-type="float" office:value="170">
            <text:p>170</text:p>
          </table:table-cell>
          <table:table-cell office:value-type="float" office:value="5374">
            <text:p>5374</text:p>
          </table:table-cell>
          <table:table-cell office:value-type="float" office:value="887.151566024656">
            <text:p>887.151566024656</text:p>
          </table:table-cell>
          <table:table-cell office:value-type="float" office:value="0">
            <text:p>0</text:p>
          </table:table-cell>
          <table:table-cell office:value-type="float" office:value="0.765825789949302">
            <text:p>0.765825789949302</text:p>
          </table:table-cell>
          <table:table-cell office:value-type="float" office:value="800.229017809279">
            <text:p>800.229017809279</text:p>
          </table:table-cell>
          <table:table-cell office:value-type="float" office:value="1070001.2">
            <text:p>1070001.2</text:p>
          </table:table-cell>
        </table:table-row>
        <table:table-row table:style-name="ro1">
          <table:table-cell/>
          <table:table-cell office:value-type="string">
            <text:p>2:Kombination (wms_direkt)</text:p>
          </table:table-cell>
          <table:table-cell office:value-type="float" office:value="100">
            <text:p>100</text:p>
          </table:table-cell>
          <table:table-cell office:value-type="float" office:value="1459">
            <text:p>1459</text:p>
          </table:table-cell>
          <table:table-cell office:value-type="float" office:value="107">
            <text:p>107</text:p>
          </table:table-cell>
          <table:table-cell office:value-type="float" office:value="4999">
            <text:p>4999</text:p>
          </table:table-cell>
          <table:table-cell office:value-type="float" office:value="926.761590485924">
            <text:p>926.761590485924</text:p>
          </table:table-cell>
          <table:table-cell office:value-type="float" office:value="0">
            <text:p>0</text:p>
          </table:table-cell>
          <table:table-cell office:value-type="float" office:value="1.3027109414692">
            <text:p>1.3027109414692</text:p>
          </table:table-cell>
          <table:table-cell office:value-type="float" office:value="1528.40520498157">
            <text:p>1528.40520498157</text:p>
          </table:table-cell>
          <table:table-cell office:value-type="float" office:value="1201407.68">
            <text:p>1201407.68</text:p>
          </table:table-cell>
        </table:table-row>
        <table:table-row table:style-name="ro1">
          <table:table-cell/>
          <table:table-cell office:value-type="string">
            <text:p>4:Kombination (wms_direkt)</text:p>
          </table:table-cell>
          <table:table-cell office:value-type="float" office:value="200">
            <text:p>200</text:p>
          </table:table-cell>
          <table:table-cell office:value-type="float" office:value="2098">
            <text:p>2098</text:p>
          </table:table-cell>
          <table:table-cell office:value-type="float" office:value="253">
            <text:p>253</text:p>
          </table:table-cell>
          <table:table-cell office:value-type="float" office:value="10342">
            <text:p>10342</text:p>
          </table:table-cell>
          <table:table-cell office:value-type="float" office:value="1444.48417017979">
            <text:p>1444.48417017979</text:p>
          </table:table-cell>
          <table:table-cell office:value-type="float" office:value="0">
            <text:p>0</text:p>
          </table:table-cell>
          <table:table-cell office:value-type="float" office:value="1.75483236963789">
            <text:p>1.75483236963789</text:p>
          </table:table-cell>
          <table:table-cell office:value-type="float" office:value="2170.10527554707">
            <text:p>2170.10527554707</text:p>
          </table:table-cell>
          <table:table-cell office:value-type="float" office:value="1266324.83">
            <text:p>1266324.83</text:p>
          </table:table-cell>
        </table:table-row>
        <table:table-row table:style-name="ro1">
          <table:table-cell/>
          <table:table-cell office:value-type="string">
            <text:p>8:Kombination (wms_direkt)</text:p>
          </table:table-cell>
          <table:table-cell office:value-type="float" office:value="200">
            <text:p>200</text:p>
          </table:table-cell>
          <table:table-cell office:value-type="float" office:value="3249">
            <text:p>3249</text:p>
          </table:table-cell>
          <table:table-cell office:value-type="float" office:value="315">
            <text:p>315</text:p>
          </table:table-cell>
          <table:table-cell office:value-type="float" office:value="12103">
            <text:p>12103</text:p>
          </table:table-cell>
          <table:table-cell office:value-type="float" office:value="2145.16165795844">
            <text:p>2145.16165795844</text:p>
          </table:table-cell>
          <table:table-cell office:value-type="float" office:value="0">
            <text:p>0</text:p>
          </table:table-cell>
          <table:table-cell office:value-type="float" office:value="2.08058089818677">
            <text:p>2.08058089818677</text:p>
          </table:table-cell>
          <table:table-cell office:value-type="float" office:value="2216.70005890645">
            <text:p>2216.70005890645</text:p>
          </table:table-cell>
          <table:table-cell office:value-type="float" office:value="1090993.8">
            <text:p>1090993.8</text:p>
          </table:table-cell>
        </table:table-row>
        <table:table-row table:style-name="ro1">
          <table:table-cell/>
          <table:table-cell office:value-type="string">
            <text:p>16:Kombination (wms_direkt)</text:p>
          </table:table-cell>
          <table:table-cell office:value-type="float" office:value="384">
            <text:p>384</text:p>
          </table:table-cell>
          <table:table-cell office:value-type="float" office:value="12713">
            <text:p>12713</text:p>
          </table:table-cell>
          <table:table-cell office:value-type="float" office:value="546">
            <text:p>546</text:p>
          </table:table-cell>
          <table:table-cell office:value-type="float" office:value="49559">
            <text:p>49559</text:p>
          </table:table-cell>
          <table:table-cell office:value-type="float" office:value="9419.58528951506">
            <text:p>9419.58528951506</text:p>
          </table:table-cell>
          <table:table-cell office:value-type="float" office:value="0">
            <text:p>0</text:p>
          </table:table-cell>
          <table:table-cell office:value-type="float" office:value="1.18715645114418">
            <text:p>1.18715645114418</text:p>
          </table:table-cell>
          <table:table-cell office:value-type="float" office:value="1312.02659081187">
            <text:p>1312.02659081187</text:p>
          </table:table-cell>
          <table:table-cell office:value-type="float" office:value="1131708.65364583">
            <text:p>1131708.6536458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984">
            <text:p>984</text:p>
          </table:table-cell>
          <table:table-cell office:value-type="float" office:value="6329">
            <text:p>6329</text:p>
          </table:table-cell>
          <table:table-cell office:value-type="float" office:value="107">
            <text:p>107</text:p>
          </table:table-cell>
          <table:table-cell office:value-type="float" office:value="49559">
            <text:p>49559</text:p>
          </table:table-cell>
          <table:table-cell office:value-type="float" office:value="7912.06142660529">
            <text:p>7912.06142660529</text:p>
          </table:table-cell>
          <table:table-cell office:value-type="float" office:value="0">
            <text:p>0</text:p>
          </table:table-cell>
          <table:table-cell office:value-type="float" office:value="1.32794059894979">
            <text:p>1.32794059894979</text:p>
          </table:table-cell>
          <table:table-cell office:value-type="float" office:value="1493.42279857619">
            <text:p>1493.42279857619</text:p>
          </table:table-cell>
          <table:table-cell office:value-type="float" office:value="1151606.44004065">
            <text:p>1151606.4400406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1:Kombination (wms_direkt)</text:p>
          </table:table-cell>
          <table:table-cell office:value-type="float" office:value="100">
            <text:p>100</text:p>
          </table:table-cell>
          <table:table-cell office:value-type="float" office:value="1565">
            <text:p>1565</text:p>
          </table:table-cell>
          <table:table-cell office:value-type="float" office:value="156">
            <text:p>156</text:p>
          </table:table-cell>
          <table:table-cell office:value-type="float" office:value="7427">
            <text:p>7427</text:p>
          </table:table-cell>
          <table:table-cell office:value-type="float" office:value="1148.64061651154">
            <text:p>1148.64061651154</text:p>
          </table:table-cell>
          <table:table-cell office:value-type="float" office:value="0">
            <text:p>0</text:p>
          </table:table-cell>
          <table:table-cell office:value-type="float" office:value="0.638496213717453">
            <text:p>0.638496213717453</text:p>
          </table:table-cell>
          <table:table-cell office:value-type="float" office:value="667.179409055792">
            <text:p>667.179409055792</text:p>
          </table:table-cell>
          <table:table-cell office:value-type="float" office:value="1070001.2">
            <text:p>1070001.2</text:p>
          </table:table-cell>
        </table:table-row>
        <table:table-row table:style-name="ro1">
          <table:table-cell/>
          <table:table-cell office:value-type="string">
            <text:p>2:Kombination (wms_direkt)</text:p>
          </table:table-cell>
          <table:table-cell office:value-type="float" office:value="100">
            <text:p>100</text:p>
          </table:table-cell>
          <table:table-cell office:value-type="float" office:value="1507">
            <text:p>1507</text:p>
          </table:table-cell>
          <table:table-cell office:value-type="float" office:value="111">
            <text:p>111</text:p>
          </table:table-cell>
          <table:table-cell office:value-type="float" office:value="5724">
            <text:p>5724</text:p>
          </table:table-cell>
          <table:table-cell office:value-type="float" office:value="980.978638095652">
            <text:p>980.978638095652</text:p>
          </table:table-cell>
          <table:table-cell office:value-type="float" office:value="0">
            <text:p>0</text:p>
          </table:table-cell>
          <table:table-cell office:value-type="float" office:value="1.30442722600506">
            <text:p>1.30442722600506</text:p>
          </table:table-cell>
          <table:table-cell office:value-type="float" office:value="1530.41883527693">
            <text:p>1530.41883527693</text:p>
          </table:table-cell>
          <table:table-cell office:value-type="float" office:value="1201407.68">
            <text:p>1201407.68</text:p>
          </table:table-cell>
        </table:table-row>
        <table:table-row table:style-name="ro1">
          <table:table-cell/>
          <table:table-cell office:value-type="string">
            <text:p>4:Kombination (wms_direkt)</text:p>
          </table:table-cell>
          <table:table-cell office:value-type="float" office:value="200">
            <text:p>200</text:p>
          </table:table-cell>
          <table:table-cell office:value-type="float" office:value="1911">
            <text:p>1911</text:p>
          </table:table-cell>
          <table:table-cell office:value-type="float" office:value="290">
            <text:p>290</text:p>
          </table:table-cell>
          <table:table-cell office:value-type="float" office:value="19961">
            <text:p>19961</text:p>
          </table:table-cell>
          <table:table-cell office:value-type="float" office:value="1838.4078369883">
            <text:p>1838.4078369883</text:p>
          </table:table-cell>
          <table:table-cell office:value-type="float" office:value="0">
            <text:p>0</text:p>
          </table:table-cell>
          <table:table-cell office:value-type="float" office:value="1.9530487090348">
            <text:p>1.9530487090348</text:p>
          </table:table-cell>
          <table:table-cell office:value-type="float" office:value="2415.16369332802">
            <text:p>2415.16369332802</text:p>
          </table:table-cell>
          <table:table-cell office:value-type="float" office:value="1266290.805">
            <text:p>1266290.805</text:p>
          </table:table-cell>
        </table:table-row>
        <table:table-row table:style-name="ro1">
          <table:table-cell/>
          <table:table-cell office:value-type="string">
            <text:p>8:Kombination (wms_direkt)</text:p>
          </table:table-cell>
          <table:table-cell office:value-type="float" office:value="200">
            <text:p>200</text:p>
          </table:table-cell>
          <table:table-cell office:value-type="float" office:value="2770">
            <text:p>2770</text:p>
          </table:table-cell>
          <table:table-cell office:value-type="float" office:value="327">
            <text:p>327</text:p>
          </table:table-cell>
          <table:table-cell office:value-type="float" office:value="12890">
            <text:p>12890</text:p>
          </table:table-cell>
          <table:table-cell office:value-type="float" office:value="2244.5776182614">
            <text:p>2244.5776182614</text:p>
          </table:table-cell>
          <table:table-cell office:value-type="float" office:value="0">
            <text:p>0</text:p>
          </table:table-cell>
          <table:table-cell office:value-type="float" office:value="2.4411380585629">
            <text:p>2.4411380585629</text:p>
          </table:table-cell>
          <table:table-cell office:value-type="float" office:value="2600.5401065633">
            <text:p>2600.5401065633</text:p>
          </table:table-cell>
          <table:table-cell office:value-type="float" office:value="1090865.41">
            <text:p>1090865.41</text:p>
          </table:table-cell>
        </table:table-row>
        <table:table-row table:style-name="ro1">
          <table:table-cell/>
          <table:table-cell office:value-type="string">
            <text:p>16:Kombination (wms_direkt)</text:p>
          </table:table-cell>
          <table:table-cell office:value-type="float" office:value="384">
            <text:p>384</text:p>
          </table:table-cell>
          <table:table-cell office:value-type="float" office:value="12169">
            <text:p>12169</text:p>
          </table:table-cell>
          <table:table-cell office:value-type="float" office:value="560">
            <text:p>560</text:p>
          </table:table-cell>
          <table:table-cell office:value-type="float" office:value="89102">
            <text:p>89102</text:p>
          </table:table-cell>
          <table:table-cell office:value-type="float" office:value="9926.81640432133">
            <text:p>9926.81640432133</text:p>
          </table:table-cell>
          <table:table-cell office:value-type="float" office:value="0">
            <text:p>0</text:p>
          </table:table-cell>
          <table:table-cell office:value-type="float" office:value="1.25626907713296">
            <text:p>1.25626907713296</text:p>
          </table:table-cell>
          <table:table-cell office:value-type="float" office:value="1395.18531400184">
            <text:p>1395.18531400184</text:p>
          </table:table-cell>
          <table:table-cell office:value-type="float" office:value="1137232.29166667">
            <text:p>1137232.2916666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984">
            <text:p>984</text:p>
          </table:table-cell>
          <table:table-cell office:value-type="float" office:value="6013">
            <text:p>6013</text:p>
          </table:table-cell>
          <table:table-cell office:value-type="float" office:value="111">
            <text:p>111</text:p>
          </table:table-cell>
          <table:table-cell office:value-type="float" office:value="89102">
            <text:p>89102</text:p>
          </table:table-cell>
          <table:table-cell office:value-type="float" office:value="8050.92964516605">
            <text:p>8050.92964516605</text:p>
          </table:table-cell>
          <table:table-cell office:value-type="float" office:value="0">
            <text:p>0</text:p>
          </table:table-cell>
          <table:table-cell office:value-type="float" office:value="1.3604163095113">
            <text:p>1.3604163095113</text:p>
          </table:table-cell>
          <table:table-cell office:value-type="float" office:value="1532.7653725034">
            <text:p>1532.7653725034</text:p>
          </table:table-cell>
          <table:table-cell office:value-type="float" office:value="1153728.9949187">
            <text:p>1153728.9949187</text:p>
          </table:table-cell>
        </table:table-row>
      </table:table>
      <table:table table:name="Sheet17" table:style-name="ta1" table:print="false">
        <table:table-column table:style-name="co1" table:number-columns-repeated="10" table:default-cell-style-name="ce1"/>
        <table:table-row table:style-name="ro1">
          <table:table-cell table:style-name="Default" office:value-type="string">
            <text:p>EICHUNG <text:s/>mit Marcos Einstellungen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2">
          <table:table-cell office:value-type="string">
            <text:p>1:AVWMS (direkt)</text:p>
          </table:table-cell>
          <table:table-cell office:value-type="float" office:value="100">
            <text:p>100</text:p>
          </table:table-cell>
          <table:table-cell office:value-type="float" office:value="156">
            <text:p>156</text:p>
          </table:table-cell>
          <table:table-cell office:value-type="float" office:value="53">
            <text:p>53</text:p>
          </table:table-cell>
          <table:table-cell office:value-type="float" office:value="640">
            <text:p>640</text:p>
          </table:table-cell>
          <table:table-cell office:value-type="float" office:value="96.6779245743308">
            <text:p>96.6779245743308</text:p>
          </table:table-cell>
          <table:table-cell office:value-type="float" office:value="0">
            <text:p>0</text:p>
          </table:table-cell>
          <table:table-cell office:value-type="float" office:value="6.32431065013914">
            <text:p>6.32431065013914</text:p>
          </table:table-cell>
          <table:table-cell office:value-type="float" office:value="582.962974125664">
            <text:p>582.962974125664</text:p>
          </table:table-cell>
          <table:table-cell office:value-type="float" office:value="94390.38">
            <text:p>94390.38</text:p>
          </table:table-cell>
        </table:table-row>
        <table:table-row table:style-name="ro2">
          <table:table-cell office:value-type="string">
            <text:p>2:AVWMS (direkt)</text:p>
          </table:table-cell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574">
            <text:p>574</text:p>
          </table:table-cell>
          <table:table-cell office:value-type="float" office:value="83.2453067746164">
            <text:p>83.2453067746164</text:p>
          </table:table-cell>
          <table:table-cell office:value-type="float" office:value="0">
            <text:p>0</text:p>
          </table:table-cell>
          <table:table-cell office:value-type="float" office:value="14.04099971918">
            <text:p>14.04099971918</text:p>
          </table:table-cell>
          <table:table-cell office:value-type="float" office:value="1101.30073956578">
            <text:p>1101.30073956578</text:p>
          </table:table-cell>
          <table:table-cell office:value-type="float" office:value="80317.07">
            <text:p>80317.07</text:p>
          </table:table-cell>
        </table:table-row>
        <table:table-row table:style-name="ro2">
          <table:table-cell office:value-type="string">
            <text:p>4:AVWMS (direkt)</text:p>
          </table:table-cell>
          <table:table-cell office:value-type="float" office:value="200">
            <text:p>200</text:p>
          </table:table-cell>
          <table:table-cell office:value-type="float" office:value="143">
            <text:p>143</text:p>
          </table:table-cell>
          <table:table-cell office:value-type="float" office:value="39">
            <text:p>39</text:p>
          </table:table-cell>
          <table:table-cell office:value-type="float" office:value="840">
            <text:p>840</text:p>
          </table:table-cell>
          <table:table-cell office:value-type="float" office:value="112.841384141635">
            <text:p>112.841384141635</text:p>
          </table:table-cell>
          <table:table-cell office:value-type="float" office:value="0">
            <text:p>0</text:p>
          </table:table-cell>
          <table:table-cell office:value-type="float" office:value="23.6854571293226">
            <text:p>23.6854571293226</text:p>
          </table:table-cell>
          <table:table-cell office:value-type="float" office:value="2066.29973483391">
            <text:p>2066.29973483391</text:p>
          </table:table-cell>
          <table:table-cell office:value-type="float" office:value="89332.915">
            <text:p>89332.915</text:p>
          </table:table-cell>
        </table:table-row>
        <table:table-row table:style-name="ro2">
          <table:table-cell office:value-type="string">
            <text:p>8:AVWMS (direkt)</text:p>
          </table:table-cell>
          <table:table-cell office:value-type="float" office:value="200">
            <text:p>200</text:p>
          </table:table-cell>
          <table:table-cell office:value-type="float" office:value="211">
            <text:p>211</text:p>
          </table:table-cell>
          <table:table-cell office:value-type="float" office:value="49">
            <text:p>49</text:p>
          </table:table-cell>
          <table:table-cell office:value-type="float" office:value="1357">
            <text:p>1357</text:p>
          </table:table-cell>
          <table:table-cell office:value-type="float" office:value="181.461019505568">
            <text:p>181.461019505568</text:p>
          </table:table-cell>
          <table:table-cell office:value-type="float" office:value="0">
            <text:p>0</text:p>
          </table:table-cell>
          <table:table-cell office:value-type="float" office:value="30.4924531178533">
            <text:p>30.4924531178533</text:p>
          </table:table-cell>
          <table:table-cell office:value-type="float" office:value="2982.24693050579">
            <text:p>2982.24693050579</text:p>
          </table:table-cell>
          <table:table-cell office:value-type="float" office:value="100150.055">
            <text:p>100150.055</text:p>
          </table:table-cell>
        </table:table-row>
        <table:table-row table:style-name="ro2">
          <table:table-cell office:value-type="string">
            <text:p>16:AVWMS (direkt)</text:p>
          </table:table-cell>
          <table:table-cell office:value-type="float" office:value="400">
            <text:p>400</text:p>
          </table:table-cell>
          <table:table-cell office:value-type="float" office:value="397">
            <text:p>397</text:p>
          </table:table-cell>
          <table:table-cell office:value-type="float" office:value="59">
            <text:p>59</text:p>
          </table:table-cell>
          <table:table-cell office:value-type="float" office:value="2889">
            <text:p>2889</text:p>
          </table:table-cell>
          <table:table-cell office:value-type="float" office:value="367.722331989437">
            <text:p>367.722331989437</text:p>
          </table:table-cell>
          <table:table-cell office:value-type="float" office:value="0">
            <text:p>0</text:p>
          </table:table-cell>
          <table:table-cell office:value-type="float" office:value="33.4308399498537">
            <text:p>33.4308399498537</text:p>
          </table:table-cell>
          <table:table-cell office:value-type="float" office:value="3086.48564824488">
            <text:p>3086.48564824488</text:p>
          </table:table-cell>
          <table:table-cell office:value-type="float" office:value="94540.29">
            <text:p>94540.29</text:p>
          </table:table-cell>
        </table:table-row>
        <table:table-row table:style-name="ro2">
          <table:table-cell office:value-type="string">
            <text:p>32:AVWMS (direkt)</text:p>
          </table:table-cell>
          <table:table-cell office:value-type="float" office:value="384">
            <text:p>384</text:p>
          </table:table-cell>
          <table:table-cell office:value-type="float" office:value="691">
            <text:p>691</text:p>
          </table:table-cell>
          <table:table-cell office:value-type="float" office:value="44">
            <text:p>44</text:p>
          </table:table-cell>
          <table:table-cell office:value-type="float" office:value="6615">
            <text:p>6615</text:p>
          </table:table-cell>
          <table:table-cell office:value-type="float" office:value="932.479686798762">
            <text:p>932.479686798762</text:p>
          </table:table-cell>
          <table:table-cell office:value-type="float" office:value="0">
            <text:p>0</text:p>
          </table:table-cell>
          <table:table-cell office:value-type="float" office:value="34.8552237451212">
            <text:p>34.8552237451212</text:p>
          </table:table-cell>
          <table:table-cell office:value-type="float" office:value="3164.93544068258">
            <text:p>3164.93544068258</text:p>
          </table:table-cell>
          <table:table-cell office:value-type="float" office:value="92981.5833333333">
            <text:p>92981.5833333333</text:p>
          </table:table-cell>
        </table:table-row>
        <table:table-row table:style-name="ro2">
          <table:table-cell office:value-type="string">
            <text:p>64:AVWMS (direkt)</text:p>
          </table:table-cell>
          <table:table-cell office:value-type="float" office:value="768">
            <text:p>768</text:p>
          </table:table-cell>
          <table:table-cell office:value-type="float" office:value="1225">
            <text:p>1225</text:p>
          </table:table-cell>
          <table:table-cell office:value-type="float" office:value="50">
            <text:p>50</text:p>
          </table:table-cell>
          <table:table-cell office:value-type="float" office:value="15610">
            <text:p>15610</text:p>
          </table:table-cell>
          <table:table-cell office:value-type="float" office:value="2388.88319570946">
            <text:p>2388.88319570946</text:p>
          </table:table-cell>
          <table:table-cell office:value-type="float" office:value="0">
            <text:p>0</text:p>
          </table:table-cell>
          <table:table-cell office:value-type="float" office:value="36.4378232196233">
            <text:p>36.4378232196233</text:p>
          </table:table-cell>
          <table:table-cell office:value-type="float" office:value="3200.67342363714">
            <text:p>3200.67342363714</text:p>
          </table:table-cell>
          <table:table-cell office:value-type="float" office:value="89947.4583333333">
            <text:p>89947.4583333333</text:p>
          </table:table-cell>
        </table:table-row>
        <table:table-row table:style-name="ro2">
          <table:table-cell office:value-type="string">
            <text:p>TOTAL</text:p>
          </table:table-cell>
          <table:table-cell office:value-type="float" office:value="2152">
            <text:p>2152</text:p>
          </table:table-cell>
          <table:table-cell office:value-type="float" office:value="680">
            <text:p>680</text:p>
          </table:table-cell>
          <table:table-cell office:value-type="float" office:value="39">
            <text:p>39</text:p>
          </table:table-cell>
          <table:table-cell office:value-type="float" office:value="15610">
            <text:p>15610</text:p>
          </table:table-cell>
          <table:table-cell office:value-type="float" office:value="1554.75708634654">
            <text:p>1554.75708634654</text:p>
          </table:table-cell>
          <table:table-cell office:value-type="float" office:value="0">
            <text:p>0</text:p>
          </table:table-cell>
          <table:table-cell office:value-type="float" office:value="26.2122559349079">
            <text:p>26.2122559349079</text:p>
          </table:table-cell>
          <table:table-cell office:value-type="float" office:value="2354.81741888985">
            <text:p>2354.81741888985</text:p>
          </table:table-cell>
          <table:table-cell office:value-type="float" office:value="91992.5794609665">
            <text:p>91992.5794609665</text:p>
          </table:table-cell>
        </table:table-row>
        <table:table-row table:style-name="ro1" table:number-rows-repeated="3">
          <table:table-cell table:style-name="Default" table:number-columns-repeated="10"/>
        </table:table-row>
        <table:table-row table:style-name="ro2">
          <table:table-cell office:value-type="string">
            <text:p>1:AVWMS (direkt)</text:p>
          </table:table-cell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48">
            <text:p>48</text:p>
          </table:table-cell>
          <table:table-cell office:value-type="float" office:value="626">
            <text:p>626</text:p>
          </table:table-cell>
          <table:table-cell office:value-type="float" office:value="96.20877039023">
            <text:p>96.20877039023</text:p>
          </table:table-cell>
          <table:table-cell office:value-type="float" office:value="0">
            <text:p>0</text:p>
          </table:table-cell>
          <table:table-cell office:value-type="float" office:value="6.28772635814889">
            <text:p>6.28772635814889</text:p>
          </table:table-cell>
          <table:table-cell office:value-type="float" office:value="579.590703400088">
            <text:p>579.590703400088</text:p>
          </table:table-cell>
          <table:table-cell office:value-type="float" office:value="94390.38">
            <text:p>94390.38</text:p>
          </table:table-cell>
        </table:table-row>
        <table:table-row table:style-name="ro2">
          <table:table-cell office:value-type="string">
            <text:p>2:AVWMS (direkt)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38">
            <text:p>38</text:p>
          </table:table-cell>
          <table:table-cell office:value-type="float" office:value="534">
            <text:p>534</text:p>
          </table:table-cell>
          <table:table-cell office:value-type="float" office:value="80.3624564084498">
            <text:p>80.3624564084498</text:p>
          </table:table-cell>
          <table:table-cell office:value-type="float" office:value="0">
            <text:p>0</text:p>
          </table:table-cell>
          <table:table-cell office:value-type="float" office:value="15.0738619234248">
            <text:p>15.0738619234248</text:p>
          </table:table-cell>
          <table:table-cell office:value-type="float" office:value="1182.31291335356">
            <text:p>1182.31291335356</text:p>
          </table:table-cell>
          <table:table-cell office:value-type="float" office:value="80317.07">
            <text:p>80317.07</text:p>
          </table:table-cell>
        </table:table-row>
        <table:table-row table:style-name="ro2">
          <table:table-cell office:value-type="string">
            <text:p>4:AVWMS (direkt)</text:p>
          </table:table-cell>
          <table:table-cell office:value-type="float" office:value="200">
            <text:p>200</text:p>
          </table:table-cell>
          <table:table-cell office:value-type="float" office:value="140">
            <text:p>140</text:p>
          </table:table-cell>
          <table:table-cell office:value-type="float" office:value="38">
            <text:p>38</text:p>
          </table:table-cell>
          <table:table-cell office:value-type="float" office:value="704">
            <text:p>704</text:p>
          </table:table-cell>
          <table:table-cell office:value-type="float" office:value="110.071312793116">
            <text:p>110.071312793116</text:p>
          </table:table-cell>
          <table:table-cell office:value-type="float" office:value="0">
            <text:p>0</text:p>
          </table:table-cell>
          <table:table-cell office:value-type="float" office:value="24.3961941937058">
            <text:p>24.3961941937058</text:p>
          </table:table-cell>
          <table:table-cell office:value-type="float" office:value="2128.3038498338">
            <text:p>2128.3038498338</text:p>
          </table:table-cell>
          <table:table-cell office:value-type="float" office:value="89332.915">
            <text:p>89332.915</text:p>
          </table:table-cell>
        </table:table-row>
        <table:table-row table:style-name="ro2">
          <table:table-cell office:value-type="string">
            <text:p>8:AVWMS (direkt)</text:p>
          </table:table-cell>
          <table:table-cell office:value-type="float" office:value="200">
            <text:p>200</text:p>
          </table:table-cell>
          <table:table-cell office:value-type="float" office:value="210">
            <text:p>210</text:p>
          </table:table-cell>
          <table:table-cell office:value-type="float" office:value="45">
            <text:p>45</text:p>
          </table:table-cell>
          <table:table-cell office:value-type="float" office:value="1075">
            <text:p>1075</text:p>
          </table:table-cell>
          <table:table-cell office:value-type="float" office:value="169.08966489706">
            <text:p>169.08966489706</text:p>
          </table:table-cell>
          <table:table-cell office:value-type="float" office:value="0">
            <text:p>0</text:p>
          </table:table-cell>
          <table:table-cell office:value-type="float" office:value="31.4119679597927">
            <text:p>31.4119679597927</text:p>
          </table:table-cell>
          <table:table-cell office:value-type="float" office:value="3071.74122305442">
            <text:p>3071.74122305442</text:p>
          </table:table-cell>
          <table:table-cell office:value-type="float" office:value="100135.815">
            <text:p>100135.815</text:p>
          </table:table-cell>
        </table:table-row>
        <table:table-row table:style-name="ro2">
          <table:table-cell office:value-type="string">
            <text:p>16:AVWMS (direkt)</text:p>
          </table:table-cell>
          <table:table-cell office:value-type="float" office:value="400">
            <text:p>400</text:p>
          </table:table-cell>
          <table:table-cell office:value-type="float" office:value="389">
            <text:p>389</text:p>
          </table:table-cell>
          <table:table-cell office:value-type="float" office:value="51">
            <text:p>51</text:p>
          </table:table-cell>
          <table:table-cell office:value-type="float" office:value="2533">
            <text:p>2533</text:p>
          </table:table-cell>
          <table:table-cell office:value-type="float" office:value="361.216805949003">
            <text:p>361.216805949003</text:p>
          </table:table-cell>
          <table:table-cell office:value-type="float" office:value="0">
            <text:p>0</text:p>
          </table:table-cell>
          <table:table-cell office:value-type="float" office:value="33.7296568007421">
            <text:p>33.7296568007421</text:p>
          </table:table-cell>
          <table:table-cell office:value-type="float" office:value="3114.07409456952">
            <text:p>3114.07409456952</text:p>
          </table:table-cell>
          <table:table-cell office:value-type="float" office:value="94540.3">
            <text:p>94540.3</text:p>
          </table:table-cell>
        </table:table-row>
        <table:table-row table:style-name="ro2">
          <table:table-cell office:value-type="string">
            <text:p>32:AVWMS (direkt)</text:p>
          </table:table-cell>
          <table:table-cell office:value-type="float" office:value="384">
            <text:p>384</text:p>
          </table:table-cell>
          <table:table-cell office:value-type="float" office:value="687">
            <text:p>687</text:p>
          </table:table-cell>
          <table:table-cell office:value-type="float" office:value="46">
            <text:p>46</text:p>
          </table:table-cell>
          <table:table-cell office:value-type="float" office:value="6768">
            <text:p>6768</text:p>
          </table:table-cell>
          <table:table-cell office:value-type="float" office:value="953.232107167125">
            <text:p>953.232107167125</text:p>
          </table:table-cell>
          <table:table-cell office:value-type="float" office:value="0">
            <text:p>0</text:p>
          </table:table-cell>
          <table:table-cell office:value-type="float" office:value="35.3558604180094">
            <text:p>35.3558604180094</text:p>
          </table:table-cell>
          <table:table-cell office:value-type="float" office:value="3210.39441579965">
            <text:p>3210.39441579965</text:p>
          </table:table-cell>
          <table:table-cell office:value-type="float" office:value="92981.5833333333">
            <text:p>92981.5833333333</text:p>
          </table:table-cell>
        </table:table-row>
        <table:table-row table:style-name="ro2">
          <table:table-cell office:value-type="string">
            <text:p>64:AVWMS (direkt)</text:p>
          </table:table-cell>
          <table:table-cell office:value-type="float" office:value="768">
            <text:p>768</text:p>
          </table:table-cell>
          <table:table-cell office:value-type="float" office:value="1226">
            <text:p>1226</text:p>
          </table:table-cell>
          <table:table-cell office:value-type="float" office:value="43">
            <text:p>43</text:p>
          </table:table-cell>
          <table:table-cell office:value-type="float" office:value="16290">
            <text:p>16290</text:p>
          </table:table-cell>
          <table:table-cell office:value-type="float" office:value="2528.52951585659">
            <text:p>2528.52951585659</text:p>
          </table:table-cell>
          <table:table-cell office:value-type="float" office:value="0">
            <text:p>0</text:p>
          </table:table-cell>
          <table:table-cell office:value-type="float" office:value="35.573671777294">
            <text:p>35.573671777294</text:p>
          </table:table-cell>
          <table:table-cell office:value-type="float" office:value="3124.76695307796">
            <text:p>3124.76695307796</text:p>
          </table:table-cell>
          <table:table-cell office:value-type="float" office:value="89947.4583333333">
            <text:p>89947.4583333333</text:p>
          </table:table-cell>
        </table:table-row>
        <table:table-row table:style-name="ro2">
          <table:table-cell office:value-type="string">
            <text:p>TOTAL</text:p>
          </table:table-cell>
          <table:table-cell office:value-type="float" office:value="2152">
            <text:p>2152</text:p>
          </table:table-cell>
          <table:table-cell office:value-type="float" office:value="678">
            <text:p>678</text:p>
          </table:table-cell>
          <table:table-cell office:value-type="float" office:value="38">
            <text:p>38</text:p>
          </table:table-cell>
          <table:table-cell office:value-type="float" office:value="16290">
            <text:p>16290</text:p>
          </table:table-cell>
          <table:table-cell office:value-type="float" office:value="1633.92333893338">
            <text:p>1633.92333893338</text:p>
          </table:table-cell>
          <table:table-cell office:value-type="float" office:value="0">
            <text:p>0</text:p>
          </table:table-cell>
          <table:table-cell office:value-type="float" office:value="26.4272819933441">
            <text:p>26.4272819933441</text:p>
          </table:table-cell>
          <table:table-cell office:value-type="float" office:value="2374.10050140226">
            <text:p>2374.10050140226</text:p>
          </table:table-cell>
          <table:table-cell office:value-type="float" office:value="91991.2578996282">
            <text:p>91991.2578996282</text:p>
          </table:table-cell>
        </table:table-row>
        <table:table-row table:style-name="ro1" table:number-rows-repeated="3">
          <table:table-cell table:style-name="Default" table:number-columns-repeated="10"/>
        </table:table-row>
        <table:table-row table:style-name="ro2">
          <table:table-cell office:value-type="string">
            <text:p>1:AVWMS (direkt)</text:p>
          </table:table-cell>
          <table:table-cell office:value-type="float" office:value="100">
            <text:p>100</text:p>
          </table:table-cell>
          <table:table-cell office:value-type="float" office:value="159">
            <text:p>159</text:p>
          </table:table-cell>
          <table:table-cell office:value-type="float" office:value="59">
            <text:p>59</text:p>
          </table:table-cell>
          <table:table-cell office:value-type="float" office:value="661">
            <text:p>661</text:p>
          </table:table-cell>
          <table:table-cell office:value-type="float" office:value="96.9465234033691">
            <text:p>96.9465234033691</text:p>
          </table:table-cell>
          <table:table-cell office:value-type="float" office:value="0">
            <text:p>0</text:p>
          </table:table-cell>
          <table:table-cell office:value-type="float" office:value="6.22742558226429">
            <text:p>6.22742558226429</text:p>
          </table:table-cell>
          <table:table-cell office:value-type="float" office:value="574.03229212075">
            <text:p>574.03229212075</text:p>
          </table:table-cell>
          <table:table-cell office:value-type="float" office:value="94390.38">
            <text:p>94390.38</text:p>
          </table:table-cell>
        </table:table-row>
        <table:table-row table:style-name="ro2">
          <table:table-cell office:value-type="string">
            <text:p>2:AVWMS (direkt)</text:p>
          </table:table-cell>
          <table:table-cell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float" office:value="37">
            <text:p>37</text:p>
          </table:table-cell>
          <table:table-cell office:value-type="float" office:value="547">
            <text:p>547</text:p>
          </table:table-cell>
          <table:table-cell office:value-type="float" office:value="80.9773276911507">
            <text:p>80.9773276911507</text:p>
          </table:table-cell>
          <table:table-cell office:value-type="float" office:value="0">
            <text:p>0</text:p>
          </table:table-cell>
          <table:table-cell office:value-type="float" office:value="13.5814206165965">
            <text:p>13.5814206165965</text:p>
          </table:table-cell>
          <table:table-cell office:value-type="float" office:value="1065.2538187135">
            <text:p>1065.2538187135</text:p>
          </table:table-cell>
          <table:table-cell office:value-type="float" office:value="80317.07">
            <text:p>80317.07</text:p>
          </table:table-cell>
        </table:table-row>
        <table:table-row table:style-name="ro2">
          <table:table-cell office:value-type="string">
            <text:p>4:AVWMS (direkt)</text:p>
          </table:table-cell>
          <table:table-cell office:value-type="float" office:value="200">
            <text:p>200</text:p>
          </table:table-cell>
          <table:table-cell office:value-type="float" office:value="145">
            <text:p>145</text:p>
          </table:table-cell>
          <table:table-cell office:value-type="float" office:value="38">
            <text:p>38</text:p>
          </table:table-cell>
          <table:table-cell office:value-type="float" office:value="745">
            <text:p>745</text:p>
          </table:table-cell>
          <table:table-cell office:value-type="float" office:value="112.840606166397">
            <text:p>112.840606166397</text:p>
          </table:table-cell>
          <table:table-cell office:value-type="float" office:value="0">
            <text:p>0</text:p>
          </table:table-cell>
          <table:table-cell office:value-type="float" office:value="22.5810093711189">
            <text:p>22.5810093711189</text:p>
          </table:table-cell>
          <table:table-cell office:value-type="float" office:value="1969.94862379333">
            <text:p>1969.94862379333</text:p>
          </table:table-cell>
          <table:table-cell office:value-type="float" office:value="89332.915">
            <text:p>89332.915</text:p>
          </table:table-cell>
        </table:table-row>
        <table:table-row table:style-name="ro2">
          <table:table-cell office:value-type="string">
            <text:p>8:AVWMS (direkt)</text:p>
          </table:table-cell>
          <table:table-cell office:value-type="float" office:value="200">
            <text:p>200</text:p>
          </table:table-cell>
          <table:table-cell office:value-type="float" office:value="213">
            <text:p>213</text:p>
          </table:table-cell>
          <table:table-cell office:value-type="float" office:value="50">
            <text:p>50</text:p>
          </table:table-cell>
          <table:table-cell office:value-type="float" office:value="1104">
            <text:p>1104</text:p>
          </table:table-cell>
          <table:table-cell office:value-type="float" office:value="178.441918841958">
            <text:p>178.441918841958</text:p>
          </table:table-cell>
          <table:table-cell office:value-type="float" office:value="0">
            <text:p>0</text:p>
          </table:table-cell>
          <table:table-cell office:value-type="float" office:value="27.9916025192442">
            <text:p>27.9916025192442</text:p>
          </table:table-cell>
          <table:table-cell office:value-type="float" office:value="2737.2675111529">
            <text:p>2737.2675111529</text:p>
          </table:table-cell>
          <table:table-cell office:value-type="float" office:value="100135.815">
            <text:p>100135.815</text:p>
          </table:table-cell>
        </table:table-row>
        <table:table-row table:style-name="ro2">
          <table:table-cell office:value-type="string">
            <text:p>16:AVWMS (direkt)</text:p>
          </table:table-cell>
          <table:table-cell office:value-type="float" office:value="400">
            <text:p>400</text:p>
          </table:table-cell>
          <table:table-cell office:value-type="float" office:value="395">
            <text:p>395</text:p>
          </table:table-cell>
          <table:table-cell office:value-type="float" office:value="55">
            <text:p>55</text:p>
          </table:table-cell>
          <table:table-cell office:value-type="float" office:value="3185">
            <text:p>3185</text:p>
          </table:table-cell>
          <table:table-cell office:value-type="float" office:value="386.181173285286">
            <text:p>386.181173285286</text:p>
          </table:table-cell>
          <table:table-cell office:value-type="float" office:value="0">
            <text:p>0</text:p>
          </table:table-cell>
          <table:table-cell office:value-type="float" office:value="34.6650489643817">
            <text:p>34.6650489643817</text:p>
          </table:table-cell>
          <table:table-cell office:value-type="float" office:value="3200.4337193431">
            <text:p>3200.4337193431</text:p>
          </table:table-cell>
          <table:table-cell office:value-type="float" office:value="94540.3">
            <text:p>94540.3</text:p>
          </table:table-cell>
        </table:table-row>
        <table:table-row table:style-name="ro2">
          <table:table-cell office:value-type="string">
            <text:p>32:AVWMS (direkt)</text:p>
          </table:table-cell>
          <table:table-cell office:value-type="float" office:value="384">
            <text:p>384</text:p>
          </table:table-cell>
          <table:table-cell office:value-type="float" office:value="725">
            <text:p>725</text:p>
          </table:table-cell>
          <table:table-cell office:value-type="float" office:value="48">
            <text:p>48</text:p>
          </table:table-cell>
          <table:table-cell office:value-type="float" office:value="6403">
            <text:p>6403</text:p>
          </table:table-cell>
          <table:table-cell office:value-type="float" office:value="898.00646506637">
            <text:p>898.00646506637</text:p>
          </table:table-cell>
          <table:table-cell office:value-type="float" office:value="0">
            <text:p>0</text:p>
          </table:table-cell>
          <table:table-cell office:value-type="float" office:value="34.7197106690778">
            <text:p>34.7197106690778</text:p>
          </table:table-cell>
          <table:table-cell office:value-type="float" office:value="3152.63053797468">
            <text:p>3152.63053797468</text:p>
          </table:table-cell>
          <table:table-cell office:value-type="float" office:value="92981.5833333333">
            <text:p>92981.5833333333</text:p>
          </table:table-cell>
        </table:table-row>
        <table:table-row table:style-name="ro2">
          <table:table-cell office:value-type="string">
            <text:p>64:AVWMS (direkt)</text:p>
          </table:table-cell>
          <table:table-cell office:value-type="float" office:value="768">
            <text:p>768</text:p>
          </table:table-cell>
          <table:table-cell office:value-type="float" office:value="1251">
            <text:p>1251</text:p>
          </table:table-cell>
          <table:table-cell office:value-type="float" office:value="42">
            <text:p>42</text:p>
          </table:table-cell>
          <table:table-cell office:value-type="float" office:value="17382">
            <text:p>17382</text:p>
          </table:table-cell>
          <table:table-cell office:value-type="float" office:value="2417.99841717427">
            <text:p>2417.99841717427</text:p>
          </table:table-cell>
          <table:table-cell office:value-type="float" office:value="0">
            <text:p>0</text:p>
          </table:table-cell>
          <table:table-cell office:value-type="float" office:value="34.6523485087759">
            <text:p>34.6523485087759</text:p>
          </table:table-cell>
          <table:table-cell office:value-type="float" office:value="3043.8385484817">
            <text:p>3043.8385484817</text:p>
          </table:table-cell>
          <table:table-cell office:value-type="float" office:value="89947.4583333333">
            <text:p>89947.4583333333</text:p>
          </table:table-cell>
        </table:table-row>
        <table:table-row table:style-name="ro2">
          <table:table-cell office:value-type="string">
            <text:p>TOTAL</text:p>
          </table:table-cell>
          <table:table-cell office:value-type="float" office:value="2152">
            <text:p>2152</text:p>
          </table:table-cell>
          <table:table-cell office:value-type="float" office:value="696">
            <text:p>696</text:p>
          </table:table-cell>
          <table:table-cell office:value-type="float" office:value="37">
            <text:p>37</text:p>
          </table:table-cell>
          <table:table-cell office:value-type="float" office:value="17382">
            <text:p>17382</text:p>
          </table:table-cell>
          <table:table-cell office:value-type="float" office:value="1571.19133976824">
            <text:p>1571.19133976824</text:p>
          </table:table-cell>
          <table:table-cell office:value-type="float" office:value="0">
            <text:p>0</text:p>
          </table:table-cell>
          <table:table-cell office:value-type="float" office:value="25.5578912364461">
            <text:p>25.5578912364461</text:p>
          </table:table-cell>
          <table:table-cell office:value-type="float" office:value="2295.99859775641">
            <text:p>2295.99859775641</text:p>
          </table:table-cell>
          <table:table-cell office:value-type="float" office:value="91991.2578996282">
            <text:p>91991.25789962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12/12/2013</text:date>, <text:time>16:1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Ziegler</meta:initial-creator>
    <meta:creation-date>2013-12-11T10:44:58</meta:creation-date>
    <dc:date>2013-12-12T16:16:13</dc:date>
    <dc:creator>Stefan Ziegler</dc:creator>
    <meta:editing-duration>PT25H00M41S</meta:editing-duration>
    <meta:editing-cycles>54</meta:editing-cycles>
    <meta:generator>OpenOffice.org/3.2$Unix OpenOffice.org_project/320m12$Build-9483</meta:generator>
    <meta:document-statistic meta:table-count="17" meta:cell-count="5984" meta:object-count="0"/>
  </office:meta>
</office:document-meta>
</file>